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059cm"/>
    </style:style>
    <style:style style:name="gr345" style:family="graphic" style:parent-style-name="objectwithoutfill">
      <style:graphic-properties draw:marker-end="Arrow" draw:marker-end-width="0.3cm" draw:fill="none" draw:textarea-vertical-align="middle"/>
    </style:style>
    <style:style style:name="gr346"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7" style:family="graphic" style:parent-style-name="standard">
      <style:graphic-properties draw:stroke="none" draw:fill="none" fo:min-height="11.394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49"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1"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2" style:family="graphic" style:parent-style-name="standard">
      <style:graphic-properties draw:stroke="dash" draw:stroke-dash="Fine_20_Dashed_20__28_var_29_" svg:stroke-width="0.081cm" svg:stroke-color="#808080" draw:marker-start-width="0.321cm" draw:marker-end-width="0.321cm" draw:fill="none" draw:fill-color="#ffffff" draw:textarea-vertical-align="middle" fo:padding-top="0.165cm" fo:padding-bottom="0.165cm" fo:padding-left="0.29cm" fo:padding-right="0.29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4"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5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59"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0"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1"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203cm" fo:min-width="0.909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15cm" fo:min-width="1.869cm"/>
    </style:style>
    <style:style style:name="gr364"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68"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6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7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7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05"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06"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07"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08"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47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25"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2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2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2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2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63"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65"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23" style:family="graphic" style:parent-style-name="standard">
      <style:graphic-properties draw:stroke="none" draw:fill="none" fo:min-height="10.373cm"/>
    </style:style>
    <style:style style:name="gr5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2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2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2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2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2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30"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3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32" style:family="graphic" style:parent-style-name="standard">
      <style:graphic-properties draw:stroke="none" draw:fill="none" fo:min-height="3.725cm"/>
    </style:style>
    <style:style style:name="gr53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34" style:family="graphic" style:parent-style-name="standard">
      <style:graphic-properties draw:stroke="none" draw:fill="none" fo:min-height="11.041cm"/>
    </style:style>
    <style:style style:name="gr53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3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3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7"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6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611"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17"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2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2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634"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635"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636" style:family="graphic" style:parent-style-name="standard">
      <style:graphic-properties draw:stroke="none" draw:fill="none" fo:min-height="1.894cm"/>
    </style:style>
    <style:style style:name="gr6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3cm"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3"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6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6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61cm" fo:padding-top="0.125cm" fo:padding-bottom="0.125cm" fo:padding-left="0.25cm" fo:padding-right="0.25cm" draw:shadow="hidden" draw:shadow-offset-x="0.2cm" draw:shadow-offset-y="0.2cm" draw:shadow-color="#808080"/>
    </style:style>
    <style:style style:name="gr6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6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03cm"/>
    </style:style>
    <style:style style:name="gr67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68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68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68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6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6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685"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6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6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6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689"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690"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6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6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7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7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713" style:family="graphic" style:parent-style-name="standard">
      <style:graphic-properties draw:stroke="none" draw:fill="none" fo:min-height="2.85cm"/>
    </style:style>
    <style:style style:name="gr71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7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start">
        <style:tab-stops/>
      </style:paragraph-properties>
      <style:text-properties fo:color="#00cc00" fo:font-size="12pt" style:font-size-asian="12pt" style:font-size-complex="12pt"/>
    </style:style>
    <style:style style:name="P50" style:family="paragraph">
      <style:paragraph-properties fo:text-align="center"/>
      <style:text-properties fo:font-size="10pt" style:font-size-asian="10pt" style:font-size-complex="10pt"/>
    </style:style>
    <style:style style:name="P51" style:family="paragraph">
      <style:paragraph-properties fo:text-align="center" style:text-autospace="none"/>
      <style:text-properties fo:font-family="'Source Code Pro'" fo:font-size="11pt" style:font-family-asian="'Source Code Pro'" style:font-size-asian="11pt" style:font-family-complex="'Source Code Pro'" style:font-size-complex="11pt"/>
    </style:style>
    <style:style style:name="P52" style:family="paragraph">
      <style:paragraph-properties fo:text-align="end"/>
      <style:text-properties fo:font-size="14pt" style:font-size-asian="14pt" style:font-size-complex="14pt"/>
    </style:style>
    <style:style style:name="P53" style:family="paragraph">
      <style:paragraph-properties fo:text-align="center"/>
      <style:text-properties fo:font-size="16pt" fo:font-weight="bold" style:font-size-asian="16pt" style:font-weight-asian="bold" style:font-size-complex="16pt" style:font-weight-complex="bold"/>
    </style:style>
    <style:style style:name="P54" style:family="paragraph">
      <style:paragraph-properties fo:text-align="center"/>
      <style:text-properties fo:font-size="20pt" style:font-size-asian="20pt" style:font-size-complex="20pt"/>
    </style:style>
    <style:style style:name="P55"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6"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7" style:family="paragraph">
      <style:paragraph-properties fo:text-align="center"/>
      <style:text-properties fo:font-family="Arial" style:font-style-name="Italic" style:font-family-generic="swiss" style:font-pitch="variable" fo:font-weight="bold"/>
    </style:style>
    <style:style style:name="P58" style:family="paragraph">
      <style:paragraph-properties fo:text-align="center" style:text-autospace="none"/>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P59"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60"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61" style:family="paragraph">
      <style:paragraph-properties fo:text-align="center"/>
      <style:text-properties fo:color="#579d1c"/>
    </style:style>
    <style:style style:name="P62" style:family="paragraph">
      <style:text-properties fo:color="#0000ff"/>
    </style:style>
    <style:style style:name="P63" style:family="paragraph">
      <style:text-properties fo:color="#579d1c"/>
    </style:style>
    <style:style style:name="P64" style:family="paragraph">
      <style:paragraph-properties style:text-autospace="none">
        <style:tab-stops>
          <style:tab-stop style:position="0cm"/>
          <style:tab-stop style:position="5cm"/>
        </style:tab-stops>
      </style:paragraph-properties>
    </style:style>
    <style:style style:name="P65" style:family="paragraph">
      <style:paragraph-properties style:text-autospace="none"/>
      <style:text-properties fo:font-size="16pt" style:font-size-asian="16pt" style:font-size-complex="16pt"/>
    </style:style>
    <style:style style:name="P66" style:family="paragraph">
      <style:paragraph-properties fo:text-align="justify"/>
    </style:style>
    <style:style style:name="P67"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8"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P7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71" style:family="paragraph">
      <style:paragraph-properties fo:text-align="center" style:text-autospace="none"/>
      <style:text-properties fo:font-family="'Source Code Pro'" fo:font-size="14pt" style:font-family-asian="'Source Code Pro'" style:font-size-asian="14pt" style:font-family-complex="'Source Code Pro'" style:font-size-complex="14pt"/>
    </style:style>
    <style:style style:name="P7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1pt" style:font-size-asian="11pt" style:font-size-complex="11pt"/>
    </style:style>
    <style:style style:name="T46" style:family="text">
      <style:text-properties fo:font-size="14pt" style:font-size-asian="14pt" style:font-size-complex="14pt"/>
    </style:style>
    <style:style style:name="T47" style:family="text">
      <style:text-properties fo:font-size="16pt" fo:font-weight="bold" style:font-size-asian="16pt" style:font-weight-asian="bold" style:font-size-complex="16pt" style:font-weight-complex="bold"/>
    </style:style>
    <style:style style:name="T48"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9" style:family="text">
      <style:text-properties fo:font-size="20pt" style:font-size-asian="20pt" style:font-size-complex="20pt"/>
    </style:style>
    <style:style style:name="T50"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1"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2" style:family="text">
      <style:text-properties fo:font-family="'Source Code Pro'" fo:font-size="9pt" style:font-family-asian="'Source Code Pro'" style:font-size-asian="9pt" style:font-family-complex="'Source Code Pro'" style:font-size-complex="9pt"/>
    </style:style>
    <style:style style:name="T53" style:family="text">
      <style:text-properties fo:font-family="Arial" style:font-style-name="Italic" style:font-family-generic="swiss" style:font-pitch="variable" fo:font-size="9pt" fo:font-weight="bold" style:font-family-asian="'Source Code Pro'" style:font-size-asian="9pt" style:font-family-complex="'Source Code Pro'" style:font-size-complex="9pt"/>
    </style:style>
    <style:style style:name="T54"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5"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6"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8"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9"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1"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4"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5"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0000ff"/>
    </style:style>
    <style:style style:name="T68" style:family="text">
      <style:text-properties fo:color="#579d1c"/>
    </style:style>
    <style:style style:name="T69"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2"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3"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5"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77" style:family="text">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T78"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9" style:family="text">
      <style:text-properties fo:font-family="'Source Code Pro'" fo:font-size="14pt" style:font-family-asian="'Source Code Pro'" style:font-size-asian="14pt" style:font-family-complex="'Source Code Pro'" style:font-size-complex="14pt"/>
    </style:style>
    <style:style style:name="T80" style:family="text">
      <style:text-properties style:use-window-font-color="true" style:text-outline="false" style:text-line-through-style="none" fo:font-family="Arial" style:font-family-generic="roman" style:font-pitch="variable" fo:font-size="10pt" fo:font-style="normal" fo:text-shadow="none" style:text-underline-style="none" fo:font-weight="bold" style:letter-kerning="true" style:font-family-asian="'Microsoft YaHei'" style:font-family-generic-asian="system" style:font-pitch-asian="variable" style:font-size-asian="10pt" style:font-style-asian="normal" style:font-weight-asian="bold" style:font-family-complex="Mangal" style:font-family-generic-complex="system" style:font-pitch-complex="variable"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298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09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47cm" svg:y="13.194cm">
            <text:p/>
          </draw:rect>
          <draw:frame draw:style-name="gr5" draw:text-style-name="P5" draw:layer="layout" svg:width="2.471cm" svg:height="0.725cm" svg:x="8.747cm" svg:y="13.0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line draw:style-name="gr81" draw:text-style-name="P3" draw:layer="layout" svg:x1="7.523cm" svg:y1="13.394cm" svg:x2="8.247cm" svg:y2="13.394cm">
          <text:p/>
        </draw:line>
        <draw:frame draw:style-name="gr181" draw:text-style-name="P31" draw:layer="layout" svg:width="3.965cm" svg:height="0.882cm" svg:x="4.599cm" svg:y="12.9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6.984cm" svg:y="13.979cm">
            <text:p/>
          </draw:rect>
          <draw:frame draw:style-name="gr4" draw:text-style-name="P5" draw:layer="layout" svg:width="2.246cm" svg:height="0.725cm" svg:x="4.824cm" svg:y="13.847cm">
            <draw:text-box>
              <text:p text:style-name="P4"><text:span text:style-name="T3">jtag</text:span></text:p>
            </draw:text-box>
          </draw:frame>
        </draw:g>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8.234cm" svg:y="13.995cm">
            <text:p/>
          </draw:rect>
          <draw:frame draw:style-name="gr5" draw:text-style-name="P5" draw:layer="layout" svg:width="2.471cm" svg:height="0.725cm" svg:x="8.734cm" svg:y="13.863cm">
            <draw:text-box>
              <text:p text:style-name="P4"><text:span text:style-name="T3">jtag</text:span></text:p>
            </draw:text-box>
          </draw:frame>
        </draw:g>
        <draw:line draw:style-name="gr81" draw:text-style-name="P3"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261" draw:text-style-name="P42" draw:layer="layout" svg:width="7.788cm" svg:height="1.055cm" svg:x="14.971cm" svg:y="15.068cm">
            <draw:text-box>
              <text:p text:style-name="P4"><text:span text:style-name="T29">Murax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7"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0" draw:text-style-name="P28"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9.19cm" svg:x2="28.867cm" svg:y2="19.19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7.192cm" svg:y1="22.088cm" svg:x2="26.452cm" svg:y2="22.088cm">
          <text:p/>
        </draw:line>
        <draw:line draw:style-name="gr81" draw:text-style-name="P3" draw:layer="layout" svg:x1="20.675cm" svg:y1="18.757cm" svg:x2="21.871cm" svg:y2="18.772cm">
          <text:p/>
        </draw:line>
        <draw:line draw:style-name="gr81" draw:text-style-name="P3" draw:layer="layout" svg:x1="20.675cm" svg:y1="22.029cm" svg:x2="21.94cm" svg:y2="22.049cm">
          <text:p/>
        </draw:line>
        <draw:line draw:style-name="gr81" draw:text-style-name="P3" draw:layer="layout" svg:x1="17.275cm" svg:y1="20.559cm" svg:x2="18.129cm" svg:y2="20.548cm">
          <text:p/>
        </draw:line>
        <draw:line draw:style-name="gr81"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1"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1" draw:text-style-name="P3" draw:layer="layout" svg:x1="10.937cm" svg:y1="19.844cm" svg:x2="11.661cm" svg:y2="19.844cm">
          <text:p/>
        </draw:line>
        <draw:line draw:style-name="gr81" draw:text-style-name="P3" draw:layer="layout" svg:x1="19.039cm" svg:y1="20.193cm" svg:x2="20.203cm" svg:y2="20.219cm">
          <text:p/>
        </draw:line>
        <draw:custom-shape draw:style-name="gr100" draw:text-style-name="P28"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7"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1" draw:text-style-name="P3" draw:layer="layout" svg:x1="19.968cm" svg:y1="3.065cm" svg:x2="20.692cm" svg:y2="3.065cm">
          <text:p/>
        </draw:line>
        <draw:line draw:style-name="gr81" draw:text-style-name="P3" draw:layer="layout" svg:x1="19.968cm" svg:y1="5.963cm" svg:x2="20.692cm" svg:y2="5.963cm">
          <text:p/>
        </draw:line>
        <draw:line draw:style-name="gr81" draw:text-style-name="P3" draw:layer="layout" svg:x1="19.987cm" svg:y1="8.768cm" svg:x2="20.711cm" svg:y2="8.768cm">
          <text:p/>
        </draw:line>
        <draw:line draw:style-name="gr81" draw:text-style-name="P3" draw:layer="layout" svg:x1="19.502cm" svg:y1="0.068cm" svg:x2="20.698cm" svg:y2="0.083cm">
          <text:p/>
        </draw:line>
        <draw:line draw:style-name="gr81" draw:text-style-name="P3" draw:layer="layout" svg:x1="16.006cm" svg:y1="4.392cm" svg:x2="16.86cm" svg:y2="4.381cm">
          <text:p/>
        </draw:line>
        <draw:line draw:style-name="gr81"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1"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1"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1" draw:text-style-name="P3" draw:layer="layout" svg:x1="9.668cm" svg:y1="3.677cm" svg:x2="10.392cm" svg:y2="3.677cm">
          <text:p/>
        </draw:line>
        <draw:line draw:style-name="gr81" draw:text-style-name="P3" draw:layer="layout" svg:x1="17.77cm" svg:y1="4.026cm" svg:x2="18.934cm" svg:y2="4.052cm">
          <text:p/>
        </draw:line>
        <draw:custom-shape draw:style-name="gr100" draw:text-style-name="P28"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3" draw:layer="layout" svg:width="0.5cm" svg:height="0.5cm" svg:x="45.501cm" svg:y="13.535cm">
            <text:p/>
          </draw:rect>
          <draw:frame draw:style-name="gr5" draw:text-style-name="P5" draw:layer="layout" svg:width="2.471cm" svg:height="0.725cm" svg:x="46.001cm" svg:y="13.403cm">
            <draw:text-box>
              <text:p text:style-name="P4"><text:span text:style-name="T3">uart</text:span></text:p>
            </draw:text-box>
          </draw:frame>
        </draw:g>
        <draw:line draw:style-name="gr81" draw:text-style-name="P3" draw:layer="layout" svg:x1="44.756cm" svg:y1="13.762cm" svg:x2="45.48cm" svg:y2="13.762cm">
          <text:p/>
        </draw:line>
        <draw:g>
          <draw:rect draw:style-name="gr3" draw:text-style-name="P3" draw:layer="layout" svg:width="0.5cm" svg:height="0.5cm" svg:x="45.501cm" svg:y="14.572cm">
            <text:p/>
          </draw:rect>
          <draw:frame draw:style-name="gr5" draw:text-style-name="P5" draw:layer="layout" svg:width="2.471cm" svg:height="0.725cm" svg:x="46.001cm" svg:y="14.44cm">
            <draw:text-box>
              <text:p text:style-name="P4"><text:span text:style-name="T3">gpioA</text:span></text:p>
            </draw:text-box>
          </draw:frame>
        </draw:g>
        <draw:line draw:style-name="gr81" draw:text-style-name="P3" draw:layer="layout" svg:x1="44.756cm" svg:y1="14.799cm" svg:x2="45.48cm" svg:y2="14.799cm">
          <text:p/>
        </draw:line>
        <draw:g>
          <draw:rect draw:style-name="gr3" draw:text-style-name="P3" draw:layer="layout" svg:width="0.5cm" svg:height="0.5cm" svg:x="36.878cm" svg:y="12.551cm">
            <text:p/>
          </draw:rect>
          <draw:frame draw:style-name="gr4" draw:text-style-name="P5" draw:layer="layout" svg:width="2.246cm" svg:height="0.725cm" svg:x="34.718cm" svg:y="12.419cm">
            <draw:text-box>
              <text:p text:style-name="P4"><text:span text:style-name="T3">jtag</text:span></text:p>
            </draw:text-box>
          </draw:frame>
        </draw:g>
        <draw:line draw:style-name="gr81" draw:text-style-name="P3" draw:layer="layout" svg:x1="41cm" svg:y1="12.766cm" svg:x2="42.2cm" svg:y2="12.766cm">
          <text:p/>
        </draw:line>
        <draw:line draw:style-name="gr81" draw:text-style-name="P3" draw:layer="layout" svg:x1="41.565cm" svg:y1="13.801cm" svg:x2="42.2cm" svg:y2="13.801cm">
          <text:p/>
        </draw:line>
        <draw:line draw:style-name="gr81" draw:text-style-name="P3" draw:layer="layout" svg:x1="41.534cm" svg:y1="15.846cm" svg:x2="41.566cm" svg:y2="12.766cm">
          <text:p/>
        </draw:line>
        <draw:line draw:style-name="gr81" draw:text-style-name="P3" draw:layer="layout" svg:x1="41.566cm" svg:y1="14.801cm" svg:x2="42.201cm" svg:y2="14.801cm">
          <text:p/>
        </draw:line>
        <draw:line draw:style-name="gr81" draw:text-style-name="P3" draw:layer="layout" svg:x1="41.566cm" svg:y1="15.801cm" svg:x2="42.201cm" svg:y2="15.801cm">
          <text:p/>
        </draw:line>
        <draw:line draw:style-name="gr81" draw:text-style-name="P3" draw:layer="layout" svg:x1="37.418cm" svg:y1="12.803cm" svg:x2="38.142cm" svg:y2="12.803cm">
          <text:p/>
        </draw:line>
        <draw:frame draw:style-name="gr344" draw:text-style-name="P31" draw:layer="layout" svg:width="8.559cm" svg:height="0.882cm" svg:x="47.941cm" svg:y="12.9cm">
          <draw:text-box>
            <text:p text:style-name="P28"><text:span text:style-name="T18">0x11 0x22 0x33 0x44 0x55 0x66</text:span></text:p>
          </draw:text-box>
        </draw:frame>
        <draw:frame draw:style-name="gr344" draw:text-style-name="P31" draw:layer="layout" svg:width="8.559cm" svg:height="0.882cm" svg:x="47.941cm" svg:y="13.8cm">
          <draw:text-box>
            <text:p text:style-name="P28"><text:span text:style-name="T18">0x11 0x22 0x33 0x44 0x55 0x66</text:span></text:p>
          </draw:text-box>
        </draw:frame>
        <draw:line draw:style-name="gr345" draw:text-style-name="P3" draw:layer="layout" svg:x1="48.1cm" svg:y1="13.3cm" svg:x2="47cm" svg:y2="13.6cm">
          <text:p/>
        </draw:line>
        <draw:line draw:style-name="gr345" draw:text-style-name="P3" draw:layer="layout" svg:x1="47cm" svg:y1="14cm" svg:x2="48.1cm" svg:y2="14.2cm">
          <text:p/>
        </draw:line>
      </draw:page>
      <draw:page draw:name="page15" draw:style-name="dp1" draw:master-page-name="Standard">
        <draw:g>
          <draw:frame draw:style-name="gr346"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3" draw:layer="layout" svg:width="0.5cm" svg:height="0.5cm" svg:x="20.822cm" svg:y="46.257cm">
            <text:p/>
          </draw:rect>
          <draw:frame draw:style-name="gr4" draw:text-style-name="P5" draw:layer="layout" svg:width="2.246cm" svg:height="0.725cm" svg:x="18.662cm" svg:y="46.125cm">
            <draw:text-box>
              <text:p text:style-name="P4"><text:span text:style-name="T3">apb</text:span></text:p>
            </draw:text-box>
          </draw:frame>
        </draw:g>
        <draw:g>
          <draw:rect draw:style-name="gr3" draw:text-style-name="P3" draw:layer="layout" svg:width="0.5cm" svg:height="0.5cm" svg:x="16.788cm" svg:y="46.258cm">
            <text:p/>
          </draw:rect>
          <draw:frame draw:style-name="gr5" draw:text-style-name="P5" draw:layer="layout" svg:width="2.471cm" svg:height="0.725cm" svg:x="17.288cm" svg:y="46.126cm">
            <draw:text-box>
              <text:p text:style-name="P4"><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3" draw:layer="layout" svg:width="0.5cm" svg:height="0.5cm" svg:x="27.761cm" svg:y="49.09cm">
            <text:p/>
          </draw:rect>
          <draw:frame draw:style-name="gr4" draw:text-style-name="P5" draw:layer="layout" svg:width="2.246cm" svg:height="0.725cm" svg:x="25.601cm" svg:y="48.958cm">
            <draw:text-box>
              <text:p text:style-name="P4"><text:span text:style-name="T3">uart</text:span></text:p>
            </draw:text-box>
          </draw:frame>
        </draw:g>
        <draw:g>
          <draw:rect draw:style-name="gr3" draw:text-style-name="P3" draw:layer="layout" svg:width="0.5cm" svg:height="0.5cm" svg:x="23.727cm" svg:y="49.091cm">
            <text:p/>
          </draw:rect>
          <draw:frame draw:style-name="gr5" draw:text-style-name="P5" draw:layer="layout" svg:width="2.471cm" svg:height="0.725cm" svg:x="24.227cm" svg:y="48.959cm">
            <draw:text-box>
              <text:p text:style-name="P4"><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3" draw:layer="layout" svg:width="0.5cm" svg:height="0.5cm" svg:x="27.791cm" svg:y="40.922cm">
            <text:p/>
          </draw:rect>
          <draw:frame draw:style-name="gr4" draw:text-style-name="P5" draw:layer="layout" svg:width="2.246cm" svg:height="0.725cm" svg:x="25.631cm" svg:y="40.79cm">
            <draw:text-box>
              <text:p text:style-name="P4"><text:span text:style-name="T3">gpio</text:span></text:p>
            </draw:text-box>
          </draw:frame>
        </draw:g>
        <draw:g>
          <draw:rect draw:style-name="gr3" draw:text-style-name="P3" draw:layer="layout" svg:width="0.5cm" svg:height="0.5cm" svg:x="23.757cm" svg:y="40.923cm">
            <text:p/>
          </draw:rect>
          <draw:frame draw:style-name="gr5" draw:text-style-name="P5" draw:layer="layout" svg:width="2.471cm" svg:height="0.725cm" svg:x="24.257cm" svg:y="40.791cm">
            <draw:text-box>
              <text:p text:style-name="P4"><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3" draw:layer="layout" svg:width="0.5cm" svg:height="0.5cm" svg:x="27.791cm" svg:y="43.514cm">
            <text:p/>
          </draw:rect>
          <draw:frame draw:style-name="gr4" draw:text-style-name="P5" draw:layer="layout" svg:width="2.246cm" svg:height="0.725cm" svg:x="25.631cm" svg:y="43.382cm">
            <draw:text-box>
              <text:p text:style-name="P4"><text:span text:style-name="T3">gpio</text:span></text:p>
            </draw:text-box>
          </draw:frame>
        </draw:g>
        <draw:g>
          <draw:rect draw:style-name="gr3" draw:text-style-name="P3" draw:layer="layout" svg:width="0.5cm" svg:height="0.5cm" svg:x="23.757cm" svg:y="43.515cm">
            <text:p/>
          </draw:rect>
          <draw:frame draw:style-name="gr5" draw:text-style-name="P5" draw:layer="layout" svg:width="2.471cm" svg:height="0.725cm" svg:x="24.257cm" svg:y="43.383cm">
            <draw:text-box>
              <text:p text:style-name="P4"><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3" draw:layer="layout" svg:width="0.5cm" svg:height="0.5cm" svg:x="27.761cm" svg:y="46.26cm">
            <text:p/>
          </draw:rect>
          <draw:frame draw:style-name="gr4" draw:text-style-name="P5" draw:layer="layout" svg:width="2.246cm" svg:height="0.725cm" svg:x="25.601cm" svg:y="46.128cm">
            <draw:text-box>
              <text:p text:style-name="P4"><text:span text:style-name="T3">interrupt</text:span></text:p>
            </draw:text-box>
          </draw:frame>
        </draw:g>
        <draw:g>
          <draw:rect draw:style-name="gr3" draw:text-style-name="P3" draw:layer="layout" svg:width="0.5cm" svg:height="0.5cm" svg:x="23.727cm" svg:y="46.261cm">
            <text:p/>
          </draw:rect>
          <draw:frame draw:style-name="gr5" draw:text-style-name="P5" draw:layer="layout" svg:width="2.471cm" svg:height="0.725cm" svg:x="24.227cm" svg:y="46.129cm">
            <draw:text-box>
              <text:p text:style-name="P4"><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3" draw:layer="layout" svg:width="0.5cm" svg:height="0.5cm" svg:x="27.783cm" svg:y="52.509cm">
            <text:p/>
          </draw:rect>
          <draw:frame draw:style-name="gr4" draw:text-style-name="P5" draw:layer="layout" svg:width="2.246cm" svg:height="0.725cm" svg:x="25.623cm" svg:y="52.377cm">
            <draw:text-box>
              <text:p text:style-name="P4"><text:span text:style-name="T3">axi</text:span></text:p>
            </draw:text-box>
          </draw:frame>
        </draw:g>
        <draw:g>
          <draw:rect draw:style-name="gr3" draw:text-style-name="P3" draw:layer="layout" svg:width="0.5cm" svg:height="0.5cm" svg:x="23.749cm" svg:y="52.51cm">
            <text:p/>
          </draw:rect>
          <draw:frame draw:style-name="gr5" draw:text-style-name="P5" draw:layer="layout" svg:width="2.471cm" svg:height="0.725cm" svg:x="24.249cm" svg:y="52.378cm">
            <draw:text-box>
              <text:p text:style-name="P4"><text:span text:style-name="T3">apb</text:span></text:p>
            </draw:text-box>
          </draw:frame>
        </draw:g>
        <draw:g>
          <draw:rect draw:style-name="gr3" draw:text-style-name="P3" draw:layer="layout" svg:width="0.5cm" svg:height="0.5cm" svg:x="27.797cm" svg:y="53.235cm">
            <text:p/>
          </draw:rect>
          <draw:frame draw:style-name="gr4" draw:text-style-name="P5" draw:layer="layout" svg:width="2.246cm" svg:height="0.725cm" svg:x="25.637cm" svg:y="53.103cm">
            <draw:text-box>
              <text:p text:style-name="P4"><text:span text:style-name="T3">vga</text:span></text:p>
            </draw:text-box>
          </draw:frame>
        </draw:g>
        <draw:custom-shape draw:style-name="gr100" draw:text-style-name="P28" draw:layer="layout" svg:width="15.826cm" svg:height="0.977cm" draw:transform="rotate (-1.5707963267957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2.994cm" svg:y1="41.214cm" svg:x2="23.718cm" svg:y2="41.214cm">
          <text:p/>
        </draw:line>
        <draw:line draw:style-name="gr81" draw:text-style-name="P3" draw:layer="layout" svg:x1="22.994cm" svg:y1="43.767cm" svg:x2="23.718cm" svg:y2="43.767cm">
          <text:p/>
        </draw:line>
        <draw:line draw:style-name="gr81" draw:text-style-name="P3" draw:layer="layout" svg:x1="22.994cm" svg:y1="46.512cm" svg:x2="23.718cm" svg:y2="46.512cm">
          <text:p/>
        </draw:line>
        <draw:line draw:style-name="gr81" draw:text-style-name="P3" draw:layer="layout" svg:x1="23.013cm" svg:y1="49.317cm" svg:x2="23.737cm" svg:y2="49.317cm">
          <text:p/>
        </draw:line>
        <draw:line draw:style-name="gr81" draw:text-style-name="P3" draw:layer="layout" svg:x1="22.999cm" svg:y1="52.69cm" svg:x2="23.723cm" svg:y2="52.69cm">
          <text:p/>
        </draw:line>
        <draw:line draw:style-name="gr81" draw:text-style-name="P3" draw:layer="layout" svg:x1="22.043cm" svg:y1="46.512cm" svg:x2="21.303cm" svg:y2="46.512cm">
          <text:p/>
        </draw:line>
        <draw:frame draw:style-name="gr181" draw:text-style-name="P29" draw:layer="layout" svg:width="3.965cm" svg:height="0.882cm" svg:x="28.42cm" svg:y="52.292cm">
          <draw:text-box>
            <text:p text:style-name="P28"><text:span text:style-name="T4">vgaCtrl.io.axi</text:span></text:p>
          </draw:text-box>
        </draw:frame>
        <draw:frame draw:style-name="gr188" draw:text-style-name="P31" draw:layer="layout" svg:width="3.93cm" svg:height="0.882cm" draw:transform="rotate (1.5707963267946) translate (22.112cm 48.548cm)">
          <draw:text-box>
            <text:p text:style-name="P28"><text:span text:style-name="T18">APB Decoder</text:span></text:p>
          </draw:text-box>
        </draw:frame>
        <draw:line draw:style-name="gr81" draw:text-style-name="P3" draw:layer="layout" svg:x1="22.994cm" svg:y1="38.864cm" svg:x2="23.718cm" svg:y2="38.864cm">
          <text:p/>
        </draw:line>
        <draw:frame draw:style-name="gr189" draw:text-style-name="P31" draw:layer="layout" svg:width="4.892cm" svg:height="0.882cm" svg:x="23.655cm" svg:y="38.382cm">
          <draw:text-box>
            <text:p text:style-name="P28"><text:span text:style-name="T18">core.io.debugBus</text:span></text:p>
          </draw:text-box>
        </draw:frame>
        <draw:frame draw:style-name="gr181" draw:text-style-name="P29" draw:layer="layout" svg:width="3.965cm" svg:height="0.882cm" svg:x="28.161cm" svg:y="46.064cm">
          <draw:text-box>
            <text:p text:style-name="P28"><text:span text:style-name="T4">interrupt(1)</text:span></text:p>
          </draw:text-box>
        </draw:frame>
        <draw:line draw:style-name="gr81" draw:text-style-name="P3" draw:layer="layout" svg:x1="28.261cm" svg:y1="46.501cm" svg:x2="28.985cm" svg:y2="46.501cm">
          <text:p/>
        </draw:line>
        <draw:g>
          <draw:rect draw:style-name="gr3" draw:text-style-name="P3" draw:layer="layout" svg:width="0.5cm" svg:height="0.5cm" svg:x="27.761cm" svg:y="49.779cm">
            <text:p/>
          </draw:rect>
          <draw:frame draw:style-name="gr4" draw:text-style-name="P5" draw:layer="layout" svg:width="2.246cm" svg:height="0.725cm" svg:x="25.601cm" svg:y="49.647cm">
            <draw:text-box>
              <text:p text:style-name="P4"><text:span text:style-name="T3">interrupt</text:span></text:p>
            </draw:text-box>
          </draw:frame>
        </draw:g>
        <draw:frame draw:style-name="gr181" draw:text-style-name="P29" draw:layer="layout" svg:width="3.965cm" svg:height="0.882cm" svg:x="28.161cm" svg:y="49.583cm">
          <draw:text-box>
            <text:p text:style-name="P28"><text:span text:style-name="T4">interrupt(0)</text:span></text:p>
          </draw:text-box>
        </draw:frame>
        <draw:line draw:style-name="gr81" draw:text-style-name="P3" draw:layer="layout" svg:x1="28.261cm" svg:y1="50.02cm" svg:x2="28.985cm" svg:y2="50.02cm">
          <text:p/>
        </draw:line>
        <draw:line draw:style-name="gr81" draw:text-style-name="P3" draw:layer="layout" svg:x1="28.283cm" svg:y1="52.743cm" svg:x2="29.007cm" svg:y2="52.743cm">
          <text:p/>
        </draw:line>
        <draw:g>
          <draw:rect draw:style-name="gr3" draw:text-style-name="P3" draw:layer="layout" svg:width="0.5cm" svg:height="0.5cm" svg:x="29.042cm" svg:y="53.253cm">
            <text:p/>
          </draw:rect>
          <draw:frame draw:style-name="gr5" draw:text-style-name="P5" draw:layer="layout" svg:width="2.471cm" svg:height="0.725cm" svg:x="29.542cm" svg:y="53.121cm">
            <draw:text-box>
              <text:p text:style-name="P4"><text:span text:style-name="T3">vga</text:span></text:p>
            </draw:text-box>
          </draw:frame>
        </draw:g>
        <draw:line draw:style-name="gr81" draw:text-style-name="P3" draw:layer="layout" svg:x1="28.297cm" svg:y1="53.48cm" svg:x2="29.021cm" svg:y2="53.48cm">
          <text:p/>
        </draw:line>
        <draw:g>
          <draw:rect draw:style-name="gr3" draw:text-style-name="P3" draw:layer="layout" svg:width="0.5cm" svg:height="0.5cm" svg:x="29.006cm" svg:y="49.097cm">
            <text:p/>
          </draw:rect>
          <draw:frame draw:style-name="gr5" draw:text-style-name="P5" draw:layer="layout" svg:width="2.471cm" svg:height="0.725cm" svg:x="29.506cm" svg:y="48.965cm">
            <draw:text-box>
              <text:p text:style-name="P4"><text:span text:style-name="T3">uart</text:span></text:p>
            </draw:text-box>
          </draw:frame>
        </draw:g>
        <draw:line draw:style-name="gr81" draw:text-style-name="P3" draw:layer="layout" svg:x1="28.261cm" svg:y1="49.324cm" svg:x2="28.985cm" svg:y2="49.324cm">
          <text:p/>
        </draw:line>
        <draw:g>
          <draw:rect draw:style-name="gr3" draw:text-style-name="P3" draw:layer="layout" svg:width="0.5cm" svg:height="0.5cm" svg:x="29.036cm" svg:y="43.536cm">
            <text:p/>
          </draw:rect>
          <draw:frame draw:style-name="gr5" draw:text-style-name="P5" draw:layer="layout" svg:width="2.471cm" svg:height="0.725cm" svg:x="29.536cm" svg:y="43.404cm">
            <draw:text-box>
              <text:p text:style-name="P4"><text:span text:style-name="T3">gpioB</text:span></text:p>
            </draw:text-box>
          </draw:frame>
        </draw:g>
        <draw:line draw:style-name="gr81" draw:text-style-name="P3" draw:layer="layout" svg:x1="28.291cm" svg:y1="43.763cm" svg:x2="29.015cm" svg:y2="43.763cm">
          <text:p/>
        </draw:line>
        <draw:g>
          <draw:rect draw:style-name="gr3" draw:text-style-name="P3" draw:layer="layout" svg:width="0.5cm" svg:height="0.5cm" svg:x="29.036cm" svg:y="40.922cm">
            <text:p/>
          </draw:rect>
          <draw:frame draw:style-name="gr5" draw:text-style-name="P5" draw:layer="layout" svg:width="2.471cm" svg:height="0.725cm" svg:x="29.536cm" svg:y="40.79cm">
            <draw:text-box>
              <text:p text:style-name="P4"><text:span text:style-name="T3">gpioA</text:span></text:p>
            </draw:text-box>
          </draw:frame>
        </draw:g>
        <draw:line draw:style-name="gr81" draw:text-style-name="P3" draw:layer="layout" svg:x1="28.291cm" svg:y1="41.149cm" svg:x2="29.015cm" svg:y2="41.149cm">
          <text:p/>
        </draw:line>
      </draw:page>
      <draw:page draw:name="page16" draw:style-name="dp1" draw:master-page-name="Standard">
        <draw:line draw:style-name="gr81" draw:text-style-name="P3" draw:layer="layout" svg:x1="9.7cm" svg:y1="57.1cm" svg:x2="9.7cm" svg:y2="56.1cm">
          <text:p/>
        </draw:line>
        <draw:line draw:style-name="gr15" draw:text-style-name="P3" draw:layer="layout" svg:x1="19.6cm" svg:y1="51.2cm" svg:x2="19.7cm" svg:y2="57.6cm">
          <text:p/>
        </draw:line>
        <draw:line draw:style-name="gr15" draw:text-style-name="P3" draw:layer="layout" svg:x1="17.1cm" svg:y1="51.2cm" svg:x2="17.1cm" svg:y2="57.5cm">
          <text:p/>
        </draw:line>
        <draw:g>
          <draw:frame draw:style-name="gr346" draw:text-style-name="P48" draw:layer="layout" svg:width="10.218cm" svg:height="2.22cm" svg:x="14.924cm" svg:y="1.612cm">
            <draw:text-box>
              <text:p text:style-name="P4"><text:span text:style-name="T44">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3" draw:layer="layout" svg:width="0.5cm" svg:height="0.5cm" svg:x="14.307cm" svg:y="13.215cm">
            <text:p/>
          </draw:rect>
          <draw:frame draw:style-name="gr187" draw:text-style-name="P5" draw:layer="layout" svg:width="3.194cm" svg:height="0.725cm" svg:x="11.199cm" svg:y="13.083cm">
            <draw:text-box>
              <text:p text:style-name="P4"><text:span text:style-name="T3">InstructionBus</text:span></text:p>
            </draw:text-box>
          </draw:frame>
        </draw:g>
        <draw:g>
          <draw:rect draw:style-name="gr3" draw:text-style-name="P3" draw:layer="layout" svg:width="0.5cm" svg:height="0.5cm" svg:x="14.304cm" svg:y="14.541cm">
            <text:p/>
          </draw:rect>
          <draw:frame draw:style-name="gr4" draw:text-style-name="P5" draw:layer="layout" svg:width="2.246cm" svg:height="0.725cm" svg:x="12.144cm" svg:y="14.409cm">
            <draw:text-box>
              <text:p text:style-name="P4"><text:span text:style-name="T3">DataBus</text:span></text:p>
            </draw:text-box>
          </draw:frame>
        </draw:g>
        <draw:line draw:style-name="gr81" draw:text-style-name="P3" draw:layer="layout" svg:x1="14.8cm" svg:y1="14.8cm" svg:x2="15.4cm" svg:y2="14.8cm">
          <text:p/>
        </draw:line>
        <draw:frame draw:style-name="gr348" draw:text-style-name="P29" draw:layer="layout" svg:width="2.602cm" svg:height="0.882cm" svg:x="17.074cm" svg:y="13.644cm">
          <draw:text-box>
            <text:p text:style-name="P28"><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3" draw:layer="layout" svg:width="0.5cm" svg:height="0.5cm" svg:x="19.829cm" svg:y="12.557cm">
            <text:p/>
          </draw:rect>
          <draw:frame draw:style-name="gr5" draw:text-style-name="P5" draw:layer="layout" svg:width="2.471cm" svg:height="0.725cm" svg:x="20.329cm" svg:y="12.425cm">
            <draw:text-box>
              <text:p text:style-name="P4"><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3" draw:layer="layout" svg:width="0.5cm" svg:height="0.5cm" svg:x="19.829cm" svg:y="15.254cm">
            <text:p/>
          </draw:rect>
          <draw:frame draw:style-name="gr5" draw:text-style-name="P5" draw:layer="layout" svg:width="2.471cm" svg:height="0.725cm" svg:x="20.329cm" svg:y="15.122cm">
            <draw:text-box>
              <text:p text:style-name="P4"><text:span text:style-name="T3">bus</text:span></text:p>
            </draw:text-box>
          </draw:frame>
        </draw:g>
        <draw:custom-shape draw:style-name="gr100" draw:text-style-name="P3" draw:layer="layout" svg:width="1.2cm" svg:height="0.5cm" draw:transform="rotate (-1.5707963267957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4.8cm" svg:y1="13.482cm" svg:x2="15.4cm" svg:y2="13.482cm">
          <text:p/>
        </draw:line>
        <draw:custom-shape draw:style-name="gr100" draw:text-style-name="P3" draw:layer="layout" svg:width="1.2cm" svg:height="0.5cm" draw:transform="rotate (-1.5707963267957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2cm" svg:height="0.5cm" draw:transform="rotate (1.5707963267946)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2cm" svg:height="0.5cm" draw:transform="rotate (1.5707963267946)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5.9cm" svg:y1="14.4cm" svg:x2="16.5cm" svg:y2="14.4cm">
          <text:p/>
        </draw:line>
        <draw:line draw:style-name="gr81" draw:text-style-name="P3" draw:layer="layout" svg:x1="15.9cm" svg:y1="13.8cm" svg:x2="16.5cm" svg:y2="13.8cm">
          <text:p/>
        </draw:line>
        <draw:line draw:style-name="gr81" draw:text-style-name="P3" draw:layer="layout" svg:x1="17cm" svg:y1="14.1cm" svg:x2="17.5cm" svg:y2="14.1cm">
          <text:p/>
        </draw:line>
        <draw:line draw:style-name="gr81" draw:text-style-name="P3" draw:layer="layout" svg:x1="15.9cm" svg:y1="15.2cm" svg:x2="18.7cm" svg:y2="15.2cm">
          <text:p/>
        </draw:line>
        <draw:line draw:style-name="gr81" draw:text-style-name="P3" draw:layer="layout" svg:x1="15.9cm" svg:y1="13.1cm" svg:x2="18.7cm" svg:y2="13.1cm">
          <text:p/>
        </draw:line>
        <draw:line draw:style-name="gr81" draw:text-style-name="P3" draw:layer="layout" svg:x1="19.2cm" svg:y1="12.8cm" svg:x2="19.8cm" svg:y2="12.8cm">
          <text:p/>
        </draw:line>
        <draw:custom-shape draw:style-name="gr100" draw:text-style-name="P3" draw:layer="layout" svg:width="1.2cm" svg:height="0.5cm" draw:transform="rotate (1.5707963267946)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2cm" svg:y1="15.5cm" svg:x2="19.8cm" svg:y2="15.5cm">
          <text:p/>
        </draw:line>
        <draw:line draw:style-name="gr81" draw:text-style-name="P3" draw:layer="layout" svg:x1="18.1cm" svg:y1="12.4cm" svg:x2="18.7cm" svg:y2="12.4cm">
          <text:p/>
        </draw:line>
        <draw:line draw:style-name="gr81" draw:text-style-name="P3" draw:layer="layout" svg:x1="18.1cm" svg:y1="15.8cm" svg:x2="18.7cm" svg:y2="15.8cm">
          <text:p/>
        </draw:line>
        <draw:line draw:style-name="gr349" draw:text-style-name="P3" draw:layer="layout" svg:x1="16.094cm" svg:y1="13.905cm" svg:x2="16.294cm" svg:y2="13.605cm">
          <text:p/>
        </draw:line>
        <draw:line draw:style-name="gr349" draw:text-style-name="P3" draw:layer="layout" svg:x1="16.096cm" svg:y1="14.522cm" svg:x2="16.296cm" svg:y2="14.222cm">
          <text:p/>
        </draw:line>
        <draw:frame draw:style-name="gr350" draw:text-style-name="P49" draw:layer="layout" svg:width="8.02cm" svg:height="1.199cm" svg:x="12.33cm" svg:y="5.97cm">
          <draw:text-box>
            <text:p text:style-name="P28"><text:span text:style-name="T4">Pipelined bus (command and response)</text:span></text:p>
            <text:p text:style-name="P28"><text:span text:style-name="T4">Pipelined bus response</text:span></text:p>
          </draw:text-box>
        </draw:frame>
        <draw:line draw:style-name="gr351" draw:text-style-name="P3" draw:layer="layout" svg:x1="12.3cm" svg:y1="6.485cm" svg:x2="12.5cm" svg:y2="6.185cm">
          <text:p/>
        </draw:line>
        <draw:line draw:style-name="gr349" draw:text-style-name="P3" draw:layer="layout" svg:x1="12.3cm" svg:y1="6.94cm" svg:x2="12.5cm" svg:y2="6.64cm">
          <text:p/>
        </draw:line>
        <draw:rect draw:style-name="gr352" draw:text-style-name="P3" draw:layer="layout" svg:width="4.4cm" svg:height="5.499cm" svg:x="15.1cm" svg:y="11.101cm">
          <text:p/>
        </draw:rect>
        <draw:frame draw:style-name="gr353" draw:text-style-name="P32" draw:layer="layout" svg:width="5.582cm" svg:height="1.216cm" svg:x="14.6cm" svg:y="9.984cm">
          <draw:text-box>
            <text:p text:style-name="P28"><text:span text:style-name="T19">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3" draw:layer="layout" svg:width="0.5cm" svg:height="0.5cm" svg:x="29.108cm" svg:y="13.328cm">
            <text:p/>
          </draw:rect>
          <draw:frame draw:style-name="gr187" draw:text-style-name="P5" draw:layer="layout" svg:width="3.194cm" svg:height="0.725cm" svg:x="26cm" svg:y="13.196cm">
            <draw:text-box>
              <text:p text:style-name="P4"><text:span text:style-name="T3">InstructionBus</text:span></text:p>
            </draw:text-box>
          </draw:frame>
        </draw:g>
        <draw:g>
          <draw:rect draw:style-name="gr3" draw:text-style-name="P3" draw:layer="layout" svg:width="0.5cm" svg:height="0.5cm" svg:x="29.105cm" svg:y="13.954cm">
            <text:p/>
          </draw:rect>
          <draw:frame draw:style-name="gr4" draw:text-style-name="P5" draw:layer="layout" svg:width="2.246cm" svg:height="0.725cm" svg:x="26.945cm" svg:y="13.822cm">
            <draw:text-box>
              <text:p text:style-name="P4"><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3" draw:layer="layout" svg:width="0.5cm" svg:height="0.5cm" svg:x="37.301cm" svg:y="16.071cm">
            <text:p/>
          </draw:rect>
          <draw:frame draw:style-name="gr4" draw:text-style-name="P5" draw:layer="layout" svg:width="2.246cm" svg:height="0.725cm" svg:x="35.141cm" svg:y="15.939cm">
            <draw:text-box>
              <text:p text:style-name="P4"><text:span text:style-name="T3">spi</text:span></text:p>
            </draw:text-box>
          </draw:frame>
        </draw:g>
        <draw:g>
          <draw:rect draw:style-name="gr3" draw:text-style-name="P3" draw:layer="layout" svg:width="0.5cm" svg:height="0.5cm" svg:x="33.267cm" svg:y="16.072cm">
            <text:p/>
          </draw:rect>
          <draw:frame draw:style-name="gr5" draw:text-style-name="P5" draw:layer="layout" svg:width="2.471cm" svg:height="0.725cm" svg:x="33.767cm" svg:y="15.94cm">
            <draw:text-box>
              <text:p text:style-name="P4"><text:span text:style-name="T3">bus</text:span></text:p>
            </draw:text-box>
          </draw:frame>
        </draw:g>
        <draw:frame draw:style-name="gr348" draw:text-style-name="P29" draw:layer="layout" svg:width="2.602cm" svg:height="0.882cm" svg:x="29.598cm" svg:y="12.218cm">
          <draw:text-box>
            <text:p text:style-name="P28"><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3" draw:layer="layout" svg:width="0.5cm" svg:height="0.5cm" svg:x="33.33cm" svg:y="13.317cm">
            <text:p/>
          </draw:rect>
          <draw:frame draw:style-name="gr5" draw:text-style-name="P5" draw:layer="layout" svg:width="2.471cm" svg:height="0.725cm" svg:x="33.83cm" svg:y="13.185cm">
            <draw:text-box>
              <text:p text:style-name="P4"><text:span text:style-name="T3">bus</text:span></text:p>
            </draw:text-box>
          </draw:frame>
        </draw:g>
        <draw:custom-shape draw:style-name="gr100" draw:text-style-name="P3" draw:layer="layout" svg:width="1.2cm" svg:height="0.5cm" draw:transform="rotate (1.5707963267946)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6cm" svg:height="0.5cm" draw:transform="rotate (-1.5707963267957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9.601cm" svg:y1="14.213cm" svg:x2="30.201cm" svg:y2="14.213cm">
          <text:p/>
        </draw:line>
        <draw:line draw:style-name="gr81" draw:text-style-name="P3" draw:layer="layout" svg:x1="29.601cm" svg:y1="13.613cm" svg:x2="30.201cm" svg:y2="13.613cm">
          <text:p/>
        </draw:line>
        <draw:line draw:style-name="gr81" draw:text-style-name="P3"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3" draw:layer="layout" svg:width="0.5cm" svg:height="0.5cm" svg:x="37.335cm" svg:y="18.943cm">
            <text:p/>
          </draw:rect>
          <draw:frame draw:style-name="gr4" draw:text-style-name="P5" draw:layer="layout" svg:width="2.246cm" svg:height="0.725cm" svg:x="35.175cm" svg:y="18.811cm">
            <draw:text-box>
              <text:p text:style-name="P4"><text:span text:style-name="T3">serialTx</text:span></text:p>
            </draw:text-box>
          </draw:frame>
        </draw:g>
        <draw:g>
          <draw:rect draw:style-name="gr3" draw:text-style-name="P3" draw:layer="layout" svg:width="0.5cm" svg:height="0.5cm" svg:x="33.301cm" svg:y="18.944cm">
            <text:p/>
          </draw:rect>
          <draw:frame draw:style-name="gr5" draw:text-style-name="P5" draw:layer="layout" svg:width="2.471cm" svg:height="0.725cm" svg:x="33.801cm" svg:y="18.812cm">
            <draw:text-box>
              <text:p text:style-name="P4"><text:span text:style-name="T3">bus</text:span></text:p>
            </draw:text-box>
          </draw:frame>
        </draw:g>
        <draw:g>
          <draw:rect draw:style-name="gr3" draw:text-style-name="P3" draw:layer="layout" svg:width="0.5cm" svg:height="0.5cm" svg:x="37.349cm" svg:y="19.669cm">
            <text:p/>
          </draw:rect>
          <draw:frame draw:style-name="gr154" draw:text-style-name="P5" draw:layer="layout" svg:width="3.029cm" svg:height="0.725cm" svg:x="34.406cm" svg:y="19.537cm">
            <draw:text-box>
              <text:p text:style-name="P4"><text:span text:style-name="T3">timerInterrupt</text:span></text:p>
            </draw:text-box>
          </draw:frame>
        </draw:g>
        <draw:line draw:style-name="gr81" draw:text-style-name="P3" draw:layer="layout" svg:x1="32.1cm" svg:y1="19.168cm" svg:x2="33.301cm" svg:y2="19.16cm">
          <text:p/>
        </draw:line>
        <draw:rect draw:style-name="gr352" draw:text-style-name="P3" draw:layer="layout" svg:width="2.999cm" svg:height="8.386cm" svg:x="29.901cm" svg:y="11.214cm">
          <text:p/>
        </draw:rect>
        <draw:frame draw:style-name="gr353" draw:text-style-name="P32" draw:layer="layout" svg:width="5.582cm" svg:height="1.216cm" svg:x="28.801cm" svg:y="10.097cm">
          <draw:text-box>
            <text:p text:style-name="P28"><text:span text:style-name="T19">Interconnect</text:span></text:p>
          </draw:text-box>
        </draw:frame>
        <draw:line draw:style-name="gr81" draw:text-style-name="P3" draw:layer="layout" svg:x1="31.7cm" svg:y1="13.552cm" svg:x2="33.3cm" svg:y2="13.552cm">
          <text:p/>
        </draw:line>
        <draw:line draw:style-name="gr81" draw:text-style-name="P3" draw:layer="layout" svg:x1="31.7cm" svg:y1="14.5cm" svg:x2="32.1cm" svg:y2="14.5cm">
          <text:p/>
        </draw:line>
        <draw:line draw:style-name="gr81" draw:text-style-name="P3" draw:layer="layout" svg:x1="32.1cm" svg:y1="19.168cm" svg:x2="32.1cm" svg:y2="14.468cm">
          <text:p/>
        </draw:line>
        <draw:line draw:style-name="gr81" draw:text-style-name="P3" draw:layer="layout" svg:x1="31.7cm" svg:y1="14.006cm" svg:x2="32.5cm" svg:y2="14cm">
          <text:p/>
        </draw:line>
        <draw:line draw:style-name="gr81" draw:text-style-name="P3" draw:layer="layout" svg:x1="32.5cm" svg:y1="16.268cm" svg:x2="32.5cm" svg:y2="14.006cm">
          <text:p/>
        </draw:line>
        <draw:line draw:style-name="gr81" draw:text-style-name="P3" draw:layer="layout" svg:x1="32.5cm" svg:y1="16.268cm" svg:x2="33.3cm" svg:y2="16.268cm">
          <text:p/>
        </draw:line>
        <draw:line draw:style-name="gr354" draw:text-style-name="P3"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3" draw:layer="layout" svg:width="0.5cm" svg:height="0.5cm" svg:x="29.708cm" svg:y="26.428cm">
            <text:p/>
          </draw:rect>
          <draw:frame draw:style-name="gr187" draw:text-style-name="P5" draw:layer="layout" svg:width="3.194cm" svg:height="0.725cm" svg:x="26.6cm" svg:y="26.296cm">
            <draw:text-box>
              <text:p text:style-name="P4"><text:span text:style-name="T3">InstructionBus</text:span></text:p>
            </draw:text-box>
          </draw:frame>
        </draw:g>
        <draw:g>
          <draw:rect draw:style-name="gr3" draw:text-style-name="P3" draw:layer="layout" svg:width="0.5cm" svg:height="0.5cm" svg:x="29.705cm" svg:y="27.754cm">
            <text:p/>
          </draw:rect>
          <draw:frame draw:style-name="gr4" draw:text-style-name="P5" draw:layer="layout" svg:width="2.246cm" svg:height="0.725cm" svg:x="27.545cm" svg:y="27.622cm">
            <draw:text-box>
              <text:p text:style-name="P4"><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3" draw:layer="layout" svg:width="0.5cm" svg:height="0.5cm" svg:x="39.201cm" svg:y="31.345cm">
            <text:p/>
          </draw:rect>
          <draw:frame draw:style-name="gr4" draw:text-style-name="P5" draw:layer="layout" svg:width="2.246cm" svg:height="0.725cm" svg:x="37.041cm" svg:y="31.213cm">
            <draw:text-box>
              <text:p text:style-name="P4"><text:span text:style-name="T3">spi</text:span></text:p>
            </draw:text-box>
          </draw:frame>
        </draw:g>
        <draw:g>
          <draw:rect draw:style-name="gr3" draw:text-style-name="P3" draw:layer="layout" svg:width="0.5cm" svg:height="0.5cm" svg:x="35.167cm" svg:y="31.346cm">
            <text:p/>
          </draw:rect>
          <draw:frame draw:style-name="gr5" draw:text-style-name="P5" draw:layer="layout" svg:width="2.471cm" svg:height="0.725cm" svg:x="35.667cm" svg:y="31.214cm">
            <draw:text-box>
              <text:p text:style-name="P4"><text:span text:style-name="T3">bus</text:span></text:p>
            </draw:text-box>
          </draw:frame>
        </draw:g>
        <draw:line draw:style-name="gr81" draw:text-style-name="P3" draw:layer="layout" svg:x1="30.201cm" svg:y1="28.013cm" svg:x2="30.801cm" svg:y2="28.013cm">
          <text:p/>
        </draw:line>
        <draw:frame draw:style-name="gr348" draw:text-style-name="P29" draw:layer="layout" svg:width="2.602cm" svg:height="0.882cm" svg:x="32.475cm" svg:y="26.857cm">
          <draw:text-box>
            <text:p text:style-name="P28"><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3" draw:layer="layout" svg:width="0.5cm" svg:height="0.5cm" svg:x="35.23cm" svg:y="25.77cm">
            <text:p/>
          </draw:rect>
          <draw:frame draw:style-name="gr5" draw:text-style-name="P5" draw:layer="layout" svg:width="2.471cm" svg:height="0.725cm" svg:x="35.73cm" svg:y="25.638cm">
            <draw:text-box>
              <text:p text:style-name="P4"><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3" draw:layer="layout" svg:width="0.5cm" svg:height="0.5cm" svg:x="35.23cm" svg:y="28.467cm">
            <text:p/>
          </draw:rect>
          <draw:frame draw:style-name="gr5" draw:text-style-name="P5" draw:layer="layout" svg:width="2.471cm" svg:height="0.725cm" svg:x="35.73cm" svg:y="28.335cm">
            <draw:text-box>
              <text:p text:style-name="P4"><text:span text:style-name="T3">bus</text:span></text:p>
            </draw:text-box>
          </draw:frame>
        </draw:g>
        <draw:custom-shape draw:style-name="gr100" draw:text-style-name="P3" draw:layer="layout" svg:width="1.2cm" svg:height="0.5cm" draw:transform="rotate (-1.5707963267957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201cm" svg:y1="26.695cm" svg:x2="30.801cm" svg:y2="26.695cm">
          <text:p/>
        </draw:line>
        <draw:custom-shape draw:style-name="gr100" draw:text-style-name="P3" draw:layer="layout" svg:width="1.2cm" svg:height="0.5cm" draw:transform="rotate (-1.5707963267957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2cm" svg:height="0.5cm" draw:transform="rotate (1.5707963267946)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2cm" svg:height="0.5cm" draw:transform="rotate (-1.5707963267957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2cm" svg:height="0.5cm" draw:transform="rotate (1.5707963267946)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1.301cm" svg:y1="27.613cm" svg:x2="31.901cm" svg:y2="27.613cm">
          <text:p/>
        </draw:line>
        <draw:line draw:style-name="gr81" draw:text-style-name="P3" draw:layer="layout" svg:x1="31.301cm" svg:y1="27.013cm" svg:x2="31.901cm" svg:y2="27.013cm">
          <text:p/>
        </draw:line>
        <draw:line draw:style-name="gr81" draw:text-style-name="P3" draw:layer="layout" svg:x1="32.401cm" svg:y1="27.313cm" svg:x2="32.901cm" svg:y2="27.313cm">
          <text:p/>
        </draw:line>
        <draw:line draw:style-name="gr81" draw:text-style-name="P3" draw:layer="layout" svg:x1="31.301cm" svg:y1="30.213cm" svg:x2="33.501cm" svg:y2="30.213cm">
          <text:p/>
        </draw:line>
        <draw:line draw:style-name="gr81" draw:text-style-name="P3" draw:layer="layout" svg:x1="31.301cm" svg:y1="29.292cm" svg:x2="31.901cm" svg:y2="29.292cm">
          <text:p/>
        </draw:line>
        <draw:line draw:style-name="gr81" draw:text-style-name="P3" draw:layer="layout" svg:x1="31.301cm" svg:y1="28.413cm" svg:x2="34.101cm" svg:y2="28.413cm">
          <text:p/>
        </draw:line>
        <draw:line draw:style-name="gr81" draw:text-style-name="P3"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3" draw:layer="layout" svg:width="0.5cm" svg:height="0.5cm" svg:x="39.235cm" svg:y="34.396cm">
            <text:p/>
          </draw:rect>
          <draw:frame draw:style-name="gr4" draw:text-style-name="P5" draw:layer="layout" svg:width="2.246cm" svg:height="0.725cm" svg:x="37.075cm" svg:y="34.264cm">
            <draw:text-box>
              <text:p text:style-name="P4"><text:span text:style-name="T3">serialTx</text:span></text:p>
            </draw:text-box>
          </draw:frame>
        </draw:g>
        <draw:g>
          <draw:rect draw:style-name="gr3" draw:text-style-name="P3" draw:layer="layout" svg:width="0.5cm" svg:height="0.5cm" svg:x="35.201cm" svg:y="34.397cm">
            <text:p/>
          </draw:rect>
          <draw:frame draw:style-name="gr5" draw:text-style-name="P5" draw:layer="layout" svg:width="2.471cm" svg:height="0.725cm" svg:x="35.701cm" svg:y="34.265cm">
            <draw:text-box>
              <text:p text:style-name="P4"><text:span text:style-name="T3">bus</text:span></text:p>
            </draw:text-box>
          </draw:frame>
        </draw:g>
        <draw:g>
          <draw:rect draw:style-name="gr3" draw:text-style-name="P3" draw:layer="layout" svg:width="0.5cm" svg:height="0.5cm" svg:x="39.249cm" svg:y="35.122cm">
            <text:p/>
          </draw:rect>
          <draw:frame draw:style-name="gr154" draw:text-style-name="P5" draw:layer="layout" svg:width="3.029cm" svg:height="0.725cm" svg:x="36.306cm" svg:y="34.99cm">
            <draw:text-box>
              <text:p text:style-name="P4"><text:span text:style-name="T3">timerInterrupt</text:span></text:p>
            </draw:text-box>
          </draw:frame>
        </draw:g>
        <draw:line draw:style-name="gr81" draw:text-style-name="P3" draw:layer="layout" svg:x1="34.601cm" svg:y1="26.013cm" svg:x2="35.201cm" svg:y2="26.013cm">
          <text:p/>
        </draw:line>
        <draw:custom-shape draw:style-name="gr100" draw:text-style-name="P3" draw:layer="layout" svg:width="1.2cm" svg:height="0.5cm" draw:transform="rotate (1.5707963267946)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4.601cm" svg:y1="28.713cm" svg:x2="35.201cm" svg:y2="28.713cm">
          <text:p/>
        </draw:line>
        <draw:frame draw:style-name="gr348" draw:text-style-name="P29" draw:layer="layout" svg:width="2.602cm" svg:height="0.882cm" svg:x="27.949cm" svg:y="29.547cm">
          <draw:text-box>
            <text:p text:style-name="P28"><text:span text:style-name="T4">slowBus</text:span></text:p>
          </draw:text-box>
        </draw:frame>
        <draw:line draw:style-name="gr81" draw:text-style-name="P3" draw:layer="layout" svg:x1="30.101cm" svg:y1="30.013cm" svg:x2="30.801cm" svg:y2="30.013cm">
          <text:p/>
        </draw:line>
        <draw:line draw:style-name="gr81" draw:text-style-name="P3" draw:layer="layout" svg:x1="31.301cm" svg:y1="29.755cm" svg:x2="33.501cm" svg:y2="29.755cm">
          <text:p/>
        </draw:line>
        <draw:line draw:style-name="gr81" draw:text-style-name="P3" draw:layer="layout" svg:x1="31.301cm" svg:y1="30.713cm" svg:x2="32.901cm" svg:y2="30.713cm">
          <text:p/>
        </draw:line>
        <draw:frame draw:style-name="gr355" draw:text-style-name="P29" draw:layer="layout" svg:width="2.598cm" svg:height="0.725cm" svg:x="30.801cm" svg:y="28.966cm">
          <draw:text-box>
            <text:p text:style-name="P28"><text:span text:style-name="T4">1</text:span></text:p>
          </draw:text-box>
        </draw:frame>
        <draw:line draw:style-name="gr81" draw:text-style-name="P3" draw:layer="layout" svg:x1="33.501cm" svg:y1="25.613cm" svg:x2="34.101cm" svg:y2="25.613cm">
          <text:p/>
        </draw:line>
        <draw:frame draw:style-name="gr355" draw:text-style-name="P29" draw:layer="layout" svg:width="2.598cm" svg:height="0.725cm" svg:x="32.019cm" svg:y="25.256cm">
          <draw:text-box>
            <text:p text:style-name="P28"><text:span text:style-name="T4">1</text:span></text:p>
          </draw:text-box>
        </draw:frame>
        <draw:line draw:style-name="gr81" draw:text-style-name="P3" draw:layer="layout" svg:x1="33.501cm" svg:y1="29.013cm" svg:x2="34.101cm" svg:y2="29.013cm">
          <text:p/>
        </draw:line>
        <draw:line draw:style-name="gr81" draw:text-style-name="P3" draw:layer="layout" svg:x1="33.501cm" svg:y1="29.013cm" svg:x2="33.501cm" svg:y2="29.755cm">
          <text:p/>
        </draw:line>
        <draw:line draw:style-name="gr81" draw:text-style-name="P3" draw:layer="layout" svg:x1="33.501cm" svg:y1="31.613cm" svg:x2="33.501cm" svg:y2="30.213cm">
          <text:p/>
        </draw:line>
        <draw:line draw:style-name="gr81" draw:text-style-name="P3" draw:layer="layout" svg:x1="33.501cm" svg:y1="31.613cm" svg:x2="35.201cm" svg:y2="31.613cm">
          <text:p/>
        </draw:line>
        <draw:line draw:style-name="gr81" draw:text-style-name="P3" draw:layer="layout" svg:x1="32.901cm" svg:y1="34.613cm" svg:x2="35.201cm" svg:y2="34.613cm">
          <text:p/>
        </draw:line>
        <draw:line draw:style-name="gr81" draw:text-style-name="P3" draw:layer="layout" svg:x1="32.901cm" svg:y1="34.613cm" svg:x2="32.901cm" svg:y2="30.713cm">
          <text:p/>
        </draw:line>
        <draw:rect draw:style-name="gr352" draw:text-style-name="P3" draw:layer="layout" svg:width="4.4cm" svg:height="11.399cm" svg:x="30.501cm" svg:y="24.314cm">
          <text:p/>
        </draw:rect>
        <draw:frame draw:style-name="gr353" draw:text-style-name="P32" draw:layer="layout" svg:width="5.582cm" svg:height="1.216cm" svg:x="30.001cm" svg:y="23.197cm">
          <draw:text-box>
            <text:p text:style-name="P28"><text:span text:style-name="T19">Interconnect</text:span></text:p>
          </draw:text-box>
        </draw:frame>
        <draw:frame draw:style-name="gr356" draw:text-style-name="P49" draw:layer="layout" svg:width="5.044cm" svg:height="1.199cm" svg:x="14.8cm" svg:y="9.2cm">
          <draw:text-box>
            <text:p text:style-name="P28"><text:span text:style-name="T4">Pipelined bus command</text:span></text:p>
          </draw:text-box>
        </draw:frame>
        <draw:line draw:style-name="gr349" draw:text-style-name="P3"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3" draw:layer="layout" svg:width="0.5cm" svg:height="0.5cm" svg:x="29.908cm" svg:y="41.128cm">
            <text:p/>
          </draw:rect>
          <draw:frame draw:style-name="gr187" draw:text-style-name="P5" draw:layer="layout" svg:width="3.194cm" svg:height="0.725cm" svg:x="26.8cm" svg:y="40.996cm">
            <draw:text-box>
              <text:p text:style-name="P4"><text:span text:style-name="T3">InstructionBus</text:span></text:p>
            </draw:text-box>
          </draw:frame>
        </draw:g>
        <draw:g>
          <draw:rect draw:style-name="gr3" draw:text-style-name="P3" draw:layer="layout" svg:width="0.5cm" svg:height="0.5cm" svg:x="29.905cm" svg:y="42.454cm">
            <text:p/>
          </draw:rect>
          <draw:frame draw:style-name="gr4" draw:text-style-name="P5" draw:layer="layout" svg:width="2.246cm" svg:height="0.725cm" svg:x="27.745cm" svg:y="42.322cm">
            <draw:text-box>
              <text:p text:style-name="P4"><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3" draw:layer="layout" svg:width="0.5cm" svg:height="0.5cm" svg:x="39.447cm" svg:y="45.427cm">
            <text:p/>
          </draw:rect>
          <draw:frame draw:style-name="gr4" draw:text-style-name="P5" draw:layer="layout" svg:width="2.246cm" svg:height="0.725cm" svg:x="37.287cm" svg:y="45.295cm">
            <draw:text-box>
              <text:p text:style-name="P4"><text:span text:style-name="T3">spi</text:span></text:p>
            </draw:text-box>
          </draw:frame>
        </draw:g>
        <draw:g>
          <draw:rect draw:style-name="gr3" draw:text-style-name="P3" draw:layer="layout" svg:width="0.5cm" svg:height="0.5cm" svg:x="35.413cm" svg:y="45.428cm">
            <text:p/>
          </draw:rect>
          <draw:frame draw:style-name="gr5" draw:text-style-name="P5" draw:layer="layout" svg:width="2.471cm" svg:height="0.725cm" svg:x="35.913cm" svg:y="45.296cm">
            <draw:text-box>
              <text:p text:style-name="P4"><text:span text:style-name="T3">bus</text:span></text:p>
            </draw:text-box>
          </draw:frame>
        </draw:g>
        <draw:line draw:style-name="gr81" draw:text-style-name="P3" draw:layer="layout" svg:x1="30.401cm" svg:y1="42.713cm" svg:x2="31.001cm" svg:y2="42.713cm">
          <text:p/>
        </draw:line>
        <draw:frame draw:style-name="gr348" draw:text-style-name="P29" draw:layer="layout" svg:width="2.602cm" svg:height="0.882cm" svg:x="32.675cm" svg:y="41.557cm">
          <draw:text-box>
            <text:p text:style-name="P28"><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3" draw:layer="layout" svg:width="0.5cm" svg:height="0.5cm" svg:x="35.43cm" svg:y="40.77cm">
            <text:p/>
          </draw:rect>
          <draw:frame draw:style-name="gr5" draw:text-style-name="P5" draw:layer="layout" svg:width="2.471cm" svg:height="0.725cm" svg:x="35.93cm" svg:y="40.638cm">
            <draw:text-box>
              <text:p text:style-name="P4"><text:span text:style-name="T3">buses(0)</text:span></text:p>
            </draw:text-box>
          </draw:frame>
        </draw:g>
        <draw:custom-shape draw:style-name="gr100" draw:text-style-name="P3" draw:layer="layout" svg:width="1.2cm" svg:height="0.5cm" draw:transform="rotate (-1.5707963267957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401cm" svg:y1="41.395cm" svg:x2="31.001cm" svg:y2="41.395cm">
          <text:p/>
        </draw:line>
        <draw:custom-shape draw:style-name="gr100" draw:text-style-name="P3" draw:layer="layout" svg:width="1.2cm" svg:height="0.5cm" draw:transform="rotate (-1.5707963267957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1.2cm" svg:height="0.5cm" draw:transform="rotate (1.5707963267946)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1.501cm" svg:y1="42.313cm" svg:x2="32.101cm" svg:y2="42.313cm">
          <text:p/>
        </draw:line>
        <draw:line draw:style-name="gr81" draw:text-style-name="P3" draw:layer="layout" svg:x1="31.501cm" svg:y1="41.713cm" svg:x2="32.101cm" svg:y2="41.713cm">
          <text:p/>
        </draw:line>
        <draw:line draw:style-name="gr81" draw:text-style-name="P3" draw:layer="layout" svg:x1="32.601cm" svg:y1="42.013cm" svg:x2="33.101cm" svg:y2="42.013cm">
          <text:p/>
        </draw:line>
        <draw:line draw:style-name="gr81" draw:text-style-name="P3" draw:layer="layout" svg:x1="31.5cm" svg:y1="45.7cm" svg:x2="35.4cm" svg:y2="45.7cm">
          <text:p/>
        </draw:line>
        <draw:line draw:style-name="gr81" draw:text-style-name="P3" draw:layer="layout" svg:x1="31.501cm" svg:y1="43.113cm" svg:x2="35.4cm" svg:y2="43.1cm">
          <text:p/>
        </draw:line>
        <draw:line draw:style-name="gr81" draw:text-style-name="P3"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3" draw:layer="layout" svg:width="0.5cm" svg:height="0.5cm" svg:x="39.481cm" svg:y="48.478cm">
            <text:p/>
          </draw:rect>
          <draw:frame draw:style-name="gr4" draw:text-style-name="P5" draw:layer="layout" svg:width="2.246cm" svg:height="0.725cm" svg:x="37.321cm" svg:y="48.346cm">
            <draw:text-box>
              <text:p text:style-name="P4"><text:span text:style-name="T3">serialTx</text:span></text:p>
            </draw:text-box>
          </draw:frame>
        </draw:g>
        <draw:g>
          <draw:rect draw:style-name="gr3" draw:text-style-name="P3" draw:layer="layout" svg:width="0.5cm" svg:height="0.5cm" svg:x="35.447cm" svg:y="48.479cm">
            <text:p/>
          </draw:rect>
          <draw:frame draw:style-name="gr5" draw:text-style-name="P5" draw:layer="layout" svg:width="2.471cm" svg:height="0.725cm" svg:x="35.947cm" svg:y="48.347cm">
            <draw:text-box>
              <text:p text:style-name="P4"><text:span text:style-name="T3">bus</text:span></text:p>
            </draw:text-box>
          </draw:frame>
        </draw:g>
        <draw:g>
          <draw:rect draw:style-name="gr3" draw:text-style-name="P3" draw:layer="layout" svg:width="0.5cm" svg:height="0.5cm" svg:x="39.495cm" svg:y="49.204cm">
            <text:p/>
          </draw:rect>
          <draw:frame draw:style-name="gr154" draw:text-style-name="P5" draw:layer="layout" svg:width="3.029cm" svg:height="0.725cm" svg:x="36.552cm" svg:y="49.072cm">
            <draw:text-box>
              <text:p text:style-name="P4"><text:span text:style-name="T3">timerInterrupt</text:span></text:p>
            </draw:text-box>
          </draw:frame>
        </draw:g>
        <draw:frame draw:style-name="gr348" draw:text-style-name="P29" draw:layer="layout" svg:width="2.602cm" svg:height="0.882cm" svg:x="28.149cm" svg:y="45.547cm">
          <draw:text-box>
            <text:p text:style-name="P28"><text:span text:style-name="T4">slowBus</text:span></text:p>
          </draw:text-box>
        </draw:frame>
        <draw:line draw:style-name="gr81" draw:text-style-name="P3" draw:layer="layout" svg:x1="30.301cm" svg:y1="46.013cm" svg:x2="31.001cm" svg:y2="46.013cm">
          <text:p/>
        </draw:line>
        <draw:line draw:style-name="gr81" draw:text-style-name="P3" draw:layer="layout" svg:x1="34.7cm" svg:y1="48.7cm" svg:x2="35.4cm" svg:y2="48.7cm">
          <text:p/>
        </draw:line>
        <draw:rect draw:style-name="gr352" draw:text-style-name="P3" draw:layer="layout" svg:width="4.4cm" svg:height="10.186cm" svg:x="30.701cm" svg:y="39.014cm">
          <text:p/>
        </draw:rect>
        <draw:frame draw:style-name="gr353" draw:text-style-name="P32" draw:layer="layout" svg:width="5.582cm" svg:height="1.216cm" svg:x="30.201cm" svg:y="37.897cm">
          <draw:text-box>
            <text:p text:style-name="P28"><text:span text:style-name="T19">Interconnect</text:span></text:p>
          </draw:text-box>
        </draw:frame>
        <draw:g>
          <draw:rect draw:style-name="gr3" draw:text-style-name="P3" draw:layer="layout" svg:width="0.5cm" svg:height="0.5cm" svg:x="35.417cm" svg:y="42.835cm">
            <text:p/>
          </draw:rect>
          <draw:frame draw:style-name="gr5" draw:text-style-name="P5" draw:layer="layout" svg:width="2.471cm" svg:height="0.725cm" svg:x="35.917cm" svg:y="42.703cm">
            <draw:text-box>
              <text:p text:style-name="P4"><text:span text:style-name="T3">buses(1)</text:span></text:p>
            </draw:text-box>
          </draw:frame>
        </draw:g>
        <draw:custom-shape draw:style-name="gr100" draw:text-style-name="P3" draw:layer="layout" svg:width="1.2cm" svg:height="0.5cm" draw:transform="rotate (-1.5707963267957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4.701cm" svg:y1="48.701cm" svg:x2="34.7cm" svg:y2="46.4cm">
          <text:p/>
        </draw:line>
        <draw:line draw:style-name="gr81" draw:text-style-name="P3"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3" draw:layer="layout" svg:width="0.5cm" svg:height="0.5cm" svg:x="20.7cm" svg:y="36.933cm">
            <text:p/>
          </draw:rect>
          <draw:frame draw:style-name="gr5" draw:text-style-name="P5" draw:layer="layout" svg:width="2.471cm" svg:height="0.725cm" svg:x="21.2cm" svg:y="36.801cm">
            <draw:text-box>
              <text:p text:style-name="P4"><text:span text:style-name="T3">bus</text:span></text:p>
            </draw:text-box>
          </draw:frame>
        </draw:g>
        <draw:custom-shape draw:style-name="gr100" draw:text-style-name="P3" draw:layer="layout" svg:width="1.2cm" svg:height="0.5cm" draw:transform="rotate (1.5707963267946)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3" draw:layer="layout" svg:width="0.5cm" svg:height="0.5cm" svg:x="17cm" svg:y="37.115cm">
            <text:p/>
          </draw:rect>
          <draw:frame draw:style-name="gr187" draw:text-style-name="P5" draw:layer="layout" svg:width="3.194cm" svg:height="0.725cm" svg:x="13.892cm" svg:y="36.983cm">
            <draw:text-box>
              <text:p text:style-name="P4"><text:span text:style-name="T3">InstructionBus</text:span></text:p>
            </draw:text-box>
          </draw:frame>
        </draw:g>
        <draw:g>
          <draw:rect draw:style-name="gr3" draw:text-style-name="P3" draw:layer="layout" svg:width="0.5cm" svg:height="0.5cm" svg:x="16.997cm" svg:y="38.441cm">
            <text:p/>
          </draw:rect>
          <draw:frame draw:style-name="gr4" draw:text-style-name="P5" draw:layer="layout" svg:width="2.246cm" svg:height="0.725cm" svg:x="14.837cm" svg:y="38.309cm">
            <draw:text-box>
              <text:p text:style-name="P4"><text:span text:style-name="T3">DataBus</text:span></text:p>
            </draw:text-box>
          </draw:frame>
        </draw:g>
        <draw:frame draw:style-name="gr357" draw:text-style-name="P31" draw:layer="layout" svg:width="2.445cm" svg:height="0.882cm" svg:x="6.8cm" svg:y="41.7cm">
          <draw:text-box>
            <text:p text:style-name="P28"><text:span text:style-name="T18">Decode</text:span></text:p>
          </draw:text-box>
        </draw:frame>
        <draw:frame draw:style-name="gr358" draw:text-style-name="P31" draw:layer="layout" svg:width="2.852cm" svg:height="0.882cm" svg:x="10.7cm" svg:y="41.7cm">
          <draw:text-box>
            <text:p text:style-name="P28"><text:span text:style-name="T18">Execute</text:span></text:p>
          </draw:text-box>
        </draw:frame>
        <draw:line draw:style-name="gr15" draw:text-style-name="P3" draw:layer="layout" svg:x1="6.3cm" svg:y1="42.5cm" svg:x2="6.3cm" svg:y2="47.2cm">
          <text:p/>
        </draw:line>
        <draw:frame draw:style-name="gr357" draw:text-style-name="P31" draw:layer="layout" svg:width="2.445cm" svg:height="0.882cm" svg:x="3.6cm" svg:y="41.7cm">
          <draw:text-box>
            <text:p text:style-name="P28"><text:span text:style-name="T18">pc-gen</text:span></text:p>
          </draw:text-box>
        </draw:frame>
        <draw:line draw:style-name="gr81" draw:text-style-name="P3" draw:layer="layout" svg:x1="5.765cm" svg:y1="43.8cm" svg:x2="6.165cm" svg:y2="43.8cm">
          <text:p/>
        </draw:line>
        <draw:rect draw:style-name="gr359" draw:text-style-name="P3" draw:layer="layout" svg:width="0.3cm" svg:height="0.6cm" svg:x="6.165cm" svg:y="43.5cm">
          <text:p/>
        </draw:rect>
        <draw:line draw:style-name="gr81" draw:text-style-name="P3" draw:layer="layout" svg:x1="4.865cm" svg:y1="43.5cm" svg:x2="5.265cm" svg:y2="43.5cm">
          <text:p/>
        </draw:line>
        <draw:line draw:style-name="gr81" draw:text-style-name="P3" draw:layer="layout" svg:x1="4.6cm" svg:y1="44.1cm" svg:x2="4.6cm" svg:y2="42.6cm">
          <text:p/>
        </draw:line>
        <draw:line draw:style-name="gr81" draw:text-style-name="P3" draw:layer="layout" svg:x1="11.1cm" svg:y1="42.6cm" svg:x2="4.6cm" svg:y2="42.6cm">
          <text:p/>
        </draw:line>
        <draw:line draw:style-name="gr81" draw:text-style-name="P3" draw:layer="layout" svg:x1="4.6cm" svg:y1="44.1cm" svg:x2="5.3cm" svg:y2="44.1cm">
          <text:p/>
        </draw:line>
        <draw:line draw:style-name="gr81" draw:text-style-name="P3" draw:layer="layout" svg:x1="4.9cm" svg:y1="43cm" svg:x2="4.9cm" svg:y2="43.5cm">
          <text:p/>
        </draw:line>
        <draw:line draw:style-name="gr81" draw:text-style-name="P3" draw:layer="layout" svg:x1="6.8cm" svg:y1="43cm" svg:x2="4.9cm" svg:y2="43cm">
          <text:p/>
        </draw:line>
        <draw:line draw:style-name="gr81" draw:text-style-name="P3" draw:layer="layout" svg:x1="6.8cm" svg:y1="43.8cm" svg:x2="6.8cm" svg:y2="43cm">
          <text:p/>
        </draw:line>
        <draw:circle draw:style-name="gr360" draw:text-style-name="P50" draw:layer="layout" svg:width="0.5cm" svg:height="0.5cm" svg:x="5.6cm" svg:y="42.739cm">
          <text:p text:style-name="P50"><text:span text:style-name="T9">+4</text:span></text:p>
        </draw:circle>
        <draw:line draw:style-name="gr81" draw:text-style-name="P3" draw:layer="layout" svg:x1="6.466cm" svg:y1="43.8cm" svg:x2="9.3cm" svg:y2="43.8cm">
          <text:p/>
        </draw:line>
        <draw:line draw:style-name="gr361" draw:text-style-name="P3" draw:layer="layout" svg:x1="6cm" svg:y1="43.8cm" svg:x2="6cm" svg:y2="47.1cm">
          <text:p/>
        </draw:line>
        <draw:frame draw:style-name="gr362" draw:text-style-name="P29" draw:layer="layout" svg:width="1.819cm" svg:height="0.725cm" svg:x="4.2cm" svg:y="44.4cm">
          <draw:text-box>
            <text:p text:style-name="P29"><text:span text:style-name="T4">pcNext</text:span></text:p>
          </draw:text-box>
        </draw:frame>
        <draw:frame draw:style-name="gr362" draw:text-style-name="P29" draw:layer="layout" svg:width="2.369cm" svg:height="0.725cm" svg:x="3.6cm" svg:y="46.5cm">
          <draw:text-box>
            <text:p text:style-name="P29"><text:span text:style-name="T4">iBus_cmd</text:span></text:p>
          </draw:text-box>
        </draw:frame>
        <draw:frame draw:style-name="gr363" draw:text-style-name="P29" draw:layer="layout" svg:width="2.369cm" svg:height="0.725cm" svg:x="6.531cm" svg:y="46.5cm">
          <draw:text-box>
            <text:p text:style-name="P29"><text:span text:style-name="T4">iBus_rsp</text:span></text:p>
          </draw:text-box>
        </draw:frame>
        <draw:line draw:style-name="gr361" draw:text-style-name="P3" draw:layer="layout" svg:x1="6.7cm" svg:y1="47.1cm" svg:x2="6.7cm" svg:y2="46.8cm">
          <text:p/>
        </draw:line>
        <draw:line draw:style-name="gr81" draw:text-style-name="P3" draw:layer="layout" svg:x1="6.7cm" svg:y1="47cm" svg:x2="6.7cm" svg:y2="44.6cm">
          <text:p/>
        </draw:line>
        <draw:frame draw:style-name="gr363" draw:text-style-name="P29" draw:layer="layout" svg:width="2.462cm" svg:height="0.725cm" svg:x="6.785cm" svg:y="43.975cm">
          <draw:text-box>
            <text:p text:style-name="P29"><text:span text:style-name="T4">Instruction</text:span></text:p>
          </draw:text-box>
        </draw:frame>
        <draw:line draw:style-name="gr81" draw:text-style-name="P3" draw:layer="layout" svg:x1="9.3cm" svg:y1="44.6cm" svg:x2="6.7cm" svg:y2="44.6cm">
          <text:p/>
        </draw:line>
        <draw:line draw:style-name="gr81" draw:text-style-name="P3" draw:layer="layout" svg:x1="9.9cm" svg:y1="46.4cm" svg:x2="6.7cm" svg:y2="46.4cm">
          <text:p/>
        </draw:line>
        <draw:line draw:style-name="gr81" draw:text-style-name="P3" draw:layer="layout" svg:x1="9.4cm" svg:y1="45.4cm" svg:x2="6.7cm" svg:y2="45.4cm">
          <text:p/>
        </draw:line>
        <draw:line draw:style-name="gr15" draw:text-style-name="P3" draw:layer="layout" svg:x1="9.5cm" svg:y1="42.582cm" svg:x2="9.5cm" svg:y2="47.2cm">
          <text:p/>
        </draw:line>
        <draw:rect draw:style-name="gr359" draw:text-style-name="P3" draw:layer="layout" svg:width="0.3cm" svg:height="0.6cm" svg:x="9.348cm" svg:y="43.5cm">
          <text:p/>
        </draw:rect>
        <draw:rect draw:style-name="gr359" draw:text-style-name="P3" draw:layer="layout" svg:width="0.3cm" svg:height="0.6cm" svg:x="9.352cm" svg:y="44.3cm">
          <text:p/>
        </draw:rect>
        <draw:rect draw:style-name="gr359" draw:text-style-name="P3" draw:layer="layout" svg:width="0.3cm" svg:height="1cm" svg:x="9.352cm" svg:y="45.9cm">
          <text:p/>
        </draw:rect>
        <draw:rect draw:style-name="gr364" draw:text-style-name="P50" draw:layer="layout" svg:width="0.6cm" svg:height="0.6cm" svg:x="9.5cm" svg:y="46.1cm">
          <text:p text:style-name="P50"><text:span text:style-name="T9">RF</text:span></text:p>
        </draw:rect>
        <draw:rect draw:style-name="gr359" draw:text-style-name="P3" draw:layer="layout" svg:width="0.3cm" svg:height="0.6cm" svg:x="9.352cm" svg:y="45.1cm">
          <text:p/>
        </draw:rect>
        <draw:line draw:style-name="gr81" draw:text-style-name="P3" draw:layer="layout" svg:x1="10.1cm" svg:y1="46.4cm" svg:x2="10.5cm" svg:y2="46.4cm">
          <text:p/>
        </draw:line>
        <draw:custom-shape draw:style-name="gr32" draw:text-style-name="P16" draw:layer="layout" svg:width="1.9cm" svg:height="1.1cm" svg:x="12cm" svg:y="44cm">
          <text:p text:style-name="P16"><text:span text:style-name="T4">SHIF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9cm" svg:height="1.1cm" svg:x="9.9cm" svg:y="44.6cm">
          <text:p text:style-name="P16"><text:span text:style-name="T4">CSR</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1" draw:layer="layout" svg:width="2.4cm" svg:height="1.5cm" svg:x="10cm" svg:y="42.9cm">
          <text:p text:style-name="P51"><text:span text:style-name="T45">BRANCH</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1.1cm" svg:y1="42.6cm" svg:x2="11.1cm" svg:y2="42.9cm">
          <text:p/>
        </draw:line>
        <draw:custom-shape draw:style-name="gr32" draw:text-style-name="P16" draw:layer="layout" svg:width="1.4cm" svg:height="1.2cm" svg:x="10.4cm" svg:y="45.8cm">
          <text:p text:style-name="P16"><text:span text:style-name="T4">SRC</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4cm" svg:height="1.2cm" svg:x="12.1cm" svg:y="45.3cm">
          <text:p text:style-name="P16"><text:span text:style-name="T4">ALU</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2.1cm" svg:y1="47.706cm" svg:x2="12.1cm" svg:y2="48.406cm">
          <text:p/>
        </draw:line>
        <draw:line draw:style-name="gr361" draw:text-style-name="P3" draw:layer="layout" svg:x1="12.7cm" svg:y1="48.406cm" svg:x2="12.7cm" svg:y2="48.106cm">
          <text:p/>
        </draw:line>
        <draw:line draw:style-name="gr81" draw:text-style-name="P3" draw:layer="layout" svg:x1="12.7cm" svg:y1="48.406cm" svg:x2="12.7cm" svg:y2="47.706cm">
          <text:p/>
        </draw:line>
        <draw:custom-shape draw:style-name="gr32" draw:text-style-name="P16" draw:layer="layout" svg:width="1.4cm" svg:height="1.2cm" svg:x="11.7cm" svg:y="46.7cm">
          <text:p text:style-name="P16"><text:span text:style-name="T4">L/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2" draw:text-style-name="P29" draw:layer="layout" svg:width="2.513cm" svg:height="0.725cm" svg:x="9.628cm" svg:y="47.875cm">
          <draw:text-box>
            <text:p text:style-name="P29"><text:span text:style-name="T4">dBus_cmd</text:span></text:p>
          </draw:text-box>
        </draw:frame>
        <draw:frame draw:style-name="gr363" draw:text-style-name="P29" draw:layer="layout" svg:width="2.369cm" svg:height="0.725cm" svg:x="12.731cm" svg:y="47.875cm">
          <draw:text-box>
            <text:p text:style-name="P29"><text:span text:style-name="T4">dBus_rsp</text:span></text:p>
          </draw:text-box>
        </draw:frame>
        <draw:custom-shape draw:style-name="gr32" draw:text-style-name="P51" draw:layer="layout" svg:width="2.2cm" svg:height="1.4cm" svg:x="6.9cm" svg:y="44.8cm">
          <text:p text:style-name="P51"><text:span text:style-name="T45">Decoder</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9.7cm" svg:y1="45.4cm" svg:x2="9.8cm" svg:y2="45.4cm">
          <text:p/>
        </draw:line>
        <draw:line draw:style-name="gr81" draw:text-style-name="P3" draw:layer="layout" svg:x1="9.7cm" svg:y1="44.6cm" svg:x2="9.8cm" svg:y2="44.6cm">
          <text:p/>
        </draw:line>
        <draw:line draw:style-name="gr81" draw:text-style-name="P3" draw:layer="layout" svg:x1="9.7cm" svg:y1="43.8cm" svg:x2="9.8cm" svg:y2="43.8cm">
          <text:p/>
        </draw:line>
        <draw:custom-shape draw:style-name="gr100" draw:text-style-name="P3" draw:layer="layout" svg:width="1.2cm" svg:height="0.5cm" draw:transform="rotate (1.5707963267946)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7" draw:text-style-name="P31" draw:layer="layout" svg:width="2.445cm" svg:height="0.882cm" svg:x="11.3cm" svg:y="50.9cm">
          <draw:text-box>
            <text:p text:style-name="P28"><text:span text:style-name="T18">Decode</text:span></text:p>
          </draw:text-box>
        </draw:frame>
        <draw:frame draw:style-name="gr358" draw:text-style-name="P31" draw:layer="layout" svg:width="2.852cm" svg:height="0.882cm" svg:x="14.2cm" svg:y="50.9cm">
          <draw:text-box>
            <text:p text:style-name="P28"><text:span text:style-name="T18">Execute</text:span></text:p>
          </draw:text-box>
        </draw:frame>
        <draw:line draw:style-name="gr15" draw:text-style-name="P3" draw:layer="layout" svg:x1="6.4cm" svg:y1="51.2cm" svg:x2="6.4cm" svg:y2="57.5cm">
          <text:p/>
        </draw:line>
        <draw:frame draw:style-name="gr357" draw:text-style-name="P31" draw:layer="layout" svg:width="2.445cm" svg:height="0.882cm" svg:x="4.1cm" svg:y="50.9cm">
          <draw:text-box>
            <text:p text:style-name="P28"><text:span text:style-name="T18">pc-gen</text:span></text:p>
          </draw:text-box>
        </draw:frame>
        <draw:line draw:style-name="gr81" draw:text-style-name="P3" draw:layer="layout" svg:x1="5.865cm" svg:y1="53cm" svg:x2="6.265cm" svg:y2="53cm">
          <text:p/>
        </draw:line>
        <draw:rect draw:style-name="gr359" draw:text-style-name="P3" draw:layer="layout" svg:width="0.3cm" svg:height="0.6cm" svg:x="6.265cm" svg:y="52.7cm">
          <text:p/>
        </draw:rect>
        <draw:line draw:style-name="gr81" draw:text-style-name="P3" draw:layer="layout" svg:x1="4.965cm" svg:y1="52.7cm" svg:x2="5.365cm" svg:y2="52.7cm">
          <text:p/>
        </draw:line>
        <draw:line draw:style-name="gr81" draw:text-style-name="P3" draw:layer="layout" svg:x1="4.7cm" svg:y1="53cm" svg:x2="4.7cm" svg:y2="51.8cm">
          <text:p/>
        </draw:line>
        <draw:line draw:style-name="gr81" draw:text-style-name="P3" draw:layer="layout" svg:x1="17.8cm" svg:y1="51.8cm" svg:x2="4.7cm" svg:y2="51.8cm">
          <text:p/>
        </draw:line>
        <draw:line draw:style-name="gr81" draw:text-style-name="P3" draw:layer="layout" svg:x1="4.7cm" svg:y1="53cm" svg:x2="5.4cm" svg:y2="53cm">
          <text:p/>
        </draw:line>
        <draw:line draw:style-name="gr81" draw:text-style-name="P3" draw:layer="layout" svg:x1="5cm" svg:y1="52.2cm" svg:x2="5cm" svg:y2="52.7cm">
          <text:p/>
        </draw:line>
        <draw:line draw:style-name="gr81" draw:text-style-name="P3" draw:layer="layout" svg:x1="6.9cm" svg:y1="52.2cm" svg:x2="5cm" svg:y2="52.2cm">
          <text:p/>
        </draw:line>
        <draw:circle draw:style-name="gr360" draw:text-style-name="P50" draw:layer="layout" svg:width="0.5cm" svg:height="0.5cm" svg:x="5.7cm" svg:y="51.939cm">
          <text:p text:style-name="P50"><text:span text:style-name="T9">+4</text:span></text:p>
        </draw:circle>
        <draw:line draw:style-name="gr81" draw:text-style-name="P3" draw:layer="layout" svg:x1="6.566cm" svg:y1="53cm" svg:x2="14.2cm" svg:y2="53cm">
          <text:p/>
        </draw:line>
        <draw:line draw:style-name="gr361" draw:text-style-name="P3" draw:layer="layout" svg:x1="7.5cm" svg:y1="53.8cm" svg:x2="7.5cm" svg:y2="57.3cm">
          <text:p/>
        </draw:line>
        <draw:frame draw:style-name="gr365" draw:text-style-name="P29" draw:layer="layout" svg:width="2.369cm" svg:height="1.125cm" svg:x="6.3cm" svg:y="57cm">
          <draw:text-box>
            <text:p text:style-name="P29"><text:span text:style-name="T4">iBus_cmd</text:span></text:p>
          </draw:text-box>
        </draw:frame>
        <draw:line draw:style-name="gr81" draw:text-style-name="P3" draw:layer="layout" svg:x1="11.5cm" svg:y1="54.6cm" svg:x2="11.5cm" svg:y2="53.8cm">
          <text:p/>
        </draw:line>
        <draw:frame draw:style-name="gr363" draw:text-style-name="P29" draw:layer="layout" svg:width="2.462cm" svg:height="0.725cm" svg:x="11.585cm" svg:y="53.175cm">
          <draw:text-box>
            <text:p text:style-name="P29"><text:span text:style-name="T4">Instruction</text:span></text:p>
          </draw:text-box>
        </draw:frame>
        <draw:line draw:style-name="gr81" draw:text-style-name="P3" draw:layer="layout" svg:x1="14.1cm" svg:y1="53.8cm" svg:x2="11.5cm" svg:y2="53.8cm">
          <text:p/>
        </draw:line>
        <draw:line draw:style-name="gr81" draw:text-style-name="P3" draw:layer="layout" svg:x1="14.2cm" svg:y1="54.6cm" svg:x2="11.5cm" svg:y2="54.6cm">
          <text:p/>
        </draw:line>
        <draw:line draw:style-name="gr15" draw:text-style-name="P3" draw:layer="layout" svg:x1="14.3cm" svg:y1="51.2cm" svg:x2="14.3cm" svg:y2="57.5cm">
          <text:p/>
        </draw:line>
        <draw:rect draw:style-name="gr359" draw:text-style-name="P3" draw:layer="layout" svg:width="0.3cm" svg:height="0.6cm" svg:x="14.148cm" svg:y="52.7cm">
          <text:p/>
        </draw:rect>
        <draw:rect draw:style-name="gr359" draw:text-style-name="P3" draw:layer="layout" svg:width="0.3cm" svg:height="0.6cm" svg:x="14.152cm" svg:y="53.5cm">
          <text:p/>
        </draw:rect>
        <draw:rect draw:style-name="gr359" draw:text-style-name="P3" draw:layer="layout" svg:width="0.3cm" svg:height="0.6cm" svg:x="14.152cm" svg:y="54.3cm">
          <text:p/>
        </draw:rect>
        <draw:custom-shape draw:style-name="gr32" draw:text-style-name="P16" draw:layer="layout" svg:width="1.9cm" svg:height="1.1cm" svg:x="16.3cm" svg:y="56.2cm">
          <text:p text:style-name="P16"><text:span text:style-name="T4">SHIF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6cm" svg:height="1.1cm" svg:x="14.7cm" svg:y="53.6cm">
          <text:p text:style-name="P16"><text:span text:style-name="T4">CSR</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1" draw:layer="layout" svg:width="2.4cm" svg:height="1.5cm" svg:x="15.9cm" svg:y="52.2cm">
          <text:p text:style-name="P51"><text:span text:style-name="T45">BRANCH</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8cm" svg:y1="51.8cm" svg:x2="17.8cm" svg:y2="52.2cm">
          <text:p/>
        </draw:line>
        <draw:custom-shape draw:style-name="gr32" draw:text-style-name="P16" draw:layer="layout" svg:width="1.4cm" svg:height="1.2cm" svg:x="14.6cm" svg:y="54.8cm">
          <text:p text:style-name="P16"><text:span text:style-name="T4">ALU</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9.3cm" svg:y1="56.2cm" svg:x2="19.3cm" svg:y2="57.3cm">
          <text:p/>
        </draw:line>
        <draw:line draw:style-name="gr361" draw:text-style-name="P3" draw:layer="layout" svg:x1="20.1cm" svg:y1="57.3cm" svg:x2="20.1cm" svg:y2="57cm">
          <text:p/>
        </draw:line>
        <draw:line draw:style-name="gr81" draw:text-style-name="P3" draw:layer="layout" svg:x1="20.1cm" svg:y1="57.3cm" svg:x2="20.1cm" svg:y2="56cm">
          <text:p/>
        </draw:line>
        <draw:custom-shape draw:style-name="gr32" draw:text-style-name="P16" draw:layer="layout" svg:width="1.7cm" svg:height="1.2cm" svg:x="18.8cm" svg:y="55.1cm">
          <text:p text:style-name="P16"><text:span text:style-name="T4">L/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2" draw:text-style-name="P29" draw:layer="layout" svg:width="2.513cm" svg:height="0.725cm" svg:x="17.2cm" svg:y="57.275cm">
          <draw:text-box>
            <text:p text:style-name="P29"><text:span text:style-name="T4">dBus_cmd</text:span></text:p>
          </draw:text-box>
        </draw:frame>
        <draw:frame draw:style-name="gr363" draw:text-style-name="P29" draw:layer="layout" svg:width="2.369cm" svg:height="0.725cm" svg:x="19.5cm" svg:y="57.275cm">
          <draw:text-box>
            <text:p text:style-name="P29"><text:span text:style-name="T4">dBus_rsp</text:span></text:p>
          </draw:text-box>
        </draw:frame>
        <draw:custom-shape draw:style-name="gr32" draw:text-style-name="P51" draw:layer="layout" svg:width="2.2cm" svg:height="1.4cm" svg:x="11.7cm" svg:y="54cm">
          <text:p text:style-name="P51"><text:span text:style-name="T45">Decoder</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4.5cm" svg:y1="54.6cm" svg:x2="14.6cm" svg:y2="54.6cm">
          <text:p/>
        </draw:line>
        <draw:line draw:style-name="gr81" draw:text-style-name="P3" draw:layer="layout" svg:x1="14.5cm" svg:y1="53.8cm" svg:x2="14.6cm" svg:y2="53.8cm">
          <text:p/>
        </draw:line>
        <draw:frame draw:style-name="gr357" draw:text-style-name="P31" draw:layer="layout" svg:width="2.445cm" svg:height="0.882cm" svg:x="6.255cm" svg:y="51cm">
          <draw:text-box>
            <text:p text:style-name="P28"><text:span text:style-name="T18">Fetch1</text:span></text:p>
          </draw:text-box>
        </draw:frame>
        <draw:line draw:style-name="gr15" draw:text-style-name="P3" draw:layer="layout" svg:x1="8.5cm" svg:y1="51.2cm" svg:x2="8.5cm" svg:y2="57.5cm">
          <text:p/>
        </draw:line>
        <draw:rect draw:style-name="gr359" draw:text-style-name="P3" draw:layer="layout" svg:width="0.3cm" svg:height="0.6cm" svg:x="8.336cm" svg:y="52.7cm">
          <text:p/>
        </draw:rect>
        <draw:rect draw:style-name="gr359" draw:text-style-name="P3" draw:layer="layout" svg:width="0.3cm" svg:height="1cm" svg:x="6.264cm" svg:y="54.3cm">
          <text:p/>
        </draw:rect>
        <draw:rect draw:style-name="gr364" draw:text-style-name="P50" draw:layer="layout" svg:width="0.6cm" svg:height="0.6cm" svg:x="6.412cm" svg:y="54.5cm">
          <text:p text:style-name="P50"><text:span text:style-name="T9">P</text:span></text:p>
        </draw:rect>
        <draw:line draw:style-name="gr81" draw:text-style-name="P3" draw:layer="layout" svg:x1="6.072cm" svg:y1="54.8cm" svg:x2="6.272cm" svg:y2="54.8cm">
          <text:p/>
        </draw:line>
        <draw:line draw:style-name="gr81" draw:text-style-name="P3" draw:layer="layout" svg:x1="6.073cm" svg:y1="54.8cm" svg:x2="6.073cm" svg:y2="53cm">
          <text:p/>
        </draw:line>
        <draw:line draw:style-name="gr81" draw:text-style-name="P3" draw:layer="layout" svg:x1="5cm" svg:y1="55.6cm" svg:x2="7.2cm" svg:y2="55.6cm">
          <text:p/>
        </draw:line>
        <draw:line draw:style-name="gr81" draw:text-style-name="P3" draw:layer="layout" svg:x1="7.2cm" svg:y1="54.8cm" svg:x2="7.2cm" svg:y2="55.6cm">
          <text:p/>
        </draw:line>
        <draw:line draw:style-name="gr81" draw:text-style-name="P3" draw:layer="layout" svg:x1="7.2cm" svg:y1="54.8cm" svg:x2="7cm" svg:y2="54.8cm">
          <text:p/>
        </draw:line>
        <draw:line draw:style-name="gr81" draw:text-style-name="P3" draw:layer="layout" svg:x1="5cm" svg:y1="53.4cm" svg:x2="5cm" svg:y2="55.6cm">
          <text:p/>
        </draw:line>
        <draw:line draw:style-name="gr81" draw:text-style-name="P3" draw:layer="layout" svg:x1="5cm" svg:y1="53.4cm" svg:x2="5.4cm" svg:y2="53.4cm">
          <text:p/>
        </draw:line>
        <draw:frame draw:style-name="gr365" draw:text-style-name="P29" draw:layer="layout" svg:width="2.369cm" svg:height="1.125cm" svg:x="4.2cm" svg:y="55.3cm">
          <draw:text-box>
            <text:p text:style-name="P29"><text:span text:style-name="T4">BTB</text:span></text:p>
          </draw:text-box>
        </draw:frame>
        <draw:frame draw:style-name="gr357" draw:text-style-name="P31" draw:layer="layout" svg:width="2.445cm" svg:height="0.882cm" svg:x="8.3cm" svg:y="51cm">
          <draw:text-box>
            <text:p text:style-name="P28"><text:span text:style-name="T18">Fetch2</text:span></text:p>
          </draw:text-box>
        </draw:frame>
        <draw:line draw:style-name="gr15" draw:text-style-name="P3" draw:layer="layout" svg:x1="10.6cm" svg:y1="51.2cm" svg:x2="10.6cm" svg:y2="57.5cm">
          <text:p/>
        </draw:line>
        <draw:rect draw:style-name="gr359" draw:text-style-name="P3" draw:layer="layout" svg:width="0.3cm" svg:height="0.6cm" svg:x="10.455cm" svg:y="52.7cm">
          <text:p/>
        </draw:rect>
        <draw:frame draw:style-name="gr363" draw:text-style-name="P29" draw:layer="layout" svg:width="2.369cm" svg:height="0.725cm" svg:x="8.331cm" svg:y="57.2cm">
          <draw:text-box>
            <text:p text:style-name="P29"><text:span text:style-name="T4">iBus_rsp</text:span></text:p>
          </draw:text-box>
        </draw:frame>
        <draw:line draw:style-name="gr361" draw:text-style-name="P3" draw:layer="layout" svg:x1="9.7cm" svg:y1="57.3cm" svg:x2="9.7cm" svg:y2="57cm">
          <text:p/>
        </draw:line>
        <draw:line draw:style-name="gr81" draw:text-style-name="P3" draw:layer="layout" svg:x1="9.5cm" svg:y1="56cm" svg:x2="9.5cm" svg:y2="53.8cm">
          <text:p/>
        </draw:line>
        <draw:line draw:style-name="gr81" draw:text-style-name="P3" draw:layer="layout" svg:x1="12.5cm" svg:y1="53.8cm" svg:x2="9.5cm" svg:y2="53.8cm">
          <text:p/>
        </draw:line>
        <draw:rect draw:style-name="gr359" draw:text-style-name="P3" draw:layer="layout" svg:width="0.3cm" svg:height="0.6cm" svg:x="10.455cm" svg:y="53.5cm">
          <text:p/>
        </draw:rect>
        <draw:line draw:style-name="gr81" draw:text-style-name="P3" draw:layer="layout" svg:x1="6.9cm" svg:y1="53cm" svg:x2="6.9cm" svg:y2="52.2cm">
          <text:p/>
        </draw:line>
        <draw:rect draw:style-name="gr359" draw:text-style-name="P3" draw:layer="layout" svg:width="0.3cm" svg:height="1cm" svg:x="10.452cm" svg:y="55.3cm">
          <text:p/>
        </draw:rect>
        <draw:rect draw:style-name="gr364" draw:text-style-name="P50" draw:layer="layout" svg:width="0.6cm" svg:height="0.6cm" svg:x="10.6cm" svg:y="55.5cm">
          <text:p text:style-name="P50"><text:span text:style-name="T9">RF</text:span></text:p>
        </draw:rect>
        <draw:line draw:style-name="gr81" draw:text-style-name="P3" draw:layer="layout" svg:x1="10.5cm" svg:y1="55.768cm" svg:x2="9.5cm" svg:y2="55.768cm">
          <text:p/>
        </draw:line>
        <draw:line draw:style-name="gr81" draw:text-style-name="P3" draw:layer="layout" svg:x1="14.5cm" svg:y1="56.1cm" svg:x2="14.6cm" svg:y2="56.1cm">
          <text:p/>
        </draw:line>
        <draw:rect draw:style-name="gr359" draw:text-style-name="P3" draw:layer="layout" svg:width="0.3cm" svg:height="0.6cm" svg:x="14.148cm" svg:y="55.8cm">
          <text:p/>
        </draw:rect>
        <draw:line draw:style-name="gr81" draw:text-style-name="P3" draw:layer="layout" svg:x1="12.1cm" svg:y1="56.1cm" svg:x2="14.1cm" svg:y2="56.1cm">
          <text:p/>
        </draw:line>
        <draw:custom-shape draw:style-name="gr100" draw:text-style-name="P3" draw:layer="layout" svg:width="1.2cm" svg:height="0.5cm" draw:transform="rotate (1.5707963267946)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6cm" svg:y1="55.8cm" svg:x2="11.2cm" svg:y2="55.8cm">
          <text:p/>
        </draw:line>
        <draw:custom-shape draw:style-name="gr32" draw:text-style-name="P16" draw:layer="layout" svg:width="1.4cm" svg:height="1.2cm" svg:x="12.4cm" svg:y="55.5cm">
          <text:p text:style-name="P16"><text:span text:style-name="T4">SRC</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1.6cm" svg:y1="56.4cm" svg:x2="11.2cm" svg:y2="56.4cm">
          <text:p/>
        </draw:line>
        <draw:line draw:style-name="gr81" draw:text-style-name="P3" draw:layer="layout" svg:x1="11.2cm" svg:y1="57cm" svg:x2="11.2cm" svg:y2="56.4cm">
          <text:p/>
        </draw:line>
        <draw:line draw:style-name="gr81" draw:text-style-name="P3" draw:layer="layout" svg:x1="11.2cm" svg:y1="57cm" svg:x2="11.6cm" svg:y2="57cm">
          <text:p/>
        </draw:line>
        <draw:frame draw:style-name="gr363" draw:text-style-name="P29" draw:layer="layout" svg:width="2.369cm" svg:height="0.725cm" svg:x="11.284cm" svg:y="56.675cm">
          <draw:text-box>
            <text:p text:style-name="P29"><text:span text:style-name="T4">Bypass</text:span></text:p>
          </draw:text-box>
        </draw:frame>
        <draw:custom-shape draw:style-name="gr32" draw:text-style-name="P16" draw:layer="layout" svg:width="3.9cm" svg:height="1.1cm" svg:x="16.6cm" svg:y="53.7cm">
          <text:p text:style-name="P16"><text:span text:style-name="T4">MUL</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1.9cm" svg:height="1.1cm" svg:x="16.2cm" svg:y="54.9cm">
          <text:p text:style-name="P16"><text:span text:style-name="T4">DIV</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4.5cm" svg:y1="53cm" svg:x2="14.6cm" svg:y2="53cm">
          <text:p/>
        </draw:line>
        <draw:frame draw:style-name="gr358" draw:text-style-name="P31" draw:layer="layout" svg:width="2.852cm" svg:height="0.882cm" svg:x="16.9cm" svg:y="50.918cm">
          <draw:text-box>
            <text:p text:style-name="P28"><text:span text:style-name="T18">Memory</text:span></text:p>
          </draw:text-box>
        </draw:frame>
        <draw:frame draw:style-name="gr358" draw:text-style-name="P31" draw:layer="layout" svg:width="3.067cm" svg:height="0.882cm" svg:x="19.541cm" svg:y="50.918cm">
          <draw:text-box>
            <text:p text:style-name="P28"><text:span text:style-name="T18">WriteBack</text:span></text:p>
          </draw:text-box>
        </draw:frame>
        <draw:rect draw:style-name="gr359" draw:text-style-name="P3" draw:layer="layout" svg:width="0.7cm" svg:height="0.192cm" svg:x="9.349cm" svg:y="56.491cm">
          <text:p/>
        </draw:rect>
        <draw:rect draw:style-name="gr359" draw:text-style-name="P3" draw:layer="layout" svg:width="0.7cm" svg:height="0.191cm" svg:x="9.349cm" svg:y="56.3cm">
          <text:p/>
        </draw:rect>
        <draw:custom-shape draw:style-name="gr100" draw:text-style-name="P3" draw:layer="layout" svg:width="-0.75cm" svg:height="-0.15cm" svg:x="9.849cm" svg:y="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9.7cm" svg:y1="56.9cm" svg:x2="9.2cm" svg:y2="56.9cm">
          <text:p/>
        </draw:line>
        <draw:line draw:style-name="gr81" draw:text-style-name="P3" draw:layer="layout" svg:x1="9.2cm" svg:y1="56.1cm" svg:x2="9.2cm" svg:y2="56.901cm">
          <text:p/>
        </draw:line>
        <draw:rect draw:style-name="gr359" draw:text-style-name="P3" draw:layer="layout" svg:width="0.3cm" svg:height="0.6cm" svg:x="6.265cm" svg:y="53.5cm">
          <text:p/>
        </draw:rect>
        <draw:line draw:style-name="gr81" draw:text-style-name="P3" draw:layer="layout" svg:x1="6.3cm" svg:y1="53.8cm" svg:x2="6.1cm" svg:y2="53.8cm">
          <text:p/>
        </draw:line>
        <draw:line draw:style-name="gr81" draw:text-style-name="P3" draw:layer="layout" svg:x1="7.5cm" svg:y1="53.8cm" svg:x2="6.6cm" svg:y2="53.8cm">
          <text:p/>
        </draw:line>
      </draw:page>
      <draw:page draw:name="page17"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1" draw:text-style-name="P3" draw:layer="layout" svg:x1="5.749cm" svg:y1="42.352cm" svg:x2="15.833cm" svg:y2="42.352cm">
          <text:p/>
        </draw:line>
        <draw:line draw:style-name="gr81" draw:text-style-name="P3" draw:layer="layout" svg:x1="5.749cm" svg:y1="45.348cm" svg:x2="19.904cm" svg:y2="45.348cm">
          <text:p/>
        </draw:line>
        <draw:line draw:style-name="gr81" draw:text-style-name="P3" draw:layer="layout" svg:x1="5.749cm" svg:y1="41.422cm" svg:x2="5.749cm" svg:y2="42.352cm">
          <text:p/>
        </draw:line>
        <draw:line draw:style-name="gr81" draw:text-style-name="P3" draw:layer="layout" svg:x1="10.868cm" svg:y1="41.422cm" svg:x2="10.868cm" svg:y2="42.352cm">
          <text:p/>
        </draw:line>
        <draw:line draw:style-name="gr81" draw:text-style-name="P3" draw:layer="layout" svg:x1="5.749cm" svg:y1="42.352cm" svg:x2="5.749cm" svg:y2="43.332cm">
          <text:p/>
        </draw:line>
        <draw:line draw:style-name="gr81" draw:text-style-name="P3" draw:layer="layout" svg:x1="10.868cm" svg:y1="42.352cm" svg:x2="10.868cm" svg:y2="43.348cm">
          <text:p/>
        </draw:line>
        <draw:line draw:style-name="gr81" draw:text-style-name="P3" draw:layer="layout" svg:x1="15.833cm" svg:y1="42.352cm" svg:x2="15.833cm" svg:y2="43.342cm">
          <text:p/>
        </draw:line>
        <draw:line draw:style-name="gr81" draw:text-style-name="P3" draw:layer="layout" svg:x1="15.833cm" svg:y1="44.342cm" svg:x2="15.833cm" svg:y2="45.348cm">
          <text:p/>
        </draw:line>
        <draw:line draw:style-name="gr81" draw:text-style-name="P3" draw:layer="layout" svg:x1="5.749cm" svg:y1="45.352cm" svg:x2="5.749cm" svg:y2="46.332cm">
          <text:p/>
        </draw:line>
        <draw:line draw:style-name="gr81" draw:text-style-name="P3" draw:layer="layout" svg:x1="10.868cm" svg:y1="45.352cm" svg:x2="10.868cm" svg:y2="46.348cm">
          <text:p/>
        </draw:line>
        <draw:line draw:style-name="gr81" draw:text-style-name="P3" draw:layer="layout" svg:x1="15.833cm" svg:y1="45.352cm" svg:x2="15.833cm" svg:y2="46.342cm">
          <text:p/>
        </draw:line>
        <draw:line draw:style-name="gr81" draw:text-style-name="P3" draw:layer="layout" svg:x1="19.904cm" svg:y1="45.348cm" svg:x2="19.904cm" svg:y2="46.393cm">
          <text:p/>
        </draw:line>
        <draw:line draw:style-name="gr81" draw:text-style-name="P3" draw:layer="layout" svg:x1="21.904cm" svg:y1="41.344cm" svg:x2="21.904cm" svg:y2="46.394cm">
          <text:p/>
        </draw:line>
        <draw:line draw:style-name="gr81" draw:text-style-name="P3" draw:layer="layout" svg:x1="15.833cm" svg:y1="41.352cm" svg:x2="15.833cm" svg:y2="42.342cm">
          <text:p/>
        </draw:line>
        <draw:line draw:style-name="gr81" draw:text-style-name="P3" draw:layer="layout" svg:x1="15.833cm" svg:y1="41.352cm" svg:x2="21.904cm" svg:y2="41.352cm">
          <text:p/>
        </draw:line>
      </draw:page>
      <draw:page draw:name="page18"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52" draw:layer="layout" svg:width="0.987cm" svg:height="0.987cm" svg:x="19.98cm" svg:y="10.898cm" svg:viewBox="0 0 988 988" svg:d="M494 0c281 0 494 213 494 494s-213 494-494 494-494-213-494-494 213-494 494-494z">
          <text:p text:style-name="P13"><text:span text:style-name="T46">&amp;&amp;</text:span></text:p>
        </draw:path>
        <draw:path draw:style-name="gr93" draw:text-style-name="P53" draw:layer="layout" svg:width="0.987cm" svg:height="0.987cm" svg:x="20.114cm" svg:y="2.629cm" svg:viewBox="0 0 988 988" svg:d="M494 0c281 0 494 213 494 494s-213 494-494 494-494-213-494-494 213-494 494-494z">
          <text:p text:style-name="P3"><text:span text:style-name="T47">x</text:span></text:p>
        </draw:path>
        <draw:frame draw:style-name="gr366" draw:text-style-name="P31" draw:layer="layout" svg:width="0.815cm" svg:height="0.882cm" svg:x="18.865cm" svg:y="9.436cm">
          <draw:text-box>
            <text:p text:style-name="P28"><text:span text:style-name="T18">a</text:span></text:p>
          </draw:text-box>
        </draw:frame>
        <draw:frame draw:style-name="gr366" draw:text-style-name="P31" draw:layer="layout" svg:width="0.815cm" svg:height="0.882cm" svg:x="21.237cm" svg:y="9.451cm">
          <draw:text-box>
            <text:p text:style-name="P28"><text:span text:style-name="T18">b</text:span></text:p>
          </draw:text-box>
        </draw:frame>
        <draw:frame draw:style-name="gr367" draw:text-style-name="P31" draw:layer="layout" svg:width="0.786cm" svg:height="0.882cm" svg:x="23.222cm" svg:y="9.471cm">
          <draw:text-box>
            <text:p text:style-name="P28"><text:span text:style-name="T18">c</text:span></text:p>
          </draw:text-box>
        </draw:frame>
        <draw:line draw:style-name="gr368" draw:text-style-name="P3" draw:layer="layout" svg:x1="19.369cm" svg:y1="10.218cm" svg:x2="19.98cm" svg:y2="11.161cm">
          <text:p/>
        </draw:line>
        <draw:line draw:style-name="gr368" draw:text-style-name="P3" draw:layer="layout" svg:x1="21.501cm" svg:y1="10.186cm" svg:x2="20.89cm" svg:y2="11.129cm">
          <text:p/>
        </draw:line>
        <draw:line draw:style-name="gr368" draw:text-style-name="P3" draw:layer="layout" svg:x1="20.458cm" svg:y1="11.924cm" svg:x2="21.069cm" svg:y2="12.867cm">
          <text:p/>
        </draw:line>
        <draw:line draw:style-name="gr368" draw:text-style-name="P3" draw:layer="layout" svg:x1="22.59cm" svg:y1="11.892cm" svg:x2="21.979cm" svg:y2="12.835cm">
          <text:p/>
        </draw:line>
        <draw:path draw:style-name="gr93" draw:text-style-name="P53" draw:layer="layout" svg:width="0.987cm" svg:height="0.987cm" svg:x="22.09cm" svg:y="10.904cm" svg:viewBox="0 0 988 988" svg:d="M494 0c281 0 494 213 494 494s-213 494-494 494-494-213-494-494 213-494 494-494z">
          <text:p text:style-name="P3"><text:span text:style-name="T47">!</text:span></text:p>
        </draw:path>
        <draw:line draw:style-name="gr368" draw:text-style-name="P3" draw:layer="layout" svg:x1="23.622cm" svg:y1="10.261cm" svg:x2="23.011cm" svg:y2="11.204cm">
          <text:p/>
        </draw:line>
        <draw:line draw:style-name="gr368" draw:text-style-name="P3" draw:layer="layout" svg:x1="21.54cm" svg:y1="13.565cm" svg:x2="21.54cm" svg:y2="14.565cm">
          <text:p/>
        </draw:line>
        <draw:frame draw:style-name="gr369" draw:text-style-name="P31" draw:layer="layout" svg:width="1.882cm" svg:height="0.882cm" svg:x="20.613cm" svg:y="14.418cm">
          <draw:text-box>
            <text:p text:style-name="P28"><text:span text:style-name="T18">result</text:span></text:p>
          </draw:text-box>
        </draw:frame>
        <draw:path draw:style-name="gr93" draw:text-style-name="P52" draw:layer="layout" svg:width="0.987cm" svg:height="0.987cm" svg:x="26.869cm" svg:y="10.868cm" svg:viewBox="0 0 988 988" svg:d="M494 0c281 0 494 213 494 494s-213 494-494 494-494-213-494-494 213-494 494-494z">
          <text:p text:style-name="P13"><text:span text:style-name="T46">&amp;&amp;</text:span></text:p>
        </draw:path>
        <draw:path draw:style-name="gr93" draw:text-style-name="P53" draw:layer="layout" svg:width="0.987cm" svg:height="0.987cm" svg:x="27.945cm" svg:y="12.561cm" svg:viewBox="0 0 988 988" svg:d="M494 0c281 0 494 213 494 494s-213 494-494 494-494-213-494-494 213-494 494-494z">
          <text:p text:style-name="P3"><text:span text:style-name="T47">||</text:span></text:p>
        </draw:path>
        <draw:frame draw:style-name="gr366" draw:text-style-name="P31" draw:layer="layout" svg:width="0.815cm" svg:height="0.882cm" svg:x="25.754cm" svg:y="9.406cm">
          <draw:text-box>
            <text:p text:style-name="P28"><text:span text:style-name="T18">a</text:span></text:p>
          </draw:text-box>
        </draw:frame>
        <draw:frame draw:style-name="gr366" draw:text-style-name="P31" draw:layer="layout" svg:width="0.815cm" svg:height="0.882cm" svg:x="28.126cm" svg:y="9.421cm">
          <draw:text-box>
            <text:p text:style-name="P28"><text:span text:style-name="T18">b</text:span></text:p>
          </draw:text-box>
        </draw:frame>
        <draw:frame draw:style-name="gr367" draw:text-style-name="P31" draw:layer="layout" svg:width="0.786cm" svg:height="0.882cm" svg:x="29.041cm" svg:y="9.106cm">
          <draw:text-box>
            <text:p text:style-name="P28"><text:span text:style-name="T18">c</text:span></text:p>
          </draw:text-box>
        </draw:frame>
        <draw:line draw:style-name="gr368" draw:text-style-name="P3" draw:layer="layout" svg:x1="26.258cm" svg:y1="10.188cm" svg:x2="26.869cm" svg:y2="11.131cm">
          <text:p/>
        </draw:line>
        <draw:line draw:style-name="gr368" draw:text-style-name="P3" draw:layer="layout" svg:x1="28.39cm" svg:y1="10.156cm" svg:x2="27.779cm" svg:y2="11.099cm">
          <text:p/>
        </draw:line>
        <draw:line draw:style-name="gr368" draw:text-style-name="P3" draw:layer="layout" svg:x1="27.347cm" svg:y1="11.894cm" svg:x2="27.958cm" svg:y2="12.837cm">
          <text:p/>
        </draw:line>
        <draw:line draw:style-name="gr368" draw:text-style-name="P3" draw:layer="layout" svg:x1="29.479cm" svg:y1="11.862cm" svg:x2="28.868cm" svg:y2="12.805cm">
          <text:p/>
        </draw:line>
        <draw:path draw:style-name="gr93" draw:text-style-name="P53" draw:layer="layout" svg:width="0.987cm" svg:height="0.987cm" svg:x="28.979cm" svg:y="10.874cm" svg:viewBox="0 0 988 988" svg:d="M494 0c281 0 494 213 494 494s-213 494-494 494-494-213-494-494 213-494 494-494z">
          <text:p text:style-name="P3"><text:span text:style-name="T47">!</text:span></text:p>
        </draw:path>
        <draw:line draw:style-name="gr368" draw:text-style-name="P3" draw:layer="layout" svg:x1="28.429cm" svg:y1="13.535cm" svg:x2="28.429cm" svg:y2="14.535cm">
          <text:p/>
        </draw:line>
        <draw:frame draw:style-name="gr369" draw:text-style-name="P31" draw:layer="layout" svg:width="1.882cm" svg:height="0.882cm" svg:x="27.502cm" svg:y="14.388cm">
          <draw:text-box>
            <text:p text:style-name="P28"><text:span text:style-name="T18">result</text:span></text:p>
          </draw:text-box>
        </draw:frame>
        <draw:line draw:style-name="gr368" draw:text-style-name="P3" draw:layer="layout" svg:x1="29.473cm" svg:y1="9.874cm" svg:x2="29.473cm" svg:y2="10.874cm">
          <text:p/>
        </draw:line>
        <draw:frame draw:style-name="gr370" draw:text-style-name="P40" draw:layer="layout" svg:width="2.242cm" svg:height="0.725cm" svg:x="19.861cm" svg:y="21.156cm">
          <draw:text-box>
            <text:p text:style-name="P39"><text:span text:style-name="T27">result</text:span></text:p>
          </draw:text-box>
        </draw:frame>
        <draw:line draw:style-name="gr371" draw:text-style-name="P27" draw:layer="layout" svg:x1="34.887cm" svg:y1="32.531cm" svg:x2="34.53cm" svg:y2="32.531cm">
          <text:p/>
        </draw:line>
        <draw:line draw:style-name="gr372" draw:text-style-name="P27" draw:layer="layout" svg:x1="35.882cm" svg:y1="32.888cm" svg:x2="35.318cm" svg:y2="32.888cm">
          <text:p/>
        </draw:line>
        <draw:line draw:style-name="gr373" draw:text-style-name="P27" draw:layer="layout" svg:x1="35.519cm" svg:y1="32.212cm" svg:x2="35.308cm" svg:y2="32.212cm">
          <text:p/>
        </draw:line>
        <draw:frame draw:style-name="gr374" draw:text-style-name="P40" draw:layer="layout" svg:width="1.425cm" svg:height="0.725cm" svg:x="17.62cm" svg:y="21.512cm">
          <draw:text-box>
            <text:p text:style-name="P39"><text:span text:style-name="T27">data</text:span></text:p>
          </draw:text-box>
        </draw:frame>
        <draw:frame draw:style-name="gr375" draw:text-style-name="P40" draw:layer="layout" svg:width="1.539cm" svg:height="0.725cm" svg:x="17.564cm" svg:y="20.813cm">
          <draw:text-box>
            <text:p text:style-name="P39"><text:span text:style-name="T27">False</text:span></text:p>
          </draw:text-box>
        </draw:frame>
        <draw:frame draw:style-name="gr376" draw:text-style-name="P40" draw:layer="layout" svg:width="2.462cm" svg:height="0.725cm" svg:x="18.544cm" svg:y="22.521cm">
          <draw:text-box>
            <text:p text:style-name="P39"><text:span text:style-name="T27">something</text:span></text:p>
          </draw:text-box>
        </draw:frame>
        <draw:line draw:style-name="gr377" draw:text-style-name="P3" draw:layer="layout" svg:x1="5.068cm" svg:y1="12.848cm" svg:x2="6.645cm" svg:y2="13.657cm">
          <text:p/>
        </draw:line>
        <draw:line draw:style-name="gr377" draw:text-style-name="P3" draw:layer="layout" svg:x1="5.069cm" svg:y1="13.658cm" svg:x2="6.645cm" svg:y2="12.848cm">
          <text:p/>
        </draw:line>
        <draw:path draw:style-name="gr93" draw:text-style-name="P52" draw:layer="layout" svg:width="0.987cm" svg:height="0.987cm" svg:x="7.919cm" svg:y="18.894cm" svg:viewBox="0 0 988 988" svg:d="M494 0c281 0 494 213 494 494s-213 494-494 494-494-213-494-494 213-494 494-494z">
          <text:p text:style-name="P13"><text:span text:style-name="T46">&amp;&amp;</text:span></text:p>
        </draw:path>
        <draw:path draw:style-name="gr93" draw:text-style-name="P53" draw:layer="layout" svg:width="0.987cm" svg:height="0.987cm" svg:x="8.995cm" svg:y="22.187cm" svg:viewBox="0 0 988 988" svg:d="M494 0c281 0 494 213 494 494s-213 494-494 494-494-213-494-494 213-494 494-494z">
          <text:p text:style-name="P3"><text:span text:style-name="T47">||</text:span></text:p>
        </draw:path>
        <draw:frame draw:style-name="gr378" draw:text-style-name="P31" draw:layer="layout" svg:width="2.415cm" svg:height="0.882cm" svg:x="5.807cm" svg:y="17.432cm">
          <draw:text-box>
            <text:p text:style-name="P28"><text:span text:style-name="T18">a : Bool</text:span></text:p>
          </draw:text-box>
        </draw:frame>
        <draw:frame draw:style-name="gr378" draw:text-style-name="P31" draw:layer="layout" svg:width="2.415cm" svg:height="0.882cm" svg:x="8.276cm" svg:y="17.447cm">
          <draw:text-box>
            <text:p text:style-name="P28"><text:span text:style-name="T18">b : Bool</text:span></text:p>
          </draw:text-box>
        </draw:frame>
        <draw:frame draw:style-name="gr379" draw:text-style-name="P31" draw:layer="layout" svg:width="2.386cm" svg:height="0.882cm" svg:x="10.861cm" svg:y="17.467cm">
          <draw:text-box>
            <text:p text:style-name="P28"><text:span text:style-name="T18">c : Bool</text:span></text:p>
          </draw:text-box>
        </draw:frame>
        <draw:line draw:style-name="gr368" draw:text-style-name="P3" draw:layer="layout" svg:x1="7.308cm" svg:y1="18.214cm" svg:x2="7.919cm" svg:y2="19.157cm">
          <text:p/>
        </draw:line>
        <draw:line draw:style-name="gr368" draw:text-style-name="P3" draw:layer="layout" svg:x1="9.44cm" svg:y1="18.182cm" svg:x2="8.829cm" svg:y2="19.125cm">
          <text:p/>
        </draw:line>
        <draw:line draw:style-name="gr368" draw:text-style-name="P3" draw:layer="layout" svg:x1="8.397cm" svg:y1="21.52cm" svg:x2="9.008cm" svg:y2="22.463cm">
          <text:p/>
        </draw:line>
        <draw:line draw:style-name="gr368" draw:text-style-name="P3" draw:layer="layout" svg:x1="10.529cm" svg:y1="21.488cm" svg:x2="9.918cm" svg:y2="22.431cm">
          <text:p/>
        </draw:line>
        <draw:path draw:style-name="gr93" draw:text-style-name="P53" draw:layer="layout" svg:width="0.987cm" svg:height="0.987cm" svg:x="10.029cm" svg:y="18.9cm" svg:viewBox="0 0 988 988" svg:d="M494 0c281 0 494 213 494 494s-213 494-494 494-494-213-494-494 213-494 494-494z">
          <text:p text:style-name="P3"><text:span text:style-name="T47">!</text:span></text:p>
        </draw:path>
        <draw:line draw:style-name="gr368" draw:text-style-name="P3" draw:layer="layout" svg:x1="11.561cm" svg:y1="18.257cm" svg:x2="10.95cm" svg:y2="19.2cm">
          <text:p/>
        </draw:line>
        <draw:line draw:style-name="gr368" draw:text-style-name="P3" draw:layer="layout" svg:x1="9.479cm" svg:y1="23.161cm" svg:x2="9.479cm" svg:y2="24.161cm">
          <text:p/>
        </draw:line>
        <draw:frame draw:style-name="gr380" draw:text-style-name="P31" draw:layer="layout" svg:width="2.288cm" svg:height="0.882cm" svg:x="8.349cm" svg:y="24.014cm">
          <draw:text-box>
            <text:p text:style-name="P28"><text:span text:style-name="T18">- : Bool</text:span></text:p>
          </draw:text-box>
        </draw:frame>
        <draw:line draw:style-name="gr368" draw:text-style-name="P3" draw:layer="layout" svg:x1="8.374cm" svg:y1="19.888cm" svg:x2="8.374cm" svg:y2="20.888cm">
          <text:p/>
        </draw:line>
        <draw:frame draw:style-name="gr380" draw:text-style-name="P31" draw:layer="layout" svg:width="2.288cm" svg:height="0.882cm" svg:x="7.243cm" svg:y="20.741cm">
          <draw:text-box>
            <text:p text:style-name="P28"><text:span text:style-name="T18">- : Bool</text:span></text:p>
          </draw:text-box>
        </draw:frame>
        <draw:line draw:style-name="gr368" draw:text-style-name="P3" draw:layer="layout" svg:x1="10.574cm" svg:y1="19.869cm" svg:x2="10.574cm" svg:y2="20.869cm">
          <text:p/>
        </draw:line>
        <draw:frame draw:style-name="gr380" draw:text-style-name="P31" draw:layer="layout" svg:width="2.288cm" svg:height="0.882cm" svg:x="9.443cm" svg:y="20.722cm">
          <draw:text-box>
            <text:p text:style-name="P28"><text:span text:style-name="T18">- : Bool</text:span></text:p>
          </draw:text-box>
        </draw:frame>
        <draw:line draw:style-name="gr368" draw:text-style-name="P3" draw:layer="layout" svg:x1="9.479cm" svg:y1="24.842cm" svg:x2="9.479cm" svg:y2="25.842cm">
          <text:p/>
        </draw:line>
        <draw:frame draw:style-name="gr381" draw:text-style-name="P31" draw:layer="layout" svg:width="3.482cm" svg:height="0.882cm" svg:x="7.752cm" svg:y="25.695cm">
          <draw:text-box>
            <text:p text:style-name="P28"><text:span text:style-name="T18">result : Bool</text:span></text:p>
          </draw:text-box>
        </draw:frame>
        <draw:path draw:style-name="gr93" draw:text-style-name="P52" draw:layer="layout" svg:width="0.987cm" svg:height="0.987cm" svg:x="21.953cm" svg:y="27.623cm" svg:viewBox="0 0 988 988" svg:d="M494 0c281 0 494 213 494 494s-213 494-494 494-494-213-494-494 213-494 494-494z">
          <text:p text:style-name="P13"><text:span text:style-name="T46">&amp;&amp;</text:span></text:p>
        </draw:path>
        <draw:frame draw:style-name="gr382" draw:text-style-name="P31" draw:layer="layout" svg:width="2.538cm" svg:height="0.882cm" svg:x="22.657cm" svg:y="26.176cm">
          <draw:text-box>
            <text:p text:style-name="P28"><text:span text:style-name="T18">bools(1)</text:span></text:p>
          </draw:text-box>
        </draw:frame>
        <draw:line draw:style-name="gr368" draw:text-style-name="P3" draw:layer="layout" svg:x1="21.342cm" svg:y1="26.943cm" svg:x2="21.953cm" svg:y2="27.886cm">
          <text:p/>
        </draw:line>
        <draw:line draw:style-name="gr368" draw:text-style-name="P3" draw:layer="layout" svg:x1="23.474cm" svg:y1="26.911cm" svg:x2="22.863cm" svg:y2="27.854cm">
          <text:p/>
        </draw:line>
        <draw:line draw:style-name="gr368" draw:text-style-name="P3" draw:layer="layout" svg:x1="22.408cm" svg:y1="28.617cm" svg:x2="22.408cm" svg:y2="29.617cm">
          <text:p/>
        </draw:line>
        <draw:frame draw:style-name="gr380" draw:text-style-name="P31" draw:layer="layout" svg:width="2.288cm" svg:height="0.882cm" svg:x="21.277cm" svg:y="29.47cm">
          <draw:text-box>
            <text:p text:style-name="P28"><text:span text:style-name="T18">- : Bool</text:span></text:p>
          </draw:text-box>
        </draw:frame>
        <draw:path draw:style-name="gr93" draw:text-style-name="P52" draw:layer="layout" svg:width="0.987cm" svg:height="0.987cm" svg:x="23.039cm" svg:y="30.968cm" svg:viewBox="0 0 988 988" svg:d="M494 0c281 0 494 213 494 494s-213 494-494 494-494-213-494-494 213-494 494-494z">
          <text:p text:style-name="P13"><text:span text:style-name="T46">&amp;&amp;</text:span></text:p>
        </draw:path>
        <draw:frame draw:style-name="gr382" draw:text-style-name="P31" draw:layer="layout" svg:width="2.538cm" svg:height="0.882cm" svg:x="23.443cm" svg:y="29.521cm">
          <draw:text-box>
            <text:p text:style-name="P28"><text:span text:style-name="T18">bools(2)</text:span></text:p>
          </draw:text-box>
        </draw:frame>
        <draw:line draw:style-name="gr368" draw:text-style-name="P3" draw:layer="layout" svg:x1="22.428cm" svg:y1="30.288cm" svg:x2="23.039cm" svg:y2="31.231cm">
          <text:p/>
        </draw:line>
        <draw:line draw:style-name="gr368" draw:text-style-name="P3" draw:layer="layout" svg:x1="24.56cm" svg:y1="30.256cm" svg:x2="23.949cm" svg:y2="31.199cm">
          <text:p/>
        </draw:line>
        <draw:line draw:style-name="gr368" draw:text-style-name="P3" draw:layer="layout" svg:x1="23.494cm" svg:y1="31.962cm" svg:x2="23.494cm" svg:y2="32.962cm">
          <text:p/>
        </draw:line>
        <draw:frame draw:style-name="gr380" draw:text-style-name="P31" draw:layer="layout" svg:width="2.288cm" svg:height="0.882cm" svg:x="22.389cm" svg:y="32.962cm">
          <draw:text-box>
            <text:p text:style-name="P28"><text:span text:style-name="T18">- : Bool</text:span></text:p>
          </draw:text-box>
        </draw:frame>
        <draw:frame draw:style-name="gr382" draw:text-style-name="P31" draw:layer="layout" svg:width="2.538cm" svg:height="0.882cm" svg:x="19.944cm" svg:y="26.176cm">
          <draw:text-box>
            <text:p text:style-name="P28"><text:span text:style-name="T18">bools(0)</text:span></text:p>
          </draw:text-box>
        </draw:frame>
        <draw:line draw:style-name="gr368" draw:text-style-name="P3" draw:layer="layout" svg:x1="23.52cm" svg:y1="33.844cm" svg:x2="23.52cm" svg:y2="34.844cm">
          <text:p/>
        </draw:line>
        <draw:frame draw:style-name="gr38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8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8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8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87" draw:text-style-name="P27" draw:layer="layout" svg:x1="36.32cm" svg:y1="34.299cm" svg:x2="38.954cm" svg:y2="34.299cm">
          <text:p/>
        </draw:line>
        <draw:line draw:style-name="gr388"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89" draw:text-style-name="P27" draw:layer="layout" svg:x1="29.458cm" svg:y1="23.385cm" svg:x2="30.022cm" svg:y2="23.385cm">
          <text:p/>
        </draw:line>
        <draw:line draw:style-name="gr390" draw:text-style-name="P27" draw:layer="layout" svg:x1="29.468cm" svg:y1="24.061cm" svg:x2="30.032cm" svg:y2="24.061cm">
          <text:p/>
        </draw:line>
        <draw:frame draw:style-name="gr391" draw:text-style-name="P40" draw:layer="layout" svg:width="3.19cm" svg:height="0.725cm" svg:x="26.425cm" svg:y="23.697cm">
          <draw:text-box>
            <text:p text:style-name="P4"><text:span text:style-name="T27">ticksEnable(0)</text:span></text:p>
          </draw:text-box>
        </draw:frame>
        <draw:frame draw:style-name="gr392" draw:text-style-name="P40" draw:layer="layout" svg:width="1.865cm" svg:height="0.725cm" svg:x="27.75cm" svg:y="22.998cm">
          <draw:text-box>
            <text:p text:style-name="P39"><text:span text:style-name="T27">ticks(0)</text:span></text:p>
          </draw:text-box>
        </draw:frame>
        <draw:line draw:style-name="gr393"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94" draw:text-style-name="P27" draw:layer="layout" svg:x1="29.478cm" svg:y1="24.809cm" svg:x2="30.042cm" svg:y2="24.809cm">
          <text:p/>
        </draw:line>
        <draw:line draw:style-name="gr395" draw:text-style-name="P27" draw:layer="layout" svg:x1="29.488cm" svg:y1="25.485cm" svg:x2="30.052cm" svg:y2="25.485cm">
          <text:p/>
        </draw:line>
        <draw:frame draw:style-name="gr396" draw:text-style-name="P40" draw:layer="layout" svg:width="3.19cm" svg:height="0.725cm" svg:x="26.445cm" svg:y="25.121cm">
          <draw:text-box>
            <text:p text:style-name="P4"><text:span text:style-name="T27">ticksEnable(1)</text:span></text:p>
          </draw:text-box>
        </draw:frame>
        <draw:frame draw:style-name="gr397" draw:text-style-name="P40" draw:layer="layout" svg:width="1.865cm" svg:height="0.725cm" svg:x="27.77cm" svg:y="24.422cm">
          <draw:text-box>
            <text:p text:style-name="P39"><text:span text:style-name="T27">ticks(1)</text:span></text:p>
          </draw:text-box>
        </draw:frame>
        <draw:line draw:style-name="gr398"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99" draw:text-style-name="P27" draw:layer="layout" svg:x1="31.702cm" svg:y1="24.714cm" svg:x2="32.266cm" svg:y2="24.714cm">
          <text:p/>
        </draw:line>
        <draw:line draw:style-name="gr400" draw:text-style-name="P27" draw:layer="layout" svg:x1="31.713cm" svg:y1="24.225cm" svg:x2="32.277cm" svg:y2="24.225cm">
          <text:p/>
        </draw:line>
        <draw:line draw:style-name="gr401" draw:text-style-name="P27" draw:layer="layout" svg:x1="31.713cm" svg:y1="24.225cm" svg:x2="31.713cm" svg:y2="23.718cm">
          <text:p/>
        </draw:line>
        <draw:line draw:style-name="gr402" draw:text-style-name="P27" draw:layer="layout" svg:x1="31.702cm" svg:y1="24.714cm" svg:x2="31.719cm" svg:y2="25.148cm">
          <text:p/>
        </draw:line>
        <draw:line draw:style-name="gr403" draw:text-style-name="P27" draw:layer="layout" svg:x1="33.158cm" svg:y1="24.466cm" svg:x2="33.722cm" svg:y2="24.466cm">
          <text:p/>
        </draw:line>
        <draw:frame draw:style-name="gr404"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8">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405" draw:text-style-name="P3" draw:layer="layout" svg:width="11.548cm" svg:height="6.977cm" svg:x="12.014cm" svg:y="36.983cm">
          <text:p text:style-name="P3"><text:span text:style-name="T49">VHDL Specification</text:span></text:p>
          <text:p text:style-name="P3"/>
          <text:p text:style-name="P3"/>
          <text:p text:style-name="P3"/>
          <text:p text:style-name="P3"/>
          <text:p text:style-name="P3"/>
          <text:p text:style-name="P3"/>
        </draw:ellipse>
        <draw:ellipse draw:style-name="gr406" draw:text-style-name="P54" draw:layer="layout" svg:width="8.177cm" svg:height="4.94cm" svg:x="13.655cm" svg:y="39.02cm">
          <text:p text:style-name="P3"><text:span text:style-name="T50">Synthesizable subset</text:span></text:p>
          <text:p text:style-name="P3"><text:span text:style-name="T50"/></text:p>
          <text:p text:style-name="P3"><text:span text:style-name="T50"/></text:p>
          <text:p text:style-name="P3"><text:span text:style-name="T50"/></text:p>
        </draw:ellipse>
        <draw:ellipse draw:style-name="gr407" draw:text-style-name="P54" draw:layer="layout" svg:width="5.29cm" svg:height="3.196cm" svg:x="15.156cm" svg:y="40.764cm">
          <text:p text:style-name="P3"><text:span text:style-name="T50">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66" draw:text-style-name="P31" draw:layer="layout" svg:width="0.815cm" svg:height="0.882cm" svg:x="18.734cm" svg:y="2.346cm">
          <draw:text-box>
            <text:p text:style-name="P28"><text:span text:style-name="T18">a</text:span></text:p>
          </draw:text-box>
        </draw:frame>
        <draw:frame draw:style-name="gr366"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61"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69"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61" draw:text-style-name="P3" draw:layer="layout" svg:x1="22.435cm" svg:y1="4.572cm" svg:x2="17.839cm" svg:y2="4.573cm">
          <text:p/>
        </draw:line>
        <draw:line draw:style-name="gr361"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13.181cm" svg:y1="3.774cm" svg:x2="14.425cm" svg:y2="3.774cm">
          <text:p/>
        </draw:line>
        <draw:rect draw:style-name="gr1" draw:text-style-name="P2" draw:layer="layout" svg:width="5.407cm" svg:height="1cm" svg:x="33.809cm" svg:y="30.038cm">
          <text:p text:style-name="P1"><text:span text:style-name="T48">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409" draw:text-style-name="P27" draw:layer="layout" svg:x1="34.901cm" svg:y1="34.465cm" svg:x2="35.082cm" svg:y2="34.104cm">
          <text:p/>
        </draw:line>
        <draw:line draw:style-name="gr410" draw:text-style-name="P27" draw:layer="layout" svg:x1="37.078cm" svg:y1="32.893cm" svg:x2="37.078cm" svg:y2="34.299cm">
          <text:p/>
        </draw:line>
        <draw:line draw:style-name="gr411" draw:text-style-name="P27" draw:layer="layout" svg:x1="37.078cm" svg:y1="32.893cm" svg:x2="35.318cm" svg:y2="32.893cm">
          <text:p/>
        </draw:line>
        <draw:line draw:style-name="gr412" draw:text-style-name="P27" draw:layer="layout" svg:x1="34.53cm" svg:y1="34.282cm" svg:x2="34.53cm" svg:y2="32.531cm">
          <text:p/>
        </draw:line>
        <draw:path draw:style-name="gr93" draw:text-style-name="P52" draw:layer="layout" svg:width="0.987cm" svg:height="0.987cm" svg:x="35.717cm" svg:y="32.42cm" svg:viewBox="0 0 988 988" svg:d="M494 0c281 0 494 213 494 494s-213 494-494 494-494-213-494-494 213-494 494-494z">
          <text:p text:style-name="P13"><text:span text:style-name="T46">+1</text:span></text:p>
        </draw:path>
        <draw:custom-shape draw:style-name="gr413"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35.087cm" svg:y1="31.659cm" svg:x2="34.062cm" svg:y2="31.659cm">
          <text:p/>
        </draw:line>
        <draw:line draw:style-name="gr415" draw:text-style-name="P27" draw:layer="layout" svg:x1="35.087cm" svg:y1="31.622cm" svg:x2="35.087cm" svg:y2="32.029cm">
          <text:p/>
        </draw:line>
        <draw:frame draw:style-name="gr416" draw:text-style-name="P40" draw:layer="layout" svg:width="0.739cm" svg:height="0.725cm" svg:x="35.308cm" svg:y="31.88cm">
          <draw:text-box>
            <text:p text:style-name="P39"><text:span text:style-name="T27">0</text:span></text:p>
          </draw:text-box>
        </draw:frame>
        <draw:line draw:style-name="gr417" draw:text-style-name="P27" draw:layer="layout" svg:x1="37.566cm" svg:y1="35.617cm" svg:x2="37.078cm" svg:y2="35.617cm">
          <text:p/>
        </draw:line>
        <draw:frame draw:style-name="gr418" draw:text-style-name="P40" draw:layer="layout" svg:width="3.347cm" svg:height="0.725cm" svg:x="35.628cm" svg:y="37.125cm">
          <draw:text-box>
            <text:p text:style-name="P39"><text:span text:style-name="T27">(1 &lt;&lt; width) - 1</text:span></text:p>
          </draw:text-box>
        </draw:frame>
        <draw:line draw:style-name="gr419" draw:text-style-name="P27" draw:layer="layout" svg:x1="37.666cm" svg:y1="35.052cm" svg:x2="37.078cm" svg:y2="35.052cm">
          <text:p/>
        </draw:line>
        <draw:line draw:style-name="gr420" draw:text-style-name="P27" draw:layer="layout" svg:x1="37.078cm" svg:y1="34.299cm" svg:x2="37.078cm" svg:y2="35.052cm">
          <text:p/>
        </draw:line>
        <draw:line draw:style-name="gr421" draw:text-style-name="P27" draw:layer="layout" svg:x1="37.078cm" svg:y1="35.593cm" svg:x2="37.078cm" svg:y2="36.999cm">
          <text:p/>
        </draw:line>
        <draw:path draw:style-name="gr93" draw:text-style-name="P52" draw:layer="layout" svg:width="0.987cm" svg:height="0.987cm" svg:x="37.466cm" svg:y="34.881cm" svg:viewBox="0 0 988 988" svg:d="M494 0c281 0 494 213 494 494s-213 494-494 494-494-213-494-494 213-494 494-494z">
          <text:p text:style-name="P13"><text:span text:style-name="T46">===</text:span></text:p>
        </draw:path>
        <draw:line draw:style-name="gr422" draw:text-style-name="P27" draw:layer="layout" svg:x1="38.968cm" svg:y1="35.375cm" svg:x2="38.48cm" svg:y2="35.375cm">
          <text:p/>
        </draw:line>
        <draw:frame draw:style-name="gr423" draw:text-style-name="P55" draw:layer="layout" svg:width="0.676cm" svg:height="0.569cm" svg:x="34.798cm" svg:y="31.975cm">
          <draw:text-box>
            <text:p text:style-name="P39"><text:span text:style-name="T51">T</text:span></text:p>
          </draw:text-box>
        </draw:frame>
        <draw:frame draw:style-name="gr424" draw:text-style-name="P55" draw:layer="layout" svg:width="0.676cm" svg:height="0.569cm" svg:x="34.798cm" svg:y="32.553cm">
          <draw:text-box>
            <text:p text:style-name="P39"><text:span text:style-name="T51">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25" draw:text-style-name="P54" draw:layer="layout" svg:width="0.2cm" svg:height="0.2cm" svg:x="36.986cm" svg:y="34.203cm">
          <text:p/>
        </draw:circle>
      </draw:page>
      <draw:page draw:name="page19" draw:style-name="dp1" draw:master-page-name="Standard">
        <draw:line draw:style-name="gr15" draw:text-style-name="P3" draw:layer="layout" svg:x1="-3.81cm" svg:y1="30.286cm" svg:x2="-3.81cm" svg:y2="34.442cm">
          <text:p/>
        </draw:line>
        <draw:line draw:style-name="gr81" draw:text-style-name="P3" draw:layer="layout" svg:x1="-3.678cm" svg:y1="31.692cm" svg:x2="-3.218cm" svg:y2="31.692cm">
          <text:p/>
        </draw:line>
        <draw:custom-shape draw:style-name="gr32" draw:text-style-name="P16" draw:layer="layout" svg:width="3.244cm" svg:height="2.174cm" draw:transform="rotate (0.016057029118344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26" draw:text-style-name="P31" draw:layer="layout" svg:width="1.912cm" svg:height="0.882cm" svg:x="1.61cm" svg:y="9.108cm">
          <draw:text-box>
            <text:p text:style-name="P28"><text:span text:style-name="T18">Fetch</text:span></text:p>
          </draw:text-box>
        </draw:frame>
        <draw:frame draw:style-name="gr348"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69"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57"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27" draw:text-style-name="P31" draw:layer="layout" svg:width="1.958cm" svg:height="0.882cm" svg:x="6.302cm" svg:y="4.755cm">
          <draw:text-box>
            <text:p text:style-name="P28"><text:span text:style-name="T4">PCNext</text:span></text:p>
          </draw:text-box>
        </draw:frame>
        <draw:frame draw:style-name="gr428"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6" draw:layer="layout" svg:width="1.91cm" svg:height="1.285cm" svg:x="6.405cm" svg:y="11.483cm">
          <text:p text:style-name="P1"><text:span text:style-name="T52">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9"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30"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1" draw:text-style-name="P27" draw:layer="layout" svg:x1="11.443cm" svg:y1="13.348cm" svg:x2="11.443cm" svg:y2="13.705cm">
          <text:p/>
        </draw:line>
        <draw:line draw:style-name="gr432" draw:text-style-name="P27" draw:layer="layout" svg:x1="11.8cm" svg:y1="12.353cm" svg:x2="11.8cm" svg:y2="12.917cm">
          <text:p/>
        </draw:line>
        <draw:line draw:style-name="gr433" draw:text-style-name="P27" draw:layer="layout" svg:x1="11.127cm" svg:y1="11.032cm" svg:x2="11.124cm" svg:y2="12.927cm">
          <text:p/>
        </draw:line>
        <draw:frame draw:style-name="gr369"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34"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5" draw:text-style-name="P27" draw:layer="layout" svg:x1="14.543cm" svg:y1="13.348cm" svg:x2="14.543cm" svg:y2="13.705cm">
          <text:p/>
        </draw:line>
        <draw:line draw:style-name="gr436" draw:text-style-name="P27" draw:layer="layout" svg:x1="14.9cm" svg:y1="12.353cm" svg:x2="14.9cm" svg:y2="12.917cm">
          <text:p/>
        </draw:line>
        <draw:frame draw:style-name="gr369" draw:text-style-name="P29" draw:layer="layout" svg:width="1.882cm" svg:height="0.882cm" svg:x="11.958cm" svg:y="12.823cm">
          <draw:text-box>
            <text:p text:style-name="P28"><text:span text:style-name="T4">SRC2</text:span></text:p>
          </draw:text-box>
        </draw:frame>
        <draw:frame draw:style-name="gr369" draw:text-style-name="P29" draw:layer="layout" svg:width="1.882cm" svg:height="0.882cm" svg:x="11.124cm" svg:y="11.62cm">
          <draw:text-box>
            <text:p text:style-name="P28"><text:span text:style-name="T4">bypass</text:span></text:p>
          </draw:text-box>
        </draw:frame>
        <draw:frame draw:style-name="gr369" draw:text-style-name="P29" draw:layer="layout" svg:width="1.882cm" svg:height="0.882cm" svg:x="14.098cm" svg:y="11.551cm">
          <draw:text-box>
            <text:p text:style-name="P28"><text:span text:style-name="T4">bypass</text:span></text:p>
          </draw:text-box>
        </draw:frame>
        <draw:line draw:style-name="gr437" draw:text-style-name="P27" draw:layer="layout" svg:x1="14.21cm" svg:y1="11.551cm" svg:x2="14.21cm" svg:y2="12.927cm">
          <text:p/>
        </draw:line>
        <draw:line draw:style-name="gr438" draw:text-style-name="P27" draw:layer="layout" svg:x1="14.21cm" svg:y1="11.551cm" svg:x2="11.38cm" svg:y2="11.62cm">
          <text:p/>
        </draw:line>
        <draw:line draw:style-name="gr15" draw:text-style-name="P3" draw:layer="layout" svg:x1="16.843cm" svg:y1="18.134cm" svg:x2="5.143cm" svg:y2="18.134cm">
          <text:p/>
        </draw:line>
        <draw:frame draw:style-name="gr358" draw:text-style-name="P31" draw:layer="layout" svg:width="2.852cm" svg:height="0.882cm" svg:x="1.103cm" svg:y="15.771cm">
          <draw:text-box>
            <text:p text:style-name="P28"><text:span text:style-name="T18">Execute0</text:span></text:p>
          </draw:text-box>
        </draw:frame>
        <draw:custom-shape draw:style-name="gr32" draw:text-style-name="P56" draw:layer="layout" svg:width="1.91cm" svg:height="1.285cm" draw:transform="rotate (0.0160570291183448) translate (11.92cm 15.401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9" draw:text-style-name="P27" draw:layer="layout" svg:x1="11.443cm" svg:y1="14.705cm" svg:x2="12.176cm" svg:y2="15.582cm">
          <text:p/>
        </draw:line>
        <draw:line draw:style-name="gr440"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69"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8" draw:text-style-name="P31" draw:layer="layout" svg:width="2.852cm" svg:height="0.882cm" svg:x="1.206cm" svg:y="19.488cm">
          <draw:text-box>
            <text:p text:style-name="P28"><text:span text:style-name="T18">Execute1</text:span></text:p>
          </draw:text-box>
        </draw:frame>
        <draw:frame draw:style-name="gr441"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6" draw:layer="layout" svg:width="1.91cm" svg:height="1.285cm" draw:transform="rotate (0.0160570291183448) translate (14.261cm 19.597cm)">
          <text:p text:style-name="P1"><text:span text:style-name="T5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6" draw:layer="layout" svg:width="1.91cm" svg:height="1.285cm" draw:transform="rotate (0.0160570291183448) translate (10.589cm 23.548cm)">
          <text:p text:style-name="P1"><text:span text:style-name="T52">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42"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3" draw:text-style-name="P27" draw:layer="layout" svg:x1="12.516cm" svg:y1="25.629cm" svg:x2="12.516cm" svg:y2="25.986cm">
          <text:p/>
        </draw:line>
        <draw:line draw:style-name="gr444" draw:text-style-name="P27" draw:layer="layout" svg:x1="12.873cm" svg:y1="22.469cm" svg:x2="12.873cm" svg:y2="25.198cm">
          <text:p/>
        </draw:line>
        <draw:line draw:style-name="gr445" draw:text-style-name="P27" draw:layer="layout" svg:x1="12.136cm" svg:y1="24.644cm" svg:x2="12.136cm" svg:y2="25.208cm">
          <text:p/>
        </draw:line>
        <draw:line draw:style-name="gr446" draw:text-style-name="P27" draw:layer="layout" svg:x1="18.158cm" svg:y1="26.031cm" svg:x2="12.516cm" svg:y2="25.987cm">
          <text:p/>
        </draw:line>
        <draw:line draw:style-name="gr447" draw:text-style-name="P27" draw:layer="layout" svg:x1="18.158cm" svg:y1="25.987cm" svg:x2="18.158cm" svg:y2="10.281cm">
          <text:p/>
        </draw:line>
        <draw:line draw:style-name="gr448" draw:text-style-name="P27" draw:layer="layout" svg:x1="11.565cm" svg:y1="10.311cm" svg:x2="18.158cm" svg:y2="10.281cm">
          <text:p/>
        </draw:line>
        <draw:frame draw:style-name="gr369" draw:text-style-name="P29" draw:layer="layout" svg:width="1.882cm" svg:height="0.882cm" svg:x="11.124cm" svg:y="9.52cm">
          <draw:text-box>
            <text:p text:style-name="P28"><text:span text:style-name="T4">W</text:span></text:p>
          </draw:text-box>
        </draw:frame>
        <draw:frame draw:style-name="gr369"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49" draw:text-style-name="P27" draw:layer="layout" svg:x1="11.38cm" svg:y1="11.032cm" svg:x2="11.38cm" svg:y2="11.621cm">
          <text:p/>
        </draw:line>
        <draw:line draw:style-name="gr450" draw:text-style-name="P27" draw:layer="layout" svg:x1="16.191cm" svg:y1="20.176cm" svg:x2="17.791cm" svg:y2="20.146cm">
          <text:p/>
        </draw:line>
        <draw:line draw:style-name="gr451" draw:text-style-name="P27" draw:layer="layout" svg:x1="17.769cm" svg:y1="3.568cm" svg:x2="17.791cm" svg:y2="20.146cm">
          <text:p/>
        </draw:line>
        <draw:line draw:style-name="gr452" draw:text-style-name="P27" draw:layer="layout" svg:x1="17.769cm" svg:y1="3.568cm" svg:x2="8.357cm" svg:y2="3.659cm">
          <text:p/>
        </draw:line>
        <draw:frame draw:style-name="gr369"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53" draw:text-style-name="P31" draw:layer="layout" svg:width="2.911cm" svg:height="0.882cm" svg:x="-6.912cm" svg:y="29.369cm">
          <draw:text-box>
            <text:p text:style-name="P28"><text:span text:style-name="T18">Front end</text:span></text:p>
          </draw:text-box>
        </draw:frame>
        <draw:frame draw:style-name="gr357" draw:text-style-name="P31" draw:layer="layout" svg:width="2.445cm" svg:height="0.882cm" svg:x="-3.11cm" svg:y="29.404cm">
          <draw:text-box>
            <text:p text:style-name="P28"><text:span text:style-name="T18">Decode</text:span></text:p>
          </draw:text-box>
        </draw:frame>
        <draw:frame draw:style-name="gr358" draw:text-style-name="P31" draw:layer="layout" svg:width="2.852cm" svg:height="0.882cm" svg:x="0.79cm" svg:y="29.404cm">
          <draw:text-box>
            <text:p text:style-name="P28"><text:span text:style-name="T18">Execute</text:span></text:p>
          </draw:text-box>
        </draw:frame>
        <draw:frame draw:style-name="gr358" draw:text-style-name="P31" draw:layer="layout" svg:width="2.852cm" svg:height="0.882cm" svg:x="4.801cm" svg:y="29.389cm">
          <draw:text-box>
            <text:p text:style-name="P28"><text:span text:style-name="T18">Memory</text:span></text:p>
          </draw:text-box>
        </draw:frame>
        <draw:frame draw:style-name="gr441"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6.67cm" svg:y1="8.143cm" svg:x2="26.658cm" svg:y2="8.143cm">
          <text:p/>
        </draw:line>
        <draw:frame draw:style-name="gr426" draw:text-style-name="P31" draw:layer="layout" svg:width="1.912cm" svg:height="0.882cm" svg:x="22.89cm" svg:y="9.719cm">
          <draw:text-box>
            <text:p text:style-name="P28"><text:span text:style-name="T18">Fetch</text:span></text:p>
          </draw:text-box>
        </draw:frame>
        <draw:frame draw:style-name="gr348"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57"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28"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6" draw:layer="layout" svg:width="1.91cm" svg:height="1.285cm" svg:x="27.685cm" svg:y="12.094cm">
          <text:p text:style-name="P1"><text:span text:style-name="T52">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54" draw:text-style-name="P27" draw:layer="layout" svg:x1="32.723cm" svg:y1="13.959cm" svg:x2="32.723cm" svg:y2="14.316cm">
          <text:p/>
        </draw:line>
        <draw:frame draw:style-name="gr369"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55" draw:text-style-name="P27" draw:layer="layout" svg:x1="35.823cm" svg:y1="13.959cm" svg:x2="35.823cm" svg:y2="14.316cm">
          <text:p/>
        </draw:line>
        <draw:frame draw:style-name="gr369"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358" draw:text-style-name="P31" draw:layer="layout" svg:width="2.852cm" svg:height="0.882cm" svg:x="22.383cm" svg:y="16.382cm">
          <draw:text-box>
            <text:p text:style-name="P28"><text:span text:style-name="T18">Execute0</text:span></text:p>
          </draw:text-box>
        </draw:frame>
        <draw:custom-shape draw:style-name="gr32" draw:text-style-name="P56" draw:layer="layout" svg:width="1.91cm" svg:height="1.285cm" draw:transform="rotate (0.0160570291183448) translate (33.2cm 16.012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6" draw:text-style-name="P27" draw:layer="layout" svg:x1="32.723cm" svg:y1="15.316cm" svg:x2="33.456cm" svg:y2="16.193cm">
          <text:p/>
        </draw:line>
        <draw:line draw:style-name="gr457"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69"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9"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8" draw:text-style-name="P31" draw:layer="layout" svg:width="2.852cm" svg:height="0.882cm" svg:x="22.486cm" svg:y="20.099cm">
          <draw:text-box>
            <text:p text:style-name="P28"><text:span text:style-name="T18">Execute1</text:span></text:p>
          </draw:text-box>
        </draw:frame>
        <draw:frame draw:style-name="gr441"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6" draw:layer="layout" svg:width="1.91cm" svg:height="1.285cm" draw:transform="rotate (0.0160570291183448) translate (35.541cm 20.208cm)">
          <text:p text:style-name="P1"><text:span text:style-name="T5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58" draw:text-style-name="P27" draw:layer="layout" svg:x1="34.153cm" svg:y1="23.08cm" svg:x2="34.153cm" svg:y2="25.809cm">
          <text:p/>
        </draw:line>
        <draw:line draw:style-name="gr459" draw:text-style-name="P27" draw:layer="layout" svg:x1="39.438cm" svg:y1="26.598cm" svg:x2="39.438cm" svg:y2="10.892cm">
          <text:p/>
        </draw:line>
        <draw:line draw:style-name="gr460"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7.216cm" svg:y="31.337cm">
          <draw:text-box>
            <text:p text:style-name="P28"><text:span text:style-name="T4">PC</text:span></text:p>
          </draw:text-box>
        </draw:frame>
        <draw:frame draw:style-name="gr426" draw:text-style-name="P31" draw:layer="layout" svg:width="1.912cm" svg:height="0.882cm" svg:x="-6.414cm" svg:y="35.141cm">
          <draw:text-box>
            <text:p text:style-name="P28"><text:span text:style-name="T18">Fetch</text:span></text:p>
          </draw:text-box>
        </draw:frame>
        <draw:frame draw:style-name="gr357" draw:text-style-name="P31" draw:layer="layout" svg:width="2.445cm" svg:height="0.882cm" svg:x="-3.11cm" svg:y="35.176cm">
          <draw:text-box>
            <text:p text:style-name="P28"><text:span text:style-name="T18">Decode</text:span></text:p>
          </draw:text-box>
        </draw:frame>
        <draw:frame draw:style-name="gr358" draw:text-style-name="P31" draw:layer="layout" svg:width="2.852cm" svg:height="0.882cm" svg:x="0.79cm" svg:y="35.176cm">
          <draw:text-box>
            <text:p text:style-name="P28"><text:span text:style-name="T18">Execute</text:span></text:p>
          </draw:text-box>
        </draw:frame>
        <draw:frame draw:style-name="gr358" draw:text-style-name="P31" draw:layer="layout" svg:width="2.852cm" svg:height="0.882cm" svg:x="4.801cm" svg:y="35.161cm">
          <draw:text-box>
            <text:p text:style-name="P28"><text:span text:style-name="T18">Memory</text:span></text:p>
          </draw:text-box>
        </draw:frame>
        <draw:frame draw:style-name="gr441"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6" draw:layer="layout" svg:width="2.508cm" svg:height="1.68cm" draw:transform="skewX (0.000523598775598204) rotate (0.0160570291183448) translate (0.927cm 36.547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0.967cm 38.598cm)">
          <text:p text:style-name="P1"><text:span text:style-name="T5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cm" draw:transform="skewX (0.000523598775598204) rotate (0.0160570291183448) translate (7.095cm 36.586cm)">
          <text:p text:style-name="P1"><text:span text:style-name="T5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4.193cm" svg:height="2.808cm" draw:transform="skewX (0.000349065850398797) rotate (0.0160570291183448) translate (4.849cm 38.976cm)">
          <text:p text:style-name="P1"><text:span text:style-name="T5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6.809cm 36.275cm)">
          <text:p text:style-name="P1"><text:span text:style-name="T5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4.981cm 37.921cm)">
          <text:p text:style-name="P1"><text:span text:style-name="T5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3.11cm 36.098cm)">
          <text:p text:style-name="P1"><text:span text:style-name="T5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2.82cm 38.99cm)">
          <text:p text:style-name="P1"><text:span text:style-name="T5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936cm" svg:height="1.966cm" draw:transform="skewX (0.000523598775598202) rotate (0.0160570291183448) translate (9.729cm 37.284cm)">
          <text:p text:style-name="P1"><text:span text:style-name="T5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3.172cm" svg:height="2.125cm" draw:transform="skewX (0.000523598775598202) rotate (0.0160570291183448) translate (9.44cm 39.502cm)">
          <text:p text:style-name="P1"><text:span text:style-name="T5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6.741cm 39.642cm)">
          <text:p text:style-name="P1"><text:span text:style-name="T5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26" draw:text-style-name="P29" draw:layer="layout" svg:width="1.912cm" svg:height="0.882cm" svg:x="-4.99cm" svg:y="31.259cm">
          <draw:text-box>
            <text:p text:style-name="P28"><text:span text:style-name="T4">X</text:span></text:p>
          </draw:text-box>
        </draw:frame>
        <draw:custom-shape draw:style-name="gr32" draw:text-style-name="P56" draw:layer="layout" svg:width="2.936cm" svg:height="1.966cm" draw:transform="skewX (0.000523598775598202) rotate (0.0160570291183448) translate (8.994cm 30.431cm)">
          <text:p text:style-name="P1"><text:span text:style-name="T52">EXCEPTION</text:span></text:p>
          <text:p text:style-name="P1"><text:span text:style-name="T52"/></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6" draw:text-style-name="P29" draw:layer="layout" svg:width="1.912cm" svg:height="0.882cm" svg:x="8.698cm" svg:y="31.237cm">
          <draw:text-box>
            <text:p text:style-name="P28"><text:span text:style-name="T4">Y</text:span></text:p>
          </draw:text-box>
        </draw:frame>
        <draw:frame draw:style-name="gr453" draw:text-style-name="P31" draw:layer="layout" svg:width="2.911cm" svg:height="0.882cm" svg:x="-6.938cm" svg:y="43.099cm">
          <draw:text-box>
            <text:p text:style-name="P28"><text:span text:style-name="T18">Front end</text:span></text:p>
          </draw:text-box>
        </draw:frame>
        <draw:frame draw:style-name="gr357" draw:text-style-name="P31" draw:layer="layout" svg:width="2.445cm" svg:height="0.882cm" svg:x="-3.136cm" svg:y="43.134cm">
          <draw:text-box>
            <text:p text:style-name="P28"><text:span text:style-name="T18">Decode</text:span></text:p>
          </draw:text-box>
        </draw:frame>
        <draw:frame draw:style-name="gr358" draw:text-style-name="P31" draw:layer="layout" svg:width="2.852cm" svg:height="0.882cm" svg:x="0.764cm" svg:y="43.134cm">
          <draw:text-box>
            <text:p text:style-name="P28"><text:span text:style-name="T18">Execute</text:span></text:p>
          </draw:text-box>
        </draw:frame>
        <draw:frame draw:style-name="gr358" draw:text-style-name="P31" draw:layer="layout" svg:width="2.852cm" svg:height="0.882cm" svg:x="4.775cm" svg:y="43.119cm">
          <draw:text-box>
            <text:p text:style-name="P28"><text:span text:style-name="T18">Memory</text:span></text:p>
          </draw:text-box>
        </draw:frame>
        <draw:frame draw:style-name="gr441"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6" draw:layer="layout" svg:width="2.508cm" svg:height="1.681cm" draw:transform="rotate (0.0160570291183448) translate (1.082cm 44.656cm)">
          <text:p text:style-name="P1"><text:span text:style-name="T5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6.035cm 44.885cm)">
          <text:p text:style-name="P1"><text:span text:style-name="T5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936cm" svg:height="1.966cm" draw:transform="skewX (0.000523598775598202) rotate (0.0160570291183448) translate (8.732cm 44.56cm)">
          <text:p text:style-name="P1"><text:span text:style-name="T5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cm" svg:y1="47.2cm" svg:x2="-4.8cm" svg:y2="47.2cm">
          <text:p/>
        </draw:line>
        <draw:line draw:style-name="gr461" draw:text-style-name="P3" draw:layer="layout" svg:x1="-4.81cm" svg:y1="46.436cm" svg:x2="-4.8cm" svg:y2="47.2cm">
          <text:p/>
        </draw:line>
        <draw:line draw:style-name="gr81" draw:text-style-name="P3" draw:layer="layout" svg:x1="2.337cm" svg:y1="47.437cm" svg:x2="-5.3cm" svg:y2="47.5cm">
          <text:p/>
        </draw:line>
        <draw:line draw:style-name="gr461" draw:text-style-name="P3" draw:layer="layout" svg:x1="-5.299cm" svg:y1="46.356cm" svg:x2="-5.299cm" svg:y2="47.456cm">
          <text:p/>
        </draw:line>
        <draw:line draw:style-name="gr81" draw:text-style-name="P3" draw:layer="layout" svg:x1="10.19cm" svg:y1="47.786cm" svg:x2="-5.8cm" svg:y2="47.8cm">
          <text:p/>
        </draw:line>
        <draw:line draw:style-name="gr461" draw:text-style-name="P3" draw:layer="layout" svg:x1="-5.788cm" svg:y1="46.276cm" svg:x2="-5.81cm" svg:y2="47.786cm">
          <text:p/>
        </draw:line>
        <draw:custom-shape draw:style-name="gr32" draw:text-style-name="P56" draw:layer="layout" svg:width="2.863cm" svg:height="1.918cm" draw:transform="rotate (0.0160570291183448) translate (-3.12cm 44.635cm)">
          <text:p text:style-name="P1"><text:span text:style-name="T5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cm" svg:y1="47.2cm" svg:x2="-1.718cm" svg:y2="46.553cm">
          <text:p/>
        </draw:line>
        <draw:line draw:style-name="gr81" draw:text-style-name="P3" draw:layer="layout" svg:x1="10.19cm" svg:y1="47.786cm" svg:x2="10.203cm" svg:y2="46.526cm">
          <text:p/>
        </draw:line>
        <draw:frame draw:style-name="gr462" draw:text-style-name="P29" draw:layer="layout" svg:width="3.131cm" svg:height="0.882cm" svg:x="7.201cm" svg:y="47.014cm">
          <draw:text-box>
            <text:p text:style-name="P28"><text:span text:style-name="T4">Wanna jump !</text:span></text:p>
          </draw:text-box>
        </draw:frame>
        <draw:frame draw:style-name="gr462" draw:text-style-name="P29" draw:layer="layout" svg:width="3.131cm" svg:height="0.882cm" svg:x="-0.694cm" svg:y="46.684cm">
          <draw:text-box>
            <text:p text:style-name="P28"><text:span text:style-name="T4">Wanna jump !</text:span></text:p>
          </draw:text-box>
        </draw:frame>
        <draw:frame draw:style-name="gr462" draw:text-style-name="P29" draw:layer="layout" svg:width="3.131cm" svg:height="0.882cm" svg:x="-4.767cm" svg:y="46.4cm">
          <draw:text-box>
            <text:p text:style-name="P28"><text:span text:style-name="T4">Wanna jump !</text:span></text:p>
          </draw:text-box>
        </draw:frame>
        <draw:frame draw:style-name="gr426" draw:text-style-name="P31" draw:layer="layout" svg:width="1.912cm" svg:height="0.882cm" svg:x="-7.436cm" svg:y="52.238cm">
          <draw:text-box>
            <text:p text:style-name="P28"><text:span text:style-name="T18">Fetch</text:span></text:p>
          </draw:text-box>
        </draw:frame>
        <draw:frame draw:style-name="gr357" draw:text-style-name="P31" draw:layer="layout" svg:width="2.445cm" svg:height="0.882cm" svg:x="-4.132cm" svg:y="52.273cm">
          <draw:text-box>
            <text:p text:style-name="P28"><text:span text:style-name="T18">Decode</text:span></text:p>
          </draw:text-box>
        </draw:frame>
        <draw:frame draw:style-name="gr358" draw:text-style-name="P31" draw:layer="layout" svg:width="2.852cm" svg:height="0.882cm" svg:x="-0.232cm" svg:y="52.273cm">
          <draw:text-box>
            <text:p text:style-name="P28"><text:span text:style-name="T18">Execute</text:span></text:p>
          </draw:text-box>
        </draw:frame>
        <draw:frame draw:style-name="gr358" draw:text-style-name="P31" draw:layer="layout" svg:width="2.852cm" svg:height="0.882cm" svg:x="3.779cm" svg:y="52.258cm">
          <draw:text-box>
            <text:p text:style-name="P28"><text:span text:style-name="T18">Memory</text:span></text:p>
          </draw:text-box>
        </draw:frame>
        <draw:frame draw:style-name="gr441"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6" draw:layer="layout" svg:width="2.508cm" svg:height="1.68cm" draw:transform="skewX (0.000523598775598204) rotate (0.0160570291183448) translate (-0.421cm 53.644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0.245cm 55.695cm)">
          <text:p text:style-name="P1"><text:span text:style-name="T5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cm" draw:transform="skewX (0.000523598775598204) rotate (0.0160570291183448) translate (6.073cm 53.383cm)">
          <text:p text:style-name="P1"><text:span text:style-name="T5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3.816cm" svg:height="2.555cm" draw:transform="skewX (0.000349065850398799) rotate (0.0160570291183448) translate (3.901cm 55.273cm)">
          <text:p text:style-name="P1"><text:span text:style-name="T5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3" draw:text-style-name="P3" draw:layer="layout" svg:x1="-2.81cm" svg:y1="58.536cm" svg:x2="-2.81cm" svg:y2="56.436cm">
          <text:p/>
        </draw:line>
        <draw:frame draw:style-name="gr464" draw:text-style-name="P29" draw:layer="layout" svg:width="5.053cm" svg:height="0.882cm" svg:x="1.738cm" svg:y="58.712cm">
          <draw:text-box>
            <text:p text:style-name="P28"><text:span text:style-name="T4">New instruction for you !</text:span></text:p>
          </draw:text-box>
        </draw:frame>
        <draw:custom-shape draw:style-name="gr32" draw:text-style-name="P56" draw:layer="layout" svg:width="2.508cm" svg:height="1.681cm" draw:transform="rotate (0.0160570291183448) translate (-4.132cm 54.767cm)">
          <text:p text:style-name="P1"><text:span text:style-name="T52">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5" draw:text-style-name="P3" draw:layer="layout" svg:x1="-2.809cm" svg:y1="58.536cm" svg:x2="8.44cm" svg:y2="58.536cm">
          <text:p/>
        </draw:line>
        <draw:line draw:style-name="gr465" draw:text-style-name="P3" draw:layer="layout" svg:x1="-0.114cm" svg:y1="58.536cm" svg:x2="-0.155cm" svg:y2="55.023cm">
          <text:p/>
        </draw:line>
        <draw:line draw:style-name="gr465" draw:text-style-name="P3" draw:layer="layout" svg:x1="1.406cm" svg:y1="58.536cm" svg:x2="1.406cm" svg:y2="57.436cm">
          <text:p/>
        </draw:line>
        <draw:line draw:style-name="gr465" draw:text-style-name="P3" draw:layer="layout" svg:x1="6.038cm" svg:y1="58.536cm" svg:x2="6.038cm" svg:y2="57.828cm">
          <text:p/>
        </draw:line>
        <draw:line draw:style-name="gr465" draw:text-style-name="P3" draw:layer="layout" svg:x1="8.44cm" svg:y1="58.467cm" svg:x2="8.44cm" svg:y2="54.536cm">
          <text:p/>
        </draw:line>
        <draw:frame draw:style-name="gr464" draw:text-style-name="P29" draw:layer="layout" svg:width="5.053cm" svg:height="0.882cm" svg:x="-2.115cm" svg:y="59.212cm">
          <draw:text-box>
            <text:p text:style-name="P28"><text:span text:style-name="T4">New instruction for you !</text:span></text:p>
          </draw:text-box>
        </draw:frame>
        <draw:frame draw:style-name="gr464" draw:text-style-name="P29" draw:layer="layout" svg:width="5.053cm" svg:height="0.882cm" svg:x="1.494cm" svg:y="59.794cm">
          <draw:text-box>
            <text:p text:style-name="P28"><text:span text:style-name="T4">New instruction for you !</text:span></text:p>
          </draw:text-box>
        </draw:frame>
        <draw:frame draw:style-name="gr464" draw:text-style-name="P29" draw:layer="layout" svg:width="5.053cm" svg:height="0.882cm" svg:x="-3.559cm" svg:y="59.794cm">
          <draw:text-box>
            <text:p text:style-name="P28"><text:span text:style-name="T4">New instruction for you !</text:span></text:p>
          </draw:text-box>
        </draw:frame>
        <draw:frame draw:style-name="gr464" draw:text-style-name="P29" draw:layer="layout" svg:width="5.053cm" svg:height="0.882cm" svg:x="-3.558cm" svg:y="58.712cm">
          <draw:text-box>
            <text:p text:style-name="P28"><text:span text:style-name="T4">New instruction for you !</text:span></text:p>
          </draw:text-box>
        </draw:frame>
        <draw:frame draw:style-name="gr357" draw:text-style-name="P31" draw:layer="layout" svg:width="2.445cm" svg:height="0.882cm" svg:x="21.715cm" svg:y="31.417cm">
          <draw:text-box>
            <text:p text:style-name="P28"><text:span text:style-name="T18">Decode</text:span></text:p>
          </draw:text-box>
        </draw:frame>
        <draw:frame draw:style-name="gr358" draw:text-style-name="P31" draw:layer="layout" svg:width="2.852cm" svg:height="0.882cm" svg:x="25.615cm" svg:y="31.417cm">
          <draw:text-box>
            <text:p text:style-name="P28"><text:span text:style-name="T18">Execute</text:span></text:p>
          </draw:text-box>
        </draw:frame>
        <draw:frame draw:style-name="gr358" draw:text-style-name="P31" draw:layer="layout" svg:width="2.852cm" svg:height="0.882cm" svg:x="29.626cm" svg:y="31.402cm">
          <draw:text-box>
            <text:p text:style-name="P28"><text:span text:style-name="T18">Memory</text:span></text:p>
          </draw:text-box>
        </draw:frame>
        <draw:frame draw:style-name="gr441"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41"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66"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57" draw:text-style-name="P31" draw:layer="layout" svg:width="2.445cm" svg:height="0.882cm" svg:x="21.716cm" svg:y="38.538cm">
          <draw:text-box>
            <text:p text:style-name="P28"><text:span text:style-name="T18">Decode</text:span></text:p>
          </draw:text-box>
        </draw:frame>
        <draw:frame draw:style-name="gr358" draw:text-style-name="P31" draw:layer="layout" svg:width="2.852cm" svg:height="0.882cm" svg:x="25.616cm" svg:y="38.538cm">
          <draw:text-box>
            <text:p text:style-name="P28"><text:span text:style-name="T18">Execute</text:span></text:p>
          </draw:text-box>
        </draw:frame>
        <draw:frame draw:style-name="gr358" draw:text-style-name="P31" draw:layer="layout" svg:width="2.852cm" svg:height="0.882cm" svg:x="29.627cm" svg:y="38.523cm">
          <draw:text-box>
            <text:p text:style-name="P28"><text:span text:style-name="T18">Memory</text:span></text:p>
          </draw:text-box>
        </draw:frame>
        <draw:frame draw:style-name="gr441"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41"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69"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67"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68"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20" draw:style-name="dp1" draw:master-page-name="Standard">
        <draw:line draw:style-name="gr15" draw:text-style-name="P57" draw:layer="layout" svg:x1="7.7cm" svg:y1="30.4cm" svg:x2="7.7cm" svg:y2="35.648cm">
          <text:p/>
        </draw:line>
        <draw:frame draw:style-name="gr357" draw:text-style-name="P31" draw:layer="layout" svg:width="2.445cm" svg:height="0.882cm" svg:x="8.261cm" svg:y="29.45cm">
          <draw:text-box>
            <text:p text:style-name="P28"><text:span text:style-name="T18">Decode</text:span></text:p>
          </draw:text-box>
        </draw:frame>
        <draw:frame draw:style-name="gr358" draw:text-style-name="P31" draw:layer="layout" svg:width="2.852cm" svg:height="0.882cm" svg:x="11.561cm" svg:y="29.45cm">
          <draw:text-box>
            <text:p text:style-name="P28"><text:span text:style-name="T18">Execute</text:span></text:p>
          </draw:text-box>
        </draw:frame>
        <draw:frame draw:style-name="gr358" draw:text-style-name="P31" draw:layer="layout" svg:width="2.852cm" svg:height="0.882cm" svg:x="14.372cm" svg:y="29.435cm">
          <draw:text-box>
            <text:p text:style-name="P28"><text:span text:style-name="T18">Memory</text:span></text:p>
          </draw:text-box>
        </draw:frame>
        <draw:frame draw:style-name="gr441" draw:text-style-name="P31" draw:layer="layout" svg:width="3.004cm" svg:height="0.882cm" svg:x="17.729cm" svg:y="29.446cm">
          <draw:text-box>
            <text:p text:style-name="P28"><text:span text:style-name="T18">Writeback</text:span></text:p>
          </draw:text-box>
        </draw:frame>
        <draw:line draw:style-name="gr15" draw:text-style-name="P57" draw:layer="layout" svg:x1="17.161cm" svg:y1="30.332cm" svg:x2="17.161cm" svg:y2="36.058cm">
          <text:p/>
        </draw:line>
        <draw:line draw:style-name="gr15" draw:text-style-name="P57" draw:layer="layout" svg:x1="14.761cm" svg:y1="30.332cm" svg:x2="14.761cm" svg:y2="35.78cm">
          <text:p/>
        </draw:line>
        <draw:line draw:style-name="gr15" draw:text-style-name="P57" draw:layer="layout" svg:x1="11.361cm" svg:y1="30.332cm" svg:x2="11.361cm" svg:y2="35.58cm">
          <text:p/>
        </draw:line>
        <draw:custom-shape draw:style-name="gr32" draw:text-style-name="P58" draw:layer="layout" svg:width="2.508cm" svg:height="1.68cm" draw:transform="skewX (0.000523598775598204) rotate (0.0160570291183448) translate (11.698cm 30.82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508cm" svg:height="1.681cm" draw:transform="rotate (0.0160570291183448) translate (11.738cm 32.872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3.125cm" svg:height="2.093cm" draw:transform="skewX (0.000523598775598203) rotate (0.0160570291183448) translate (14.42cm 31.35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508cm" svg:height="1.681cm" draw:transform="rotate (0.0160570291183448) translate (4.8cm 33.119cm)">
          <text:p text:style-name="P1"><text:span text:style-name="T53">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508cm" svg:height="1.681cm" draw:transform="rotate (0.0160570291183448) translate (7.19cm 32.19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508cm" svg:height="1.681cm" draw:transform="rotate (0.0160570291183448) translate (8.261cm 30.372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508cm" svg:height="1.681cm" draw:transform="rotate (0.0160570291183448) translate (8.765cm 33.81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2.936cm" svg:height="1.966cm" draw:transform="skewX (0.000523598775598202) rotate (0.0160570291183448) translate (17.7cm 30.758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8" draw:layer="layout" svg:width="3.172cm" svg:height="2.125cm" draw:transform="skewX (0.000523598775598202) rotate (0.0160570291183448) translate (17.411cm 33.176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6" draw:text-style-name="P31" draw:layer="layout" svg:width="1.912cm" svg:height="0.882cm" svg:x="2.671cm" svg:y="38.478cm">
          <draw:text-box>
            <text:p text:style-name="P28"><text:span text:style-name="T18">Fetch</text:span></text:p>
          </draw:text-box>
        </draw:frame>
        <draw:frame draw:style-name="gr357" draw:text-style-name="P31" draw:layer="layout" svg:width="2.445cm" svg:height="0.882cm" svg:x="5.975cm" svg:y="38.513cm">
          <draw:text-box>
            <text:p text:style-name="P28"><text:span text:style-name="T18">Decode</text:span></text:p>
          </draw:text-box>
        </draw:frame>
        <draw:frame draw:style-name="gr358" draw:text-style-name="P31" draw:layer="layout" svg:width="2.852cm" svg:height="0.882cm" svg:x="9.875cm" svg:y="38.513cm">
          <draw:text-box>
            <text:p text:style-name="P28"><text:span text:style-name="T18">Execute</text:span></text:p>
          </draw:text-box>
        </draw:frame>
        <draw:frame draw:style-name="gr441" draw:text-style-name="P31" draw:layer="layout" svg:width="3.004cm" svg:height="0.882cm" svg:x="13.443cm" svg:y="38.509cm">
          <draw:text-box>
            <text:p text:style-name="P28"><text:span text:style-name="T18">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6" draw:layer="layout" svg:width="2.508cm" svg:height="1.68cm" draw:transform="skewX (0.000523598775598204) rotate (0.0160570291183448) translate (10.012cm 39.484cm)">
          <text:p text:style-name="P1"><text:span text:style-name="T5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10.052cm 41.435cm)">
          <text:p text:style-name="P1"><text:span text:style-name="T5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3.059cm" svg:height="1.814cm" draw:transform="skewX (0.000523598775598201) rotate (0.0160570291183448) translate (9.903cm 43.334cm)">
          <text:p text:style-name="P1"><text:span text:style-name="T5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2.471cm 42.874cm)">
          <text:p text:style-name="P1"><text:span text:style-name="T5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3.73cm 40.813cm)">
          <text:p text:style-name="P1"><text:span text:style-name="T5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5.975cm 39.435cm)">
          <text:p text:style-name="P1"><text:span text:style-name="T5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2.508cm" svg:height="1.681cm" draw:transform="rotate (0.0160570291183448) translate (6.265cm 42.327cm)">
          <text:p text:style-name="P1"><text:span text:style-name="T5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6" draw:layer="layout" svg:width="3.172cm" svg:height="2.125cm" draw:transform="skewX (0.000523598775598202) rotate (0.0160570291183448) translate (13.793cm 41.075cm)">
          <text:p text:style-name="P1"><text:span text:style-name="T5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1" draw:text-style-name="P3" draw:layer="layout" svg:x1="3.354cm" svg:y1="45.488cm" svg:x2="3.327cm" svg:y2="44.482cm">
          <text:p/>
        </draw:line>
        <draw:line draw:style-name="gr461" draw:text-style-name="P3" draw:layer="layout" svg:x1="4.068cm" svg:y1="44.462cm" svg:x2="4.065cm" svg:y2="45.625cm">
          <text:p/>
        </draw:line>
        <draw:line draw:style-name="gr461" draw:text-style-name="P3" draw:layer="layout" svg:x1="11.148cm" svg:y1="46.074cm" svg:x2="11.121cm" svg:y2="45.068cm">
          <text:p/>
        </draw:line>
        <draw:line draw:style-name="gr461" draw:text-style-name="P3" draw:layer="layout" svg:x1="11.862cm" svg:y1="45.048cm" svg:x2="11.859cm" svg:y2="46.211cm">
          <text:p/>
        </draw:line>
        <draw:frame draw:style-name="gr453" draw:text-style-name="P31" draw:layer="layout" svg:width="2.911cm" svg:height="0.882cm" svg:x="4.668cm" svg:y="29.3cm">
          <draw:text-box>
            <text:p text:style-name="P28"><text:span text:style-name="T18">Front end</text:span></text:p>
          </draw:text-box>
        </draw:frame>
        <draw:custom-shape draw:style-name="gr32" draw:text-style-name="P58" draw:layer="layout" svg:width="2.027cm" svg:height="1.358cm" draw:transform="rotate (0.0160570291183448) translate (5.981cm 30.711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1" draw:style-name="dp1" draw:master-page-name="Standard">
        <draw:custom-shape draw:name="Rectangle 1" draw:style-name="gr469" draw:text-style-name="P59" draw:layer="layout" svg:width="12.628cm" svg:height="7.021cm" svg:x="4.622cm" svg:y="7.563cm">
          <text:list text:style-name="L2">
            <text:list-header>
              <text:p text:style-name="P35"><text:span text:style-name="T54">val </text:span><text:span text:style-name="T55">mySignal <text:s text:c="26"/></text:span><text:span text:style-name="T56">= Bool</text:span><text:span text:style-name="T56"><text:line-break/></text:span><text:span text:style-name="T54">val </text:span><text:span text:style-name="T55">myRegister <text:s text:c="22"/></text:span><text:span text:style-name="T56">= </text:span><text:span text:style-name="T57">Reg</text:span><text:span text:style-name="T56">(UInt(</text:span><text:span text:style-name="T58">4 </text:span><text:span text:style-name="T56">bits))</text:span><text:span text:style-name="T56"><text:line-break/></text:span><text:span text:style-name="T54">val </text:span><text:span text:style-name="T55">myRegisterWithReset <text:s text:c="3"/></text:span><text:span text:style-name="T56">= </text:span><text:span text:style-name="T57">Reg</text:span><text:span text:style-name="T56">(UInt(</text:span><text:span text:style-name="T58">4 </text:span><text:span text:style-name="T56">bits)) init(</text:span><text:span text:style-name="T58">0</text:span><text:span text:style-name="T56">)</text:span><text:span text:style-name="T56"><text:line-break/></text:span><text:span text:style-name="T56"><text:line-break/></text:span><text:span text:style-name="T55">mySignal </text:span><text:span text:style-name="T56">:= </text:span><text:span text:style-name="T57">False</text:span><text:span text:style-name="T57"><text:line-break/></text:span><text:span text:style-name="T57">when</text:span><text:span text:style-name="T56">(</text:span><text:span text:style-name="T55">cond</text:span><text:span text:style-name="T56">) {</text:span><text:span text:style-name="T56"><text:line-break/></text:span><text:span text:style-name="T56"> <text:s text:c="3"/></text:span><text:span text:style-name="T55">mySignal <text:s text:c="23"/></text:span><text:span text:style-name="T56">:= </text:span><text:span text:style-name="T57">True</text:span><text:span text:style-name="T57"><text:line-break/></text:span><text:span text:style-name="T57"> <text:s text:c="3"/></text:span><text:span text:style-name="T55">myRegister <text:s text:c="19"/></text:span><text:span text:style-name="T56">:= </text:span><text:span text:style-name="T55">myRegister </text:span><text:span text:style-name="T56">+ </text:span><text:span text:style-name="T58">1</text:span><text:span text:style-name="T58"><text:line-break/></text:span><text:span text:style-name="T58"> <text:s text:c="3"/></text:span><text:span text:style-name="T55">myRegisterWithReset </text:span><text:span text:style-name="T56">:= </text:span><text:span text:style-name="T55">myRegisterWithReset </text:span><text:span text:style-name="T56">+ </text:span><text:span text:style-name="T58">1</text:span><text:span text:style-name="T58"><text:line-break/></text:span><text:span text:style-name="T56">}</text:span></text:p>
            </text:list-header>
          </text:list>
          <draw:enhanced-geometry svg:viewBox="0 0 21600 21600" draw:type="rectangle" draw:enhanced-path="M 0 0 L 21600 0 21600 21600 0 21600 0 0 Z N"/>
        </draw:custom-shape>
        <draw:g>
          <draw:g>
            <draw:rect draw:style-name="gr470" draw:text-style-name="P27" draw:layer="layout" svg:width="1cm" svg:height="1.747cm" svg:x="20.486cm" svg:y="10.05cm">
              <text:p/>
            </draw:rect>
            <draw:custom-shape draw:style-name="gr471"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72" draw:text-style-name="P40" draw:layer="layout" svg:width="0.807cm" svg:height="0.758cm" svg:x="20.329cm" svg:y="10.055cm">
            <draw:text-box>
              <text:p text:style-name="P39"><text:span text:style-name="T27">D</text:span></text:p>
            </draw:text-box>
          </draw:frame>
          <draw:frame draw:style-name="gr473" draw:text-style-name="P40" draw:layer="layout" svg:width="0.832cm" svg:height="0.758cm" svg:x="20.83cm" svg:y="10.056cm">
            <draw:text-box>
              <text:p text:style-name="P39"><text:span text:style-name="T27">Q</text:span></text:p>
            </draw:text-box>
          </draw:frame>
        </draw:g>
        <draw:frame draw:style-name="gr474" draw:text-style-name="P40" draw:layer="layout" svg:width="2.64cm" svg:height="0.758cm" svg:x="19.684cm" svg:y="9.308cm">
          <draw:text-box>
            <text:p text:style-name="P39"><text:span text:style-name="T27">myRegister</text:span></text:p>
          </draw:text-box>
        </draw:frame>
        <draw:frame draw:style-name="gr475" draw:text-style-name="P40" draw:layer="layout" svg:width="1.281cm" svg:height="0.758cm" svg:x="19.205cm" svg:y="11.055cm">
          <draw:text-box>
            <text:p text:style-name="P39"><text:span text:style-name="T27">clk</text:span></text:p>
          </draw:text-box>
        </draw:frame>
        <draw:line draw:style-name="gr476" draw:text-style-name="P27" draw:layer="layout" svg:x1="20.205cm" svg:y1="11.418cm" svg:x2="20.486cm" svg:y2="11.418cm">
          <text:p/>
        </draw:line>
        <draw:frame draw:style-name="gr477" draw:text-style-name="P40" draw:layer="layout" svg:width="2.242cm" svg:height="0.758cm" svg:x="20.938cm" svg:y="6.429cm">
          <draw:text-box>
            <text:p text:style-name="P39"><text:span text:style-name="T27">mySignal</text:span></text:p>
          </draw:text-box>
        </draw:frame>
        <draw:connector draw:style-name="gr478" draw:text-style-name="P27" draw:layer="layout" svg:x1="19.581cm" svg:y1="9.604cm" svg:x2="20.486cm" svg:y2="10.425cm" draw:start-shape="id173" draw:start-glue-point="2" svg:d="M19581 9604v681h905v140">
          <text:p/>
        </draw:connector>
        <draw:path draw:style-name="gr479"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80" draw:text-style-name="P27" draw:layer="layout" svg:x1="22.244cm" svg:y1="10.469cm" svg:x2="22.244cm" svg:y2="9.22cm" svg:d="M22244 10469v-1249">
          <text:p/>
        </draw:connector>
        <draw:line draw:style-name="gr481" draw:text-style-name="P27" draw:layer="layout" svg:x1="21.486cm" svg:y1="10.469cm" svg:x2="22.244cm" svg:y2="10.469cm">
          <text:p/>
        </draw:line>
        <draw:connector draw:style-name="gr482" draw:text-style-name="P27" draw:layer="layout" svg:x1="18.739cm" svg:y1="9.228cm" svg:x2="19.206cm" svg:y2="9.231cm" svg:d="M18739 9228h234v3h233">
          <text:p/>
        </draw:connector>
        <draw:frame draw:style-name="gr483" draw:text-style-name="P40" draw:layer="layout" svg:width="1.281cm" svg:height="0.758cm" svg:x="17.885cm" svg:y="8.837cm">
          <draw:text-box>
            <text:p text:style-name="P39"><text:span text:style-name="T27">1</text:span></text:p>
          </draw:text-box>
        </draw:frame>
        <draw:frame draw:style-name="gr484" draw:text-style-name="P40" draw:layer="layout" svg:width="4.617cm" svg:height="0.758cm" svg:x="18.603cm" svg:y="12.595cm">
          <draw:text-box>
            <text:p text:style-name="P39"><text:span text:style-name="T27">myRegisterWithReset</text:span></text:p>
          </draw:text-box>
        </draw:frame>
        <draw:path draw:style-name="gr485"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86" draw:text-style-name="P27" draw:layer="layout" svg:x1="21.393cm" svg:y1="13.698cm" svg:x2="23.22cm" svg:y2="13.698cm">
          <text:p/>
        </draw:line>
        <draw:connector draw:style-name="gr487" draw:text-style-name="P27" draw:layer="layout" svg:x1="17.745cm" svg:y1="12.54cm" svg:x2="18.212cm" svg:y2="12.543cm" svg:d="M17745 12540h234v3h233">
          <text:p/>
        </draw:connector>
        <draw:frame draw:style-name="gr488" draw:text-style-name="P40" draw:layer="layout" svg:width="1.281cm" svg:height="0.758cm" svg:x="16.891cm" svg:y="12.149cm">
          <draw:text-box>
            <text:p text:style-name="P39"><text:span text:style-name="T27">1</text:span></text:p>
          </draw:text-box>
        </draw:frame>
        <draw:line draw:style-name="gr489" draw:text-style-name="P27" draw:layer="layout" svg:x1="22.04cm" svg:y1="13.898cm" svg:x2="22.221cm" svg:y2="13.537cm">
          <text:p/>
        </draw:line>
        <draw:frame draw:style-name="gr490" draw:text-style-name="P40" draw:layer="layout" svg:width="1.281cm" svg:height="0.758cm" svg:x="21.45cm" svg:y="13.796cm">
          <draw:text-box>
            <text:p text:style-name="P39"><text:span text:style-name="T27">4</text:span></text:p>
          </draw:text-box>
        </draw:frame>
        <draw:line draw:style-name="gr491" draw:text-style-name="P27" draw:layer="layout" svg:x1="21.826cm" svg:y1="10.634cm" svg:x2="22.007cm" svg:y2="10.273cm">
          <text:p/>
        </draw:line>
        <draw:frame draw:style-name="gr492" draw:text-style-name="P40" draw:layer="layout" svg:width="1.281cm" svg:height="0.758cm" svg:x="21.236cm" svg:y="10.532cm">
          <draw:text-box>
            <text:p text:style-name="P39"><text:span text:style-name="T27">4</text:span></text:p>
          </draw:text-box>
        </draw:frame>
        <draw:frame draw:style-name="gr493" draw:text-style-name="P40" draw:layer="layout" svg:width="0.786cm" svg:height="0.758cm" svg:x="20.32cm" svg:y="10.559cm">
          <draw:text-box>
            <text:p text:style-name="P39"><text:span text:style-name="T27">E</text:span></text:p>
          </draw:text-box>
        </draw:frame>
        <draw:frame draw:style-name="gr494" draw:text-style-name="P40" draw:layer="layout" svg:width="1.425cm" svg:height="0.758cm" svg:x="18.924cm" svg:y="10.559cm">
          <draw:text-box>
            <text:p text:style-name="P39"><text:span text:style-name="T27">cond</text:span></text:p>
          </draw:text-box>
        </draw:frame>
        <draw:line draw:style-name="gr495" draw:text-style-name="P27" draw:layer="layout" svg:x1="20.196cm" svg:y1="10.922cm" svg:x2="20.477cm" svg:y2="10.922cm">
          <text:p/>
        </draw:line>
        <draw:line draw:style-name="gr496" draw:text-style-name="P27" draw:layer="layout" svg:x1="23.22cm" svg:y1="12.561cm" svg:x2="23.221cm" svg:y2="13.698cm">
          <text:p/>
        </draw:line>
        <draw:line draw:style-name="gr497" draw:text-style-name="P27" draw:layer="layout" svg:x1="23.22cm" svg:y1="12.561cm" svg:x2="18.922cm" svg:y2="12.561cm">
          <text:p/>
        </draw:line>
        <draw:g>
          <draw:g>
            <draw:rect draw:style-name="gr498" draw:text-style-name="P27" draw:layer="layout" svg:width="1cm" svg:height="1.989cm" svg:x="20.363cm" svg:y="13.397cm">
              <text:p/>
            </draw:rect>
            <draw:custom-shape draw:style-name="gr499"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00" draw:text-style-name="P40" draw:layer="layout" svg:width="0.919cm" svg:height="0.825cm" svg:x="20.206cm" svg:y="13.369cm">
            <draw:text-box>
              <text:p text:style-name="P39"><text:span text:style-name="T27">D</text:span></text:p>
            </draw:text-box>
          </draw:frame>
          <draw:frame draw:style-name="gr501" draw:text-style-name="P40" draw:layer="layout" svg:width="0.947cm" svg:height="0.826cm" svg:x="20.707cm" svg:y="13.37cm">
            <draw:text-box>
              <text:p text:style-name="P39"><text:span text:style-name="T27">Q</text:span></text:p>
            </draw:text-box>
          </draw:frame>
        </draw:g>
        <draw:frame draw:style-name="gr502" draw:text-style-name="P40" draw:layer="layout" svg:width="1.281cm" svg:height="0.758cm" svg:x="19.082cm" svg:y="14.402cm">
          <draw:text-box>
            <text:p text:style-name="P39"><text:span text:style-name="T27">clk</text:span></text:p>
          </draw:text-box>
        </draw:frame>
        <draw:line draw:style-name="gr503" draw:text-style-name="P27" draw:layer="layout" svg:x1="20.082cm" svg:y1="14.765cm" svg:x2="20.363cm" svg:y2="14.765cm">
          <text:p/>
        </draw:line>
        <draw:frame draw:style-name="gr504" draw:text-style-name="P40" draw:layer="layout" svg:width="0.786cm" svg:height="0.758cm" svg:x="20.197cm" svg:y="13.906cm">
          <draw:text-box>
            <text:p text:style-name="P39"><text:span text:style-name="T27">E</text:span></text:p>
          </draw:text-box>
        </draw:frame>
        <draw:frame draw:style-name="gr505" draw:text-style-name="P40" draw:layer="layout" svg:width="1.425cm" svg:height="0.758cm" svg:x="18.801cm" svg:y="13.906cm">
          <draw:text-box>
            <text:p text:style-name="P39"><text:span text:style-name="T27">cond</text:span></text:p>
          </draw:text-box>
        </draw:frame>
        <draw:line draw:style-name="gr506" draw:text-style-name="P27" draw:layer="layout" svg:x1="20.073cm" svg:y1="14.269cm" svg:x2="20.354cm" svg:y2="14.269cm">
          <text:p/>
        </draw:line>
        <draw:line draw:style-name="gr507" draw:text-style-name="P27" draw:layer="layout" svg:x1="20.363cm" svg:y1="13.77cm" svg:x2="18.544cm" svg:y2="13.77cm">
          <text:p/>
        </draw:line>
        <draw:line draw:style-name="gr508" draw:text-style-name="P27" draw:layer="layout" svg:x1="18.547cm" svg:y1="12.936cm" svg:x2="18.545cm" svg:y2="13.77cm">
          <text:p/>
        </draw:line>
        <draw:custom-shape draw:style-name="gr509"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0" draw:text-style-name="P27" draw:layer="layout" svg:x1="20.481cm" svg:y1="7.804cm" svg:x2="20.481cm" svg:y2="7.349cm">
          <text:p/>
        </draw:line>
        <draw:line draw:style-name="gr511" draw:text-style-name="P27" draw:layer="layout" svg:x1="20.681cm" svg:y1="6.846cm" svg:x2="21.038cm" svg:y2="6.846cm">
          <text:p/>
        </draw:line>
        <draw:line draw:style-name="gr512" draw:text-style-name="P27" draw:layer="layout" svg:x1="19.686cm" svg:y1="6.489cm" svg:x2="20.25cm" svg:y2="6.489cm">
          <text:p/>
        </draw:line>
        <draw:line draw:style-name="gr513" draw:text-style-name="P27" draw:layer="layout" svg:x1="19.696cm" svg:y1="7.165cm" svg:x2="20.26cm" svg:y2="7.165cm">
          <text:p/>
        </draw:line>
        <draw:frame draw:style-name="gr514" draw:text-style-name="P40" draw:layer="layout" svg:width="1.425cm" svg:height="0.758cm" svg:x="18.397cm" svg:y="6.785cm">
          <draw:text-box>
            <text:p text:style-name="P39"><text:span text:style-name="T27">True</text:span></text:p>
          </draw:text-box>
        </draw:frame>
        <draw:frame draw:style-name="gr515" draw:text-style-name="P40" draw:layer="layout" svg:width="1.539cm" svg:height="0.758cm" svg:x="18.341cm" svg:y="6.086cm">
          <draw:text-box>
            <text:p text:style-name="P39"><text:span text:style-name="T27">False</text:span></text:p>
          </draw:text-box>
        </draw:frame>
        <draw:frame draw:style-name="gr516" draw:text-style-name="P40" draw:layer="layout" svg:width="1.425cm" svg:height="0.758cm" svg:x="19.737cm" svg:y="7.794cm">
          <draw:text-box>
            <text:p text:style-name="P39"><text:span text:style-name="T27">cond</text:span></text:p>
          </draw:text-box>
        </draw:frame>
        <draw:frame draw:style-name="gr517" draw:text-style-name="P40" draw:layer="layout" svg:width="1.349cm" svg:height="0.758cm" svg:x="20.177cm" svg:y="14.746cm">
          <draw:text-box>
            <text:p text:style-name="P39"><text:span text:style-name="T27">CLR</text:span></text:p>
          </draw:text-box>
        </draw:frame>
        <draw:line draw:style-name="gr518" draw:text-style-name="P27" draw:layer="layout" svg:x1="20.821cm" svg:y1="15.386cm" svg:x2="20.821cm" svg:y2="15.915cm">
          <text:p/>
        </draw:line>
        <draw:g>
          <draw:rect draw:style-name="gr519" draw:text-style-name="P27" draw:layer="layout" svg:width="0.5cm" svg:height="0.5cm" svg:x="20.073cm" svg:y="15.697cm">
            <text:p/>
          </draw:rect>
          <draw:frame draw:style-name="gr520" draw:text-style-name="P40" draw:layer="layout" svg:width="2.437cm" svg:height="0.758cm" svg:x="17.722cm" svg:y="15.548cm">
            <draw:text-box>
              <text:p text:style-name="P39"><text:span text:style-name="T27">reset</text:span></text:p>
            </draw:text-box>
          </draw:frame>
        </draw:g>
        <draw:line draw:style-name="gr521" draw:text-style-name="P27" draw:layer="layout" svg:x1="20.573cm" svg:y1="15.912cm" svg:x2="20.821cm" svg:y2="15.916cm">
          <text:p/>
        </draw:line>
        <draw:custom-shape draw:name="Flèche droite 8" draw:style-name="gr522"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3" draw:text-style-name="P60" draw:layer="layout" svg:width="24.647cm" svg:height="10.623cm" svg:x="6.632cm" svg:y="20.045cm">
          <draw:text-box>
            <text:p text:style-name="P12"><text:span text:style-name="T59">//Create a new AxiLite4 bus</text:span><text:span text:style-name="T60"><text:line-break/></text:span><text:span text:style-name="T61">val </text:span><text:span text:style-name="T62">bus </text:span><text:span text:style-name="T60">= </text:span><text:span text:style-name="T63">AxiLite4</text:span><text:span text:style-name="T60">(addressWidth = <text:s/></text:span><text:span text:style-name="T64">12</text:span><text:span text:style-name="T60">, dataWidth = </text:span><text:span text:style-name="T64">32</text:span><text:span text:style-name="T60">)</text:span><text:span text:style-name="T60"><text:line-break/></text:span><text:span text:style-name="T60"><text:line-break/></text:span><text:span text:style-name="T59">//Create the factory which is able to create some bridging logic between the bus and some hardware</text:span><text:span text:style-name="T59"><text:line-break/></text:span><text:span text:style-name="T61">val </text:span><text:span text:style-name="T62">factory </text:span><text:span text:style-name="T60">= </text:span><text:span text:style-name="T61">new </text:span><text:span text:style-name="T60">AxiLite4SlaveFactory(</text:span><text:span text:style-name="T62">bus</text:span><text:span text:style-name="T60">)</text:span><text:span text:style-name="T60"><text:line-break/></text:span><text:span text:style-name="T60"><text:line-break/></text:span><text:span text:style-name="T59">//Create 'a' and 'b' as write only register</text:span><text:span text:style-name="T59"><text:line-break/></text:span><text:span text:style-name="T61">val </text:span><text:span text:style-name="T62">a </text:span><text:span text:style-name="T60">= </text:span><text:span text:style-name="T62">factory</text:span><text:span text:style-name="T60">.createWriteOnly(UInt(</text:span><text:span text:style-name="T64">32 </text:span><text:span text:style-name="T60">bits), address = </text:span><text:span text:style-name="T64">0</text:span><text:span text:style-name="T60">)</text:span><text:span text:style-name="T60"><text:line-break/></text:span><text:span text:style-name="T61">val </text:span><text:span text:style-name="T62">b </text:span><text:span text:style-name="T60">= </text:span><text:span text:style-name="T62">factory</text:span><text:span text:style-name="T60">.createWriteOnly(UInt(</text:span><text:span text:style-name="T64">32 </text:span><text:span text:style-name="T60">bits), address = </text:span><text:span text:style-name="T64">4</text:span><text:span text:style-name="T60">)</text:span><text:span text:style-name="T60"><text:line-break/></text:span><text:span text:style-name="T60"><text:line-break/></text:span><text:span text:style-name="T59">//Do some calculation</text:span><text:span text:style-name="T59"><text:line-break/></text:span><text:span text:style-name="T61">val </text:span><text:span text:style-name="T62">result </text:span><text:span text:style-name="T60">= </text:span><text:span text:style-name="T62">a </text:span><text:span text:style-name="T60">* </text:span><text:span text:style-name="T62">b</text:span><text:span text:style-name="T62"><text:line-break/></text:span><text:span text:style-name="T62"><text:line-break/></text:span><text:span text:style-name="T59">//Make 'result' readable by the bus</text:span><text:span text:style-name="T59"><text:line-break/></text:span><text:span text:style-name="T62">factory</text:span><text:span text:style-name="T60">.read(</text:span><text:span text:style-name="T62">result</text:span><text:span text:style-name="T65">(</text:span><text:span text:style-name="T66">31 </text:span><text:span text:style-name="T65">downto </text:span><text:span text:style-name="T66">0</text:span><text:span text:style-name="T65">), address = </text:span><text:span text:style-name="T66">8</text:span><text:span text:style-name="T65">)</text:span></text:p>
          </draw:text-box>
        </draw:frame>
        <draw:connector draw:style-name="gr8" draw:text-style-name="P3" draw:layer="layout" draw:line-skew="0.646cm" svg:x1="25.576cm" svg:y1="27.141cm" svg:x2="26.161cm" svg:y2="27.136cm" svg:d="M25576 27141h939v-5h-354">
          <text:p/>
        </draw:connector>
        <draw:path draw:style-name="gr93" draw:text-style-name="P53" draw:layer="layout" svg:width="0.987cm" svg:height="0.987cm" svg:x="27.822cm" svg:y="26.918cm" svg:viewBox="0 0 988 988" svg:d="M494 0c281 0 494 213 494 494s-213 494-494 494-494-213-494-494 213-494 494-494z">
          <text:p text:style-name="P3"><text:span text:style-name="T47">x</text:span></text:p>
        </draw:path>
        <draw:g>
          <draw:frame draw:style-name="gr4" draw:text-style-name="P5" draw:layer="layout" svg:width="2.246cm" svg:height="0.725cm" svg:x="18.794cm" svg:y="27.682cm">
            <draw:text-box>
              <text:p text:style-name="P4"><text:span text:style-name="T3">bus</text:span></text:p>
            </draw:text-box>
          </draw:frame>
        </draw:g>
        <draw:frame draw:style-name="gr366" draw:text-style-name="P31" draw:layer="layout" svg:width="0.815cm" svg:height="0.882cm" svg:x="26.442cm" svg:y="26.635cm">
          <draw:text-box>
            <text:p text:style-name="P28"><text:span text:style-name="T18">a</text:span></text:p>
          </draw:text-box>
        </draw:frame>
        <draw:frame draw:style-name="gr366"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61"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69"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61" draw:text-style-name="P3" draw:layer="layout" svg:x1="30.143cm" svg:y1="28.861cm" svg:x2="25.547cm" svg:y2="28.862cm">
          <text:p/>
        </draw:line>
        <draw:line draw:style-name="gr361"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20.889cm" svg:y1="28.063cm" svg:x2="22.133cm" svg:y2="28.063cm">
          <text:p/>
        </draw:line>
        <draw:custom-shape draw:name="Flèche droite 8" draw:style-name="gr524"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3" draw:layer="layout" svg:width="0.987cm" svg:height="0.987cm" svg:x="4.071cm" svg:y="27.054cm" svg:viewBox="0 0 988 988" svg:d="M494 0c281 0 494 213 494 494s-213 494-494 494-494-213-494-494 213-494 494-494z">
          <text:p text:style-name="P3"><text:span text:style-name="T47">x</text:span></text:p>
        </draw:path>
        <draw:line draw:style-name="gr361"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61" draw:text-style-name="P3" draw:layer="layout" svg:x1="3.089cm" svg:y1="30.247cm" svg:x2="3.088cm" svg:y2="24.279cm">
          <text:p/>
        </draw:line>
        <draw:line draw:style-name="gr361" draw:text-style-name="P3" draw:layer="layout" svg:x1="4.207cm" svg:y1="26.241cm" svg:x2="4.207cm" svg:y2="27.044cm">
          <text:p/>
        </draw:line>
        <draw:frame draw:style-name="gr366" draw:text-style-name="P31" draw:layer="layout" svg:width="0.815cm" svg:height="0.882cm" svg:x="3.832cm" svg:y="25.359cm">
          <draw:text-box>
            <text:p text:style-name="P28"><text:span text:style-name="T18">a</text:span></text:p>
          </draw:text-box>
        </draw:frame>
        <draw:frame draw:style-name="gr366" draw:text-style-name="P31" draw:layer="layout" svg:width="0.815cm" svg:height="0.882cm" svg:x="4.433cm" svg:y="25.359cm">
          <draw:text-box>
            <text:p text:style-name="P28"><text:span text:style-name="T18">b</text:span></text:p>
          </draw:text-box>
        </draw:frame>
        <draw:frame draw:style-name="gr369"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408"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5"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26" draw:text-style-name="P3" draw:layer="layout" svg:x1="13.261cm" svg:y1="51.082cm" svg:x2="14.261cm" svg:y2="51.082cm">
          <text:p/>
        </draw:line>
        <draw:line draw:style-name="gr526" draw:text-style-name="P3" draw:layer="layout" svg:x1="14.261cm" svg:y1="57.332cm" svg:x2="14.251cm" svg:y2="51.066cm">
          <text:p/>
        </draw:line>
        <draw:line draw:style-name="gr527" draw:text-style-name="P3" draw:layer="layout" svg:x1="14.261cm" svg:y1="51.082cm" svg:x2="15.261cm" svg:y2="51.082cm">
          <text:p/>
        </draw:line>
        <draw:line draw:style-name="gr526" draw:text-style-name="P3" draw:layer="layout" svg:x1="13.241cm" svg:y1="53.082cm" svg:x2="14.241cm" svg:y2="53.082cm">
          <text:p/>
        </draw:line>
        <draw:line draw:style-name="gr527" draw:text-style-name="P3" draw:layer="layout" svg:x1="14.241cm" svg:y1="53.082cm" svg:x2="15.241cm" svg:y2="53.082cm">
          <text:p/>
        </draw:line>
        <draw:line draw:style-name="gr527" draw:text-style-name="P3" draw:layer="layout" svg:x1="14.221cm" svg:y1="55.082cm" svg:x2="15.221cm" svg:y2="55.082cm">
          <text:p/>
        </draw:line>
        <draw:line draw:style-name="gr528" draw:text-style-name="P3" draw:layer="layout" svg:x1="21.367cm" svg:y1="56.846cm" svg:x2="21.367cm" svg:y2="51.03cm">
          <text:p/>
        </draw:line>
        <draw:line draw:style-name="gr529" draw:text-style-name="P61" draw:layer="layout" svg:x1="21.377cm" svg:y1="51.046cm" svg:x2="22.377cm" svg:y2="51.046cm">
          <text:p/>
        </draw:line>
        <draw:line draw:style-name="gr528" draw:text-style-name="P3" draw:layer="layout" svg:x1="19.257cm" svg:y1="55.046cm" svg:x2="21.337cm" svg:y2="55.046cm">
          <text:p/>
        </draw:line>
        <draw:line draw:style-name="gr529" draw:text-style-name="P3" draw:layer="layout" svg:x1="21.357cm" svg:y1="53.046cm" svg:x2="22.357cm" svg:y2="53.046cm">
          <text:p/>
        </draw:line>
        <draw:line draw:style-name="gr529" draw:text-style-name="P3" draw:layer="layout" svg:x1="21.337cm" svg:y1="55.046cm" svg:x2="22.337cm" svg:y2="55.046cm">
          <text:p/>
        </draw:line>
        <draw:line draw:style-name="gr529" draw:text-style-name="P3" draw:layer="layout" svg:x1="21.377cm" svg:y1="56.846cm" svg:x2="22.317cm" svg:y2="56.846cm">
          <text:p/>
        </draw:line>
        <draw:line draw:style-name="gr526" draw:text-style-name="P3" draw:layer="layout" svg:x1="14.261cm" svg:y1="57.332cm" svg:x2="22.317cm" svg:y2="57.349cm">
          <text:p/>
        </draw:line>
        <draw:frame draw:style-name="gr530" draw:text-style-name="P62" draw:layer="layout" svg:width="1.874cm" svg:height="0.963cm" svg:x="13.231cm" svg:y="50.119cm">
          <draw:text-box>
            <text:p><text:span text:style-name="T67">AXI4</text:span></text:p>
          </draw:text-box>
        </draw:frame>
        <draw:frame draw:style-name="gr531" draw:text-style-name="P63" draw:layer="layout" svg:width="2.123cm" svg:height="0.963cm" svg:x="19.271cm" svg:y="54.083cm">
          <draw:text-box>
            <text:p><text:span text:style-name="T68">APB3</text:span></text:p>
          </draw:text-box>
        </draw:frame>
        <draw:frame draw:style-name="gr532" draw:text-style-name="P60" draw:layer="layout" svg:width="14.773cm" svg:height="3.975cm" svg:x="5.322cm" svg:y="32.486cm">
          <draw:text-box>
            <text:p text:style-name="P12"><text:span text:style-name="T61">val </text:span><text:span text:style-name="T62">source </text:span><text:span text:style-name="T60">= Stream(</text:span><text:span text:style-name="T63">RGB</text:span><text:span text:style-name="T60">(</text:span><text:span text:style-name="T64">5</text:span><text:span text:style-name="T60">,</text:span><text:span text:style-name="T64">6</text:span><text:span text:style-name="T60">,</text:span><text:span text:style-name="T64">5</text:span><text:span text:style-name="T60">))</text:span><text:span text:style-name="T60"><text:line-break/></text:span><text:span text:style-name="T61">val </text:span><text:span text:style-name="T62">sink </text:span><text:span text:style-name="T60">= </text:span><text:span text:style-name="T62">source</text:span><text:span text:style-name="T60">.throwWhen(</text:span><text:span text:style-name="T62">source</text:span><text:span text:style-name="T60">.</text:span><text:span text:style-name="T62">payload</text:span><text:span text:style-name="T65">.isBlack).stage()</text:span><text:span text:style-name="T65"><text:line-break/></text:span><text:span text:style-name="T65"/></text:p>
          </draw:text-box>
        </draw:frame>
        <draw:frame draw:style-name="gr533" draw:layer="layout" svg:width="17.389cm" svg:height="8.568cm" svg:x="4.622cm" svg:y="34.186cm">
          <draw:image xlink:href="Pictures/2000039E00003C1900001D9DC69941D7.svm" xlink:type="simple" xlink:show="embed" xlink:actuate="onLoad">
            <text:p/>
          </draw:image>
        </draw:frame>
        <draw:frame draw:style-name="gr534" draw:text-style-name="P65" draw:layer="layout" svg:width="11.405cm" svg:height="11.291cm" svg:x="33.751cm" svg:y="47.21cm">
          <draw:text-box>
            <text:p text:style-name="P12"><text:span text:style-name="T69">val <text:s/></text:span><text:span text:style-name="T70">bridge <text:s/></text:span><text:span text:style-name="T71">= <text:s/></text:span><text:span text:style-name="T72">Axi4ToApb3Bridge</text:span><text:span text:style-name="T73">(</text:span><text:span text:style-name="T73"><text:line-break/></text:span><text:span text:style-name="T73"> <text:s text:c="3"/>addressWidth <text:s/>= <text:s/></text:span><text:span text:style-name="T74">20</text:span><text:span text:style-name="T73">,</text:span><text:span text:style-name="T73"><text:line-break/></text:span><text:span text:style-name="T73"> <text:s text:c="3"/>dataWidth <text:s text:c="7"/>= <text:s/></text:span><text:span text:style-name="T74">32</text:span><text:span text:style-name="T73">,</text:span><text:span text:style-name="T73"><text:line-break/></text:span><text:span text:style-name="T73"> <text:s text:c="3"/>idWidth <text:s text:c="12"/>= <text:s/></text:span><text:span text:style-name="T74">4</text:span><text:span text:style-name="T74"><text:line-break/></text:span><text:span text:style-name="T73">)</text:span></text:p>
            <text:p text:style-name="P12"><text:span text:style-name="T73"/></text:p>
            <text:p text:style-name="P64"><text:span text:style-name="T75">val <text:s/></text:span><text:span text:style-name="T70">apbDecoder <text:s/></text:span><text:span text:style-name="T73">= <text:s/>Apb3Decoder(</text:span><text:span text:style-name="T73"><text:line-break/></text:span><text:span text:style-name="T73"> <text:s text:c="3"/>master <text:s/>= <text:s/></text:span><text:span text:style-name="T70">bridge</text:span><text:span text:style-name="T73">.io.apb,</text:span><text:span text:style-name="T73"><text:line-break/></text:span><text:span text:style-name="T73"> <text:s text:c="3"/>slaves <text:s/>= <text:s/></text:span><text:span text:style-name="T70">List</text:span><text:span text:style-name="T73">(</text:span><text:span text:style-name="T73"><text:line-break/></text:span><text:span text:style-name="T73"> <text:s text:c="7"/>gpioACtrl.io.apb <text:s text:c="4"/></text:span><text:span text:style-name="T73"><text:tab/></text:span><text:span text:style-name="T73">-&gt; (</text:span><text:span text:style-name="T74">0x00000</text:span><text:span text:style-name="T73">, <text:s/></text:span><text:span text:style-name="T74">4 <text:s/></text:span><text:span text:style-name="T73">kB),</text:span><text:span text:style-name="T73"><text:line-break/></text:span><text:span text:style-name="T73"> <text:s text:c="7"/>uartCtrl.io.apb <text:s text:c="7"/></text:span><text:span text:style-name="T73"><text:tab/></text:span><text:span text:style-name="T73">-&gt; (</text:span><text:span text:style-name="T74">0x10000</text:span><text:span text:style-name="T73">, <text:s/></text:span><text:span text:style-name="T74">4 <text:s/></text:span><text:span text:style-name="T73">kB),</text:span><text:span text:style-name="T73"><text:line-break/></text:span><text:span text:style-name="T73"> <text:s text:c="7"/>timerCtrl.io.apb <text:s text:c="5"/></text:span><text:span text:style-name="T73"><text:tab/></text:span><text:span text:style-name="T73">-&gt; (</text:span><text:span text:style-name="T74">0x20000</text:span><text:span text:style-name="T73">, <text:s/></text:span><text:span text:style-name="T74">4 <text:s/></text:span><text:span text:style-name="T73">kB),</text:span><text:span text:style-name="T73"><text:line-break/></text:span><text:span text:style-name="T73"> <text:s text:c="7"/>vgaCtrl.io.apb <text:s text:c="15"/>-&gt; (</text:span><text:span text:style-name="T74">0x30000</text:span><text:span text:style-name="T73">, <text:s/></text:span><text:span text:style-name="T74">4 <text:s/></text:span><text:span text:style-name="T73">kB),</text:span><text:span text:style-name="T73"><text:line-break/></text:span><text:span text:style-name="T73"> <text:s text:c="7"/>core.io.debugBus <text:s/></text:span><text:span text:style-name="T73"><text:tab/></text:span><text:span text:style-name="T73">-&gt; (</text:span><text:span text:style-name="T74">0xF0000</text:span><text:span text:style-name="T73">, <text:s/></text:span><text:span text:style-name="T74">4 <text:s/></text:span><text:span text:style-name="T73">kB)</text:span><text:span text:style-name="T73"><text:line-break/></text:span><text:span text:style-name="T73"> <text:s text:c="3"/>)</text:span><text:span text:style-name="T73"><text:line-break/></text:span><text:span text:style-name="T73">)</text:span></text:p>
          </draw:text-box>
        </draw:frame>
        <draw:line draw:style-name="gr535" draw:text-style-name="P3" draw:layer="layout" svg:x1="8cm" svg:y1="53.07cm" svg:x2="9.25cm" svg:y2="53.07cm">
          <text:p/>
        </draw:line>
        <draw:line draw:style-name="gr535" draw:text-style-name="P3" draw:layer="layout" svg:x1="25.45cm" svg:y1="51.101cm" svg:x2="26.772cm" svg:y2="51.101cm">
          <text:p/>
        </draw:line>
        <draw:line draw:style-name="gr535" draw:text-style-name="P3" draw:layer="layout" svg:x1="25.388cm" svg:y1="55.137cm" svg:x2="26.71cm" svg:y2="55.137cm">
          <text:p/>
        </draw:line>
        <draw:line draw:style-name="gr536" draw:text-style-name="P3" draw:layer="layout" svg:x1="25.369cm" svg:y1="57.105cm" svg:x2="26.691cm" svg:y2="57.105cm">
          <text:p/>
        </draw:line>
        <draw:line draw:style-name="gr535" draw:text-style-name="P3" draw:layer="layout" svg:x1="19.25cm" svg:y1="51.07cm" svg:x2="20.5cm" svg:y2="51.07cm">
          <text:p/>
        </draw:line>
        <draw:connector draw:style-name="gr537" draw:text-style-name="P27" draw:layer="layout" svg:x1="19.956cm" svg:y1="9.229cm" svg:x2="22.244cm" svg:y2="9.221cm" draw:start-shape="id173" draw:start-glue-point="1" svg:d="M19956 9229h1414v-8h874">
          <text:p/>
        </draw:connector>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38"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9" draw:text-style-name="P27" draw:layer="layout" svg:x1="13.536cm" svg:y1="3.932cm" svg:x2="13.536cm" svg:y2="3.477cm">
          <text:p/>
        </draw:line>
        <draw:line draw:style-name="gr540" draw:text-style-name="P27" draw:layer="layout" svg:x1="12.741cm" svg:y1="2.617cm" svg:x2="13.305cm" svg:y2="2.617cm">
          <text:p/>
        </draw:line>
        <draw:line draw:style-name="gr541" draw:text-style-name="P27" draw:layer="layout" svg:x1="12.751cm" svg:y1="3.293cm" svg:x2="13.315cm" svg:y2="3.293cm">
          <text:p/>
        </draw:line>
        <draw:frame draw:style-name="gr542" draw:text-style-name="P40" draw:layer="layout" svg:width="0.739cm" svg:height="0.758cm" svg:x="12.166cm" svg:y="2.913cm">
          <draw:text-box>
            <text:p text:style-name="P39"><text:span text:style-name="T27">b</text:span></text:p>
          </draw:text-box>
        </draw:frame>
        <draw:frame draw:style-name="gr543" draw:text-style-name="P40" draw:layer="layout" svg:width="0.739cm" svg:height="0.758cm" svg:x="12.166cm" svg:y="2.214cm">
          <draw:text-box>
            <text:p text:style-name="P39"><text:span text:style-name="T27">a</text:span></text:p>
          </draw:text-box>
        </draw:frame>
        <draw:frame draw:style-name="gr544"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45" draw:text-style-name="P55" draw:layer="layout" svg:width="0.676cm" svg:height="0.758cm" svg:x="13.16cm" svg:y="2.273cm">
          <draw:text-box>
            <text:p text:style-name="P39"><text:span text:style-name="T51">F</text:span></text:p>
          </draw:text-box>
        </draw:frame>
        <draw:frame draw:style-name="gr546" draw:text-style-name="P55" draw:layer="layout" svg:width="0.676cm" svg:height="0.758cm" svg:x="13.174cm" svg:y="2.924cm">
          <draw:text-box>
            <text:p text:style-name="P39"><text:span text:style-name="T51">T</text:span></text:p>
          </draw:text-box>
        </draw:frame>
        <draw:custom-shape draw:style-name="gr547"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48" draw:text-style-name="P27" draw:layer="layout" svg:x1="13.515cm" svg:y1="7.595cm" svg:x2="13.515cm" svg:y2="7.14cm">
          <text:p/>
        </draw:line>
        <draw:line draw:style-name="gr549" draw:text-style-name="P27" draw:layer="layout" svg:x1="12.72cm" svg:y1="6.28cm" svg:x2="13.284cm" svg:y2="6.28cm">
          <text:p/>
        </draw:line>
        <draw:line draw:style-name="gr550" draw:text-style-name="P27" draw:layer="layout" svg:x1="12.239cm" svg:y1="6.935cm" svg:x2="13.294cm" svg:y2="6.935cm">
          <text:p/>
        </draw:line>
        <draw:frame draw:style-name="gr551" draw:text-style-name="P40" draw:layer="layout" svg:width="0.739cm" svg:height="0.758cm" svg:x="12.145cm" svg:y="5.877cm">
          <draw:text-box>
            <text:p text:style-name="P39"><text:span text:style-name="T27">a</text:span></text:p>
          </draw:text-box>
        </draw:frame>
        <draw:frame draw:style-name="gr552"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53" draw:text-style-name="P55" draw:layer="layout" svg:width="0.676cm" svg:height="0.758cm" svg:x="13.139cm" svg:y="5.936cm">
          <draw:text-box>
            <text:p text:style-name="P39"><text:span text:style-name="T51">F</text:span></text:p>
          </draw:text-box>
        </draw:frame>
        <draw:frame draw:style-name="gr554" draw:text-style-name="P55" draw:layer="layout" svg:width="0.676cm" svg:height="0.758cm" svg:x="13.153cm" svg:y="6.587cm">
          <draw:text-box>
            <text:p text:style-name="P39"><text:span text:style-name="T51">T</text:span></text:p>
          </draw:text-box>
        </draw:frame>
        <draw:custom-shape draw:style-name="gr555"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56" draw:text-style-name="P27" draw:layer="layout" svg:x1="12.039cm" svg:y1="7.888cm" svg:x2="12.039cm" svg:y2="7.433cm">
          <text:p/>
        </draw:line>
        <draw:line draw:style-name="gr557" draw:text-style-name="P27" draw:layer="layout" svg:x1="11.244cm" svg:y1="6.573cm" svg:x2="11.808cm" svg:y2="6.573cm">
          <text:p/>
        </draw:line>
        <draw:line draw:style-name="gr558" draw:text-style-name="P27" draw:layer="layout" svg:x1="11.254cm" svg:y1="7.249cm" svg:x2="11.818cm" svg:y2="7.249cm">
          <text:p/>
        </draw:line>
        <draw:frame draw:style-name="gr559" draw:text-style-name="P40" draw:layer="layout" svg:width="0.714cm" svg:height="0.758cm" svg:x="10.681cm" svg:y="6.869cm">
          <draw:text-box>
            <text:p text:style-name="P39"><text:span text:style-name="T27">c</text:span></text:p>
          </draw:text-box>
        </draw:frame>
        <draw:frame draw:style-name="gr560" draw:text-style-name="P40" draw:layer="layout" svg:width="0.739cm" svg:height="0.758cm" svg:x="10.669cm" svg:y="6.17cm">
          <draw:text-box>
            <text:p text:style-name="P39"><text:span text:style-name="T27">b</text:span></text:p>
          </draw:text-box>
        </draw:frame>
        <draw:frame draw:style-name="gr561" draw:text-style-name="P40" draw:layer="layout" svg:width="1.425cm" svg:height="0.758cm" svg:x="11.295cm" svg:y="7.978cm">
          <draw:text-box>
            <text:p text:style-name="P39"><text:span text:style-name="T27">e</text:span></text:p>
          </draw:text-box>
        </draw:frame>
        <draw:frame draw:style-name="gr562" draw:text-style-name="P55" draw:layer="layout" svg:width="0.676cm" svg:height="0.758cm" svg:x="11.663cm" svg:y="6.229cm">
          <draw:text-box>
            <text:p text:style-name="P39"><text:span text:style-name="T51">F</text:span></text:p>
          </draw:text-box>
        </draw:frame>
        <draw:frame draw:style-name="gr563" draw:text-style-name="P55" draw:layer="layout" svg:width="0.676cm" svg:height="0.758cm" svg:x="11.677cm" svg:y="6.88cm">
          <draw:text-box>
            <text:p text:style-name="P39"><text:span text:style-name="T51">T</text:span></text:p>
          </draw:text-box>
        </draw:frame>
        <draw:frame draw:style-name="gr564"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65" draw:text-style-name="P40" draw:layer="layout" svg:width="0.739cm" svg:height="0.758cm" svg:x="19.355cm" svg:y="8.458cm">
          <draw:text-box>
            <text:p text:style-name="P39"><text:span text:style-name="T27">b</text:span></text:p>
          </draw:text-box>
        </draw:frame>
        <draw:frame draw:style-name="gr566"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67"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68"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69"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70"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71"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72"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73" draw:text-style-name="P40" draw:layer="layout" svg:width="0.739cm" svg:height="0.758cm" svg:x="16.566cm" svg:y="10.28cm">
          <draw:text-box>
            <text:p text:style-name="P39"><text:span text:style-name="T27">b</text:span></text:p>
          </draw:text-box>
        </draw:frame>
        <draw:custom-shape draw:style-name="gr574"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5" draw:text-style-name="P27" draw:layer="layout" svg:x1="12.094cm" svg:y1="12.043cm" svg:x2="12.094cm" svg:y2="11.588cm">
          <text:p/>
        </draw:line>
        <draw:line draw:style-name="gr576" draw:text-style-name="P27" draw:layer="layout" svg:x1="11.299cm" svg:y1="10.728cm" svg:x2="11.863cm" svg:y2="10.728cm">
          <text:p/>
        </draw:line>
        <draw:line draw:style-name="gr577" draw:text-style-name="P27" draw:layer="layout" svg:x1="11.309cm" svg:y1="11.404cm" svg:x2="11.873cm" svg:y2="11.404cm">
          <text:p/>
        </draw:line>
        <draw:frame draw:style-name="gr578" draw:text-style-name="P40" draw:layer="layout" svg:width="0.739cm" svg:height="0.758cm" svg:x="10.724cm" svg:y="11.024cm">
          <draw:text-box>
            <text:p text:style-name="P39"><text:span text:style-name="T27">b</text:span></text:p>
          </draw:text-box>
        </draw:frame>
        <draw:frame draw:style-name="gr579" draw:text-style-name="P40" draw:layer="layout" svg:width="0.739cm" svg:height="0.758cm" svg:x="10.724cm" svg:y="10.325cm">
          <draw:text-box>
            <text:p text:style-name="P39"><text:span text:style-name="T27">a</text:span></text:p>
          </draw:text-box>
        </draw:frame>
        <draw:frame draw:style-name="gr580" draw:text-style-name="P40" draw:layer="layout" svg:width="1.425cm" svg:height="0.758cm" svg:x="11.392cm" svg:y="11.833cm">
          <draw:text-box>
            <text:p text:style-name="P39"><text:span text:style-name="T27">c</text:span></text:p>
          </draw:text-box>
        </draw:frame>
        <draw:frame draw:style-name="gr581" draw:text-style-name="P55" draw:layer="layout" svg:width="0.676cm" svg:height="0.758cm" svg:x="11.718cm" svg:y="10.384cm">
          <draw:text-box>
            <text:p text:style-name="P39"><text:span text:style-name="T51">F</text:span></text:p>
          </draw:text-box>
        </draw:frame>
        <draw:frame draw:style-name="gr582" draw:text-style-name="P55" draw:layer="layout" svg:width="0.676cm" svg:height="0.758cm" svg:x="11.732cm" svg:y="11.035cm">
          <draw:text-box>
            <text:p text:style-name="P39"><text:span text:style-name="T51">T</text:span></text:p>
          </draw:text-box>
        </draw:frame>
        <draw:line draw:style-name="gr81" draw:text-style-name="P3" draw:layer="layout" svg:x1="12.308cm" svg:y1="11.035cm" svg:x2="12.843cm" svg:y2="11.035cm">
          <text:p/>
        </draw:line>
        <draw:frame draw:style-name="gr583"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61"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84" draw:text-style-name="P40" draw:layer="layout" svg:width="0.739cm" svg:height="0.758cm" svg:x="9.485cm" svg:y="14.236cm">
          <draw:text-box>
            <text:p text:style-name="P39"><text:span text:style-name="T27">a</text:span></text:p>
          </draw:text-box>
        </draw:frame>
        <draw:frame draw:style-name="gr585" draw:text-style-name="P40" draw:layer="layout" svg:width="0.709cm" svg:height="0.758cm" svg:x="11.886cm" svg:y="14.236cm">
          <draw:text-box>
            <text:p text:style-name="P39"><text:span text:style-name="T27">x</text:span></text:p>
          </draw:text-box>
        </draw:frame>
        <draw:custom-shape draw:style-name="gr586"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7" draw:text-style-name="P27" draw:layer="layout" svg:x1="19.908cm" svg:y1="17.34cm" svg:x2="19.908cm" svg:y2="16.618cm">
          <text:p/>
        </draw:line>
        <draw:line draw:style-name="gr588" draw:text-style-name="P27" draw:layer="layout" svg:x1="19.121cm" svg:y1="14.185cm" svg:x2="19.685cm" svg:y2="14.185cm">
          <text:p/>
        </draw:line>
        <draw:line draw:style-name="gr589" draw:text-style-name="P27" draw:layer="layout" svg:x1="19.131cm" svg:y1="14.861cm" svg:x2="19.695cm" svg:y2="14.861cm">
          <text:p/>
        </draw:line>
        <draw:frame draw:style-name="gr590" draw:text-style-name="P40" draw:layer="layout" svg:width="0.739cm" svg:height="0.758cm" svg:x="18.546cm" svg:y="14.481cm">
          <draw:text-box>
            <text:p text:style-name="P39"><text:span text:style-name="T27">b</text:span></text:p>
          </draw:text-box>
        </draw:frame>
        <draw:frame draw:style-name="gr591" draw:text-style-name="P40" draw:layer="layout" svg:width="0.739cm" svg:height="0.758cm" svg:x="18.546cm" svg:y="13.782cm">
          <draw:text-box>
            <text:p text:style-name="P39"><text:span text:style-name="T27">a</text:span></text:p>
          </draw:text-box>
        </draw:frame>
        <draw:frame draw:style-name="gr592" draw:text-style-name="P40" draw:layer="layout" svg:width="1.425cm" svg:height="0.758cm" svg:x="19.206cm" svg:y="17.163cm">
          <draw:text-box>
            <text:p text:style-name="P39"><text:span text:style-name="T27">sel</text:span></text:p>
          </draw:text-box>
        </draw:frame>
        <draw:frame draw:style-name="gr593" draw:text-style-name="P55" draw:layer="layout" svg:width="0.659cm" svg:height="0.758cm" svg:x="19.548cm" svg:y="13.841cm">
          <draw:text-box>
            <text:p text:style-name="P39"><text:span text:style-name="T51">0</text:span></text:p>
          </draw:text-box>
        </draw:frame>
        <draw:frame draw:style-name="gr594" draw:text-style-name="P55" draw:layer="layout" svg:width="0.659cm" svg:height="0.758cm" svg:x="19.562cm" svg:y="14.492cm">
          <draw:text-box>
            <text:p text:style-name="P39"><text:span text:style-name="T51">1</text:span></text:p>
          </draw:text-box>
        </draw:frame>
        <draw:line draw:style-name="gr81" draw:text-style-name="P3" draw:layer="layout" svg:x1="20.13cm" svg:y1="15.192cm" svg:x2="20.665cm" svg:y2="15.192cm">
          <text:p/>
        </draw:line>
        <draw:frame draw:style-name="gr595" draw:text-style-name="P40" draw:layer="layout" svg:width="0.709cm" svg:height="0.758cm" svg:x="20.471cm" svg:y="14.819cm">
          <draw:text-box>
            <text:p text:style-name="P39"><text:span text:style-name="T27">x</text:span></text:p>
          </draw:text-box>
        </draw:frame>
        <draw:line draw:style-name="gr596" draw:text-style-name="P27" draw:layer="layout" svg:x1="19.131cm" svg:y1="15.575cm" svg:x2="19.695cm" svg:y2="15.575cm">
          <text:p/>
        </draw:line>
        <draw:line draw:style-name="gr597" draw:text-style-name="P27" draw:layer="layout" svg:x1="19.141cm" svg:y1="16.251cm" svg:x2="19.705cm" svg:y2="16.251cm">
          <text:p/>
        </draw:line>
        <draw:frame draw:style-name="gr598" draw:text-style-name="P40" draw:layer="layout" svg:width="0.739cm" svg:height="0.758cm" svg:x="18.556cm" svg:y="15.871cm">
          <draw:text-box>
            <text:p text:style-name="P39"><text:span text:style-name="T27">d</text:span></text:p>
          </draw:text-box>
        </draw:frame>
        <draw:frame draw:style-name="gr599" draw:text-style-name="P40" draw:layer="layout" svg:width="0.714cm" svg:height="0.758cm" svg:x="18.568cm" svg:y="15.172cm">
          <draw:text-box>
            <text:p text:style-name="P39"><text:span text:style-name="T27">c</text:span></text:p>
          </draw:text-box>
        </draw:frame>
        <draw:frame draw:style-name="gr600" draw:text-style-name="P55" draw:layer="layout" svg:width="0.659cm" svg:height="0.758cm" svg:x="19.563cm" svg:y="15.192cm">
          <draw:text-box>
            <text:p text:style-name="P39"><text:span text:style-name="T51">2</text:span></text:p>
          </draw:text-box>
        </draw:frame>
        <draw:frame draw:style-name="gr601" draw:text-style-name="P55" draw:layer="layout" svg:width="0.659cm" svg:height="0.758cm" svg:x="19.564cm" svg:y="15.892cm">
          <draw:text-box>
            <text:p text:style-name="P39"><text:span text:style-name="T51">3</text:span></text:p>
          </draw:text-box>
        </draw:frame>
        <draw:line draw:style-name="gr602" draw:text-style-name="P27" draw:layer="layout" svg:x1="19.735cm" svg:y1="17.163cm" svg:x2="20.108cm" svg:y2="16.953cm">
          <text:p/>
        </draw:line>
        <draw:frame draw:style-name="gr603"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3" draw:layer="layout" svg:width="0.5cm" svg:height="0.5cm" svg:x="13.873cm" svg:y="19.253cm">
            <text:p/>
          </draw:rect>
          <draw:frame draw:style-name="gr4" draw:text-style-name="P5" draw:layer="layout" svg:width="2.246cm" svg:height="0.725cm" svg:x="11.713cm" svg:y="19.121cm">
            <draw:text-box>
              <text:p text:style-name="P4"><text:span text:style-name="T3">pwm</text:span></text:p>
            </draw:text-box>
          </draw:frame>
        </draw:g>
        <draw:g>
          <draw:rect draw:style-name="gr3" draw:text-style-name="P3" draw:layer="layout" svg:width="0.5cm" svg:height="0.5cm" svg:x="9.839cm" svg:y="19.254cm">
            <text:p/>
          </draw:rect>
          <draw:frame draw:style-name="gr5" draw:text-style-name="P5" draw:layer="layout" svg:width="2.471cm" svg:height="0.725cm" svg:x="10.339cm" svg:y="19.122cm">
            <draw:text-box>
              <text:p text:style-name="P4"><text:span text:style-name="T3">enable</text:span></text:p>
            </draw:text-box>
          </draw:frame>
        </draw:g>
        <draw:g>
          <draw:rect draw:style-name="gr3" draw:text-style-name="P3" draw:layer="layout" svg:width="0.5cm" svg:height="0.5cm" svg:x="9.826cm" svg:y="19.955cm">
            <text:p/>
          </draw:rect>
          <draw:frame draw:style-name="gr5" draw:text-style-name="P5" draw:layer="layout" svg:width="2.471cm" svg:height="0.725cm" svg:x="10.326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604" draw:text-style-name="P40" draw:layer="layout" svg:width="0.735cm" svg:height="0.758cm" svg:x="21.745cm" svg:y="20.997cm">
          <draw:text-box>
            <text:p text:style-name="P39"><text:span text:style-name="T27">g</text:span></text:p>
          </draw:text-box>
        </draw:frame>
        <draw:frame draw:style-name="gr605" draw:text-style-name="P40" draw:layer="layout" svg:width="0.642cm" svg:height="0.758cm" svg:x="21.791cm" svg:y="20.298cm">
          <draw:text-box>
            <text:p text:style-name="P39"><text:span text:style-name="T27">r</text:span></text:p>
          </draw:text-box>
        </draw:frame>
        <draw:frame draw:style-name="gr606"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607" draw:layer="layout" svg:width="1.878cm" svg:height="0.963cm" svg:x="20.013cm" svg:y="21.697cm">
          <draw:text-box>
            <text:p>RGB</text:p>
          </draw:text-box>
        </draw:frame>
        <draw:frame draw:style-name="gr608" draw:text-style-name="P40" draw:layer="layout" svg:width="1.179cm" svg:height="0.758cm" svg:x="25.056cm" svg:y="21.237cm">
          <draw:text-box>
            <text:p text:style-name="P39"><text:span text:style-name="T27">rwn</text:span></text:p>
          </draw:text-box>
        </draw:frame>
        <draw:frame draw:style-name="gr609" draw:text-style-name="P40" draw:layer="layout" svg:width="1.78cm" svg:height="0.758cm" svg:x="24.757cm" svg:y="20.538cm">
          <draw:text-box>
            <text:p text:style-name="P39"><text:span text:style-name="T27">enable</text:span></text:p>
          </draw:text-box>
        </draw:frame>
        <draw:frame draw:style-name="gr610"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611" draw:layer="layout" svg:width="3.948cm" svg:height="0.963cm" svg:x="23.71cm" svg:y="24.094cm">
          <draw:text-box>
            <text:p>MemoryPort</text:p>
          </draw:text-box>
        </draw:frame>
        <draw:frame draw:style-name="gr612" draw:text-style-name="P40" draw:layer="layout" svg:width="2.25cm" svg:height="0.758cm" svg:x="24.524cm" svg:y="23.337cm">
          <draw:text-box>
            <text:p text:style-name="P39"><text:span text:style-name="T27">readData</text:span></text:p>
          </draw:text-box>
        </draw:frame>
        <draw:frame draw:style-name="gr613" draw:text-style-name="P40" draw:layer="layout" svg:width="2.288cm" svg:height="0.758cm" svg:x="24.506cm" svg:y="22.638cm">
          <draw:text-box>
            <text:p text:style-name="P39"><text:span text:style-name="T27">writeData</text:span></text:p>
          </draw:text-box>
        </draw:frame>
        <draw:frame draw:style-name="gr614" draw:text-style-name="P40" draw:layer="layout" svg:width="0.735cm" svg:height="0.758cm" svg:x="17.808cm" svg:y="26.574cm">
          <draw:text-box>
            <text:p text:style-name="P39"><text:span text:style-name="T27">g</text:span></text:p>
          </draw:text-box>
        </draw:frame>
        <draw:frame draw:style-name="gr615" draw:text-style-name="P40" draw:layer="layout" svg:width="0.642cm" svg:height="0.758cm" svg:x="17.854cm" svg:y="25.875cm">
          <draw:text-box>
            <text:p text:style-name="P39"><text:span text:style-name="T27">r</text:span></text:p>
          </draw:text-box>
        </draw:frame>
        <draw:frame draw:style-name="gr616"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17" draw:layer="layout" svg:width="3.258cm" svg:height="0.963cm" svg:x="16.818cm" svg:y="28.023cm">
          <draw:text-box>
            <text:p>src : RGB</text:p>
          </draw:text-box>
        </draw:frame>
        <draw:frame draw:style-name="gr618" draw:text-style-name="P40" draw:layer="layout" svg:width="0.735cm" svg:height="0.758cm" svg:x="22.52cm" svg:y="26.584cm">
          <draw:text-box>
            <text:p text:style-name="P39"><text:span text:style-name="T27">g</text:span></text:p>
          </draw:text-box>
        </draw:frame>
        <draw:frame draw:style-name="gr619" draw:text-style-name="P40" draw:layer="layout" svg:width="0.642cm" svg:height="0.758cm" svg:x="22.566cm" svg:y="25.885cm">
          <draw:text-box>
            <text:p text:style-name="P39"><text:span text:style-name="T27">r</text:span></text:p>
          </draw:text-box>
        </draw:frame>
        <draw:frame draw:style-name="gr620"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17"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7" draw:layer="layout" svg:width="2.83cm" svg:height="0.735cm" svg:x="12.574cm" svg:y="34.205cm">
          <text:p text:style-name="P66"><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21"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22"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7" draw:layer="layout" svg:width="2.83cm" svg:height="0.735cm" svg:x="11.721cm" svg:y="29.104cm">
          <text:p text:style-name="P66"><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23"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24" draw:text-style-name="P68" draw:layer="layout" svg:width="0.777cm" svg:height="0.818cm" svg:x="15.196cm" svg:y="-5.321cm">
          <draw:text-box>
            <text:p text:style-name="P39"><text:span text:style-name="T76">x</text:span></text:p>
          </draw:text-box>
        </draw:frame>
        <draw:frame draw:style-name="gr625" draw:text-style-name="P68" draw:layer="layout" svg:width="0.777cm" svg:height="0.818cm" svg:x="15.175cm" svg:y="-10.79cm">
          <draw:text-box>
            <text:p text:style-name="P39"><text:span text:style-name="T76">x</text:span></text:p>
          </draw:text-box>
        </draw:frame>
        <draw:frame draw:style-name="gr626" draw:text-style-name="P68" draw:layer="layout" svg:width="0.777cm" svg:height="0.818cm" svg:x="20.643cm" svg:y="-8.653cm">
          <draw:text-box>
            <text:p text:style-name="P39"><text:span text:style-name="T76">x</text:span></text:p>
          </draw:text-box>
        </draw:frame>
        <draw:frame draw:style-name="gr627" draw:text-style-name="P68" draw:layer="layout" svg:width="0.777cm" svg:height="0.818cm" svg:x="20.729cm" svg:y="-4.353cm">
          <draw:text-box>
            <text:p text:style-name="P39"><text:span text:style-name="T76">x</text:span></text:p>
          </draw:text-box>
        </draw:frame>
        <draw:frame draw:style-name="gr628" draw:text-style-name="P68" draw:layer="layout" svg:width="0.777cm" svg:height="0.818cm" svg:x="15.137cm" svg:y="1.866cm">
          <draw:text-box>
            <text:p text:style-name="P39"><text:span text:style-name="T76">x</text:span></text:p>
          </draw:text-box>
        </draw:frame>
        <draw:frame draw:style-name="gr629" draw:text-style-name="P68" draw:layer="layout" svg:width="0.777cm" svg:height="0.818cm" svg:x="15.121cm" svg:y="5.566cm">
          <draw:text-box>
            <text:p text:style-name="P39"><text:span text:style-name="T76">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30" draw:text-style-name="P68" draw:layer="layout" svg:width="0.777cm" svg:height="0.818cm" svg:x="13.935cm" svg:y="41.524cm">
          <draw:text-box>
            <text:p text:style-name="P39"><text:span text:style-name="T76">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31" draw:text-style-name="P40" draw:layer="layout" svg:width="0.709cm" svg:height="0.758cm" svg:x="19.469cm" svg:y="42.228cm">
          <draw:text-box>
            <text:p text:style-name="P39"><text:span text:style-name="T27">y</text:span></text:p>
          </draw:text-box>
        </draw:frame>
        <draw:frame draw:style-name="gr632" draw:text-style-name="P68" draw:layer="layout" svg:width="3cm" svg:height="0.818cm" svg:x="12.828cm" svg:y="40.706cm">
          <draw:text-box>
            <text:p text:style-name="P39"><text:span text:style-name="T76">something</text:span></text:p>
          </draw:text-box>
        </draw:frame>
        <draw:frame draw:style-name="gr633" draw:text-style-name="P68" draw:layer="layout" svg:width="2.314cm" svg:height="0.818cm" svg:x="17.523cm" svg:y="40.684cm">
          <draw:text-box>
            <text:p text:style-name="P39"><text:span text:style-name="T76">another</text:span></text:p>
          </draw:text-box>
        </draw:frame>
        <draw:line draw:style-name="gr81" draw:text-style-name="P3" draw:layer="layout" svg:x1="14.842cm" svg:y1="42.615cm" svg:x2="18.161cm" svg:y2="42.615cm">
          <text:p/>
        </draw:line>
        <draw:custom-shape draw:style-name="gr46"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9cm" svg:y1="6.086cm" svg:x2="31.834cm" svg:y2="6.086cm">
          <text:p/>
        </draw:line>
        <draw:line draw:style-name="gr81" draw:text-style-name="P3" draw:layer="layout" svg:x1="29.764cm" svg:y1="6.403cm" svg:x2="30.299cm" svg:y2="6.403cm">
          <text:p/>
        </draw:line>
        <draw:line draw:style-name="gr81" draw:text-style-name="P3" draw:layer="layout" svg:x1="29.784cm" svg:y1="5.817cm" svg:x2="30.319cm" svg:y2="5.817cm">
          <text:p/>
        </draw:line>
        <draw:line draw:style-name="gr81" draw:text-style-name="P3" draw:layer="layout" svg:x1="31.3cm" svg:y1="6.086cm" svg:x2="31.835cm" svg:y2="6.086cm">
          <text:p/>
        </draw:line>
        <draw:custom-shape draw:style-name="gr46"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8cm" svg:y1="7.515cm" svg:x2="31.833cm" svg:y2="7.515cm">
          <text:p/>
        </draw:line>
        <draw:line draw:style-name="gr81" draw:text-style-name="P3" draw:layer="layout" svg:x1="29.763cm" svg:y1="7.832cm" svg:x2="30.298cm" svg:y2="7.832cm">
          <text:p/>
        </draw:line>
        <draw:line draw:style-name="gr81" draw:text-style-name="P3" draw:layer="layout" svg:x1="29.783cm" svg:y1="7.246cm" svg:x2="30.318cm" svg:y2="7.246cm">
          <text:p/>
        </draw:line>
        <draw:line draw:style-name="gr81" draw:text-style-name="P3" draw:layer="layout" svg:x1="31.299cm" svg:y1="7.515cm" svg:x2="31.834cm" svg:y2="7.515cm">
          <text:p/>
        </draw:line>
        <draw:custom-shape draw:style-name="gr46"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9cm" svg:y1="8.892cm" svg:x2="31.824cm" svg:y2="8.892cm">
          <text:p/>
        </draw:line>
        <draw:line draw:style-name="gr81" draw:text-style-name="P3" draw:layer="layout" svg:x1="29.754cm" svg:y1="9.209cm" svg:x2="30.289cm" svg:y2="9.209cm">
          <text:p/>
        </draw:line>
        <draw:line draw:style-name="gr81" draw:text-style-name="P3" draw:layer="layout" svg:x1="29.774cm" svg:y1="8.623cm" svg:x2="30.309cm" svg:y2="8.623cm">
          <text:p/>
        </draw:line>
        <draw:line draw:style-name="gr81" draw:text-style-name="P3" draw:layer="layout" svg:x1="31.29cm" svg:y1="8.892cm" svg:x2="31.825cm" svg:y2="8.892cm">
          <text:p/>
        </draw:line>
        <draw:custom-shape draw:style-name="gr46"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8cm" svg:y1="10.321cm" svg:x2="31.823cm" svg:y2="10.321cm">
          <text:p/>
        </draw:line>
        <draw:line draw:style-name="gr81" draw:text-style-name="P3" draw:layer="layout" svg:x1="29.753cm" svg:y1="10.638cm" svg:x2="30.288cm" svg:y2="10.638cm">
          <text:p/>
        </draw:line>
        <draw:line draw:style-name="gr81" draw:text-style-name="P3" draw:layer="layout" svg:x1="29.773cm" svg:y1="10.052cm" svg:x2="30.308cm" svg:y2="10.052cm">
          <text:p/>
        </draw:line>
        <draw:line draw:style-name="gr81" draw:text-style-name="P3" draw:layer="layout" svg:x1="31.289cm" svg:y1="10.321cm" svg:x2="31.824cm" svg:y2="10.321cm">
          <text:p/>
        </draw:line>
        <draw:custom-shape draw:style-name="gr46"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5cm" svg:y1="6.056cm" svg:x2="34.85cm" svg:y2="6.056cm">
          <text:p/>
        </draw:line>
        <draw:line draw:style-name="gr81" draw:text-style-name="P3" draw:layer="layout" svg:x1="32.78cm" svg:y1="6.373cm" svg:x2="33.315cm" svg:y2="6.373cm">
          <text:p/>
        </draw:line>
        <draw:line draw:style-name="gr81" draw:text-style-name="P3" draw:layer="layout" svg:x1="32.8cm" svg:y1="5.787cm" svg:x2="33.335cm" svg:y2="5.787cm">
          <text:p/>
        </draw:line>
        <draw:line draw:style-name="gr81" draw:text-style-name="P3" draw:layer="layout" svg:x1="34.316cm" svg:y1="6.056cm" svg:x2="34.851cm" svg:y2="6.056cm">
          <text:p/>
        </draw:line>
        <draw:custom-shape draw:style-name="gr46"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4cm" svg:y1="7.585cm" svg:x2="34.849cm" svg:y2="7.585cm">
          <text:p/>
        </draw:line>
        <draw:line draw:style-name="gr81" draw:text-style-name="P3" draw:layer="layout" svg:x1="32.779cm" svg:y1="7.902cm" svg:x2="33.314cm" svg:y2="7.902cm">
          <text:p/>
        </draw:line>
        <draw:line draw:style-name="gr81" draw:text-style-name="P3" draw:layer="layout" svg:x1="32.799cm" svg:y1="7.316cm" svg:x2="33.334cm" svg:y2="7.316cm">
          <text:p/>
        </draw:line>
        <draw:line draw:style-name="gr81" draw:text-style-name="P3" draw:layer="layout" svg:x1="34.315cm" svg:y1="7.585cm" svg:x2="34.85cm" svg:y2="7.585cm">
          <text:p/>
        </draw:line>
        <draw:custom-shape draw:style-name="gr46"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5cm" svg:y1="8.962cm" svg:x2="34.84cm" svg:y2="8.962cm">
          <text:p/>
        </draw:line>
        <draw:line draw:style-name="gr81" draw:text-style-name="P3" draw:layer="layout" svg:x1="32.77cm" svg:y1="9.279cm" svg:x2="33.305cm" svg:y2="9.279cm">
          <text:p/>
        </draw:line>
        <draw:line draw:style-name="gr81" draw:text-style-name="P3" draw:layer="layout" svg:x1="32.79cm" svg:y1="8.693cm" svg:x2="33.325cm" svg:y2="8.693cm">
          <text:p/>
        </draw:line>
        <draw:line draw:style-name="gr81" draw:text-style-name="P3" draw:layer="layout" svg:x1="34.306cm" svg:y1="8.962cm" svg:x2="34.841cm" svg:y2="8.962cm">
          <text:p/>
        </draw:line>
        <draw:custom-shape draw:style-name="gr46"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4cm" svg:y1="10.391cm" svg:x2="34.839cm" svg:y2="10.391cm">
          <text:p/>
        </draw:line>
        <draw:line draw:style-name="gr81" draw:text-style-name="P3" draw:layer="layout" svg:x1="32.769cm" svg:y1="10.708cm" svg:x2="33.304cm" svg:y2="10.708cm">
          <text:p/>
        </draw:line>
        <draw:line draw:style-name="gr81" draw:text-style-name="P3" draw:layer="layout" svg:x1="32.789cm" svg:y1="10.122cm" svg:x2="33.324cm" svg:y2="10.122cm">
          <text:p/>
        </draw:line>
        <draw:line draw:style-name="gr81" draw:text-style-name="P3" draw:layer="layout" svg:x1="34.305cm" svg:y1="10.391cm" svg:x2="34.84cm" svg:y2="10.391cm">
          <text:p/>
        </draw:line>
        <draw:line draw:style-name="gr634" draw:text-style-name="P3" draw:layer="layout" svg:x1="31.834cm" svg:y1="6.086cm" svg:x2="32.801cm" svg:y2="5.787cm">
          <text:p/>
        </draw:line>
        <draw:line draw:style-name="gr634" draw:text-style-name="P3" draw:layer="layout" svg:x1="31.824cm" svg:y1="8.892cm" svg:x2="32.781cm" svg:y2="5.787cm">
          <text:p/>
        </draw:line>
        <draw:line draw:style-name="gr634" draw:text-style-name="P3" draw:layer="layout" svg:x1="31.824cm" svg:y1="10.321cm" svg:x2="32.781cm" svg:y2="5.787cm">
          <text:p/>
        </draw:line>
        <draw:line draw:style-name="gr635" draw:text-style-name="P3" draw:layer="layout" svg:x1="31.833cm" svg:y1="7.515cm" svg:x2="32.78cm" svg:y2="5.787cm">
          <text:p/>
        </draw:line>
        <draw:custom-shape draw:style-name="gr46"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5cm" svg:y1="6.057cm" svg:x2="37.85cm" svg:y2="6.057cm">
          <text:p/>
        </draw:line>
        <draw:line draw:style-name="gr81" draw:text-style-name="P3" draw:layer="layout" svg:x1="35.78cm" svg:y1="6.374cm" svg:x2="36.315cm" svg:y2="6.374cm">
          <text:p/>
        </draw:line>
        <draw:line draw:style-name="gr81" draw:text-style-name="P3" draw:layer="layout" svg:x1="35.8cm" svg:y1="5.788cm" svg:x2="36.335cm" svg:y2="5.788cm">
          <text:p/>
        </draw:line>
        <draw:line draw:style-name="gr81" draw:text-style-name="P3" draw:layer="layout" svg:x1="37.316cm" svg:y1="6.057cm" svg:x2="37.851cm" svg:y2="6.057cm">
          <text:p/>
        </draw:line>
        <draw:custom-shape draw:style-name="gr46"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4cm" svg:y1="7.586cm" svg:x2="37.849cm" svg:y2="7.586cm">
          <text:p/>
        </draw:line>
        <draw:line draw:style-name="gr81" draw:text-style-name="P3" draw:layer="layout" svg:x1="35.779cm" svg:y1="7.903cm" svg:x2="36.314cm" svg:y2="7.903cm">
          <text:p/>
        </draw:line>
        <draw:line draw:style-name="gr81" draw:text-style-name="P3" draw:layer="layout" svg:x1="35.799cm" svg:y1="7.317cm" svg:x2="36.334cm" svg:y2="7.317cm">
          <text:p/>
        </draw:line>
        <draw:line draw:style-name="gr81" draw:text-style-name="P3" draw:layer="layout" svg:x1="37.315cm" svg:y1="7.586cm" svg:x2="37.85cm" svg:y2="7.586cm">
          <text:p/>
        </draw:line>
        <draw:custom-shape draw:style-name="gr46"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5cm" svg:y1="8.963cm" svg:x2="37.84cm" svg:y2="8.963cm">
          <text:p/>
        </draw:line>
        <draw:line draw:style-name="gr81" draw:text-style-name="P3" draw:layer="layout" svg:x1="35.77cm" svg:y1="9.28cm" svg:x2="36.305cm" svg:y2="9.28cm">
          <text:p/>
        </draw:line>
        <draw:line draw:style-name="gr81" draw:text-style-name="P3" draw:layer="layout" svg:x1="35.79cm" svg:y1="8.694cm" svg:x2="36.325cm" svg:y2="8.694cm">
          <text:p/>
        </draw:line>
        <draw:line draw:style-name="gr81" draw:text-style-name="P3" draw:layer="layout" svg:x1="37.306cm" svg:y1="8.963cm" svg:x2="37.841cm" svg:y2="8.963cm">
          <text:p/>
        </draw:line>
        <draw:custom-shape draw:style-name="gr46"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4cm" svg:y1="10.392cm" svg:x2="37.839cm" svg:y2="10.392cm">
          <text:p/>
        </draw:line>
        <draw:line draw:style-name="gr81" draw:text-style-name="P3" draw:layer="layout" svg:x1="35.769cm" svg:y1="10.709cm" svg:x2="36.304cm" svg:y2="10.709cm">
          <text:p/>
        </draw:line>
        <draw:line draw:style-name="gr81" draw:text-style-name="P3" draw:layer="layout" svg:x1="35.789cm" svg:y1="10.123cm" svg:x2="36.324cm" svg:y2="10.123cm">
          <text:p/>
        </draw:line>
        <draw:line draw:style-name="gr81" draw:text-style-name="P3" draw:layer="layout" svg:x1="37.305cm" svg:y1="10.392cm" svg:x2="37.84cm" svg:y2="10.392cm">
          <text:p/>
        </draw:line>
        <draw:line draw:style-name="gr634" draw:text-style-name="P3" draw:layer="layout" svg:x1="34.85cm" svg:y1="7.585cm" svg:x2="35.79cm" svg:y2="8.694cm">
          <text:p/>
        </draw:line>
        <draw:line draw:style-name="gr634" draw:text-style-name="P3" draw:layer="layout" svg:x1="34.841cm" svg:y1="8.962cm" svg:x2="35.79cm" svg:y2="8.695cm">
          <text:p/>
        </draw:line>
        <draw:line draw:style-name="gr634" draw:text-style-name="P3" draw:layer="layout" svg:x1="34.839cm" svg:y1="10.391cm" svg:x2="35.79cm" svg:y2="8.695cm">
          <text:p/>
        </draw:line>
        <draw:line draw:style-name="gr635"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0"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0"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40.008cm" svg:y="-5.967cm">
          <text:p/>
        </draw:rect>
        <draw:rect draw:style-name="gr42" draw:text-style-name="P3" draw:layer="layout" svg:width="2.25cm" svg:height="6.063cm" svg:x="29.665cm" svg:y="-5.993cm">
          <text:p/>
        </draw:rect>
        <draw:frame draw:style-name="gr54" draw:layer="layout" svg:width="2.403cm" svg:height="0.963cm" svg:x="29.568cm" svg:y="-6.893cm">
          <draw:text-box>
            <text:p>source</text:p>
          </draw:text-box>
        </draw:frame>
        <draw:frame draw:style-name="gr44"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2"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6"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31.611cm" svg:y1="-5.43cm" svg:x2="34.071cm" svg:y2="-5.43cm">
          <text:p/>
        </draw:line>
        <draw:line draw:style-name="gr55" draw:text-style-name="P3" draw:layer="layout" svg:x1="33.14cm" svg:y1="-0.18cm" svg:x2="35.615cm" svg:y2="-0.18cm">
          <text:p/>
        </draw:line>
        <draw:line draw:style-name="gr55" draw:text-style-name="P3" draw:layer="layout" svg:x1="31.565cm" svg:y1="-0.419cm" svg:x2="32.14cm" svg:y2="-0.419cm">
          <text:p/>
        </draw:line>
        <draw:line draw:style-name="gr55" draw:text-style-name="P3" draw:layer="layout" svg:x1="35.661cm" svg:y1="-5.212cm" svg:x2="35.071cm" svg:y2="-5.212cm">
          <text:p/>
        </draw:line>
        <draw:line draw:style-name="gr55" draw:text-style-name="P3" draw:layer="layout" svg:x1="31.579cm" svg:y1="-2.062cm" svg:x2="35.629cm" svg:y2="-2.062cm">
          <text:p/>
        </draw:line>
        <draw:line draw:style-name="gr55" draw:text-style-name="P3" draw:layer="layout" svg:x1="32.621cm" svg:y1="-3.062cm" svg:x2="32.621cm" svg:y2="-3.43cm">
          <text:p/>
        </draw:line>
        <draw:line draw:style-name="gr55" draw:text-style-name="P3" draw:layer="layout" svg:x1="32.821cm" svg:y1="-2.562cm" svg:x2="32.821cm" svg:y2="-3.43cm">
          <text:p/>
        </draw:line>
        <draw:line draw:style-name="gr55" draw:text-style-name="P3" draw:layer="layout" svg:x1="33.021cm" svg:y1="-2.062cm" svg:x2="33.021cm" svg:y2="-3.68cm">
          <text:p/>
        </draw:line>
        <draw:custom-shape draw:style-name="gr32" draw:text-style-name="P11"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3.14cm" svg:y1="-0.68cm" svg:x2="33.621cm" svg:y2="-0.68cm">
          <text:p/>
        </draw:line>
        <draw:line draw:style-name="gr55" draw:text-style-name="P3" draw:layer="layout" svg:x1="33.621cm" svg:y1="-4.93cm" svg:x2="33.622cm" svg:y2="-0.68cm">
          <text:p/>
        </draw:line>
        <draw:line draw:style-name="gr55" draw:text-style-name="P3" draw:layer="layout" svg:x1="33.822cm" svg:y1="-4.93cm" svg:x2="34.071cm" svg:y2="-4.93cm">
          <text:p/>
        </draw:line>
        <draw:line draw:style-name="gr55" draw:text-style-name="P3" draw:layer="layout" svg:x1="33.371cm" svg:y1="-3.93cm" svg:x2="33.622cm" svg:y2="-3.93cm">
          <text:p/>
        </draw:line>
        <draw:custom-shape draw:style-name="gr56"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32.121cm" svg:y="-0.929cm" svg:viewBox="0 0 1168 1002" svg:d="M501 1000c-83 0-501 2-501-499s418-501 501-501c278 0 389 2 667 2-84 0-168 311-168 499s84 501 168 501c-278 0-389-2-667-2z">
          <text:p/>
        </draw:path>
        <draw:line draw:style-name="gr55" draw:text-style-name="P3" draw:layer="layout" svg:x1="33.822cm" svg:y1="-4.93cm" svg:x2="33.621cm" svg:y2="-4.93cm">
          <text:p/>
        </draw:line>
        <draw:line draw:style-name="gr55" draw:text-style-name="P3" draw:layer="layout" svg:x1="31.565cm" svg:y1="-2.589cm" svg:x2="35.615cm" svg:y2="-2.589cm">
          <text:p/>
        </draw:line>
        <draw:line draw:style-name="gr55" draw:text-style-name="P3" draw:layer="layout" svg:x1="31.565cm" svg:y1="-3.089cm" svg:x2="35.615cm" svg:y2="-3.089cm">
          <text:p/>
        </draw:line>
        <draw:line draw:style-name="gr55" draw:text-style-name="P3" draw:layer="layout" svg:x1="36.143cm" svg:y1="-5.216cm" svg:x2="37.907cm" svg:y2="-5.216cm">
          <text:p/>
        </draw:line>
        <draw:line draw:style-name="gr55" draw:text-style-name="P3" draw:layer="layout" svg:x1="31.565cm" svg:y1="-3.089cm" svg:x2="35.615cm" svg:y2="-3.089cm">
          <text:p/>
        </draw:line>
        <draw:line draw:style-name="gr55" draw:text-style-name="P3" draw:layer="layout" svg:x1="37.908cm" svg:y1="-2.83cm" svg:x2="36.124cm" svg:y2="-2.08cm">
          <text:p/>
        </draw:line>
        <draw:line draw:style-name="gr55" draw:text-style-name="P3" draw:layer="layout" svg:x1="37.908cm" svg:y1="-2.93cm" svg:x2="36.124cm" svg:y2="-2.585cm">
          <text:p/>
        </draw:line>
        <draw:line draw:style-name="gr55" draw:text-style-name="P3" draw:layer="layout" svg:x1="37.908cm" svg:y1="-3.085cm" svg:x2="36.124cm" svg:y2="-3.085cm">
          <text:p/>
        </draw:line>
        <draw:line draw:style-name="gr55" draw:text-style-name="P3" draw:layer="layout" svg:x1="38.908cm" svg:y1="-2.93cm" svg:x2="40.247cm" svg:y2="-2.08cm">
          <text:p/>
        </draw:line>
        <draw:line draw:style-name="gr55" draw:text-style-name="P3" draw:layer="layout" svg:x1="38.908cm" svg:y1="-2.991cm" svg:x2="40.247cm" svg:y2="-2.58cm">
          <text:p/>
        </draw:line>
        <draw:line draw:style-name="gr55" draw:text-style-name="P3" draw:layer="layout" svg:x1="38.908cm" svg:y1="-3.1cm" svg:x2="40.247cm" svg:y2="-3.1cm">
          <text:p/>
        </draw:line>
        <draw:line draw:style-name="gr55" draw:text-style-name="P3" draw:layer="layout" svg:x1="36.115cm" svg:y1="-0.18cm" svg:x2="37.865cm" svg:y2="-0.18cm">
          <text:p/>
        </draw:line>
        <draw:line draw:style-name="gr55" draw:text-style-name="P3" draw:layer="layout" svg:x1="37.833cm" svg:y1="0.059cm" svg:x2="40.308cm" svg:y2="0.059cm">
          <text:p/>
        </draw:line>
        <draw:line draw:style-name="gr55" draw:text-style-name="P3" draw:layer="layout" svg:x1="40.245cm" svg:y1="-5.216cm" svg:x2="38.908cm" svg:y2="-5.216cm">
          <text:p/>
        </draw:line>
        <draw:frame draw:style-name="gr636"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5" draw:text-style-name="P3" draw:layer="layout" svg:x1="39.298cm" svg:y1="-0.346cm" svg:x2="39.298cm" svg:y2="-5.216cm">
          <text:p/>
        </draw:line>
        <draw:line draw:style-name="gr55" draw:text-style-name="P3" draw:layer="layout" svg:x1="39.298cm" svg:y1="-0.346cm" svg:x2="38.726cm" svg:y2="-0.346cm">
          <text:p/>
        </draw:line>
        <draw:line draw:style-name="gr55" draw:text-style-name="P3" draw:layer="layout" svg:x1="37.482cm" svg:y1="-4.854cm" svg:x2="37.491cm" svg:y2="-0.18cm">
          <text:p/>
        </draw:line>
        <draw:path draw:style-name="gr57" draw:text-style-name="P3" draw:layer="layout" svg:width="1.167cm" svg:height="1.001cm" svg:x="37.839cm" svg:y="-0.665cm" svg:viewBox="0 0 1168 1002" svg:d="M501 1000c-83 0-501 2-501-499s418-501 501-501c278 0 389 2 667 2-84 0-168 311-168 499s84 501 168 501c-278 0-389-2-667-2z">
          <text:p/>
        </draw:path>
        <draw:custom-shape draw:style-name="gr56"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7.483cm" svg:y1="-4.854cm" svg:x2="37.908cm" svg:y2="-4.854cm">
          <text:p/>
        </draw:line>
        <draw:line draw:style-name="gr55" draw:text-style-name="P3" draw:layer="layout" svg:x1="37.484cm" svg:y1="-2.354cm" svg:x2="37.909cm" svg:y2="-2.354cm">
          <text:p/>
        </draw:line>
        <draw:frame draw:style-name="gr636"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3" draw:layer="layout" svg:width="0.5cm" svg:height="0.5cm" svg:x="33.741cm" svg:y="17.531cm">
            <text:p/>
          </draw:rect>
          <draw:frame draw:style-name="gr4" draw:text-style-name="P5" draw:layer="layout" svg:width="2.246cm" svg:height="0.725cm" svg:x="31.581cm" svg:y="17.399cm">
            <draw:text-box>
              <text:p text:style-name="P4"><text:span text:style-name="T3">pwm</text:span></text:p>
            </draw:text-box>
          </draw:frame>
        </draw:g>
        <draw:g>
          <draw:rect draw:style-name="gr3" draw:text-style-name="P3" draw:layer="layout" svg:width="0.5cm" svg:height="0.5cm" svg:x="29.707cm" svg:y="17.532cm">
            <text:p/>
          </draw:rect>
          <draw:frame draw:style-name="gr5" draw:text-style-name="P5" draw:layer="layout" svg:width="2.471cm" svg:height="0.725cm" svg:x="30.207cm" svg:y="17.4cm">
            <draw:text-box>
              <text:p text:style-name="P4"><text:span text:style-name="T3">apb</text:span></text:p>
            </draw:text-box>
          </draw:frame>
        </draw:g>
        <draw:g>
          <draw:g>
            <draw:rect draw:style-name="gr2" draw:text-style-name="P3" draw:layer="layout" svg:width="1cm" svg:height="1.989cm" svg:x="35.755cm" svg:y="22.251cm">
              <text:p/>
            </draw:rect>
            <draw:custom-shape draw:style-name="gr40" draw:text-style-name="P13" draw:layer="layout" svg:width="0.3cm" svg:height="0.3cm" draw:transform="rotate (-1.5707963267957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598cm" svg:y="22.273cm">
            <draw:text-box>
              <text:p text:style-name="P4"><text:span text:style-name="T3">D</text:span></text:p>
            </draw:text-box>
          </draw:frame>
          <draw:frame draw:style-name="gr84" draw:text-style-name="P5" draw:layer="layout" svg:width="0.832cm" svg:height="0.725cm" svg:x="36.099cm" svg:y="22.274cm">
            <draw:text-box>
              <text:p text:style-name="P4"><text:span text:style-name="T3">Q</text:span></text:p>
            </draw:text-box>
          </draw:frame>
        </draw:g>
        <draw:frame draw:style-name="gr86" draw:text-style-name="P5" draw:layer="layout" svg:width="1.349cm" svg:height="0.725cm" svg:x="35.569cm" svg:y="23.617cm">
          <draw:text-box>
            <text:p text:style-name="P4"><text:span text:style-name="T3">CLR</text:span></text:p>
          </draw:text-box>
        </draw:fram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line draw:style-name="gr81" draw:text-style-name="P3" draw:layer="layout" svg:x1="36.776cm" svg:y1="22.617cm" svg:x2="37.311cm" svg:y2="22.617cm">
          <text:p/>
        </draw:line>
        <draw:line draw:style-name="gr81" draw:text-style-name="P3" draw:layer="layout" svg:x1="35.142cm" svg:y1="22.617cm" svg:x2="35.712cm" svg:y2="22.617cm">
          <text:p/>
        </draw:line>
        <draw:line draw:style-name="gr81" draw:text-style-name="P3" draw:layer="layout" svg:x1="36.776cm" svg:y1="22.617cm" svg:x2="37.374cm" svg:y2="22.617cm">
          <text:p/>
        </draw:line>
        <draw:frame draw:style-name="gr89" draw:text-style-name="P5" draw:layer="layout" svg:width="1.281cm" svg:height="0.725cm" svg:x="34.522cm" svg:y="23.232cm">
          <draw:text-box>
            <text:p text:style-name="P4"><text:span text:style-name="T3">clk</text:span></text:p>
          </draw:text-box>
        </draw:frame>
        <draw:line draw:style-name="gr81" draw:text-style-name="P3" draw:layer="layout" svg:x1="35.522cm" svg:y1="23.578cm" svg:x2="35.803cm" svg:y2="23.578cm">
          <text:p/>
        </draw:line>
        <draw:line draw:style-name="gr81" draw:text-style-name="P3" draw:layer="layout" svg:x1="35.522cm" svg:y1="23.578cm" svg:x2="35.803cm" svg:y2="23.578cm">
          <text:p/>
        </draw:line>
        <draw:frame draw:style-name="gr637" draw:text-style-name="P68" draw:layer="layout" svg:width="1.717cm" svg:height="0.818cm" svg:x="35.494cm" svg:y="21.456cm">
          <draw:text-box>
            <text:p text:style-name="P39"><text:span text:style-name="T76">timer</text:span></text:p>
          </draw:text-box>
        </draw:frame>
        <draw:line draw:style-name="gr81" draw:text-style-name="P3" draw:layer="layout" svg:x1="36.242cm" svg:y1="24.24cm" svg:x2="36.242cm" svg:y2="24.663cm">
          <text:p/>
        </draw:line>
        <draw:frame draw:style-name="gr88" draw:text-style-name="P5" draw:layer="layout" svg:width="1.446cm" svg:height="0.725cm" svg:x="34.69cm" svg:y="24.306cm">
          <draw:text-box>
            <text:p text:style-name="P4"><text:span text:style-name="T3">reset</text:span></text:p>
          </draw:text-box>
        </draw:frame>
        <draw:line draw:style-name="gr81" draw:text-style-name="P3" draw:layer="layout" svg:x1="35.96cm" svg:y1="24.663cm" svg:x2="36.241cm" svg:y2="24.663cm">
          <text:p/>
        </draw:line>
        <draw:g>
          <draw:g>
            <draw:rect draw:style-name="gr2" draw:text-style-name="P3" draw:layer="layout" svg:width="1cm" svg:height="1.989cm" svg:x="35.769cm" svg:y="26.675cm">
              <text:p/>
            </draw:rect>
            <draw:custom-shape draw:style-name="gr40" draw:text-style-name="P13" draw:layer="layout" svg:width="0.3cm" svg:height="0.3cm" draw:transform="rotate (-1.5707963267957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612cm" svg:y="26.697cm">
            <draw:text-box>
              <text:p text:style-name="P4"><text:span text:style-name="T3">D</text:span></text:p>
            </draw:text-box>
          </draw:frame>
          <draw:frame draw:style-name="gr84" draw:text-style-name="P5" draw:layer="layout" svg:width="0.832cm" svg:height="0.725cm" svg:x="36.113cm" svg:y="26.698cm">
            <draw:text-box>
              <text:p text:style-name="P4"><text:span text:style-name="T3">Q</text:span></text:p>
            </draw:text-box>
          </draw:frame>
        </draw:g>
        <draw:frame draw:style-name="gr86" draw:text-style-name="P5" draw:layer="layout" svg:width="1.349cm" svg:height="0.725cm" svg:x="35.583cm" svg:y="28.041cm">
          <draw:text-box>
            <text:p text:style-name="P4"><text:span text:style-name="T3">CLR</text:span></text:p>
          </draw:text-box>
        </draw:fram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line draw:style-name="gr81" draw:text-style-name="P3" draw:layer="layout" svg:x1="36.79cm" svg:y1="27.041cm" svg:x2="37.325cm" svg:y2="27.041cm">
          <text:p/>
        </draw:line>
        <draw:line draw:style-name="gr81" draw:text-style-name="P3" draw:layer="layout" svg:x1="35.191cm" svg:y1="27.041cm" svg:x2="35.726cm" svg:y2="27.041cm">
          <text:p/>
        </draw:line>
        <draw:line draw:style-name="gr81" draw:text-style-name="P3" draw:layer="layout" svg:x1="36.79cm" svg:y1="27.041cm" svg:x2="37.616cm" svg:y2="27.032cm">
          <text:p/>
        </draw:line>
        <draw:frame draw:style-name="gr89" draw:text-style-name="P5" draw:layer="layout" svg:width="1.281cm" svg:height="0.725cm" svg:x="34.536cm" svg:y="27.656cm">
          <draw:text-box>
            <text:p text:style-name="P4"><text:span text:style-name="T3">clk</text:span></text:p>
          </draw:text-box>
        </draw:frame>
        <draw:line draw:style-name="gr81" draw:text-style-name="P3" draw:layer="layout" svg:x1="35.536cm" svg:y1="28.002cm" svg:x2="35.817cm" svg:y2="28.002cm">
          <text:p/>
        </draw:line>
        <draw:line draw:style-name="gr81" draw:text-style-name="P3" draw:layer="layout" svg:x1="35.536cm" svg:y1="28.002cm" svg:x2="35.817cm" svg:y2="28.002cm">
          <text:p/>
        </draw:line>
        <draw:frame draw:style-name="gr638" draw:text-style-name="P68" draw:layer="layout" svg:width="2.83cm" svg:height="0.818cm" svg:x="34.852cm" svg:y="25.88cm">
          <draw:text-box>
            <text:p text:style-name="P39"><text:span text:style-name="T76">dutyCycle</text:span></text:p>
          </draw:text-box>
        </draw:frame>
        <draw:line draw:style-name="gr81" draw:text-style-name="P3" draw:layer="layout" svg:x1="36.256cm" svg:y1="28.664cm" svg:x2="36.256cm" svg:y2="29.087cm">
          <text:p/>
        </draw:line>
        <draw:frame draw:style-name="gr88" draw:text-style-name="P5" draw:layer="layout" svg:width="1.446cm" svg:height="0.725cm" svg:x="34.704cm" svg:y="28.73cm">
          <draw:text-box>
            <text:p text:style-name="P4"><text:span text:style-name="T3">reset</text:span></text:p>
          </draw:text-box>
        </draw:frame>
        <draw:line draw:style-name="gr81" draw:text-style-name="P3" draw:layer="layout" svg:x1="35.974cm" svg:y1="29.087cm" svg:x2="36.255cm" svg:y2="29.087cm">
          <text:p/>
        </draw:line>
        <draw:path draw:style-name="gr639" draw:text-style-name="P38" draw:layer="layout" svg:width="0.749cm" svg:height="0.749cm" svg:x="34.767cm" svg:y="20.706cm" svg:viewBox="0 0 750 750" svg:d="M375 0c213 0 375 162 375 375s-162 375-375 375-375-162-375-375 162-375 375-375z">
          <text:p text:style-name="P41"><text:span text:style-name="T28">+</text:span></text:p>
        </draw:path>
        <draw:connector draw:style-name="gr640" draw:text-style-name="P27" draw:layer="layout" svg:x1="34.34cm" svg:y1="21.06cm" svg:x2="34.807cm" svg:y2="21.063cm" svg:d="M34340 21060h234v3h233">
          <text:p/>
        </draw:connector>
        <draw:frame draw:style-name="gr641" draw:text-style-name="P40" draw:layer="layout" svg:width="1.281cm" svg:height="0.758cm" svg:x="33.486cm" svg:y="20.669cm">
          <draw:text-box>
            <text:p text:style-name="P39"><text:span text:style-name="T27">1</text:span></text:p>
          </draw:text-box>
        </draw:frame>
        <draw:line draw:style-name="gr81" draw:text-style-name="P3" draw:layer="layout" svg:x1="37.374cm" svg:y1="21.106cm" svg:x2="37.374cm" svg:y2="22.617cm">
          <text:p/>
        </draw:line>
        <draw:line draw:style-name="gr81" draw:text-style-name="P3" draw:layer="layout" svg:x1="37.374cm" svg:y1="21.107cm" svg:x2="35.494cm" svg:y2="21.107cm">
          <text:p/>
        </draw:line>
        <draw:line draw:style-name="gr81" draw:text-style-name="P3" draw:layer="layout" svg:x1="35.142cm" svg:y1="22.617cm" svg:x2="35.142cm" svg:y2="21.456cm">
          <text:p/>
        </draw:line>
        <draw:path draw:style-name="gr642" draw:text-style-name="P38" draw:layer="layout" svg:width="0.749cm" svg:height="0.749cm" svg:x="37.867cm" svg:y="22.425cm" svg:viewBox="0 0 750 750" svg:d="M375 0c213 0 375 162 375 375s-162 375-375 375-375-162-375-375 162-375 375-375z">
          <text:p text:style-name="P41"><text:span text:style-name="T28">&lt;</text:span></text:p>
        </draw:path>
        <draw:line draw:style-name="gr81" draw:text-style-name="P3" draw:layer="layout" svg:x1="37.926cm" svg:y1="22.617cm" svg:x2="37.374cm" svg:y2="22.617cm">
          <text:p/>
        </draw:line>
        <draw:line draw:style-name="gr81" draw:text-style-name="P3" draw:layer="layout" svg:x1="37.601cm" svg:y1="22.935cm" svg:x2="37.616cm" svg:y2="27.033cm">
          <text:p/>
        </draw:line>
        <draw:line draw:style-name="gr81" draw:text-style-name="P3" draw:layer="layout" svg:x1="37.602cm" svg:y1="22.935cm" svg:x2="37.912cm" svg:y2="22.935cm">
          <text:p/>
        </draw:line>
        <draw:line draw:style-name="gr81" draw:text-style-name="P3" draw:layer="layout" svg:x1="39.169cm" svg:y1="22.8cm" svg:x2="38.617cm" svg:y2="22.8cm">
          <text:p/>
        </draw:line>
      </draw:page>
      <draw:page draw:name="page23" draw:style-name="dp1" draw:master-page-name="Standard">
        <draw:line draw:style-name="gr643" draw:text-style-name="P3" draw:layer="layout" svg:x1="38.486cm" svg:y1="43.643cm" svg:x2="40.182cm" svg:y2="43.621cm">
          <text:p/>
        </draw:line>
        <draw:line draw:style-name="gr643" draw:text-style-name="P3" draw:layer="layout" svg:x1="34.443cm" svg:y1="43.88cm" svg:x2="35.907cm" svg:y2="43.88cm">
          <text:p/>
        </draw:line>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644" draw:text-style-name="P27" draw:layer="layout" svg:width="1.443cm" svg:height="0.421cm" draw:transform="rotate (1.5707963267946)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5" draw:text-style-name="P27" draw:layer="layout" svg:x1="6.073cm" svg:y1="8.489cm" svg:x2="6.073cm" svg:y2="8.034cm">
          <text:p/>
        </draw:line>
        <draw:line draw:style-name="gr646" draw:text-style-name="P27" draw:layer="layout" svg:x1="5.442cm" svg:y1="7.762cm" svg:x2="5.842cm" svg:y2="7.762cm">
          <text:p/>
        </draw:line>
        <draw:line draw:style-name="gr647" draw:text-style-name="P27" draw:layer="layout" svg:x1="4.425cm" svg:y1="7.215cm" svg:x2="5.852cm" svg:y2="7.215cm">
          <text:p/>
        </draw:line>
        <draw:frame draw:style-name="gr648" draw:text-style-name="P40" draw:layer="layout" svg:width="1.213cm" svg:height="0.758cm" svg:x="4.386cm" svg:y="7.387cm">
          <draw:text-box>
            <text:p text:style-name="P39"><text:span text:style-name="T27">255</text:span></text:p>
          </draw:text-box>
        </draw:frame>
        <draw:frame draw:style-name="gr649" draw:text-style-name="P40" draw:layer="layout" svg:width="1.709cm" svg:height="0.758cm" svg:x="5.187cm" svg:y="8.479cm">
          <draw:text-box>
            <text:p text:style-name="P39"><text:span text:style-name="T27">condB</text:span></text:p>
          </draw:text-box>
        </draw:frame>
        <draw:line draw:style-name="gr81" draw:text-style-name="P3" draw:layer="layout" svg:x1="6.287cm" svg:y1="7.513cm" svg:x2="6.682cm" svg:y2="7.513cm">
          <text:p/>
        </draw:line>
        <draw:frame draw:style-name="gr650" draw:text-style-name="P69" draw:layer="layout" svg:width="0.676cm" svg:height="0.758cm" svg:x="5.697cm" svg:y="6.83cm">
          <draw:text-box>
            <text:p text:style-name="P39"><text:span text:style-name="T77">F</text:span></text:p>
          </draw:text-box>
        </draw:frame>
        <draw:frame draw:style-name="gr651" draw:text-style-name="P69" draw:layer="layout" svg:width="0.676cm" svg:height="0.758cm" svg:x="5.711cm" svg:y="7.481cm">
          <draw:text-box>
            <text:p text:style-name="P39"><text:span text:style-name="T77">T</text:span></text:p>
          </draw:text-box>
        </draw:frame>
        <draw:custom-shape draw:style-name="gr652" draw:text-style-name="P27" draw:layer="layout" svg:width="1.443cm" svg:height="0.421cm" draw:transform="rotate (1.5707963267946)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3" draw:text-style-name="P27" draw:layer="layout" svg:x1="4.225cm" svg:y1="8.24cm" svg:x2="4.225cm" svg:y2="7.785cm">
          <text:p/>
        </draw:line>
        <draw:frame draw:style-name="gr654" draw:text-style-name="P40" draw:layer="layout" svg:width="1.709cm" svg:height="0.758cm" svg:x="3.311cm" svg:y="8.072cm">
          <draw:text-box>
            <text:p text:style-name="P39"><text:span text:style-name="T27">condA</text:span></text:p>
          </draw:text-box>
        </draw:frame>
        <draw:frame draw:style-name="gr655" draw:text-style-name="P69" draw:layer="layout" svg:width="0.676cm" svg:height="0.758cm" svg:x="3.849cm" svg:y="6.581cm">
          <draw:text-box>
            <text:p text:style-name="P39"><text:span text:style-name="T77">F</text:span></text:p>
          </draw:text-box>
        </draw:frame>
        <draw:frame draw:style-name="gr656" draw:text-style-name="P69" draw:layer="layout" svg:width="0.676cm" svg:height="0.758cm" svg:x="3.863cm" svg:y="7.232cm">
          <draw:text-box>
            <text:p text:style-name="P39"><text:span text:style-name="T77">T</text:span></text:p>
          </draw:text-box>
        </draw:frame>
        <draw:frame draw:style-name="gr657" draw:text-style-name="P68" draw:layer="layout" svg:width="0.777cm" svg:height="0.818cm" svg:x="15.196cm" svg:y="-5.321cm">
          <draw:text-box>
            <text:p text:style-name="P39"><text:span text:style-name="T76">x</text:span></text:p>
          </draw:text-box>
        </draw:frame>
        <draw:frame draw:style-name="gr658" draw:text-style-name="P68" draw:layer="layout" svg:width="0.777cm" svg:height="0.818cm" svg:x="15.175cm" svg:y="-10.79cm">
          <draw:text-box>
            <text:p text:style-name="P39"><text:span text:style-name="T76">x</text:span></text:p>
          </draw:text-box>
        </draw:frame>
        <draw:frame draw:style-name="gr659" draw:text-style-name="P68" draw:layer="layout" svg:width="0.777cm" svg:height="0.818cm" svg:x="20.643cm" svg:y="-8.653cm">
          <draw:text-box>
            <text:p text:style-name="P39"><text:span text:style-name="T76">x</text:span></text:p>
          </draw:text-box>
        </draw:frame>
        <draw:frame draw:style-name="gr660" draw:text-style-name="P68" draw:layer="layout" svg:width="0.777cm" svg:height="0.818cm" svg:x="20.729cm" svg:y="-4.353cm">
          <draw:text-box>
            <text:p text:style-name="P39"><text:span text:style-name="T76">x</text:span></text:p>
          </draw:text-box>
        </draw:frame>
        <draw:frame draw:style-name="gr661" draw:text-style-name="P70" draw:layer="layout" svg:width="1.679cm" svg:height="0.818cm" svg:x="6.207cm" svg:y="2.549cm">
          <draw:text-box>
            <text:p text:style-name="P39"><text:span text:style-name="T78">value</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691cm" svg:y1="2.953cm" svg:x2="6.316cm" svg:y2="2.937cm">
          <text:p/>
        </draw:line>
        <draw:line draw:style-name="gr81" draw:text-style-name="P3" draw:layer="layout" svg:x1="2.226cm" svg:y1="3.559cm" svg:x2="2.809cm" svg:y2="3.542cm">
          <text:p/>
        </draw:line>
        <draw:frame draw:style-name="gr662" draw:text-style-name="P40" draw:layer="layout" svg:width="1.425cm" svg:height="0.758cm" svg:x="0.968cm" svg:y="3.157cm">
          <draw:text-box>
            <text:p text:style-name="P39"><text:span text:style-name="T27">clear</text:span></text:p>
          </draw:text-box>
        </draw:frame>
        <draw:frame draw:style-name="gr663" draw:text-style-name="P40" draw:layer="layout" svg:width="2.369cm" svg:height="0.758cm" svg:x="0.039cm" svg:y="2.125cm">
          <draw:text-box>
            <text:p text:style-name="P39"><text:span text:style-name="T27">increment</text:span></text:p>
          </draw:text-box>
        </draw:frame>
        <draw:line draw:style-name="gr81" draw:text-style-name="P3" draw:layer="layout" svg:x1="2.256cm" svg:y1="2.531cm" svg:x2="2.881cm" svg:y2="2.515cm">
          <text:p/>
        </draw:line>
        <draw:frame draw:style-name="gr664" draw:text-style-name="P70" draw:layer="layout" svg:width="1.717cm" svg:height="0.818cm" svg:x="6.64cm" svg:y="7.1cm">
          <draw:text-box>
            <text:p text:style-name="P39"><text:span text:style-name="T78">result</text:span></text:p>
          </draw:text-box>
        </draw:frame>
        <draw:line draw:style-name="gr665" draw:text-style-name="P27" draw:layer="layout" svg:x1="3.597cm" svg:y1="7.562cm" svg:x2="3.997cm" svg:y2="7.562cm">
          <text:p/>
        </draw:line>
        <draw:frame draw:style-name="gr666" draw:text-style-name="P40" draw:layer="layout" svg:width="0.976cm" svg:height="0.758cm" svg:x="2.81cm" svg:y="7.187cm">
          <draw:text-box>
            <text:p text:style-name="P39"><text:span text:style-name="T27">42</text:span></text:p>
          </draw:text-box>
        </draw:frame>
        <draw:line draw:style-name="gr667" draw:text-style-name="P27" draw:layer="layout" svg:x1="3.595cm" svg:y1="6.928cm" svg:x2="3.995cm" svg:y2="6.928cm">
          <text:p/>
        </draw:line>
        <draw:frame draw:style-name="gr668" draw:text-style-name="P40" draw:layer="layout" svg:width="0.739cm" svg:height="0.758cm" svg:x="3.026cm" svg:y="6.553cm">
          <draw:text-box>
            <text:p text:style-name="P39"><text:span text:style-name="T27">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3" draw:layer="layout" svg:width="0.5cm" svg:height="0.5cm" svg:x="13.25cm" svg:y="6.705cm">
            <text:p/>
          </draw:rect>
          <draw:frame draw:style-name="gr4" draw:text-style-name="P5" draw:layer="layout" svg:width="2.246cm" svg:height="0.725cm" svg:x="11.09cm" svg:y="6.573cm">
            <draw:text-box>
              <text:p text:style-name="P4"><text:span text:style-name="T3">apb</text:span></text:p>
            </draw:text-box>
          </draw:frame>
        </draw:g>
        <draw:g>
          <draw:rect draw:style-name="gr3" draw:text-style-name="P3" draw:layer="layout" svg:width="0.5cm" svg:height="0.5cm" svg:x="9.216cm" svg:y="6.706cm">
            <text:p/>
          </draw:rect>
          <draw:frame draw:style-name="gr5" draw:text-style-name="P5" draw:layer="layout" svg:width="2.471cm" svg:height="0.725cm" svg:x="9.716cm" svg:y="6.574cm">
            <draw:text-box>
              <text:p text:style-name="P4"><text:span text:style-name="T3">axi</text:span></text:p>
            </draw:text-box>
          </draw:frame>
        </draw:g>
        <draw:rect draw:style-name="gr2" draw:text-style-name="P3" draw:layer="layout" svg:width="4.075cm" svg:height="1.176cm" svg:x="21.613cm" svg:y="6.37cm">
          <text:p/>
        </draw:rect>
        <draw:g>
          <draw:rect draw:style-name="gr3" draw:text-style-name="P3" draw:layer="layout" svg:width="0.5cm" svg:height="0.5cm" svg:x="25.388cm" svg:y="6.702cm">
            <text:p/>
          </draw:rect>
          <draw:frame draw:style-name="gr4" draw:text-style-name="P5" draw:layer="layout" svg:width="2.246cm" svg:height="0.725cm" svg:x="23.228cm" svg:y="6.57cm">
            <draw:text-box>
              <text:p text:style-name="P4"><text:span text:style-name="T3">gpio</text:span></text:p>
            </draw:text-box>
          </draw:frame>
        </draw:g>
        <draw:g>
          <draw:rect draw:style-name="gr3" draw:text-style-name="P3" draw:layer="layout" svg:width="0.5cm" svg:height="0.5cm" svg:x="21.354cm" svg:y="6.703cm">
            <text:p/>
          </draw:rect>
          <draw:frame draw:style-name="gr5" draw:text-style-name="P5" draw:layer="layout" svg:width="2.471cm" svg:height="0.725cm" svg:x="21.854cm" svg:y="6.571cm">
            <draw:text-box>
              <text:p text:style-name="P4"><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3" draw:layer="layout" svg:width="0.5cm" svg:height="0.5cm" svg:x="25.388cm" svg:y="9.294cm">
            <text:p/>
          </draw:rect>
          <draw:frame draw:style-name="gr4" draw:text-style-name="P5" draw:layer="layout" svg:width="2.246cm" svg:height="0.725cm" svg:x="23.228cm" svg:y="9.162cm">
            <draw:text-box>
              <text:p text:style-name="P4"><text:span text:style-name="T3">gpio</text:span></text:p>
            </draw:text-box>
          </draw:frame>
        </draw:g>
        <draw:g>
          <draw:rect draw:style-name="gr3" draw:text-style-name="P3" draw:layer="layout" svg:width="0.5cm" svg:height="0.5cm" svg:x="21.354cm" svg:y="9.295cm">
            <text:p/>
          </draw:rect>
          <draw:frame draw:style-name="gr5" draw:text-style-name="P5" draw:layer="layout" svg:width="2.471cm" svg:height="0.725cm" svg:x="21.854cm" svg:y="9.163cm">
            <draw:text-box>
              <text:p text:style-name="P4"><text:span text:style-name="T3">apb</text:span></text:p>
            </draw:text-box>
          </draw:frame>
        </draw:g>
        <draw:custom-shape draw:style-name="gr100" draw:text-style-name="P28" draw:layer="layout" svg:width="7.034cm" svg:height="0.977cm" draw:transform="rotate (-1.5707963267957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8.96cm" svg:y1="6.994cm" svg:x2="21.315cm" svg:y2="6.994cm">
          <text:p/>
        </draw:line>
        <draw:line draw:style-name="gr81" draw:text-style-name="P3" draw:layer="layout" svg:x1="20.504cm" svg:y1="9.547cm" svg:x2="21.315cm" svg:y2="9.547cm">
          <text:p/>
        </draw:line>
        <draw:line draw:style-name="gr81" draw:text-style-name="P3" draw:layer="layout" svg:x1="14.471cm" svg:y1="6.96cm" svg:x2="13.731cm" svg:y2="6.96cm">
          <text:p/>
        </draw:line>
        <draw:frame draw:style-name="gr188" draw:text-style-name="P31" draw:layer="layout" svg:width="3.93cm" svg:height="0.882cm" draw:transform="rotate (1.5707963267946) translate (11.677cm 1cm)">
          <draw:text-box>
            <text:p text:style-name="P28"><text:span text:style-name="T18">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3" draw:layer="layout" svg:width="0.5cm" svg:height="0.5cm" svg:x="25.382cm" svg:y="11.894cm">
            <text:p/>
          </draw:rect>
          <draw:frame draw:style-name="gr4" draw:text-style-name="P5" draw:layer="layout" svg:width="2.246cm" svg:height="0.725cm" svg:x="23.222cm" svg:y="11.762cm">
            <draw:text-box>
              <text:p text:style-name="P4"><text:span text:style-name="T3">gpio</text:span></text:p>
            </draw:text-box>
          </draw:frame>
        </draw:g>
        <draw:g>
          <draw:rect draw:style-name="gr3" draw:text-style-name="P3" draw:layer="layout" svg:width="0.5cm" svg:height="0.5cm" svg:x="21.348cm" svg:y="11.895cm">
            <text:p/>
          </draw:rect>
          <draw:frame draw:style-name="gr5" draw:text-style-name="P5" draw:layer="layout" svg:width="2.471cm" svg:height="0.725cm" svg:x="21.848cm" svg:y="11.763cm">
            <draw:text-box>
              <text:p text:style-name="P4"><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3" draw:layer="layout" svg:width="0.5cm" svg:height="0.5cm" svg:x="18.46cm" svg:y="6.738cm">
            <text:p/>
          </draw:rect>
          <draw:frame draw:style-name="gr4" draw:text-style-name="P5" draw:layer="layout" svg:width="2.246cm" svg:height="0.725cm" svg:x="16.3cm" svg:y="6.606cm">
            <draw:text-box>
              <text:p text:style-name="P4"><text:span text:style-name="T3">output(0)</text:span></text:p>
            </draw:text-box>
          </draw:frame>
        </draw:g>
        <draw:g>
          <draw:rect draw:style-name="gr3" draw:text-style-name="P3" draw:layer="layout" svg:width="0.5cm" svg:height="0.5cm" svg:x="14.426cm" svg:y="6.739cm">
            <text:p/>
          </draw:rect>
          <draw:frame draw:style-name="gr5" draw:text-style-name="P5" draw:layer="layout" svg:width="2.471cm" svg:height="0.725cm" svg:x="14.926cm" svg:y="6.607cm">
            <draw:text-box>
              <text:p text:style-name="P4"><text:span text:style-name="T3">input</text:span></text:p>
            </draw:text-box>
          </draw:frame>
        </draw:g>
        <draw:g>
          <draw:rect draw:style-name="gr3" draw:text-style-name="P3" draw:layer="layout" svg:width="0.5cm" svg:height="0.5cm" svg:x="18.474cm" svg:y="7.439cm">
            <text:p/>
          </draw:rect>
          <draw:frame draw:style-name="gr4" draw:text-style-name="P5" draw:layer="layout" svg:width="2.246cm" svg:height="0.725cm" svg:x="16.314cm" svg:y="7.307cm">
            <draw:text-box>
              <text:p text:style-name="P4"><text:span text:style-name="T3">output(1)</text:span></text:p>
            </draw:text-box>
          </draw:frame>
        </draw:g>
        <draw:g>
          <draw:rect draw:style-name="gr3" draw:text-style-name="P3" draw:layer="layout" svg:width="0.5cm" svg:height="0.5cm" svg:x="18.474cm" svg:y="8.139cm">
            <text:p/>
          </draw:rect>
          <draw:frame draw:style-name="gr4" draw:text-style-name="P5" draw:layer="layout" svg:width="2.246cm" svg:height="0.725cm" svg:x="16.314cm" svg:y="8.007cm">
            <draw:text-box>
              <text:p text:style-name="P4"><text:span text:style-name="T3">output(2)</text:span></text:p>
            </draw:text-box>
          </draw:frame>
        </draw:g>
        <draw:line draw:style-name="gr81" draw:text-style-name="P3" draw:layer="layout" svg:x1="18.974cm" svg:y1="7.693cm" svg:x2="20.504cm" svg:y2="7.693cm">
          <text:p/>
        </draw:line>
        <draw:line draw:style-name="gr81" draw:text-style-name="P3" draw:layer="layout" svg:x1="20.504cm" svg:y1="9.516cm" svg:x2="20.504cm" svg:y2="7.693cm">
          <text:p/>
        </draw:line>
        <draw:line draw:style-name="gr81" draw:text-style-name="P3" draw:layer="layout" svg:x1="18.974cm" svg:y1="8.439cm" svg:x2="19.785cm" svg:y2="8.439cm">
          <text:p/>
        </draw:line>
        <draw:line draw:style-name="gr81" draw:text-style-name="P3" draw:layer="layout" svg:x1="19.785cm" svg:y1="12.156cm" svg:x2="19.785cm" svg:y2="8.439cm">
          <text:p/>
        </draw:line>
        <draw:line draw:style-name="gr81" draw:text-style-name="P3" draw:layer="layout" svg:x1="19.818cm" svg:y1="12.128cm" svg:x2="21.348cm" svg:y2="12.128cm">
          <text:p/>
        </draw:line>
        <draw:line draw:style-name="gr202" draw:text-style-name="P3" draw:layer="layout" svg:x1="8.251cm" svg:y1="18.941cm" svg:x2="8.257cm" svg:y2="17.892cm">
          <text:p/>
        </draw:line>
        <draw:rect draw:style-name="gr45" draw:text-style-name="P3" draw:layer="layout" svg:width="4.017cm" svg:height="1cm" svg:x="6.16cm" svg:y="18.941cm">
          <text:p text:style-name="P3">Synthesis</text:p>
        </draw:rect>
        <draw:rect draw:style-name="gr45" draw:text-style-name="P3" draw:layer="layout" svg:width="4.017cm" svg:height="1cm" svg:x="6.149cm" svg:y="16.892cm">
          <text:p text:style-name="P3">Netlist (VHDL/Verilog)</text:p>
        </draw:rect>
        <draw:rect draw:style-name="gr45" draw:text-style-name="P3" draw:layer="layout" svg:width="4.017cm" svg:height="1cm" svg:x="2.81cm" svg:y="14.635cm">
          <text:p text:style-name="P3">User</text:p>
        </draw:rect>
        <draw:g>
          <draw:g>
            <draw:rect draw:style-name="gr2" draw:text-style-name="P3" draw:layer="layout" svg:width="1cm" svg:height="1.747cm" svg:x="5.312cm" svg:y="25.438cm">
              <text:p/>
            </draw:rect>
            <draw:custom-shape draw:style-name="gr40" draw:text-style-name="P13" draw:layer="layout" svg:width="0.3cm" svg:height="0.3cm" draw:transform="rotate (-1.5707963267957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5cm" svg:y="25.46cm">
            <draw:text-box>
              <text:p text:style-name="P4"><text:span text:style-name="T3">D</text:span></text:p>
            </draw:text-box>
          </draw:frame>
          <draw:frame draw:style-name="gr84" draw:text-style-name="P5" draw:layer="layout" svg:width="0.832cm" svg:height="0.725cm" svg:x="5.656cm" svg:y="25.461cm">
            <draw:text-box>
              <text:p text:style-name="P4"><text:span text:style-name="T3">Q</text:span></text:p>
            </draw:text-box>
          </draw:frame>
        </draw:g>
        <draw:g>
          <draw:g>
            <draw:rect draw:style-name="gr2" draw:text-style-name="P3" draw:layer="layout" svg:width="1cm" svg:height="1.747cm" svg:x="5.313cm" svg:y="25.439cm">
              <text:p/>
            </draw:rect>
            <draw:custom-shape draw:style-name="gr40" draw:text-style-name="P13" draw:layer="layout" svg:width="0.3cm" svg:height="0.3cm" draw:transform="rotate (-1.5707963267957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6cm" svg:y="25.461cm">
            <draw:text-box>
              <text:p text:style-name="P4"><text:span text:style-name="T3">D</text:span></text:p>
            </draw:text-box>
          </draw:frame>
          <draw:frame draw:style-name="gr84" draw:text-style-name="P5" draw:layer="layout" svg:width="0.832cm" svg:height="0.725cm" svg:x="5.657cm" svg:y="25.462cm">
            <draw:text-box>
              <text:p text:style-name="P4"><text:span text:style-name="T3">Q</text:span></text:p>
            </draw:text-box>
          </draw:frame>
        </draw:g>
        <draw:frame draw:style-name="gr89" draw:text-style-name="P5" draw:layer="layout" svg:width="1.281cm" svg:height="0.725cm" svg:x="4.032cm" svg:y="26.445cm">
          <draw:text-box>
            <text:p text:style-name="P4"><text:span text:style-name="T3">clk</text:span></text:p>
          </draw:text-box>
        </draw:frame>
        <draw:line draw:style-name="gr81" draw:text-style-name="P3" draw:layer="layout" svg:x1="5.032cm" svg:y1="26.791cm" svg:x2="5.313cm" svg:y2="26.791cm">
          <text:p/>
        </draw:line>
        <draw:line draw:style-name="gr81" draw:text-style-name="P3" draw:layer="layout" svg:x1="6.354cm" svg:y1="25.835cm" svg:x2="7.245cm" svg:y2="25.835cm">
          <text:p/>
        </draw:line>
        <draw:line draw:style-name="gr81" draw:text-style-name="P3" draw:layer="layout" svg:x1="4.755cm" svg:y1="25.835cm" svg:x2="5.29cm" svg:y2="25.835cm">
          <text:p/>
        </draw:line>
        <draw:g>
          <draw:g>
            <draw:rect draw:style-name="gr2" draw:text-style-name="P3" draw:layer="layout" svg:width="1cm" svg:height="1.989cm" svg:x="10.681cm" svg:y="25.201cm">
              <text:p/>
            </draw:rect>
            <draw:custom-shape draw:style-name="gr40" draw:text-style-name="P13" draw:layer="layout" svg:width="0.3cm" svg:height="0.3cm" draw:transform="rotate (-1.5707963267957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524cm" svg:y="25.223cm">
            <draw:text-box>
              <text:p text:style-name="P4"><text:span text:style-name="T3">D</text:span></text:p>
            </draw:text-box>
          </draw:frame>
          <draw:frame draw:style-name="gr84" draw:text-style-name="P5" draw:layer="layout" svg:width="0.832cm" svg:height="0.725cm" svg:x="11.025cm" svg:y="25.224cm">
            <draw:text-box>
              <text:p text:style-name="P4"><text:span text:style-name="T3">Q</text:span></text:p>
            </draw:text-box>
          </draw:frame>
        </draw:g>
        <draw:frame draw:style-name="gr86" draw:text-style-name="P5" draw:layer="layout" svg:width="1.349cm" svg:height="0.725cm" svg:x="10.495cm" svg:y="26.567cm">
          <draw:text-box>
            <text:p text:style-name="P4"><text:span text:style-name="T3">CLR</text:span></text:p>
          </draw:text-box>
        </draw:fram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10.102cm" svg:y1="25.994cm" svg:x2="10.637cm" svg:y2="25.994cm">
          <text:p/>
        </draw:lin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8.458cm" svg:y1="25.994cm" svg:x2="10.637cm" svg:y2="25.994cm">
          <text:p/>
        </draw:line>
        <draw:line draw:style-name="gr81" draw:text-style-name="P3" draw:layer="layout" svg:x1="11.702cm" svg:y1="25.567cm" svg:x2="12.237cm" svg:y2="25.567cm">
          <text:p/>
        </draw:line>
        <draw:line draw:style-name="gr81" draw:text-style-name="P3" draw:layer="layout" svg:x1="10.103cm" svg:y1="25.567cm" svg:x2="10.638cm" svg:y2="25.567cm">
          <text:p/>
        </draw:line>
        <draw:frame draw:style-name="gr86" draw:text-style-name="P5" draw:layer="layout" svg:width="1.349cm" svg:height="0.725cm" svg:x="9.082cm" svg:y="25.231cm">
          <draw:text-box>
            <text:p text:style-name="P4"><text:span text:style-name="T3">50</text:span></text:p>
          </draw:text-box>
        </draw:frame>
        <draw:line draw:style-name="gr81" draw:text-style-name="P3" draw:layer="layout" svg:x1="11.702cm" svg:y1="25.567cm" svg:x2="12.237cm" svg:y2="25.567cm">
          <text:p/>
        </draw:line>
        <draw:frame draw:style-name="gr89" draw:text-style-name="P5" draw:layer="layout" svg:width="1.281cm" svg:height="0.725cm" svg:x="9.448cm" svg:y="26.182cm">
          <draw:text-box>
            <text:p text:style-name="P4"><text:span text:style-name="T3">clk</text:span></text:p>
          </draw:text-box>
        </draw:frame>
        <draw:line draw:style-name="gr81" draw:text-style-name="P3" draw:layer="layout" svg:x1="10.448cm" svg:y1="26.528cm" svg:x2="10.729cm" svg:y2="26.528cm">
          <text:p/>
        </draw:line>
        <draw:line draw:style-name="gr81" draw:text-style-name="P3" draw:layer="layout" svg:x1="10.448cm" svg:y1="26.528cm" svg:x2="10.729cm" svg:y2="26.528cm">
          <text:p/>
        </draw:line>
        <draw:frame draw:style-name="gr669" draw:text-style-name="P68" draw:layer="layout" svg:width="1.548cm" svg:height="0.818cm" svg:x="5.062cm" svg:y="24.744cm">
          <draw:text-box>
            <text:p text:style-name="P39"><text:span text:style-name="T76">reg1</text:span></text:p>
          </draw:text-box>
        </draw:frame>
        <draw:frame draw:style-name="gr670" draw:text-style-name="P68" draw:layer="layout" svg:width="1.548cm" svg:height="0.818cm" svg:x="10.404cm" svg:y="24.506cm">
          <draw:text-box>
            <text:p text:style-name="P39"><text:span text:style-name="T76">reg2</text:span></text:p>
          </draw:text-box>
        </draw:frame>
        <draw:line draw:style-name="gr81" draw:text-style-name="P3" draw:layer="layout" svg:x1="11.168cm" svg:y1="27.19cm" svg:x2="11.168cm" svg:y2="27.613cm">
          <text:p/>
        </draw:line>
        <draw:frame draw:style-name="gr88" draw:text-style-name="P5" draw:layer="layout" svg:width="1.446cm" svg:height="0.725cm" svg:x="9.616cm" svg:y="27.256cm">
          <draw:text-box>
            <text:p text:style-name="P4"><text:span text:style-name="T3">reset</text:span></text:p>
          </draw:text-box>
        </draw:frame>
        <draw:line draw:style-name="gr81" draw:text-style-name="P3" draw:layer="layout" svg:x1="10.886cm" svg:y1="27.613cm" svg:x2="11.167cm" svg:y2="27.613cm">
          <text:p/>
        </draw:line>
        <draw:connector draw:style-name="gr671" draw:text-style-name="P27" draw:layer="layout" svg:x1="6.988cm" svg:y1="26.229cm" svg:x2="7.455cm" svg:y2="26.232cm" svg:d="M6988 26229h234v3h233">
          <text:p/>
        </draw:connector>
        <draw:path draw:style-name="gr672" draw:text-style-name="P38" draw:layer="layout" svg:width="0.749cm" svg:height="0.749cm" svg:x="7.173cm" svg:y="25.627cm" svg:viewBox="0 0 750 750" svg:d="M375 0c213 0 375 162 375 375s-162 375-375 375-375-162-375-375 162-375 375-375z">
          <text:p text:style-name="P41"><text:span text:style-name="T28">=</text:span></text:p>
        </draw:path>
        <draw:frame draw:style-name="gr673" draw:text-style-name="P40" draw:layer="layout" svg:width="1.281cm" svg:height="0.758cm" svg:x="6.034cm" svg:y="25.858cm">
          <draw:text-box>
            <text:p text:style-name="P39"><text:span text:style-name="T27">42</text:span></text:p>
          </draw:text-box>
        </draw:frame>
        <draw:line draw:style-name="gr81" draw:text-style-name="P3" draw:layer="layout" svg:x1="7.923cm" svg:y1="26.002cm" svg:x2="8.458cm" svg:y2="26.002cm">
          <text:p/>
        </draw:line>
        <draw:frame draw:style-name="gr674" draw:text-style-name="P68" draw:layer="layout" svg:width="1.679cm" svg:height="0.818cm" svg:x="7.742cm" svg:y="25.226cm">
          <draw:text-box>
            <text:p text:style-name="P39"><text:span text:style-name="T76">cond</text:span></text:p>
          </draw:text-box>
        </draw:frame>
        <draw:rect draw:style-name="gr42" draw:text-style-name="P3" draw:layer="layout" svg:width="8.617cm" svg:height="4.407cm" svg:x="3.909cm" svg:y="24.091cm">
          <text:p/>
        </draw:rect>
        <draw:frame draw:style-name="gr675" draw:text-style-name="P68" draw:layer="layout" svg:width="6.391cm" svg:height="0.818cm" svg:x="5.069cm" svg:y="23.273cm">
          <draw:text-box>
            <text:p text:style-name="P39"><text:span text:style-name="T76">Hardware netlist</text:span></text:p>
          </draw:text-box>
        </draw:frame>
        <draw:rect draw:style-name="gr42" draw:text-style-name="P3" draw:layer="layout" svg:width="10.11cm" svg:height="7.988cm" svg:x="3.835cm" svg:y="31.283cm">
          <text:p/>
        </draw:rect>
        <draw:frame draw:style-name="gr676" draw:text-style-name="P68" draw:layer="layout" svg:width="12.161cm" svg:height="0.818cm" svg:x="2.912cm" svg:y="30.465cm">
          <draw:text-box>
            <text:p text:style-name="P39"><text:span text:style-name="T76">General purpose programming language + HDAPI</text:span></text:p>
          </draw:text-box>
        </draw:frame>
        <draw:frame draw:style-name="gr677" draw:text-style-name="P68" draw:layer="layout" svg:width="3.639cm" svg:height="0.818cm" svg:x="7.864cm" svg:y="21.879cm">
          <draw:text-box>
            <text:p text:style-name="P39"><text:span text:style-name="T76">VHDL/Verilog</text:span></text:p>
          </draw:text-box>
        </draw:frame>
        <draw:path draw:style-name="gr104" draw:text-style-name="P13" draw:layer="layout" svg:width="0.749cm" svg:height="0.749cm" svg:x="35.255cm" svg:y="7.075cm" svg:viewBox="0 0 750 750" svg:d="M375 0c213 0 375 162 375 375s-162 375-375 375-375-162-375-375 162-375 375-375z">
          <text:p/>
        </draw:path>
        <draw:path draw:style-name="gr93" draw:text-style-name="P20" draw:layer="layout" svg:width="1.894cm" svg:height="1.894cm" svg:x="34.71cm" svg:y="9.252cm" svg:viewBox="0 0 1895 1895" svg:d="M947 0c538 0 948 409 948 947s-410 948-948 948-947-410-947-948 409-947 947-947z">
          <text:p text:style-name="P13"><text:span text:style-name="T11">stateA</text:span></text:p>
        </draw:path>
        <draw:path draw:style-name="gr93" draw:text-style-name="P20" draw:layer="layout" svg:width="1.894cm" svg:height="1.894cm" svg:x="34.717cm" svg:y="12.575cm" svg:viewBox="0 0 1895 1895" svg:d="M947 0c538 0 948 409 948 947s-410 948-948 948-947-410-947-948 409-947 947-947z">
          <text:p text:style-name="P13"><text:span text:style-name="T11">stateB</text:span></text:p>
        </draw:path>
        <draw:line draw:style-name="gr50" draw:text-style-name="P3" draw:layer="layout" svg:x1="35.63cm" svg:y1="7.825cm" svg:x2="35.63cm" svg:y2="9.252cm">
          <text:p/>
        </draw:line>
        <draw:line draw:style-name="gr50" draw:text-style-name="P3" draw:layer="layout" svg:x1="35.657cm" svg:y1="11.147cm" svg:x2="35.657cm" svg:y2="12.574cm">
          <text:p/>
        </draw:line>
        <draw:line draw:style-name="gr50" draw:text-style-name="P3" draw:layer="layout" svg:x1="33.596cm" svg:y1="10.199cm" svg:x2="34.71cm" svg:y2="10.199cm">
          <text:p/>
        </draw:line>
        <draw:line draw:style-name="gr105" draw:text-style-name="P3" draw:layer="layout" svg:x1="33.576cm" svg:y1="10.199cm" svg:x2="33.576cm" svg:y2="13.522cm">
          <text:p/>
        </draw:line>
        <draw:line draw:style-name="gr105" draw:text-style-name="P3" draw:layer="layout" svg:x1="34.708cm" svg:y1="13.522cm" svg:x2="33.576cm" svg:y2="13.522cm">
          <text:p/>
        </draw:line>
        <draw:frame draw:style-name="gr106" draw:text-style-name="P21" draw:layer="layout" svg:width="3.8cm" svg:height="0.839cm" svg:x="30.917cm" svg:y="13.631cm">
          <draw:text-box>
            <text:p text:style-name="P4"><text:span text:style-name="T11">counter === 4</text:span></text:p>
          </draw:text-box>
        </draw:frame>
        <draw:rect draw:style-name="gr107" draw:text-style-name="P22" draw:layer="layout" svg:width="6cm" svg:height="3.133cm" svg:x="37.775cm" svg:y="11.85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7.775cm" svg:y1="13.075cm" svg:x2="36.612cm" svg:y2="13.522cm">
          <text:p/>
        </draw:line>
        <draw:frame draw:style-name="gr106" draw:text-style-name="P21" draw:layer="layout" svg:width="3.8cm" svg:height="0.839cm" svg:x="34.41cm" svg:y="11.247cm">
          <draw:text-box>
            <text:p text:style-name="P4"><text:span text:style-name="T11">start</text:span></text:p>
          </draw:text-box>
        </draw:frame>
        <draw:path draw:style-name="gr93" draw:text-style-name="P20" draw:layer="layout" svg:width="1.894cm" svg:height="1.894cm" svg:x="35.367cm" svg:y="17.784cm" svg:viewBox="0 0 1895 1895" svg:d="M947 0c538 0 948 409 948 947s-410 948-948 948-947-410-947-948 409-947 947-947z">
          <text:p text:style-name="P13"><text:span text:style-name="T11">stateA</text:span></text:p>
        </draw:path>
        <draw:path draw:style-name="gr93" draw:text-style-name="P20" draw:layer="layout" svg:width="1.894cm" svg:height="1.894cm" svg:x="35.374cm" svg:y="21.107cm" svg:viewBox="0 0 1895 1895" svg:d="M947 0c538 0 948 409 948 947s-410 948-948 948-947-410-947-948 409-947 947-947z">
          <text:p text:style-name="P13"><text:span text:style-name="T11">stateB</text:span></text:p>
        </draw:path>
        <draw:frame draw:style-name="gr106" draw:text-style-name="P21" draw:layer="layout" svg:width="3.8cm" svg:height="0.839cm" svg:x="32.197cm" svg:y="19.922cm">
          <draw:text-box>
            <text:p text:style-name="P4"><text:span text:style-name="T11">counter === 4</text:span></text:p>
          </draw:text-box>
        </draw:frame>
        <draw:rect draw:style-name="gr107" draw:text-style-name="P22" draw:layer="layout" svg:width="6cm" svg:height="3.133cm" svg:x="38.283cm" svg:y="17.5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8.283cm" svg:y1="18.718cm" svg:x2="37.12cm" svg:y2="18.718cm">
          <text:p/>
        </draw:line>
        <draw:line draw:style-name="gr50" draw:text-style-name="P3" draw:layer="layout" svg:x1="36.321cm" svg:y1="19.68cm" svg:x2="36.321cm" svg:y2="21.107cm">
          <text:p/>
        </draw:line>
        <draw:connector draw:style-name="gr8" draw:text-style-name="P3" draw:layer="layout" draw:line-skew="0.646cm" svg:x1="25.577cm" svg:y1="27.141cm" svg:x2="26.162cm" svg:y2="27.136cm" svg:d="M25577 27141h939v-5h-354">
          <text:p/>
        </draw:connector>
        <draw:path draw:style-name="gr93" draw:text-style-name="P53" draw:layer="layout" svg:width="0.987cm" svg:height="0.987cm" svg:x="27.823cm" svg:y="26.918cm" svg:viewBox="0 0 988 988" svg:d="M494 0c281 0 494 213 494 494s-213 494-494 494-494-213-494-494 213-494 494-494z">
          <text:p text:style-name="P3"><text:span text:style-name="T47">xor</text:span></text:p>
        </draw:path>
        <draw:frame draw:style-name="gr366" draw:text-style-name="P31" draw:layer="layout" svg:width="0.815cm" svg:height="0.882cm" svg:x="26.443cm" svg:y="26.635cm">
          <draw:text-box>
            <text:p text:style-name="P28"><text:span text:style-name="T18">a</text:span></text:p>
          </draw:text-box>
        </draw:frame>
        <draw:frame draw:style-name="gr366" draw:text-style-name="P31" draw:layer="layout" svg:width="0.815cm" svg:height="0.882cm" svg:x="26.435cm" svg:y="27.259cm">
          <draw:text-box>
            <text:p text:style-name="P28"><text:span text:style-name="T18">b</text:span></text:p>
          </draw:text-box>
        </draw:frame>
        <draw:connector draw:style-name="gr8" draw:text-style-name="P3" draw:layer="layout" draw:line-skew="0.646cm" svg:x1="25.576cm" svg:y1="27.754cm" svg:x2="26.161cm" svg:y2="27.749cm" svg:d="M25576 27754h939v-5h-354">
          <text:p/>
        </draw:connector>
        <draw:line draw:style-name="gr361" draw:text-style-name="P3" draw:layer="layout" svg:x1="27.11cm" svg:y1="27.143cm" svg:x2="27.913cm" svg:y2="27.143cm">
          <text:p/>
        </draw:line>
        <draw:line draw:style-name="gr81" draw:text-style-name="P3" draw:layer="layout" svg:x1="28.811cm" svg:y1="27.412cm" svg:x2="29.361cm" svg:y2="27.412cm">
          <text:p/>
        </draw:line>
        <draw:line draw:style-name="gr81" draw:text-style-name="P3" draw:layer="layout" svg:x1="28.811cm" svg:y1="27.412cm" svg:x2="29.361cm" svg:y2="27.412cm">
          <text:p/>
        </draw:line>
        <draw:frame draw:style-name="gr369" draw:text-style-name="P31" draw:layer="layout" svg:width="1.882cm" svg:height="0.882cm" svg:x="29.251cm" svg:y="26.964cm">
          <draw:text-box>
            <text:p text:style-name="P28"><text:span text:style-name="T18">result</text:span></text:p>
          </draw:text-box>
        </draw:frame>
        <draw:line draw:style-name="gr81" draw:text-style-name="P3" draw:layer="layout" svg:x1="30.144cm" svg:y1="28.861cm" svg:x2="30.154cm" svg:y2="27.746cm">
          <text:p/>
        </draw:line>
        <draw:line draw:style-name="gr361" draw:text-style-name="P3" draw:layer="layout" svg:x1="30.144cm" svg:y1="28.861cm" svg:x2="25.548cm" svg:y2="28.862cm">
          <text:p/>
        </draw:line>
        <draw:line draw:style-name="gr361" draw:text-style-name="P3" draw:layer="layout" svg:x1="27.11cm" svg:y1="27.743cm" svg:x2="27.913cm" svg:y2="27.743cm">
          <text:p/>
        </draw:line>
        <draw:custom-shape draw:style-name="gr41" draw:text-style-name="P11"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20.89cm" svg:y1="28.063cm" svg:x2="22.134cm" svg:y2="28.063cm">
          <text:p/>
        </draw:line>
        <draw:frame draw:style-name="gr678" draw:text-style-name="P31" draw:layer="layout" svg:width="3.503cm" svg:height="0.882cm" svg:x="17.505cm" svg:y="27.595cm">
          <draw:text-box>
            <text:p text:style-name="P28"><text:span text:style-name="T18">memoryBus</text:span></text:p>
          </draw:text-box>
        </draw:frame>
        <draw:custom-shape draw:style-name="gr41" draw:text-style-name="P71"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21.385cm" svg:y1="20.244cm" svg:x2="22.629cm" svg:y2="20.244cm">
          <text:p/>
        </draw:line>
        <draw:frame draw:style-name="gr678" draw:text-style-name="P31" draw:layer="layout" svg:width="3.503cm" svg:height="0.882cm" svg:x="18cm" svg:y="19.776cm">
          <draw:text-box>
            <text:p text:style-name="P28"><text:span text:style-name="T18">memoryBus</text:span></text:p>
          </draw:text-box>
        </draw:frame>
        <draw:line draw:style-name="gr408" draw:text-style-name="P3" draw:layer="layout" svg:x1="26.365cm" svg:y1="19.198cm" svg:x2="27.609cm" svg:y2="19.198cm">
          <text:p/>
        </draw:line>
        <draw:line draw:style-name="gr408" draw:text-style-name="P3" draw:layer="layout" svg:x1="21.385cm" svg:y1="20.244cm" svg:x2="22.629cm" svg:y2="20.244cm">
          <text:p/>
        </draw:line>
        <draw:frame draw:style-name="gr679" draw:text-style-name="P31" draw:layer="layout" svg:width="1.979cm" svg:height="0.882cm" svg:x="27.456cm" svg:y="18.797cm">
          <draw:text-box>
            <text:p text:style-name="P28"><text:span text:style-name="T18">signal</text:span></text:p>
          </draw:text-box>
        </draw:frame>
        <draw:line draw:style-name="gr408" draw:text-style-name="P3" draw:layer="layout" svg:x1="26.365cm" svg:y1="19.898cm" svg:x2="27.609cm" svg:y2="19.898cm">
          <text:p/>
        </draw:line>
        <draw:frame draw:style-name="gr679" draw:text-style-name="P31" draw:layer="layout" svg:width="1.979cm" svg:height="0.882cm" svg:x="27.456cm" svg:y="19.497cm">
          <draw:text-box>
            <text:p text:style-name="P28"><text:span text:style-name="T18">signal</text:span></text:p>
          </draw:text-box>
        </draw:frame>
        <draw:line draw:style-name="gr408" draw:text-style-name="P3" draw:layer="layout" svg:x1="26.365cm" svg:y1="20.598cm" svg:x2="27.609cm" svg:y2="20.598cm">
          <text:p/>
        </draw:line>
        <draw:frame draw:style-name="gr679" draw:text-style-name="P31" draw:layer="layout" svg:width="1.979cm" svg:height="0.882cm" svg:x="27.456cm" svg:y="20.197cm">
          <draw:text-box>
            <text:p text:style-name="P28"><text:span text:style-name="T18">signal</text:span></text:p>
          </draw:text-box>
        </draw:frame>
        <draw:line draw:style-name="gr408" draw:text-style-name="P3" draw:layer="layout" svg:x1="25.796cm" svg:y1="21.298cm" svg:x2="27.609cm" svg:y2="21.298cm">
          <text:p/>
        </draw:line>
        <draw:frame draw:style-name="gr679" draw:text-style-name="P31" draw:layer="layout" svg:width="1.979cm" svg:height="0.882cm" svg:x="27.456cm" svg:y="20.897cm">
          <draw:text-box>
            <text:p text:style-name="P28"><text:span text:style-name="T18">signal</text:span></text:p>
          </draw:text-box>
        </draw:frame>
        <draw:frame draw:style-name="gr680" draw:text-style-name="P31" draw:layer="layout" svg:width="2.411cm" svg:height="0.882cm" svg:x="23.351cm" svg:y="19.752cm">
          <draw:text-box>
            <text:p text:style-name="P28"><text:span text:style-name="T18">mapper</text:span></text:p>
          </draw:text-box>
        </draw:frame>
        <draw:rect draw:style-name="gr51" draw:text-style-name="P3" draw:layer="layout" svg:width="5.247cm" svg:height="1cm" svg:x="12.357cm" svg:y="42.926cm">
          <text:p text:style-name="P3">MemoryMapper</text:p>
        </draw:rect>
        <draw:rect draw:style-name="gr73" draw:text-style-name="P3" draw:layer="layout" svg:width="8.076cm" svg:height="1cm" svg:x="11.006cm" svg:y="46.227cm">
          <text:p text:style-name="P3">AvalonMMMemoryMapper</text:p>
        </draw:rect>
        <draw:line draw:style-name="gr52" draw:text-style-name="P3" draw:layer="layout" svg:x1="13.852cm" svg:y1="44.822cm" svg:x2="13.852cm" svg:y2="43.976cm">
          <text:p/>
        </draw:line>
        <draw:rect draw:style-name="gr73" draw:text-style-name="P3" draw:layer="layout" svg:width="7.5cm" svg:height="1cm" svg:x="6.689cm" svg:y="44.822cm">
          <text:p text:style-name="P3">Apb3MemoryMapper</text:p>
        </draw:rect>
        <draw:rect draw:style-name="gr73" draw:text-style-name="P3" draw:layer="layout" svg:width="7.5cm" svg:height="1cm" svg:x="15.757cm" svg:y="44.851cm">
          <text:p text:style-name="P3">AxiLite4MemoryMapper</text:p>
        </draw:rect>
        <draw:line draw:style-name="gr52" draw:text-style-name="P3" draw:layer="layout" svg:x1="14.982cm" svg:y1="46.227cm" svg:x2="14.983cm" svg:y2="43.976cm">
          <text:p/>
        </draw:line>
        <draw:line draw:style-name="gr52" draw:text-style-name="P3" draw:layer="layout" svg:x1="16.124cm" svg:y1="44.851cm" svg:x2="16.124cm" svg:y2="44.005cm">
          <text:p/>
        </draw:line>
        <draw:g>
          <draw:rect draw:style-name="gr3" draw:text-style-name="P3" draw:layer="layout" svg:width="0.5cm" svg:height="0.5cm" svg:x="39.184cm" svg:y="27.128cm">
            <text:p/>
          </draw:rect>
          <draw:frame draw:style-name="gr4" draw:text-style-name="P5" draw:layer="layout" svg:width="2.246cm" svg:height="0.725cm" svg:x="37.024cm" svg:y="26.996cm">
            <draw:text-box>
              <text:p text:style-name="P4"><text:span text:style-name="T3">I</text:span></text:p>
            </draw:text-box>
          </draw:frame>
        </draw:g>
        <draw:g>
          <draw:rect draw:style-name="gr17" draw:text-style-name="P3" draw:layer="layout" svg:width="0.5cm" svg:height="0.5cm" svg:x="22.808cm" svg:y="41.802cm">
            <text:p/>
          </draw:rect>
          <draw:frame draw:style-name="gr681" draw:text-style-name="P5" draw:layer="layout" svg:width="3.292cm" svg:height="0.725cm" svg:x="19.602cm" svg:y="41.67cm">
            <draw:text-box>
              <text:p text:style-name="P4"><text:span text:style-name="T3">iBusCommand</text:span></text:p>
            </draw:text-box>
          </draw:frame>
        </draw:g>
        <draw:custom-shape draw:style-name="gr32" draw:text-style-name="P71" draw:layer="layout" svg:width="1.828cm" svg:height="1.441cm" svg:x="32.17cm" svg:y="40.386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31.578cm" svg:y="42.72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3.152cm" svg:y1="41.858cm" svg:x2="33.151cm" svg:y2="42.72cm">
          <text:p/>
        </draw:line>
        <draw:line draw:style-name="gr643" draw:text-style-name="P3" draw:layer="layout" svg:x1="23.901cm" svg:y1="42.032cm" svg:x2="23.308cm" svg:y2="42.034cm">
          <text:p/>
        </draw:line>
        <draw:g>
          <draw:rect draw:style-name="gr3" draw:text-style-name="P3" draw:layer="layout" svg:width="0.5cm" svg:height="0.5cm" svg:x="22.816cm" svg:y="42.303cm">
            <text:p/>
          </draw:rect>
          <draw:frame draw:style-name="gr682" draw:text-style-name="P5" draw:layer="layout" svg:width="3.076cm" svg:height="0.725cm" svg:x="19.826cm" svg:y="42.171cm">
            <draw:text-box>
              <text:p text:style-name="P4"><text:span text:style-name="T3">iBusresponse</text:span></text:p>
            </draw:text-box>
          </draw:frame>
        </draw:g>
        <draw:line draw:style-name="gr643" draw:text-style-name="P3" draw:layer="layout" svg:x1="23.902cm" svg:y1="42.548cm" svg:x2="23.309cm" svg:y2="42.55cm">
          <text:p/>
        </draw:line>
        <draw:frame draw:style-name="gr426" draw:text-style-name="P31" draw:layer="layout" svg:width="1.912cm" svg:height="0.882cm" svg:x="32.175cm" svg:y="39.136cm">
          <draw:text-box>
            <text:p text:style-name="P28"><text:span text:style-name="T18">Fetch</text:span></text:p>
          </draw:text-box>
        </draw:frame>
        <draw:frame draw:style-name="gr357" draw:text-style-name="P31" draw:layer="layout" svg:width="2.445cm" svg:height="0.882cm" svg:x="35.679cm" svg:y="39.171cm">
          <draw:text-box>
            <text:p text:style-name="P28"><text:span text:style-name="T18">Decode</text:span></text:p>
          </draw:text-box>
        </draw:frame>
        <draw:frame draw:style-name="gr358" draw:text-style-name="P31" draw:layer="layout" svg:width="2.852cm" svg:height="0.882cm" svg:x="41.897cm" svg:y="39.139cm">
          <draw:text-box>
            <text:p text:style-name="P28"><text:span text:style-name="T18">Execute</text:span></text:p>
          </draw:text-box>
        </draw:frame>
        <draw:frame draw:style-name="gr441" draw:text-style-name="P31" draw:layer="layout" svg:width="3.004cm" svg:height="0.882cm" svg:x="53.013cm" svg:y="38.707cm">
          <draw:text-box>
            <text:p text:style-name="P28"><text:span text:style-name="T18">Writeback</text:span></text:p>
          </draw:text-box>
        </draw:frame>
        <draw:line draw:style-name="gr15" draw:text-style-name="P3" draw:layer="layout" svg:x1="52.445cm" svg:y1="39.593cm" svg:x2="52.445cm" svg:y2="44.519cm">
          <text:p/>
        </draw:line>
        <draw:line draw:style-name="gr15" draw:text-style-name="P3" draw:layer="layout" svg:x1="39.079cm" svg:y1="40.053cm" svg:x2="39.079cm" svg:y2="44.755cm">
          <text:p/>
        </draw:line>
        <draw:line draw:style-name="gr15" draw:text-style-name="P3" draw:layer="layout" svg:x1="34.979cm" svg:y1="40.053cm" svg:x2="34.979cm" svg:y2="44.755cm">
          <text:p/>
        </draw:line>
        <draw:rect draw:style-name="gr42" draw:text-style-name="P3" draw:layer="layout" svg:width="16.026cm" svg:height="9.342cm" svg:x="31.165cm" svg:y="39.139cm">
          <text:p/>
        </draw:rect>
        <draw:custom-shape draw:style-name="gr32" draw:text-style-name="P71" draw:layer="layout" svg:width="2.865cm" svg:height="2.259cm" svg:x="35.621cm" svg:y="42.72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36.27cm" svg:y="40.821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6.997cm" svg:y1="42.848cm" svg:x2="36.978cm" svg:y2="41.939cm">
          <text:p/>
        </draw:line>
        <draw:line draw:style-name="gr361" draw:text-style-name="P3" draw:layer="layout" svg:x1="37.687cm" svg:y1="41.204cm" svg:x2="39.151cm" svg:y2="41.204cm">
          <text:p/>
        </draw:line>
        <draw:custom-shape draw:style-name="gr32" draw:text-style-name="P71" draw:layer="layout" svg:width="1.766cm" svg:height="1.393cm" svg:x="39.652cm" svg:y="42.848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1.008cm" svg:y1="44.008cm" svg:x2="41.806cm" svg:y2="44.873cm">
          <text:p/>
        </draw:line>
        <draw:custom-shape draw:style-name="gr32" draw:text-style-name="P71" draw:layer="layout" svg:width="2.71cm" svg:height="1.393cm" svg:x="41.019cm" svg:y="41.084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567cm" svg:height="1.134cm" svg:x="41.546cm" svg:y="44.708cm">
          <text:p text:style-name="P1"><text:span text:style-name="T79">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1.009cm" svg:y="14.729cm">
            <text:p/>
          </draw:rect>
          <draw:frame draw:style-name="gr5" draw:text-style-name="P5" draw:layer="layout" svg:width="2.471cm" svg:height="0.725cm" svg:x="21.509cm" svg:y="14.597cm">
            <draw:text-box>
              <text:p text:style-name="P4"><text:span text:style-name="T3">apb</text:span></text:p>
            </draw:text-box>
          </draw:frame>
        </draw:g>
        <draw:line draw:style-name="gr408" draw:text-style-name="P3" draw:layer="layout" svg:x1="33.009cm" svg:y1="44.979cm" svg:x2="33.001cm" svg:y2="45.982cm">
          <text:p/>
        </draw:line>
        <draw:frame draw:style-name="gr683" draw:text-style-name="P31" draw:layer="layout" svg:width="4.05cm" svg:height="0.882cm" svg:x="31.032cm" svg:y="46.146cm">
          <draw:text-box>
            <text:p text:style-name="P28"><text:span text:style-name="T18">instructionBus</text:span></text:p>
          </draw:text-box>
        </draw:frame>
        <draw:line draw:style-name="gr408" draw:text-style-name="P3" draw:layer="layout" svg:x1="42.327cm" svg:y1="45.879cm" svg:x2="42.319cm" svg:y2="46.882cm">
          <text:p/>
        </draw:line>
        <draw:frame draw:style-name="gr684" draw:text-style-name="P31" draw:layer="layout" svg:width="2.665cm" svg:height="0.882cm" svg:x="41.042cm" svg:y="47.046cm">
          <draw:text-box>
            <text:p text:style-name="P28"><text:span text:style-name="T18">DataBus</text:span></text:p>
          </draw:text-box>
        </draw:frame>
        <draw:line draw:style-name="gr361" draw:text-style-name="P3" draw:layer="layout" svg:x1="40.989cm" svg:y1="43.989cm" svg:x2="41.787cm" svg:y2="44.854cm">
          <text:p/>
        </draw:line>
        <draw:line draw:style-name="gr361" draw:text-style-name="P3" draw:layer="layout" svg:x1="41.418cm" svg:y1="43.547cm" svg:x2="42.704cm" svg:y2="43.547cm">
          <text:p/>
        </draw:line>
        <draw:line draw:style-name="gr361" draw:text-style-name="P3" draw:layer="layout" svg:x1="42.739cm" svg:y1="44.708cm" svg:x2="43.203cm" svg:y2="44.047cm">
          <text:p/>
        </draw:line>
        <draw:custom-shape draw:style-name="gr685" draw:text-style-name="P71" draw:layer="layout" svg:width="1.417cm" svg:height="1.118cm" svg:x="42.602cm" svg:y="43.039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1.096cm" svg:y1="42.848cm" svg:x2="41.55cm" svg:y2="42.273cm">
          <text:p/>
        </draw:line>
        <draw:custom-shape draw:style-name="gr32" draw:text-style-name="P71" draw:layer="layout" svg:width="1.771cm" svg:height="1.321cm" svg:x="44.557cm" svg:y="44.248cm">
          <text:p text:style-name="P1"><text:span text:style-name="T79">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5.421cm" svg:y1="46.566cm" svg:x2="45.421cm" svg:y2="45.569cm">
          <text:p/>
        </draw:line>
        <draw:frame draw:style-name="gr686" draw:text-style-name="P31" draw:layer="layout" svg:width="2.598cm" svg:height="0.882cm" svg:x="44.081cm" svg:y="46.603cm">
          <draw:text-box>
            <text:p text:style-name="P28"><text:span text:style-name="T18">Interrupt</text:span></text:p>
          </draw:text-box>
        </draw:frame>
        <draw:custom-shape draw:style-name="gr685" draw:text-style-name="P71" draw:layer="layout" svg:width="1.828cm" svg:height="1.441cm" svg:x="44.671cm" svg:y="41.354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3.729cm" svg:y1="41.789cm" svg:x2="44.671cm" svg:y2="41.829cm">
          <text:p/>
        </draw:line>
        <draw:line draw:style-name="gr361" draw:text-style-name="P3" draw:layer="layout" svg:x1="45.386cm" svg:y1="44.248cm" svg:x2="45.38cm" svg:y2="42.795cm">
          <text:p/>
        </draw:line>
        <draw:custom-shape draw:style-name="gr32" draw:text-style-name="P71" draw:layer="layout" svg:width="2.457cm" svg:height="1.169cm" svg:x="35.264cm" svg:y="45.278cm">
          <text:p text:style-name="P1"><text:span text:style-name="T79">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36.549cm" svg:y1="46.447cm" svg:x2="36.541cm" svg:y2="47.45cm">
          <text:p/>
        </draw:line>
        <draw:frame draw:style-name="gr357" draw:text-style-name="P31" draw:layer="layout" svg:width="2.445cm" svg:height="0.882cm" svg:x="35.374cm" svg:y="47.614cm">
          <draw:text-box>
            <text:p text:style-name="P28"><text:span text:style-name="T18">JTAG</text:span></text:p>
          </draw:text-box>
        </draw:frame>
        <draw:line draw:style-name="gr361" draw:text-style-name="P3" draw:layer="layout" svg:x1="35.52cm" svg:y1="45.538cm" svg:x2="33.952cm" svg:y2="44.569cm">
          <text:p/>
        </draw:line>
        <draw:custom-shape draw:style-name="gr685" draw:text-style-name="P71" draw:layer="layout" svg:width="1.417cm" svg:height="1.118cm" svg:x="38.527cm" svg:y="45.278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8.527cm" svg:y1="45.844cm" svg:x2="37.721cm" svg:y2="45.841cm">
          <text:p/>
        </draw:line>
        <draw:g>
          <draw:g>
            <draw:rect draw:style-name="gr2" draw:text-style-name="P3" draw:layer="layout" svg:width="0.484cm" svg:height="0.848cm" svg:x="38.817cm" svg:y="43.219cm">
              <text:p/>
            </draw:rect>
            <draw:custom-shape draw:style-name="gr40" draw:text-style-name="P13" draw:layer="layout" svg:width="0.145cm" svg:height="0.145cm" draw:transform="rotate (-1.5707963267957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0" draw:text-style-name="P13" draw:layer="layout" svg:width="0.145cm" svg:height="0.145cm" draw:transform="rotate (-1.5707963267957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0" draw:text-style-name="P13" draw:layer="layout" svg:width="0.145cm" svg:height="0.145cm" draw:transform="rotate (-1.5707963267957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39.323cm" svg:y1="41.256cm" svg:x2="40.233cm" svg:y2="42.943cm">
          <text:p/>
        </draw:line>
        <draw:frame draw:style-name="gr687" draw:text-style-name="P68" draw:layer="layout" svg:width="3.4cm" svg:height="0.818cm" svg:x="16.5cm" svg:y="33.482cm">
          <draw:text-box>
            <text:p text:style-name="P39"><text:span text:style-name="T76">Execution</text:span></text:p>
          </draw:text-box>
        </draw:frame>
        <draw:frame draw:style-name="gr688" draw:text-style-name="P68" draw:layer="layout" svg:width="3.4cm" svg:height="0.818cm" svg:x="16.4cm" svg:y="35cm">
          <draw:text-box>
            <text:p text:style-name="P39"><text:span text:style-name="T76">Netlist flush</text:span></text:p>
          </draw:text-box>
        </draw:frame>
        <draw:g>
          <draw:g>
            <draw:rect draw:style-name="gr2" draw:text-style-name="P3" draw:layer="layout" svg:width="1.008cm" svg:height="1.705cm" svg:x="11.54cm" svg:y="11.295cm">
              <text:p/>
            </draw:rect>
            <draw:custom-shape draw:style-name="gr40" draw:text-style-name="P13" draw:layer="layout" svg:width="0.302cm" svg:height="0.302cm" draw:transform="rotate (-1.5707963267957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89" draw:text-style-name="P5" draw:layer="layout" svg:width="0.813cm" svg:height="0.731cm" svg:x="11.382cm" svg:y="11.317cm">
            <draw:text-box>
              <text:p text:style-name="P4"><text:span text:style-name="T3">D</text:span></text:p>
            </draw:text-box>
          </draw:frame>
          <draw:frame draw:style-name="gr690" draw:text-style-name="P5" draw:layer="layout" svg:width="0.838cm" svg:height="0.731cm" svg:x="11.887cm" svg:y="11.318cm">
            <draw:text-box>
              <text:p text:style-name="P4"><text:span text:style-name="T3">Q</text:span></text:p>
            </draw:text-box>
          </draw:frame>
        </draw:g>
        <draw:frame draw:style-name="gr95" draw:text-style-name="P5" draw:layer="layout" svg:width="0.786cm" svg:height="0.725cm" svg:x="11.408cm" svg:y="11.767cm">
          <draw:text-box>
            <text:p text:style-name="P4"><text:span text:style-name="T3">E</text:span></text:p>
          </draw:text-box>
        </draw:frame>
        <draw:line draw:style-name="gr81" draw:text-style-name="P3" draw:layer="layout" svg:x1="10.965cm" svg:y1="12.088cm" svg:x2="11.5cm" svg:y2="12.088cm">
          <text:p/>
        </draw:line>
        <draw:frame draw:style-name="gr95" draw:text-style-name="P5" draw:layer="layout" svg:width="0.786cm" svg:height="0.725cm" svg:x="11.408cm" svg:y="11.767cm">
          <draw:text-box>
            <text:p text:style-name="P4"><text:span text:style-name="T3">E</text:span></text:p>
          </draw:text-box>
        </draw:frame>
        <draw:line draw:style-name="gr81" draw:text-style-name="P3" draw:layer="layout" svg:x1="12.565cm" svg:y1="11.661cm" svg:x2="13.1cm" svg:y2="11.661cm">
          <text:p/>
        </draw:line>
        <draw:line draw:style-name="gr81" draw:text-style-name="P3" draw:layer="layout" svg:x1="10.966cm" svg:y1="11.661cm" svg:x2="11.501cm" svg:y2="11.661cm">
          <text:p/>
        </draw:line>
        <draw:line draw:style-name="gr81" draw:text-style-name="P3" draw:layer="layout" svg:x1="12.565cm" svg:y1="11.661cm" svg:x2="13.1cm" svg:y2="11.661cm">
          <text:p/>
        </draw:line>
        <draw:frame draw:style-name="gr89" draw:text-style-name="P5" draw:layer="layout" svg:width="1.281cm" svg:height="0.725cm" svg:x="10.311cm" svg:y="12.276cm">
          <draw:text-box>
            <text:p text:style-name="P4"><text:span text:style-name="T3">clk</text:span></text:p>
          </draw:text-box>
        </draw:frame>
        <draw:line draw:style-name="gr81" draw:text-style-name="P3" draw:layer="layout" svg:x1="11.311cm" svg:y1="12.622cm" svg:x2="11.592cm" svg:y2="12.622cm">
          <text:p/>
        </draw:line>
        <draw:line draw:style-name="gr81" draw:text-style-name="P3" draw:layer="layout" svg:x1="11.311cm" svg:y1="12.622cm" svg:x2="11.592cm" svg:y2="12.622cm">
          <text:p/>
        </draw:line>
        <draw:frame draw:style-name="gr691" draw:text-style-name="P68" draw:layer="layout" svg:width="1.878cm" svg:height="0.818cm" svg:x="11.103cm" svg:y="10.6cm">
          <draw:text-box>
            <text:p text:style-name="P39"><text:span text:style-name="T76">driver</text:span></text:p>
          </draw:text-box>
        </draw:frame>
        <draw:frame draw:style-name="gr692" draw:text-style-name="P68" draw:layer="layout" svg:width="1.878cm" svg:height="0.818cm" svg:x="13.001cm" svg:y="11.282cm">
          <draw:text-box>
            <text:p text:style-name="P39"><text:span text:style-name="T76">target</text:span></text:p>
          </draw:text-box>
        </draw:frame>
        <draw:frame draw:style-name="gr693" draw:text-style-name="P31" draw:layer="layout" svg:width="1.412cm" svg:height="0.882cm" svg:x="8.388cm" svg:y="11.418cm">
          <draw:text-box>
            <text:p text:style-name="P28"><text:span text:style-name="T18">bus</text:span></text:p>
          </draw:text-box>
        </draw:frame>
        <draw:custom-shape draw:style-name="gr41" draw:text-style-name="P71"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9.565cm" svg:y1="11.9cm" svg:x2="10.1cm" svg:y2="11.9cm">
          <text:p/>
        </draw:line>
        <draw:path draw:style-name="gr93" draw:text-style-name="P53" draw:layer="layout" svg:width="0.987cm" svg:height="0.987cm" svg:x="28.837cm" svg:y="32.216cm" svg:viewBox="0 0 988 988" svg:d="M494 0c281 0 494 213 494 494s-213 494-494 494-494-213-494-494 213-494 494-494z">
          <text:p text:style-name="P3"><text:span text:style-name="T47">+</text:span></text:p>
        </draw:path>
        <draw:line draw:style-name="gr81" draw:text-style-name="P3" draw:layer="layout" svg:x1="28.357cm" svg:y1="32.461cm" svg:x2="28.892cm" svg:y2="32.461cm">
          <text:p/>
        </draw:line>
        <draw:frame draw:style-name="gr694" draw:text-style-name="P68" draw:layer="layout" svg:width="4.388cm" svg:height="0.818cm" svg:x="24.057cm" svg:y="32cm">
          <draw:text-box>
            <text:p text:style-name="P39"><text:span text:style-name="T76">RS1(7 downto 0)</text:span></text:p>
          </draw:text-box>
        </draw:frame>
        <draw:line draw:style-name="gr81" draw:text-style-name="P3" draw:layer="layout" svg:x1="28.346cm" svg:y1="32.977cm" svg:x2="28.881cm" svg:y2="32.977cm">
          <text:p/>
        </draw:line>
        <draw:frame draw:style-name="gr695" draw:text-style-name="P68" draw:layer="layout" svg:width="4.388cm" svg:height="0.818cm" svg:x="24.046cm" svg:y="32.516cm">
          <draw:text-box>
            <text:p text:style-name="P39"><text:span text:style-name="T76">RS2(7 downto 0)</text:span></text:p>
          </draw:text-box>
        </draw:frame>
        <draw:line draw:style-name="gr81" draw:text-style-name="P3" draw:layer="layout" svg:x1="29.79cm" svg:y1="32.716cm" svg:x2="30.325cm" svg:y2="32.716cm">
          <text:p/>
        </draw:line>
        <draw:frame draw:style-name="gr696" draw:text-style-name="P68" draw:layer="layout" svg:width="4.138cm" svg:height="0.818cm" svg:x="30.162cm" svg:y="32.316cm">
          <draw:text-box>
            <text:p text:style-name="P39"><text:span text:style-name="T76">RD(7 downto 0)</text:span></text:p>
          </draw:text-box>
        </draw:frame>
        <draw:path draw:style-name="gr93" draw:text-style-name="P53" draw:layer="layout" svg:width="0.987cm" svg:height="0.987cm" svg:x="28.837cm" svg:y="33.416cm" svg:viewBox="0 0 988 988" svg:d="M494 0c281 0 494 213 494 494s-213 494-494 494-494-213-494-494 213-494 494-494z">
          <text:p text:style-name="P3"><text:span text:style-name="T47">+</text:span></text:p>
        </draw:path>
        <draw:line draw:style-name="gr81" draw:text-style-name="P3" draw:layer="layout" svg:x1="28.357cm" svg:y1="33.661cm" svg:x2="28.892cm" svg:y2="33.661cm">
          <text:p/>
        </draw:line>
        <draw:frame draw:style-name="gr697" draw:text-style-name="P68" draw:layer="layout" svg:width="4.803cm" svg:height="0.818cm" svg:x="23.75cm" svg:y="33.2cm">
          <draw:text-box>
            <text:p text:style-name="P39"><text:span text:style-name="T76">RS1(15 downto <text:s/>8)</text:span></text:p>
          </draw:text-box>
        </draw:frame>
        <draw:line draw:style-name="gr81" draw:text-style-name="P3" draw:layer="layout" svg:x1="28.346cm" svg:y1="34.177cm" svg:x2="28.881cm" svg:y2="34.177cm">
          <text:p/>
        </draw:line>
        <draw:frame draw:style-name="gr698" draw:text-style-name="P68" draw:layer="layout" svg:width="4.803cm" svg:height="0.818cm" svg:x="23.739cm" svg:y="33.716cm">
          <draw:text-box>
            <text:p text:style-name="P39"><text:span text:style-name="T76">RS2(15 downto <text:s/>8)</text:span></text:p>
          </draw:text-box>
        </draw:frame>
        <draw:line draw:style-name="gr81" draw:text-style-name="P3" draw:layer="layout" svg:x1="29.79cm" svg:y1="33.916cm" svg:x2="30.325cm" svg:y2="33.916cm">
          <text:p/>
        </draw:line>
        <draw:frame draw:style-name="gr699" draw:text-style-name="P68" draw:layer="layout" svg:width="4.414cm" svg:height="0.818cm" svg:x="30.176cm" svg:y="33.516cm">
          <draw:text-box>
            <text:p text:style-name="P39"><text:span text:style-name="T76">RD(15 downto 8)</text:span></text:p>
          </draw:text-box>
        </draw:frame>
        <draw:path draw:style-name="gr93" draw:text-style-name="P53" draw:layer="layout" svg:width="0.987cm" svg:height="0.987cm" svg:x="28.828cm" svg:y="34.616cm" svg:viewBox="0 0 988 988" svg:d="M494 0c281 0 494 213 494 494s-213 494-494 494-494-213-494-494 213-494 494-494z">
          <text:p text:style-name="P3"><text:span text:style-name="T47">+</text:span></text:p>
        </draw:path>
        <draw:line draw:style-name="gr81" draw:text-style-name="P3" draw:layer="layout" svg:x1="28.348cm" svg:y1="34.861cm" svg:x2="28.883cm" svg:y2="34.861cm">
          <text:p/>
        </draw:line>
        <draw:frame draw:style-name="gr700" draw:text-style-name="P68" draw:layer="layout" svg:width="4.939cm" svg:height="0.818cm" svg:x="23.573cm" svg:y="34.4cm">
          <draw:text-box>
            <text:p text:style-name="P39"><text:span text:style-name="T76">RS1(23 downto 15)</text:span></text:p>
          </draw:text-box>
        </draw:frame>
        <draw:line draw:style-name="gr81" draw:text-style-name="P3" draw:layer="layout" svg:x1="28.337cm" svg:y1="35.377cm" svg:x2="28.872cm" svg:y2="35.377cm">
          <text:p/>
        </draw:line>
        <draw:frame draw:style-name="gr701" draw:text-style-name="P68" draw:layer="layout" svg:width="4.939cm" svg:height="0.818cm" svg:x="23.562cm" svg:y="34.916cm">
          <draw:text-box>
            <text:p text:style-name="P39"><text:span text:style-name="T76">RS2(23 downto 15)</text:span></text:p>
          </draw:text-box>
        </draw:frame>
        <draw:line draw:style-name="gr81" draw:text-style-name="P3" draw:layer="layout" svg:x1="29.781cm" svg:y1="35.116cm" svg:x2="30.316cm" svg:y2="35.116cm">
          <text:p/>
        </draw:line>
        <draw:frame draw:style-name="gr702" draw:text-style-name="P68" draw:layer="layout" svg:width="4.689cm" svg:height="0.818cm" svg:x="30.13cm" svg:y="34.716cm">
          <draw:text-box>
            <text:p text:style-name="P39"><text:span text:style-name="T76">RD(23 downto 15)</text:span></text:p>
          </draw:text-box>
        </draw:frame>
        <draw:path draw:style-name="gr93" draw:text-style-name="P53" draw:layer="layout" svg:width="0.987cm" svg:height="0.987cm" svg:x="28.829cm" svg:y="35.816cm" svg:viewBox="0 0 988 988" svg:d="M494 0c281 0 494 213 494 494s-213 494-494 494-494-213-494-494 213-494 494-494z">
          <text:p text:style-name="P3"><text:span text:style-name="T47">+</text:span></text:p>
        </draw:path>
        <draw:line draw:style-name="gr81" draw:text-style-name="P3" draw:layer="layout" svg:x1="28.349cm" svg:y1="36.061cm" svg:x2="28.884cm" svg:y2="36.061cm">
          <text:p/>
        </draw:line>
        <draw:frame draw:style-name="gr703" draw:text-style-name="P68" draw:layer="layout" svg:width="4.939cm" svg:height="0.818cm" svg:x="23.574cm" svg:y="35.6cm">
          <draw:text-box>
            <text:p text:style-name="P39"><text:span text:style-name="T76">RS1(31 downto 24)</text:span></text:p>
          </draw:text-box>
        </draw:frame>
        <draw:line draw:style-name="gr81" draw:text-style-name="P3" draw:layer="layout" svg:x1="28.338cm" svg:y1="36.577cm" svg:x2="28.873cm" svg:y2="36.577cm">
          <text:p/>
        </draw:line>
        <draw:frame draw:style-name="gr704" draw:text-style-name="P68" draw:layer="layout" svg:width="4.939cm" svg:height="0.818cm" svg:x="23.563cm" svg:y="36.116cm">
          <draw:text-box>
            <text:p text:style-name="P39"><text:span text:style-name="T76">RS2(31 downto 24)</text:span></text:p>
          </draw:text-box>
        </draw:frame>
        <draw:line draw:style-name="gr81" draw:text-style-name="P3" draw:layer="layout" svg:x1="29.782cm" svg:y1="36.316cm" svg:x2="30.317cm" svg:y2="36.316cm">
          <text:p/>
        </draw:line>
        <draw:frame draw:style-name="gr705" draw:text-style-name="P68" draw:layer="layout" svg:width="4.689cm" svg:height="0.818cm" svg:x="30.131cm" svg:y="35.916cm">
          <draw:text-box>
            <text:p text:style-name="P39"><text:span text:style-name="T76">RD(23 downto 15)</text:span></text:p>
          </draw:text-box>
        </draw:frame>
        <draw:rect draw:style-name="gr45" draw:text-style-name="P3" draw:layer="layout" svg:width="1.915cm" svg:height="1cm" svg:x="23.185cm" svg:y="53.6cm">
          <text:p text:style-name="P3">0x00</text:p>
        </draw:rect>
        <draw:rect draw:style-name="gr45" draw:text-style-name="P3" draw:layer="layout" svg:width="6.087cm" svg:height="1cm" svg:x="25.085cm" svg:y="52.6cm">
          <text:p text:style-name="P3">Value</text:p>
        </draw:rect>
        <draw:rect draw:style-name="gr45" draw:text-style-name="P3" draw:layer="layout" svg:width="1.915cm" svg:height="1cm" svg:x="23.2cm" svg:y="52.6cm">
          <text:p text:style-name="P3">Key</text:p>
        </draw:rect>
        <draw:rect draw:style-name="gr45" draw:text-style-name="P3" draw:layer="layout" svg:width="1.915cm" svg:height="1cm" svg:x="23.186cm" svg:y="54.6cm">
          <text:p text:style-name="P3">0x04</text:p>
        </draw:rect>
        <draw:rect draw:style-name="gr45" draw:text-style-name="P3" draw:layer="layout" svg:width="1.915cm" svg:height="1cm" svg:x="23.186cm" svg:y="55.6cm">
          <text:p text:style-name="P3">0x08</text:p>
        </draw:rect>
        <draw:rect draw:style-name="gr45" draw:text-style-name="P10" draw:layer="layout" svg:width="6.087cm" svg:height="1cm" svg:x="25.111cm" svg:y="53.6cm">
          <text:p text:style-name="P10">WriteAccess(a)</text:p>
        </draw:rect>
        <draw:rect draw:style-name="gr45" draw:text-style-name="P10" draw:layer="layout" svg:width="6.087cm" svg:height="1cm" svg:x="25.112cm" svg:y="54.6cm">
          <text:p text:style-name="P10">WriteAccess(b)</text:p>
        </draw:rect>
        <draw:rect draw:style-name="gr45" draw:text-style-name="P10" draw:layer="layout" svg:width="6.087cm" svg:height="1cm" svg:x="25.113cm" svg:y="55.6cm">
          <text:p text:style-name="P10">ReadAccess(result)</text:p>
        </draw:rect>
        <draw:rect draw:style-name="gr45" draw:text-style-name="P3" draw:layer="layout" svg:width="1.915cm" svg:height="1cm" svg:x="21.885cm" svg:y="61.2cm">
          <text:p text:style-name="P3">0</text:p>
        </draw:rect>
        <draw:rect draw:style-name="gr45" draw:text-style-name="P3" draw:layer="layout" svg:width="10.967cm" svg:height="1cm" svg:x="23.785cm" svg:y="60.2cm">
          <text:p text:style-name="P3">Value</text:p>
        </draw:rect>
        <draw:rect draw:style-name="gr45" draw:text-style-name="P3" draw:layer="layout" svg:width="1.915cm" svg:height="1cm" svg:x="21.9cm" svg:y="60.2cm">
          <text:p text:style-name="P3">Index</text:p>
        </draw:rect>
        <draw:rect draw:style-name="gr45" draw:text-style-name="P3" draw:layer="layout" svg:width="1.915cm" svg:height="1cm" svg:x="21.886cm" svg:y="62.2cm">
          <text:p text:style-name="P3">1</text:p>
        </draw:rect>
        <draw:rect draw:style-name="gr45" draw:text-style-name="P10" draw:layer="layout" svg:width="10.967cm" svg:height="1cm" svg:x="23.831cm" svg:y="61.2cm">
          <text:p text:style-name="P10">SpecElement(condA, result, U(42))</text:p>
        </draw:rect>
        <draw:rect draw:style-name="gr45" draw:text-style-name="P10" draw:layer="layout" svg:width="10.967cm" svg:height="1cm" svg:x="23.833cm" svg:y="62.2cm">
          <text:p text:style-name="P10">SpecElement(condB, result, U(255))</text:p>
        </draw:rect>
        <draw:line draw:style-name="gr81" draw:text-style-name="P3" draw:layer="layout" svg:x1="36cm" svg:y1="36.057cm" svg:x2="37.4cm" svg:y2="36.057cm">
          <text:p/>
        </draw:line>
        <draw:line draw:style-name="gr81" draw:text-style-name="P3" draw:layer="layout" svg:x1="36.6cm" svg:y1="36.6cm" svg:x2="37.4cm" svg:y2="36.6cm">
          <text:p/>
        </draw:line>
        <draw:line draw:style-name="gr81" draw:text-style-name="P3" draw:layer="layout" svg:x1="35.9cm" svg:y1="30.1cm" svg:x2="36cm" svg:y2="36.1cm">
          <text:p/>
        </draw:line>
        <draw:frame draw:style-name="gr706" draw:text-style-name="P68" draw:layer="layout" svg:width="1.463cm" svg:height="0.818cm" svg:x="35.203cm" svg:y="29.282cm">
          <draw:text-box>
            <text:p text:style-name="P39"><text:span text:style-name="T76">RS1</text:span></text:p>
          </draw:text-box>
        </draw:frame>
        <draw:line draw:style-name="gr81" draw:text-style-name="P3" draw:layer="layout" svg:x1="36.487cm" svg:y1="30.6cm" svg:x2="36.6cm" svg:y2="36.6cm">
          <text:p/>
        </draw:line>
        <draw:frame draw:style-name="gr707" draw:text-style-name="P72" draw:layer="layout" svg:width="1.637cm" svg:height="0.818cm" svg:x="36.859cm" svg:y="35.1cm">
          <draw:text-box>
            <text:p text:style-name="P39"><text:span text:style-name="T80">[31:24]</text:span></text:p>
          </draw:text-box>
        </draw:frame>
        <draw:frame draw:style-name="gr708" draw:text-style-name="P68" draw:layer="layout" svg:width="1.331cm" svg:height="0.818cm" svg:x="38.303cm" svg:y="37cm">
          <draw:text-box>
            <text:p text:style-name="P39"><text:span text:style-name="T76">RD</text:span></text:p>
          </draw:text-box>
        </draw:frame>
        <draw:line draw:style-name="gr81" draw:text-style-name="P3" draw:layer="layout" svg:x1="38.9cm" svg:y1="31.5cm" svg:x2="39cm" svg:y2="37cm">
          <text:p/>
        </draw:line>
        <draw:frame draw:style-name="gr709" draw:text-style-name="P68" draw:layer="layout" svg:width="1.463cm" svg:height="0.818cm" svg:x="35.837cm" svg:y="29.782cm">
          <draw:text-box>
            <text:p text:style-name="P39"><text:span text:style-name="T76">RS2</text:span></text:p>
          </draw:text-box>
        </draw:frame>
        <draw:path draw:style-name="gr93" draw:text-style-name="P53" draw:layer="layout" svg:width="0.987cm" svg:height="0.987cm" svg:x="37.192cm" svg:y="35.812cm" svg:viewBox="0 0 988 988" svg:d="M494 0c281 0 494 213 494 494s-213 494-494 494-494-213-494-494 213-494 494-494z">
          <text:p text:style-name="P3"><text:span text:style-name="T47">+</text:span></text:p>
        </draw:path>
        <draw:line draw:style-name="gr81" draw:text-style-name="P3" draw:layer="layout" svg:x1="38.2cm" svg:y1="36.3cm" svg:x2="39cm" svg:y2="36.3cm">
          <text:p/>
        </draw:line>
        <draw:line draw:style-name="gr81" draw:text-style-name="P3" draw:layer="layout" svg:x1="35.984cm" svg:y1="34.477cm" svg:x2="37.384cm" svg:y2="34.477cm">
          <text:p/>
        </draw:line>
        <draw:line draw:style-name="gr81" draw:text-style-name="P3" draw:layer="layout" svg:x1="36.584cm" svg:y1="35.02cm" svg:x2="37.384cm" svg:y2="35.02cm">
          <text:p/>
        </draw:line>
        <draw:frame draw:style-name="gr710" draw:text-style-name="P72" draw:layer="layout" svg:width="1.637cm" svg:height="0.818cm" svg:x="36.843cm" svg:y="33.52cm">
          <draw:text-box>
            <text:p text:style-name="P39"><text:span text:style-name="T80">[23:16]</text:span></text:p>
          </draw:text-box>
        </draw:frame>
        <draw:path draw:style-name="gr93" draw:text-style-name="P53" draw:layer="layout" svg:width="0.987cm" svg:height="0.987cm" svg:x="37.176cm" svg:y="34.232cm" svg:viewBox="0 0 988 988" svg:d="M494 0c281 0 494 213 494 494s-213 494-494 494-494-213-494-494 213-494 494-494z">
          <text:p text:style-name="P3"><text:span text:style-name="T47">+</text:span></text:p>
        </draw:path>
        <draw:line draw:style-name="gr81" draw:text-style-name="P3" draw:layer="layout" svg:x1="38.184cm" svg:y1="34.72cm" svg:x2="38.984cm" svg:y2="34.72cm">
          <text:p/>
        </draw:line>
        <draw:line draw:style-name="gr81" draw:text-style-name="P3" draw:layer="layout" svg:x1="35.968cm" svg:y1="32.877cm" svg:x2="37.368cm" svg:y2="32.877cm">
          <text:p/>
        </draw:line>
        <draw:line draw:style-name="gr81" draw:text-style-name="P3" draw:layer="layout" svg:x1="36.552cm" svg:y1="33.42cm" svg:x2="37.352cm" svg:y2="33.42cm">
          <text:p/>
        </draw:line>
        <draw:frame draw:style-name="gr711" draw:text-style-name="P72" draw:layer="layout" svg:width="1.442cm" svg:height="0.818cm" svg:x="36.924cm" svg:y="31.92cm">
          <draw:text-box>
            <text:p text:style-name="P39"><text:span text:style-name="T80">[15:8]</text:span></text:p>
          </draw:text-box>
        </draw:frame>
        <draw:path draw:style-name="gr93" draw:text-style-name="P53" draw:layer="layout" svg:width="0.987cm" svg:height="0.987cm" svg:x="37.16cm" svg:y="32.632cm" svg:viewBox="0 0 988 988" svg:d="M494 0c281 0 494 213 494 494s-213 494-494 494-494-213-494-494 213-494 494-494z">
          <text:p text:style-name="P3"><text:span text:style-name="T47">+</text:span></text:p>
        </draw:path>
        <draw:line draw:style-name="gr81" draw:text-style-name="P3" draw:layer="layout" svg:x1="38.168cm" svg:y1="33.12cm" svg:x2="38.968cm" svg:y2="33.12cm">
          <text:p/>
        </draw:line>
        <draw:line draw:style-name="gr81" draw:text-style-name="P3" draw:layer="layout" svg:x1="35.936cm" svg:y1="31.277cm" svg:x2="37.336cm" svg:y2="31.277cm">
          <text:p/>
        </draw:line>
        <draw:line draw:style-name="gr81" draw:text-style-name="P3" draw:layer="layout" svg:x1="36.536cm" svg:y1="31.82cm" svg:x2="37.336cm" svg:y2="31.82cm">
          <text:p/>
        </draw:line>
        <draw:frame draw:style-name="gr712" draw:text-style-name="P72" draw:layer="layout" svg:width="1.247cm" svg:height="0.818cm" svg:x="36.989cm" svg:y="30.32cm">
          <draw:text-box>
            <text:p text:style-name="P39"><text:span text:style-name="T80">[7:0]</text:span></text:p>
          </draw:text-box>
        </draw:frame>
        <draw:path draw:style-name="gr93" draw:text-style-name="P53" draw:layer="layout" svg:width="0.987cm" svg:height="0.987cm" svg:x="37.128cm" svg:y="31.032cm" svg:viewBox="0 0 988 988" svg:d="M494 0c281 0 494 213 494 494s-213 494-494 494-494-213-494-494 213-494 494-494z">
          <text:p text:style-name="P3"><text:span text:style-name="T47">+</text:span></text:p>
        </draw:path>
        <draw:line draw:style-name="gr81" draw:text-style-name="P3" draw:layer="layout" svg:x1="38.136cm" svg:y1="31.52cm" svg:x2="38.936cm" svg:y2="31.52cm">
          <text:p/>
        </draw:line>
        <draw:frame draw:style-name="gr713" draw:layer="layout" svg:width="9.866cm" svg:height="3.1cm" svg:x="37.7cm" svg:y="54.2cm">
          <draw:text-box>
            <text:p>//Instruction encoding :</text:p>
            <text:p>//0000011----------000-----0110011</text:p>
            <text:p>// <text:s text:c="6"/>|RS2||RS1| <text:s text:c="2"/>|RD |</text:p>
            <text:p>//</text:p>
          </draw:text-box>
        </draw:frame>
        <draw:rect draw:style-name="gr45" draw:text-style-name="P3" draw:layer="layout" svg:width="2.615cm" svg:height="1cm" svg:x="36.985cm" svg:y="59.9cm">
          <text:p>0000011</text:p>
        </draw:rect>
        <draw:rect draw:style-name="gr45" draw:text-style-name="P3" draw:layer="layout" svg:width="1.7cm" svg:height="1cm" svg:x="39.6cm" svg:y="59.9cm">
          <text:p>RS2</text:p>
        </draw:rect>
        <draw:rect draw:style-name="gr45" draw:text-style-name="P3" draw:layer="layout" svg:width="1.7cm" svg:height="1cm" svg:x="41.3cm" svg:y="59.9cm">
          <text:p>RS1</text:p>
        </draw:rect>
        <draw:frame draw:style-name="gr714" draw:text-style-name="P31" draw:layer="layout" svg:width="1.129cm" svg:height="0.882cm" svg:x="36.636cm" svg:y="59cm">
          <draw:text-box>
            <text:p text:style-name="P28"><text:span text:style-name="T18">31</text:span></text:p>
          </draw:text-box>
        </draw:frame>
        <draw:frame draw:style-name="gr714" draw:text-style-name="P31" draw:layer="layout" svg:width="1.129cm" svg:height="0.882cm" svg:x="38.7cm" svg:y="59.018cm">
          <draw:text-box>
            <text:p text:style-name="P28"><text:span text:style-name="T18">25</text:span></text:p>
          </draw:text-box>
        </draw:frame>
        <draw:frame draw:style-name="gr714" draw:text-style-name="P31" draw:layer="layout" svg:width="1.129cm" svg:height="0.882cm" svg:x="38.701cm" svg:y="59.018cm">
          <draw:text-box>
            <text:p text:style-name="P28"><text:span text:style-name="T18">25</text:span></text:p>
          </draw:text-box>
        </draw:frame>
        <draw:frame draw:style-name="gr714" draw:text-style-name="P31" draw:layer="layout" svg:width="1.129cm" svg:height="0.882cm" svg:x="40.3cm" svg:y="59cm">
          <draw:text-box>
            <text:p text:style-name="P28"><text:span text:style-name="T18">20</text:span></text:p>
          </draw:text-box>
        </draw:frame>
        <draw:frame draw:style-name="gr714" draw:text-style-name="P31" draw:layer="layout" svg:width="1.129cm" svg:height="0.882cm" svg:x="42.002cm" svg:y="59cm">
          <draw:text-box>
            <text:p text:style-name="P28"><text:span text:style-name="T18">15</text:span></text:p>
          </draw:text-box>
        </draw:frame>
        <draw:rect draw:style-name="gr45" draw:text-style-name="P3" draw:layer="layout" svg:width="1.3cm" svg:height="1cm" svg:x="43cm" svg:y="59.9cm">
          <text:p>000</text:p>
        </draw:rect>
        <draw:frame draw:style-name="gr714" draw:text-style-name="P31" draw:layer="layout" svg:width="1.129cm" svg:height="0.882cm" svg:x="43.3cm" svg:y="59cm">
          <draw:text-box>
            <text:p text:style-name="P28"><text:span text:style-name="T18">12</text:span></text:p>
          </draw:text-box>
        </draw:frame>
        <draw:rect draw:style-name="gr45" draw:text-style-name="P3" draw:layer="layout" svg:width="1.7cm" svg:height="1cm" svg:x="44.28cm" svg:y="59.921cm">
          <text:p text:style-name="P3">RD</text:p>
        </draw:rect>
        <draw:frame draw:style-name="gr715" draw:text-style-name="P31" draw:layer="layout" svg:width="1cm" svg:height="0.882cm" svg:x="45.346cm" svg:y="59.021cm">
          <draw:text-box>
            <text:p text:style-name="P28"><text:span text:style-name="T18">8</text:span></text:p>
          </draw:text-box>
        </draw:frame>
        <draw:rect draw:style-name="gr45" draw:text-style-name="P3" draw:layer="layout" svg:width="2.615cm" svg:height="1cm" svg:x="45.985cm" svg:y="59.9cm">
          <text:p>0110011</text:p>
        </draw:rect>
        <draw:frame draw:style-name="gr715" draw:text-style-name="P31" draw:layer="layout" svg:width="1cm" svg:height="0.882cm" svg:x="47.946cm" svg:y="59.021cm">
          <draw:text-box>
            <text:p text:style-name="P28"><text:span text:style-name="T18">0</text:span></text:p>
          </draw:text-box>
        </draw:frame>
        <draw:rect draw:style-name="gr73" draw:text-style-name="P3" draw:layer="layout" svg:width="9.932cm" svg:height="1cm" svg:x="-2.2cm" svg:y="49.2cm">
          <text:p text:style-name="P3">RF</text:p>
        </draw:rect>
        <draw:rect draw:style-name="gr73" draw:text-style-name="P3" draw:layer="layout" svg:width="9.932cm" svg:height="1cm" svg:x="-2.2cm" svg:y="51.3cm">
          <text:p text:style-name="P3">RAM</text:p>
        </draw:rect>
        <draw:rect draw:style-name="gr73" draw:text-style-name="P3" draw:layer="layout" svg:width="9.932cm" svg:height="1cm" svg:x="-2.2cm" svg:y="53cm">
          <text:p text:style-name="P3">Hard drive (HD)</text:p>
        </draw:rect>
        <draw:rect draw:style-name="gr45" draw:text-style-name="P3" draw:layer="layout" svg:width="3.415cm" svg:height="1cm" svg:x="1.985cm" svg:y="58.2cm">
          <text:p text:style-name="P3">Eclipse</text:p>
        </draw:rect>
        <draw:rect draw:style-name="gr45" draw:text-style-name="P3" draw:layer="layout" svg:width="1.915cm" svg:height="1cm" svg:x="0.2cm" svg:y="63.7cm">
          <text:p text:style-name="P3">0</text:p>
        </draw:rect>
        <draw:rect draw:style-name="gr45" draw:text-style-name="P3" draw:layer="layout" svg:width="3.385cm" svg:height="1cm" svg:x="2.1cm" svg:y="62.7cm">
          <text:p text:style-name="P3">Stage</text:p>
        </draw:rect>
        <draw:rect draw:style-name="gr45" draw:text-style-name="P3" draw:layer="layout" svg:width="1.915cm" svg:height="1cm" svg:x="0.215cm" svg:y="62.7cm">
          <text:p text:style-name="P3">Index</text:p>
        </draw:rect>
        <draw:rect draw:style-name="gr45" draw:text-style-name="P3" draw:layer="layout" svg:width="1.915cm" svg:height="1cm" svg:x="0.201cm" svg:y="64.7cm">
          <text:p text:style-name="P3">1</text:p>
        </draw:rect>
        <draw:rect draw:style-name="gr45" draw:text-style-name="P10" draw:layer="layout" svg:width="3.384cm" svg:height="1cm" svg:x="2.115cm" svg:y="63.7cm">
          <text:p text:style-name="P10">decode</text:p>
        </draw:rect>
        <draw:rect draw:style-name="gr45" draw:text-style-name="P10" draw:layer="layout" svg:width="3.385cm" svg:height="1cm" svg:x="2.115cm" svg:y="64.7cm">
          <text:p text:style-name="P10">execute</text:p>
        </draw:rect>
        <draw:rect draw:style-name="gr45" draw:text-style-name="P3" draw:layer="layout" svg:width="1.915cm" svg:height="1cm" svg:x="0.201cm" svg:y="65.7cm">
          <text:p text:style-name="P3">2</text:p>
        </draw:rect>
        <draw:rect draw:style-name="gr45" draw:text-style-name="P3" draw:layer="layout" svg:width="1.915cm" svg:height="1cm" svg:x="0.202cm" svg:y="66.7cm">
          <text:p text:style-name="P3">3</text:p>
        </draw:rect>
        <draw:rect draw:style-name="gr45" draw:text-style-name="P10" draw:layer="layout" svg:width="3.384cm" svg:height="1cm" svg:x="2.115cm" svg:y="65.7cm">
          <text:p text:style-name="P10">memory</text:p>
        </draw:rect>
        <draw:rect draw:style-name="gr45" draw:text-style-name="P10" draw:layer="layout" svg:width="3.385cm" svg:height="1cm" svg:x="2.115cm" svg:y="66.7cm">
          <text:p text:style-name="P10">writeback</text:p>
        </draw:rect>
        <draw:rect draw:style-name="gr45" draw:text-style-name="P3" draw:layer="layout" svg:width="1.915cm" svg:height="1cm" svg:x="7.4cm" svg:y="63.6cm">
          <text:p text:style-name="P3">PC</text:p>
        </draw:rect>
        <draw:rect draw:style-name="gr45" draw:text-style-name="P3" draw:layer="layout" svg:width="2.489cm" svg:height="1cm" svg:x="9.3cm" svg:y="62.6cm">
          <text:p text:style-name="P3">Value</text:p>
        </draw:rect>
        <draw:rect draw:style-name="gr45" draw:text-style-name="P3" draw:layer="layout" svg:width="1.915cm" svg:height="1cm" svg:x="7.415cm" svg:y="62.6cm">
          <text:p text:style-name="P3">Key</text:p>
        </draw:rect>
        <draw:rect draw:style-name="gr45" draw:text-style-name="P3" draw:layer="layout" svg:width="1.915cm" svg:height="1cm" svg:x="7.401cm" svg:y="64.6cm">
          <text:p text:style-name="P3">...</text:p>
        </draw:rect>
        <draw:rect draw:style-name="gr45" draw:text-style-name="P10" draw:layer="layout" svg:width="2.489cm" svg:height="1cm" svg:x="9.311cm" svg:y="63.6cm">
          <text:p text:style-name="P10">X</text:p>
        </draw:rect>
        <draw:rect draw:style-name="gr45" draw:text-style-name="P10" draw:layer="layout" svg:width="2.489cm" svg:height="1cm" svg:x="9.311cm" svg:y="64.6cm">
          <text:p text:style-name="P10">...</text:p>
        </draw:rect>
        <draw:rect draw:style-name="gr45" draw:text-style-name="P3" draw:layer="layout" svg:width="1.915cm" svg:height="1cm" svg:x="7.4cm" svg:y="68.5cm">
          <text:p text:style-name="P3">PC</text:p>
        </draw:rect>
        <draw:rect draw:style-name="gr45" draw:text-style-name="P3" draw:layer="layout" svg:width="2.489cm" svg:height="1cm" svg:x="9.3cm" svg:y="67.5cm">
          <text:p text:style-name="P3">Value</text:p>
        </draw:rect>
        <draw:rect draw:style-name="gr45" draw:text-style-name="P3" draw:layer="layout" svg:width="1.915cm" svg:height="1cm" svg:x="7.415cm" svg:y="67.5cm">
          <text:p text:style-name="P3">Key</text:p>
        </draw:rect>
        <draw:rect draw:style-name="gr45" draw:text-style-name="P3" draw:layer="layout" svg:width="1.915cm" svg:height="1cm" svg:x="7.401cm" svg:y="69.5cm">
          <text:p text:style-name="P3">...</text:p>
        </draw:rect>
        <draw:rect draw:style-name="gr45" draw:text-style-name="P10" draw:layer="layout" svg:width="2.489cm" svg:height="1cm" svg:x="9.311cm" svg:y="68.5cm">
          <text:p text:style-name="P10">Y</text:p>
        </draw:rect>
        <draw:rect draw:style-name="gr45" draw:text-style-name="P10" draw:layer="layout" svg:width="2.489cm" svg:height="1cm" svg:x="9.311cm" svg:y="69.5cm">
          <text:p text:style-name="P10">...</text:p>
        </draw:rect>
        <draw:line draw:style-name="gr361" draw:text-style-name="P3" draw:layer="layout" svg:x1="5.5cm" svg:y1="64.2cm" svg:x2="7.3cm" svg:y2="62cm">
          <text:p/>
        </draw:line>
        <draw:line draw:style-name="gr361" draw:text-style-name="P3"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5" draw:text-style-name="P3" draw:layer="layout" svg:width="1.915cm" svg:height="1cm" svg:x="21.7cm" svg:y="68.4cm">
          <text:p text:style-name="P3">0</text:p>
        </draw:rect>
        <draw:rect draw:style-name="gr45" draw:text-style-name="P3" draw:layer="layout" svg:width="7.267cm" svg:height="1cm" svg:x="23.6cm" svg:y="67.4cm">
          <text:p text:style-name="P3">Value</text:p>
        </draw:rect>
        <draw:rect draw:style-name="gr45" draw:text-style-name="P3" draw:layer="layout" svg:width="1.915cm" svg:height="1cm" svg:x="21.715cm" svg:y="67.4cm">
          <text:p text:style-name="P3">Index</text:p>
        </draw:rect>
        <draw:rect draw:style-name="gr45" draw:text-style-name="P3" draw:layer="layout" svg:width="1.915cm" svg:height="1cm" svg:x="21.701cm" svg:y="69.4cm">
          <text:p text:style-name="P3">...</text:p>
        </draw:rect>
        <draw:rect draw:style-name="gr45" draw:text-style-name="P10" draw:layer="layout" svg:width="7.267cm" svg:height="1cm" svg:x="23.633cm" svg:y="68.4cm">
          <text:p text:style-name="P10">JumpInterface, execute</text:p>
        </draw:rect>
        <draw:rect draw:style-name="gr45" draw:text-style-name="P10" draw:layer="layout" svg:width="7.267cm" svg:height="1cm" svg:x="23.633cm" svg:y="69.4cm">
          <text:p text:style-name="P10">...</text:p>
        </draw:rect>
        <draw:rect draw:style-name="gr45" draw:text-style-name="P3" draw:layer="layout" svg:width="5.896cm" svg:height="1cm" svg:x="14.23cm" svg:y="52.4cm">
          <text:p text:style-name="P3">VexRiscv</text:p>
        </draw:rect>
        <draw:rect draw:style-name="gr45" draw:text-style-name="P3" draw:layer="layout" svg:width="5.896cm" svg:height="1cm" svg:x="14.23cm" svg:y="54.6cm">
          <text:p text:style-name="P3">Pipeline framework</text:p>
        </draw:rect>
        <draw:rect draw:style-name="gr45" draw:text-style-name="P3" draw:layer="layout" svg:width="5.896cm" svg:height="1cm" svg:x="14.143cm" svg:y="56.8cm">
          <text:p text:style-name="P3">Scala / SpinalHDL</text:p>
        </draw:rect>
        <draw:line draw:style-name="gr361" draw:text-style-name="P3" draw:layer="layout" svg:x1="17.151cm" svg:y1="53.4cm" svg:x2="17.134cm" svg:y2="54.6cm">
          <text:p/>
        </draw:line>
        <draw:line draw:style-name="gr361" draw:text-style-name="P3" draw:layer="layout" svg:x1="17.051cm" svg:y1="55.581cm" svg:x2="17.034cm" svg:y2="56.781cm">
          <text:p/>
        </draw:line>
        <draw:rect draw:style-name="gr45" draw:text-style-name="P3" draw:layer="layout" svg:width="5.896cm" svg:height="1cm" svg:x="14.23cm" svg:y="52.4cm">
          <text:p text:style-name="P3">VexRiscv / Plugins</text:p>
        </draw:rect>
        <draw:rect draw:style-name="gr45" draw:text-style-name="P3" draw:layer="layout" svg:width="6.487cm" svg:height="1cm" svg:x="13.196cm" svg:y="60.3cm">
          <text:p text:style-name="P3">VexRiscv</text:p>
        </draw:rect>
        <draw:rect draw:style-name="gr45" draw:text-style-name="P3" draw:layer="layout" svg:width="6.487cm" svg:height="1cm" svg:x="13.196cm" svg:y="62.5cm">
          <text:p text:style-name="P3">Apb3MemoryMapper</text:p>
        </draw:rect>
        <draw:rect draw:style-name="gr45" draw:text-style-name="P3" draw:layer="layout" svg:width="6.487cm" svg:height="1cm" svg:x="13.1cm" svg:y="64.7cm">
          <text:p text:style-name="P3">Scala / SpinalHDL</text:p>
        </draw:rect>
        <draw:line draw:style-name="gr361" draw:text-style-name="P3" draw:layer="layout" svg:x1="16.41cm" svg:y1="61.3cm" svg:x2="16.391cm" svg:y2="62.5cm">
          <text:p/>
        </draw:line>
        <draw:line draw:style-name="gr361" draw:text-style-name="P3" draw:layer="layout" svg:x1="16.299cm" svg:y1="63.481cm" svg:x2="16.28cm" svg:y2="64.681cm">
          <text:p/>
        </draw:line>
        <draw:rect draw:style-name="gr45" draw:text-style-name="P3" draw:layer="layout" svg:width="6.487cm" svg:height="1cm" svg:x="13.196cm" svg:y="60.3cm">
          <text:p text:style-name="P3">This example</text:p>
        </draw:rect>
      </draw:page>
      <draw:page draw:name="page24" draw:style-name="dp1" draw:master-page-name="Standard">
        <draw:line draw:style-name="gr643" draw:text-style-name="P3" draw:layer="layout" svg:x1="0.95cm" svg:y1="76.946cm" svg:x2="2.646cm" svg:y2="76.924cm">
          <text:p/>
        </draw:line>
        <draw:line draw:style-name="gr643" draw:text-style-name="P3" draw:layer="layout" svg:x1="-3.093cm" svg:y1="77.183cm" svg:x2="-1.629cm" svg:y2="77.183cm">
          <text:p/>
        </draw:line>
        <draw:custom-shape draw:style-name="gr32" draw:text-style-name="P71" draw:layer="layout" svg:width="1.828cm" svg:height="1.441cm" svg:x="-5.366cm" svg:y="73.689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5.958cm" svg:y="76.023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384cm" svg:y1="75.161cm" svg:x2="-4.385cm" svg:y2="76.023cm">
          <text:p/>
        </draw:line>
        <draw:frame draw:style-name="gr426" draw:text-style-name="P31" draw:layer="layout" svg:width="1.912cm" svg:height="0.882cm" svg:x="-5.361cm" svg:y="72.439cm">
          <draw:text-box>
            <text:p text:style-name="P28"><text:span text:style-name="T18">Fetch</text:span></text:p>
          </draw:text-box>
        </draw:frame>
        <draw:frame draw:style-name="gr357" draw:text-style-name="P31" draw:layer="layout" svg:width="2.445cm" svg:height="0.882cm" svg:x="-1.857cm" svg:y="72.474cm">
          <draw:text-box>
            <text:p text:style-name="P28"><text:span text:style-name="T18">Decode</text:span></text:p>
          </draw:text-box>
        </draw:frame>
        <draw:frame draw:style-name="gr358" draw:text-style-name="P31" draw:layer="layout" svg:width="2.852cm" svg:height="0.882cm" svg:x="4.361cm" svg:y="72.442cm">
          <draw:text-box>
            <text:p text:style-name="P28"><text:span text:style-name="T18">Execute</text:span></text:p>
          </draw:text-box>
        </draw:frame>
        <draw:line draw:style-name="gr15" draw:text-style-name="P3" draw:layer="layout" svg:x1="1.543cm" svg:y1="73.356cm" svg:x2="1.543cm" svg:y2="78.058cm">
          <text:p/>
        </draw:line>
        <draw:line draw:style-name="gr15" draw:text-style-name="P3" draw:layer="layout" svg:x1="-2.557cm" svg:y1="73.356cm" svg:x2="-2.557cm" svg:y2="78.058cm">
          <text:p/>
        </draw:line>
        <draw:rect draw:style-name="gr42" draw:text-style-name="P3" draw:layer="layout" svg:width="16.026cm" svg:height="9.342cm" svg:x="-6.371cm" svg:y="72.442cm">
          <text:p/>
        </draw:rect>
        <draw:custom-shape draw:style-name="gr32" draw:text-style-name="P71" draw:layer="layout" svg:width="2.865cm" svg:height="2.259cm" svg:x="-1.915cm" svg:y="76.023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266cm" svg:y="74.124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0.539cm" svg:y1="76.151cm" svg:x2="-0.558cm" svg:y2="75.242cm">
          <text:p/>
        </draw:line>
        <draw:line draw:style-name="gr361" draw:text-style-name="P3" draw:layer="layout" svg:x1="0.151cm" svg:y1="74.507cm" svg:x2="1.615cm" svg:y2="74.507cm">
          <text:p/>
        </draw:line>
        <draw:custom-shape draw:style-name="gr32" draw:text-style-name="P71" draw:layer="layout" svg:width="1.766cm" svg:height="1.393cm" svg:x="2.116cm" svg:y="76.151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472cm" svg:y1="77.311cm" svg:x2="4.27cm" svg:y2="78.176cm">
          <text:p/>
        </draw:line>
        <draw:custom-shape draw:style-name="gr32" draw:text-style-name="P71" draw:layer="layout" svg:width="2.71cm" svg:height="1.393cm" svg:x="3.483cm" svg:y="74.387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567cm" svg:height="1.134cm" svg:x="4.01cm" svg:y="78.011cm">
          <text:p text:style-name="P1"><text:span text:style-name="T79">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4.527cm" svg:y1="78.282cm" svg:x2="-4.535cm" svg:y2="79.285cm">
          <text:p/>
        </draw:line>
        <draw:frame draw:style-name="gr683" draw:text-style-name="P31" draw:layer="layout" svg:width="4.05cm" svg:height="0.882cm" svg:x="-6.504cm" svg:y="79.449cm">
          <draw:text-box>
            <text:p text:style-name="P28"><text:span text:style-name="T18">instructionBus</text:span></text:p>
          </draw:text-box>
        </draw:frame>
        <draw:line draw:style-name="gr408" draw:text-style-name="P3" draw:layer="layout" svg:x1="4.791cm" svg:y1="79.182cm" svg:x2="4.783cm" svg:y2="80.185cm">
          <text:p/>
        </draw:line>
        <draw:frame draw:style-name="gr684" draw:text-style-name="P31" draw:layer="layout" svg:width="2.665cm" svg:height="0.882cm" svg:x="3.506cm" svg:y="80.349cm">
          <draw:text-box>
            <text:p text:style-name="P28"><text:span text:style-name="T18">DataBus</text:span></text:p>
          </draw:text-box>
        </draw:frame>
        <draw:line draw:style-name="gr361" draw:text-style-name="P3" draw:layer="layout" svg:x1="3.453cm" svg:y1="77.292cm" svg:x2="4.251cm" svg:y2="78.157cm">
          <text:p/>
        </draw:line>
        <draw:line draw:style-name="gr361" draw:text-style-name="P3" draw:layer="layout" svg:x1="3.882cm" svg:y1="76.85cm" svg:x2="5.168cm" svg:y2="76.85cm">
          <text:p/>
        </draw:line>
        <draw:line draw:style-name="gr361" draw:text-style-name="P3" draw:layer="layout" svg:x1="5.203cm" svg:y1="78.011cm" svg:x2="5.667cm" svg:y2="77.35cm">
          <text:p/>
        </draw:line>
        <draw:custom-shape draw:style-name="gr685" draw:text-style-name="P71" draw:layer="layout" svg:width="1.417cm" svg:height="1.118cm" svg:x="5.066cm" svg:y="76.342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56cm" svg:y1="76.151cm" svg:x2="4.014cm" svg:y2="75.576cm">
          <text:p/>
        </draw:line>
        <draw:custom-shape draw:style-name="gr32" draw:text-style-name="P71" draw:layer="layout" svg:width="1.771cm" svg:height="1.321cm" svg:x="7.021cm" svg:y="77.551cm">
          <text:p text:style-name="P1"><text:span text:style-name="T79">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7.885cm" svg:y1="79.869cm" svg:x2="7.885cm" svg:y2="78.872cm">
          <text:p/>
        </draw:line>
        <draw:frame draw:style-name="gr686" draw:text-style-name="P31" draw:layer="layout" svg:width="2.598cm" svg:height="0.882cm" svg:x="6.545cm" svg:y="79.906cm">
          <draw:text-box>
            <text:p text:style-name="P28"><text:span text:style-name="T18">Interrupt</text:span></text:p>
          </draw:text-box>
        </draw:frame>
        <draw:custom-shape draw:style-name="gr685" draw:text-style-name="P71" draw:layer="layout" svg:width="1.828cm" svg:height="1.441cm" svg:x="7.135cm" svg:y="74.657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6.193cm" svg:y1="75.092cm" svg:x2="7.135cm" svg:y2="75.132cm">
          <text:p/>
        </draw:line>
        <draw:line draw:style-name="gr361" draw:text-style-name="P3" draw:layer="layout" svg:x1="7.85cm" svg:y1="77.551cm" svg:x2="7.844cm" svg:y2="76.098cm">
          <text:p/>
        </draw:line>
        <draw:custom-shape draw:style-name="gr32" draw:text-style-name="P71" draw:layer="layout" svg:width="2.457cm" svg:height="1.169cm" svg:x="-2.272cm" svg:y="78.581cm">
          <text:p text:style-name="P1"><text:span text:style-name="T79">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0.987cm" svg:y1="79.75cm" svg:x2="-0.995cm" svg:y2="80.753cm">
          <text:p/>
        </draw:line>
        <draw:frame draw:style-name="gr357" draw:text-style-name="P31" draw:layer="layout" svg:width="2.445cm" svg:height="0.882cm" svg:x="-2.162cm" svg:y="80.917cm">
          <draw:text-box>
            <text:p text:style-name="P28"><text:span text:style-name="T18">JTAG</text:span></text:p>
          </draw:text-box>
        </draw:frame>
        <draw:line draw:style-name="gr361" draw:text-style-name="P3" draw:layer="layout" svg:x1="-2.016cm" svg:y1="78.841cm" svg:x2="-3.584cm" svg:y2="77.872cm">
          <text:p/>
        </draw:line>
        <draw:custom-shape draw:style-name="gr685" draw:text-style-name="P71" draw:layer="layout" svg:width="1.417cm" svg:height="1.118cm" svg:x="0.991cm" svg:y="78.581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0.991cm" svg:y1="79.147cm" svg:x2="0.185cm" svg:y2="79.144cm">
          <text:p/>
        </draw:line>
        <draw:g>
          <draw:g>
            <draw:rect draw:style-name="gr2" draw:text-style-name="P3" draw:layer="layout" svg:width="0.484cm" svg:height="0.848cm" svg:x="1.281cm" svg:y="76.522cm">
              <text:p/>
            </draw:rect>
            <draw:custom-shape draw:style-name="gr40" draw:text-style-name="P13" draw:layer="layout" svg:width="0.145cm" svg:height="0.145cm" draw:transform="rotate (-1.5707963267957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0" draw:text-style-name="P13" draw:layer="layout" svg:width="0.145cm" svg:height="0.145cm" draw:transform="rotate (-1.5707963267957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0" draw:text-style-name="P13" draw:layer="layout" svg:width="0.145cm" svg:height="0.145cm" draw:transform="rotate (-1.5707963267957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1.787cm" svg:y1="74.559cm" svg:x2="2.697cm" svg:y2="76.246cm">
          <text:p/>
        </draw:line>
        <draw:line draw:style-name="gr643" draw:text-style-name="P3" draw:layer="layout" svg:x1="15.375cm" svg:y1="22.632cm" svg:x2="15.705cm" svg:y2="22.632cm">
          <text:p/>
        </draw:line>
        <draw:custom-shape draw:style-name="gr32" draw:text-style-name="P71" draw:layer="layout" svg:width="1.828cm" svg:height="1.441cm" svg:x="13.102cm" svg:y="19.138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51cm" svg:y="21.472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4.084cm" svg:y1="20.61cm" svg:x2="14.083cm" svg:y2="21.472cm">
          <text:p/>
        </draw:line>
        <draw:frame draw:style-name="gr426" draw:text-style-name="P31" draw:layer="layout" svg:width="1.912cm" svg:height="0.882cm" svg:x="13.107cm" svg:y="17.888cm">
          <draw:text-box>
            <text:p text:style-name="P28"><text:span text:style-name="T18">Fetch</text:span></text:p>
          </draw:text-box>
        </draw:frame>
        <draw:frame draw:style-name="gr357" draw:text-style-name="P31" draw:layer="layout" svg:width="2.445cm" svg:height="0.882cm" svg:x="16.611cm" svg:y="17.923cm">
          <draw:text-box>
            <text:p text:style-name="P28"><text:span text:style-name="T18">Decode</text:span></text:p>
          </draw:text-box>
        </draw:frame>
        <draw:frame draw:style-name="gr358" draw:text-style-name="P31" draw:layer="layout" svg:width="2.852cm" svg:height="0.882cm" svg:x="22.829cm" svg:y="17.891cm">
          <draw:text-box>
            <text:p text:style-name="P28"><text:span text:style-name="T18">Execute</text:span></text:p>
          </draw:text-box>
        </draw:frame>
        <draw:line draw:style-name="gr15" draw:text-style-name="P3" draw:layer="layout" svg:x1="20.011cm" svg:y1="18.805cm" svg:x2="20.011cm" svg:y2="23.507cm">
          <text:p/>
        </draw:line>
        <draw:line draw:style-name="gr15" draw:text-style-name="P3" draw:layer="layout" svg:x1="15.911cm" svg:y1="18.805cm" svg:x2="15.911cm" svg:y2="23.507cm">
          <text:p/>
        </draw:line>
        <draw:rect draw:style-name="gr42" draw:text-style-name="P3" draw:layer="layout" svg:width="16.026cm" svg:height="9.342cm" svg:x="12.097cm" svg:y="17.891cm">
          <text:p/>
        </draw:rect>
        <draw:line draw:style-name="gr408" draw:text-style-name="P3" draw:layer="layout" svg:x1="13.941cm" svg:y1="23.731cm" svg:x2="13.933cm" svg:y2="24.734cm">
          <text:p/>
        </draw:line>
        <draw:frame draw:style-name="gr683" draw:text-style-name="P31" draw:layer="layout" svg:width="4.05cm" svg:height="0.882cm" svg:x="11.964cm" svg:y="24.898cm">
          <draw:text-box>
            <text:p text:style-name="P28"><text:span text:style-name="T18">instructionBus</text:span></text:p>
          </draw:text-box>
        </draw:frame>
        <draw:g>
          <draw:g>
            <draw:rect draw:style-name="gr2" draw:text-style-name="P3" draw:layer="layout" svg:width="0.484cm" svg:height="0.848cm" svg:x="15.705cm" svg:y="22.234cm">
              <text:p/>
            </draw:rect>
            <draw:custom-shape draw:style-name="gr40" draw:text-style-name="P13" draw:layer="layout" svg:width="0.145cm" svg:height="0.145cm" draw:transform="rotate (-1.5707963267957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19.325cm" svg:y1="34.013cm" svg:x2="19.656cm" svg:y2="34.013cm">
          <text:p/>
        </draw:line>
        <draw:line draw:style-name="gr643" draw:text-style-name="P3" draw:layer="layout" svg:x1="15.282cm" svg:y1="34.25cm" svg:x2="16.746cm" svg:y2="34.25cm">
          <text:p/>
        </draw:line>
        <draw:custom-shape draw:style-name="gr32" draw:text-style-name="P71" draw:layer="layout" svg:width="1.828cm" svg:height="1.441cm" svg:x="13.009cm" svg:y="30.756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417cm" svg:y="33.09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3.991cm" svg:y1="32.228cm" svg:x2="13.99cm" svg:y2="33.09cm">
          <text:p/>
        </draw:line>
        <draw:frame draw:style-name="gr426" draw:text-style-name="P31" draw:layer="layout" svg:width="1.912cm" svg:height="0.882cm" svg:x="13.014cm" svg:y="29.506cm">
          <draw:text-box>
            <text:p text:style-name="P28"><text:span text:style-name="T18">Fetch</text:span></text:p>
          </draw:text-box>
        </draw:frame>
        <draw:frame draw:style-name="gr357" draw:text-style-name="P31" draw:layer="layout" svg:width="2.445cm" svg:height="0.882cm" svg:x="16.518cm" svg:y="29.541cm">
          <draw:text-box>
            <text:p text:style-name="P28"><text:span text:style-name="T18">Decode</text:span></text:p>
          </draw:text-box>
        </draw:frame>
        <draw:frame draw:style-name="gr358" draw:text-style-name="P31" draw:layer="layout" svg:width="2.852cm" svg:height="0.882cm" svg:x="22.736cm" svg:y="29.509cm">
          <draw:text-box>
            <text:p text:style-name="P28"><text:span text:style-name="T18">Execute</text:span></text:p>
          </draw:text-box>
        </draw:frame>
        <draw:line draw:style-name="gr15" draw:text-style-name="P3" draw:layer="layout" svg:x1="19.918cm" svg:y1="30.423cm" svg:x2="19.918cm" svg:y2="35.125cm">
          <text:p/>
        </draw:line>
        <draw:line draw:style-name="gr15" draw:text-style-name="P3" draw:layer="layout" svg:x1="15.818cm" svg:y1="30.423cm" svg:x2="15.818cm" svg:y2="35.125cm">
          <text:p/>
        </draw:line>
        <draw:rect draw:style-name="gr42" draw:text-style-name="P3" draw:layer="layout" svg:width="16.026cm" svg:height="9.342cm" svg:x="12.004cm" svg:y="29.509cm">
          <text:p/>
        </draw:rect>
        <draw:custom-shape draw:style-name="gr32" draw:text-style-name="P71" draw:layer="layout" svg:width="2.865cm" svg:height="2.259cm" svg:x="16.46cm" svg:y="33.09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7.109cm" svg:y="31.191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7.836cm" svg:y1="33.218cm" svg:x2="17.817cm" svg:y2="32.309cm">
          <text:p/>
        </draw:line>
        <draw:line draw:style-name="gr361" draw:text-style-name="P3" draw:layer="layout" svg:x1="18.526cm" svg:y1="31.574cm" svg:x2="19.99cm" svg:y2="31.574cm">
          <text:p/>
        </draw:line>
        <draw:line draw:style-name="gr408" draw:text-style-name="P3" draw:layer="layout" svg:x1="13.848cm" svg:y1="35.349cm" svg:x2="13.84cm" svg:y2="36.352cm">
          <text:p/>
        </draw:line>
        <draw:frame draw:style-name="gr683" draw:text-style-name="P31" draw:layer="layout" svg:width="4.05cm" svg:height="0.882cm" svg:x="11.871cm" svg:y="36.516cm">
          <draw:text-box>
            <text:p text:style-name="P28"><text:span text:style-name="T18">instructionBus</text:span></text:p>
          </draw:text-box>
        </draw:frame>
        <draw:g>
          <draw:g>
            <draw:rect draw:style-name="gr2" draw:text-style-name="P3" draw:layer="layout" svg:width="0.484cm" svg:height="0.848cm" svg:x="19.656cm" svg:y="33.589cm">
              <text:p/>
            </draw:rect>
            <draw:custom-shape draw:style-name="gr40" draw:text-style-name="P13" draw:layer="layout" svg:width="0.145cm" svg:height="0.145cm" draw:transform="rotate (-1.5707963267957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0" draw:text-style-name="P13" draw:layer="layout" svg:width="0.145cm" svg:height="0.145cm" draw:transform="rotate (-1.5707963267957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0" draw:text-style-name="P13" draw:layer="layout" svg:width="0.145cm" svg:height="0.145cm" draw:transform="rotate (-1.5707963267957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19.296cm" svg:y1="46.046cm" svg:x2="20.992cm" svg:y2="46.024cm">
          <text:p/>
        </draw:line>
        <draw:line draw:style-name="gr643" draw:text-style-name="P3" draw:layer="layout" svg:x1="15.253cm" svg:y1="46.283cm" svg:x2="16.717cm" svg:y2="46.283cm">
          <text:p/>
        </draw:line>
        <draw:custom-shape draw:style-name="gr32" draw:text-style-name="P71" draw:layer="layout" svg:width="1.828cm" svg:height="1.441cm" svg:x="12.98cm" svg:y="42.789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388cm" svg:y="45.123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3.962cm" svg:y1="44.261cm" svg:x2="13.961cm" svg:y2="45.123cm">
          <text:p/>
        </draw:line>
        <draw:frame draw:style-name="gr426" draw:text-style-name="P31" draw:layer="layout" svg:width="1.912cm" svg:height="0.882cm" svg:x="12.985cm" svg:y="41.539cm">
          <draw:text-box>
            <text:p text:style-name="P28"><text:span text:style-name="T18">Fetch</text:span></text:p>
          </draw:text-box>
        </draw:frame>
        <draw:frame draw:style-name="gr357" draw:text-style-name="P31" draw:layer="layout" svg:width="2.445cm" svg:height="0.882cm" svg:x="16.489cm" svg:y="41.574cm">
          <draw:text-box>
            <text:p text:style-name="P28"><text:span text:style-name="T18">Decode</text:span></text:p>
          </draw:text-box>
        </draw:frame>
        <draw:frame draw:style-name="gr358" draw:text-style-name="P31" draw:layer="layout" svg:width="2.852cm" svg:height="0.882cm" svg:x="22.707cm" svg:y="41.542cm">
          <draw:text-box>
            <text:p text:style-name="P28"><text:span text:style-name="T18">Execute</text:span></text:p>
          </draw:text-box>
        </draw:frame>
        <draw:line draw:style-name="gr15" draw:text-style-name="P3" draw:layer="layout" svg:x1="19.889cm" svg:y1="42.456cm" svg:x2="19.889cm" svg:y2="47.158cm">
          <text:p/>
        </draw:line>
        <draw:line draw:style-name="gr15" draw:text-style-name="P3" draw:layer="layout" svg:x1="15.789cm" svg:y1="42.456cm" svg:x2="15.789cm" svg:y2="47.158cm">
          <text:p/>
        </draw:line>
        <draw:rect draw:style-name="gr42" draw:text-style-name="P3" draw:layer="layout" svg:width="16.026cm" svg:height="9.342cm" svg:x="11.975cm" svg:y="41.542cm">
          <text:p/>
        </draw:rect>
        <draw:custom-shape draw:style-name="gr32" draw:text-style-name="P71" draw:layer="layout" svg:width="2.865cm" svg:height="2.259cm" svg:x="16.431cm" svg:y="45.123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7.08cm" svg:y="43.224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7.807cm" svg:y1="45.251cm" svg:x2="17.788cm" svg:y2="44.342cm">
          <text:p/>
        </draw:line>
        <draw:line draw:style-name="gr361" draw:text-style-name="P3" draw:layer="layout" svg:x1="18.497cm" svg:y1="43.607cm" svg:x2="19.961cm" svg:y2="43.607cm">
          <text:p/>
        </draw:line>
        <draw:custom-shape draw:style-name="gr32" draw:text-style-name="P71" draw:layer="layout" svg:width="1.766cm" svg:height="1.393cm" svg:x="20.462cm" svg:y="45.251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13.819cm" svg:y1="47.382cm" svg:x2="13.811cm" svg:y2="48.385cm">
          <text:p/>
        </draw:line>
        <draw:frame draw:style-name="gr683" draw:text-style-name="P31" draw:layer="layout" svg:width="4.05cm" svg:height="0.882cm" svg:x="11.842cm" svg:y="48.549cm">
          <draw:text-box>
            <text:p text:style-name="P28"><text:span text:style-name="T18">instructionBus</text:span></text:p>
          </draw:text-box>
        </draw:frame>
        <draw:line draw:style-name="gr361" draw:text-style-name="P3" draw:layer="layout" svg:x1="22.228cm" svg:y1="45.95cm" svg:x2="23.514cm" svg:y2="45.95cm">
          <text:p/>
        </draw:line>
        <draw:custom-shape draw:style-name="gr685" draw:text-style-name="P71" draw:layer="layout" svg:width="1.417cm" svg:height="1.118cm" svg:x="23.412cm" svg:y="45.442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0" draw:text-style-name="P13" draw:layer="layout" svg:width="0.145cm" svg:height="0.145cm" draw:transform="rotate (-1.5707963267957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0" draw:text-style-name="P13" draw:layer="layout" svg:width="0.145cm" svg:height="0.145cm" draw:transform="rotate (-1.5707963267957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0" draw:text-style-name="P13" draw:layer="layout" svg:width="0.145cm" svg:height="0.145cm" draw:transform="rotate (-1.5707963267957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20.133cm" svg:y1="43.659cm" svg:x2="21.043cm" svg:y2="45.346cm">
          <text:p/>
        </draw:line>
        <draw:line draw:style-name="gr643" draw:text-style-name="P3" draw:layer="layout" svg:x1="19.43cm" svg:y1="57.621cm" svg:x2="21.126cm" svg:y2="57.599cm">
          <text:p/>
        </draw:line>
        <draw:line draw:style-name="gr643" draw:text-style-name="P3" draw:layer="layout" svg:x1="15.387cm" svg:y1="57.858cm" svg:x2="16.851cm" svg:y2="57.858cm">
          <text:p/>
        </draw:line>
        <draw:custom-shape draw:style-name="gr32" draw:text-style-name="P71" draw:layer="layout" svg:width="1.828cm" svg:height="1.441cm" svg:x="13.114cm" svg:y="54.364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522cm" svg:y="56.698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4.096cm" svg:y1="55.836cm" svg:x2="14.095cm" svg:y2="56.698cm">
          <text:p/>
        </draw:line>
        <draw:frame draw:style-name="gr426" draw:text-style-name="P31" draw:layer="layout" svg:width="1.912cm" svg:height="0.882cm" svg:x="13.119cm" svg:y="53.114cm">
          <draw:text-box>
            <text:p text:style-name="P28"><text:span text:style-name="T18">Fetch</text:span></text:p>
          </draw:text-box>
        </draw:frame>
        <draw:frame draw:style-name="gr357" draw:text-style-name="P31" draw:layer="layout" svg:width="2.445cm" svg:height="0.882cm" svg:x="16.623cm" svg:y="53.149cm">
          <draw:text-box>
            <text:p text:style-name="P28"><text:span text:style-name="T18">Decode</text:span></text:p>
          </draw:text-box>
        </draw:frame>
        <draw:frame draw:style-name="gr358" draw:text-style-name="P31" draw:layer="layout" svg:width="2.852cm" svg:height="0.882cm" svg:x="22.841cm" svg:y="53.117cm">
          <draw:text-box>
            <text:p text:style-name="P28"><text:span text:style-name="T18">Execute</text:span></text:p>
          </draw:text-box>
        </draw:frame>
        <draw:line draw:style-name="gr15" draw:text-style-name="P3" draw:layer="layout" svg:x1="20.023cm" svg:y1="54.031cm" svg:x2="20.023cm" svg:y2="58.733cm">
          <text:p/>
        </draw:line>
        <draw:line draw:style-name="gr15" draw:text-style-name="P3" draw:layer="layout" svg:x1="15.923cm" svg:y1="54.031cm" svg:x2="15.923cm" svg:y2="58.733cm">
          <text:p/>
        </draw:line>
        <draw:rect draw:style-name="gr42" draw:text-style-name="P3" draw:layer="layout" svg:width="16.026cm" svg:height="9.342cm" svg:x="12.109cm" svg:y="53.117cm">
          <text:p/>
        </draw:rect>
        <draw:custom-shape draw:style-name="gr32" draw:text-style-name="P71" draw:layer="layout" svg:width="2.865cm" svg:height="2.259cm" svg:x="16.565cm" svg:y="56.698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7.214cm" svg:y="54.799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7.941cm" svg:y1="56.826cm" svg:x2="17.922cm" svg:y2="55.917cm">
          <text:p/>
        </draw:line>
        <draw:line draw:style-name="gr361" draw:text-style-name="P3" draw:layer="layout" svg:x1="18.631cm" svg:y1="55.182cm" svg:x2="20.095cm" svg:y2="55.182cm">
          <text:p/>
        </draw:line>
        <draw:custom-shape draw:style-name="gr32" draw:text-style-name="P71" draw:layer="layout" svg:width="1.766cm" svg:height="1.393cm" svg:x="20.596cm" svg:y="56.826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71cm" svg:height="1.393cm" svg:x="21.963cm" svg:y="55.062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13.953cm" svg:y1="58.957cm" svg:x2="13.945cm" svg:y2="59.96cm">
          <text:p/>
        </draw:line>
        <draw:frame draw:style-name="gr683" draw:text-style-name="P31" draw:layer="layout" svg:width="4.05cm" svg:height="0.882cm" svg:x="11.976cm" svg:y="60.124cm">
          <draw:text-box>
            <text:p text:style-name="P28"><text:span text:style-name="T18">instructionBus</text:span></text:p>
          </draw:text-box>
        </draw:frame>
        <draw:line draw:style-name="gr361" draw:text-style-name="P3" draw:layer="layout" svg:x1="22.362cm" svg:y1="57.525cm" svg:x2="23.648cm" svg:y2="57.525cm">
          <text:p/>
        </draw:line>
        <draw:custom-shape draw:style-name="gr685" draw:text-style-name="P71" draw:layer="layout" svg:width="1.417cm" svg:height="1.118cm" svg:x="23.546cm" svg:y="57.017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2.04cm" svg:y1="56.826cm" svg:x2="22.494cm" svg:y2="56.251cm">
          <text:p/>
        </draw:line>
        <draw:custom-shape draw:style-name="gr685" draw:text-style-name="P71" draw:layer="layout" svg:width="1.828cm" svg:height="1.441cm" svg:x="25.615cm" svg:y="55.332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4.673cm" svg:y1="55.767cm" svg:x2="25.615cm" svg:y2="55.807cm">
          <text:p/>
        </draw:line>
        <draw:g>
          <draw:g>
            <draw:rect draw:style-name="gr2" draw:text-style-name="P3" draw:layer="layout" svg:width="0.484cm" svg:height="0.848cm" svg:x="19.761cm" svg:y="57.197cm">
              <text:p/>
            </draw:rect>
            <draw:custom-shape draw:style-name="gr40" draw:text-style-name="P13" draw:layer="layout" svg:width="0.145cm" svg:height="0.145cm" draw:transform="rotate (-1.5707963267957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0" draw:text-style-name="P13" draw:layer="layout" svg:width="0.145cm" svg:height="0.145cm" draw:transform="rotate (-1.5707963267957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0" draw:text-style-name="P13" draw:layer="layout" svg:width="0.145cm" svg:height="0.145cm" draw:transform="rotate (-1.5707963267957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20.267cm" svg:y1="55.234cm" svg:x2="21.177cm" svg:y2="56.921cm">
          <text:p/>
        </draw:line>
        <draw:line draw:style-name="gr643" draw:text-style-name="P3" draw:layer="layout" svg:x1="19.691cm" svg:y1="68.803cm" svg:x2="21.387cm" svg:y2="68.781cm">
          <text:p/>
        </draw:line>
        <draw:line draw:style-name="gr643" draw:text-style-name="P3" draw:layer="layout" svg:x1="15.648cm" svg:y1="69.04cm" svg:x2="17.112cm" svg:y2="69.04cm">
          <text:p/>
        </draw:line>
        <draw:custom-shape draw:style-name="gr32" draw:text-style-name="P71" draw:layer="layout" svg:width="1.828cm" svg:height="1.441cm" svg:x="13.375cm" svg:y="65.546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783cm" svg:y="67.88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4.357cm" svg:y1="67.018cm" svg:x2="14.356cm" svg:y2="67.88cm">
          <text:p/>
        </draw:line>
        <draw:frame draw:style-name="gr426" draw:text-style-name="P31" draw:layer="layout" svg:width="1.912cm" svg:height="0.882cm" svg:x="13.38cm" svg:y="64.296cm">
          <draw:text-box>
            <text:p text:style-name="P28"><text:span text:style-name="T18">Fetch</text:span></text:p>
          </draw:text-box>
        </draw:frame>
        <draw:frame draw:style-name="gr357" draw:text-style-name="P31" draw:layer="layout" svg:width="2.445cm" svg:height="0.882cm" svg:x="16.884cm" svg:y="64.331cm">
          <draw:text-box>
            <text:p text:style-name="P28"><text:span text:style-name="T18">Decode</text:span></text:p>
          </draw:text-box>
        </draw:frame>
        <draw:frame draw:style-name="gr358" draw:text-style-name="P31" draw:layer="layout" svg:width="2.852cm" svg:height="0.882cm" svg:x="23.102cm" svg:y="64.299cm">
          <draw:text-box>
            <text:p text:style-name="P28"><text:span text:style-name="T18">Execute</text:span></text:p>
          </draw:text-box>
        </draw:frame>
        <draw:line draw:style-name="gr15" draw:text-style-name="P3" draw:layer="layout" svg:x1="20.284cm" svg:y1="65.213cm" svg:x2="20.284cm" svg:y2="69.915cm">
          <text:p/>
        </draw:line>
        <draw:line draw:style-name="gr15" draw:text-style-name="P3" draw:layer="layout" svg:x1="16.184cm" svg:y1="65.213cm" svg:x2="16.184cm" svg:y2="69.915cm">
          <text:p/>
        </draw:line>
        <draw:rect draw:style-name="gr42" draw:text-style-name="P3" draw:layer="layout" svg:width="16.026cm" svg:height="9.342cm" svg:x="12.37cm" svg:y="64.299cm">
          <text:p/>
        </draw:rect>
        <draw:custom-shape draw:style-name="gr32" draw:text-style-name="P71" draw:layer="layout" svg:width="2.865cm" svg:height="2.259cm" svg:x="16.826cm" svg:y="67.88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7.475cm" svg:y="65.981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8.202cm" svg:y1="68.008cm" svg:x2="18.183cm" svg:y2="67.099cm">
          <text:p/>
        </draw:line>
        <draw:line draw:style-name="gr361" draw:text-style-name="P3" draw:layer="layout" svg:x1="18.892cm" svg:y1="66.364cm" svg:x2="20.356cm" svg:y2="66.364cm">
          <text:p/>
        </draw:line>
        <draw:custom-shape draw:style-name="gr32" draw:text-style-name="P71" draw:layer="layout" svg:width="1.766cm" svg:height="1.393cm" svg:x="20.857cm" svg:y="68.008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2.213cm" svg:y1="69.168cm" svg:x2="23.011cm" svg:y2="70.033cm">
          <text:p/>
        </draw:line>
        <draw:custom-shape draw:style-name="gr32" draw:text-style-name="P71" draw:layer="layout" svg:width="2.71cm" svg:height="1.393cm" svg:x="22.224cm" svg:y="66.244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567cm" svg:height="1.134cm" svg:x="22.751cm" svg:y="69.868cm">
          <text:p text:style-name="P1"><text:span text:style-name="T79">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14.214cm" svg:y1="70.139cm" svg:x2="14.206cm" svg:y2="71.142cm">
          <text:p/>
        </draw:line>
        <draw:frame draw:style-name="gr683" draw:text-style-name="P31" draw:layer="layout" svg:width="4.05cm" svg:height="0.882cm" svg:x="12.237cm" svg:y="71.306cm">
          <draw:text-box>
            <text:p text:style-name="P28"><text:span text:style-name="T18">instructionBus</text:span></text:p>
          </draw:text-box>
        </draw:frame>
        <draw:line draw:style-name="gr408" draw:text-style-name="P3" draw:layer="layout" svg:x1="23.532cm" svg:y1="71.039cm" svg:x2="23.524cm" svg:y2="72.042cm">
          <text:p/>
        </draw:line>
        <draw:frame draw:style-name="gr684" draw:text-style-name="P31" draw:layer="layout" svg:width="2.665cm" svg:height="0.882cm" svg:x="22.247cm" svg:y="72.206cm">
          <draw:text-box>
            <text:p text:style-name="P28"><text:span text:style-name="T18">DataBus</text:span></text:p>
          </draw:text-box>
        </draw:frame>
        <draw:line draw:style-name="gr361" draw:text-style-name="P3" draw:layer="layout" svg:x1="22.194cm" svg:y1="69.149cm" svg:x2="22.992cm" svg:y2="70.014cm">
          <text:p/>
        </draw:line>
        <draw:line draw:style-name="gr361" draw:text-style-name="P3" draw:layer="layout" svg:x1="22.623cm" svg:y1="68.707cm" svg:x2="23.909cm" svg:y2="68.707cm">
          <text:p/>
        </draw:line>
        <draw:line draw:style-name="gr361" draw:text-style-name="P3" draw:layer="layout" svg:x1="23.944cm" svg:y1="69.868cm" svg:x2="24.408cm" svg:y2="69.207cm">
          <text:p/>
        </draw:line>
        <draw:custom-shape draw:style-name="gr685" draw:text-style-name="P71" draw:layer="layout" svg:width="1.417cm" svg:height="1.118cm" svg:x="23.807cm" svg:y="68.199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2.301cm" svg:y1="68.008cm" svg:x2="22.755cm" svg:y2="67.433cm">
          <text:p/>
        </draw:line>
        <draw:g>
          <draw:g>
            <draw:rect draw:style-name="gr2" draw:text-style-name="P3" draw:layer="layout" svg:width="0.484cm" svg:height="0.848cm" svg:x="20.022cm" svg:y="68.379cm">
              <text:p/>
            </draw:rect>
            <draw:custom-shape draw:style-name="gr40" draw:text-style-name="P13" draw:layer="layout" svg:width="0.145cm" svg:height="0.145cm" draw:transform="rotate (-1.5707963267957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0" draw:text-style-name="P13" draw:layer="layout" svg:width="0.145cm" svg:height="0.145cm" draw:transform="rotate (-1.5707963267957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0" draw:text-style-name="P13" draw:layer="layout" svg:width="0.145cm" svg:height="0.145cm" draw:transform="rotate (-1.5707963267957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20.528cm" svg:y1="66.416cm" svg:x2="21.438cm" svg:y2="68.103cm">
          <text:p/>
        </draw:line>
        <draw:line draw:style-name="gr643" draw:text-style-name="P3" draw:layer="layout" svg:x1="19.49cm" svg:y1="79.877cm" svg:x2="21.186cm" svg:y2="79.855cm">
          <text:p/>
        </draw:line>
        <draw:line draw:style-name="gr643" draw:text-style-name="P3" draw:layer="layout" svg:x1="15.447cm" svg:y1="80.114cm" svg:x2="16.911cm" svg:y2="80.114cm">
          <text:p/>
        </draw:line>
        <draw:custom-shape draw:style-name="gr32" draw:text-style-name="P71" draw:layer="layout" svg:width="1.828cm" svg:height="1.441cm" svg:x="13.174cm" svg:y="76.62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12.582cm" svg:y="78.954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4.156cm" svg:y1="78.092cm" svg:x2="14.155cm" svg:y2="78.954cm">
          <text:p/>
        </draw:line>
        <draw:frame draw:style-name="gr426" draw:text-style-name="P31" draw:layer="layout" svg:width="1.912cm" svg:height="0.882cm" svg:x="13.179cm" svg:y="75.37cm">
          <draw:text-box>
            <text:p text:style-name="P28"><text:span text:style-name="T18">Fetch</text:span></text:p>
          </draw:text-box>
        </draw:frame>
        <draw:frame draw:style-name="gr357" draw:text-style-name="P31" draw:layer="layout" svg:width="2.445cm" svg:height="0.882cm" svg:x="16.683cm" svg:y="75.405cm">
          <draw:text-box>
            <text:p text:style-name="P28"><text:span text:style-name="T18">Decode</text:span></text:p>
          </draw:text-box>
        </draw:frame>
        <draw:frame draw:style-name="gr358" draw:text-style-name="P31" draw:layer="layout" svg:width="2.852cm" svg:height="0.882cm" svg:x="22.901cm" svg:y="75.373cm">
          <draw:text-box>
            <text:p text:style-name="P28"><text:span text:style-name="T18">Execute</text:span></text:p>
          </draw:text-box>
        </draw:frame>
        <draw:line draw:style-name="gr15" draw:text-style-name="P3" draw:layer="layout" svg:x1="20.083cm" svg:y1="76.287cm" svg:x2="20.083cm" svg:y2="80.989cm">
          <text:p/>
        </draw:line>
        <draw:line draw:style-name="gr15" draw:text-style-name="P3" draw:layer="layout" svg:x1="15.983cm" svg:y1="76.287cm" svg:x2="15.983cm" svg:y2="80.989cm">
          <text:p/>
        </draw:line>
        <draw:rect draw:style-name="gr42" draw:text-style-name="P3" draw:layer="layout" svg:width="16.026cm" svg:height="9.342cm" svg:x="12.169cm" svg:y="75.373cm">
          <text:p/>
        </draw:rect>
        <draw:custom-shape draw:style-name="gr32" draw:text-style-name="P71" draw:layer="layout" svg:width="2.865cm" svg:height="2.259cm" svg:x="16.625cm" svg:y="78.954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17.274cm" svg:y="77.055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18.001cm" svg:y1="79.082cm" svg:x2="17.982cm" svg:y2="78.173cm">
          <text:p/>
        </draw:line>
        <draw:line draw:style-name="gr361" draw:text-style-name="P3" draw:layer="layout" svg:x1="18.691cm" svg:y1="77.438cm" svg:x2="20.155cm" svg:y2="77.438cm">
          <text:p/>
        </draw:line>
        <draw:custom-shape draw:style-name="gr32" draw:text-style-name="P71" draw:layer="layout" svg:width="1.766cm" svg:height="1.393cm" svg:x="20.656cm" svg:y="79.082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2.012cm" svg:y1="80.242cm" svg:x2="22.81cm" svg:y2="81.107cm">
          <text:p/>
        </draw:line>
        <draw:custom-shape draw:style-name="gr32" draw:text-style-name="P71" draw:layer="layout" svg:width="2.71cm" svg:height="1.393cm" svg:x="22.023cm" svg:y="77.318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567cm" svg:height="1.134cm" svg:x="22.55cm" svg:y="80.942cm">
          <text:p text:style-name="P1"><text:span text:style-name="T79">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14.013cm" svg:y1="81.213cm" svg:x2="14.005cm" svg:y2="82.216cm">
          <text:p/>
        </draw:line>
        <draw:frame draw:style-name="gr683" draw:text-style-name="P31" draw:layer="layout" svg:width="4.05cm" svg:height="0.882cm" svg:x="12.036cm" svg:y="82.38cm">
          <draw:text-box>
            <text:p text:style-name="P28"><text:span text:style-name="T18">instructionBus</text:span></text:p>
          </draw:text-box>
        </draw:frame>
        <draw:line draw:style-name="gr408" draw:text-style-name="P3" draw:layer="layout" svg:x1="23.331cm" svg:y1="82.113cm" svg:x2="23.323cm" svg:y2="83.116cm">
          <text:p/>
        </draw:line>
        <draw:frame draw:style-name="gr684" draw:text-style-name="P31" draw:layer="layout" svg:width="2.665cm" svg:height="0.882cm" svg:x="22.046cm" svg:y="83.28cm">
          <draw:text-box>
            <text:p text:style-name="P28"><text:span text:style-name="T18">DataBus</text:span></text:p>
          </draw:text-box>
        </draw:frame>
        <draw:line draw:style-name="gr361" draw:text-style-name="P3" draw:layer="layout" svg:x1="21.993cm" svg:y1="80.223cm" svg:x2="22.791cm" svg:y2="81.088cm">
          <text:p/>
        </draw:line>
        <draw:line draw:style-name="gr361" draw:text-style-name="P3" draw:layer="layout" svg:x1="22.422cm" svg:y1="79.781cm" svg:x2="23.708cm" svg:y2="79.781cm">
          <text:p/>
        </draw:line>
        <draw:line draw:style-name="gr361" draw:text-style-name="P3" draw:layer="layout" svg:x1="23.743cm" svg:y1="80.942cm" svg:x2="24.207cm" svg:y2="80.281cm">
          <text:p/>
        </draw:line>
        <draw:custom-shape draw:style-name="gr685" draw:text-style-name="P71" draw:layer="layout" svg:width="1.417cm" svg:height="1.118cm" svg:x="23.606cm" svg:y="79.273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2.1cm" svg:y1="79.082cm" svg:x2="22.554cm" svg:y2="78.507cm">
          <text:p/>
        </draw:line>
        <draw:custom-shape draw:style-name="gr32" draw:text-style-name="P71" draw:layer="layout" svg:width="1.771cm" svg:height="1.321cm" svg:x="25.561cm" svg:y="80.482cm">
          <text:p text:style-name="P1"><text:span text:style-name="T79">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6.425cm" svg:y1="82.8cm" svg:x2="26.425cm" svg:y2="81.803cm">
          <text:p/>
        </draw:line>
        <draw:frame draw:style-name="gr686" draw:text-style-name="P31" draw:layer="layout" svg:width="2.598cm" svg:height="0.882cm" svg:x="25.085cm" svg:y="82.837cm">
          <draw:text-box>
            <text:p text:style-name="P28"><text:span text:style-name="T18">Interrupt</text:span></text:p>
          </draw:text-box>
        </draw:frame>
        <draw:custom-shape draw:style-name="gr685" draw:text-style-name="P71" draw:layer="layout" svg:width="1.828cm" svg:height="1.441cm" svg:x="25.675cm" svg:y="77.588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4.733cm" svg:y1="78.023cm" svg:x2="25.675cm" svg:y2="78.063cm">
          <text:p/>
        </draw:line>
        <draw:line draw:style-name="gr361" draw:text-style-name="P3" draw:layer="layout" svg:x1="26.39cm" svg:y1="80.482cm" svg:x2="26.384cm" svg:y2="79.029cm">
          <text:p/>
        </draw:line>
        <draw:g>
          <draw:g>
            <draw:rect draw:style-name="gr2" draw:text-style-name="P3" draw:layer="layout" svg:width="0.484cm" svg:height="0.848cm" svg:x="19.821cm" svg:y="79.453cm">
              <text:p/>
            </draw:rect>
            <draw:custom-shape draw:style-name="gr40" draw:text-style-name="P13" draw:layer="layout" svg:width="0.145cm" svg:height="0.145cm" draw:transform="rotate (-1.5707963267957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0" draw:text-style-name="P13" draw:layer="layout" svg:width="0.145cm" svg:height="0.145cm" draw:transform="rotate (-1.5707963267957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0" draw:text-style-name="P13" draw:layer="layout" svg:width="0.145cm" svg:height="0.145cm" draw:transform="rotate (-1.5707963267957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20.327cm" svg:y1="77.49cm" svg:x2="21.237cm" svg:y2="79.177cm">
          <text:p/>
        </draw:line>
        <draw:line draw:style-name="gr643" draw:text-style-name="P3" draw:layer="layout" svg:x1="37.754cm" svg:y1="80.045cm" svg:x2="39.45cm" svg:y2="80.023cm">
          <text:p/>
        </draw:line>
        <draw:line draw:style-name="gr643" draw:text-style-name="P3" draw:layer="layout" svg:x1="33.711cm" svg:y1="80.282cm" svg:x2="35.175cm" svg:y2="80.282cm">
          <text:p/>
        </draw:line>
        <draw:custom-shape draw:style-name="gr32" draw:text-style-name="P71" draw:layer="layout" svg:width="1.828cm" svg:height="1.441cm" svg:x="31.438cm" svg:y="76.788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865cm" svg:height="2.259cm" svg:x="30.846cm" svg:y="79.122cm">
          <text:p text:style-name="P1"><text:span text:style-name="T79">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2.42cm" svg:y1="78.26cm" svg:x2="32.419cm" svg:y2="79.122cm">
          <text:p/>
        </draw:line>
        <draw:frame draw:style-name="gr426" draw:text-style-name="P31" draw:layer="layout" svg:width="1.912cm" svg:height="0.882cm" svg:x="31.443cm" svg:y="75.538cm">
          <draw:text-box>
            <text:p text:style-name="P28"><text:span text:style-name="T18">Fetch</text:span></text:p>
          </draw:text-box>
        </draw:frame>
        <draw:frame draw:style-name="gr357" draw:text-style-name="P31" draw:layer="layout" svg:width="2.445cm" svg:height="0.882cm" svg:x="34.947cm" svg:y="75.573cm">
          <draw:text-box>
            <text:p text:style-name="P28"><text:span text:style-name="T18">Decode</text:span></text:p>
          </draw:text-box>
        </draw:frame>
        <draw:frame draw:style-name="gr358" draw:text-style-name="P31" draw:layer="layout" svg:width="2.852cm" svg:height="0.882cm" svg:x="41.165cm" svg:y="75.541cm">
          <draw:text-box>
            <text:p text:style-name="P28"><text:span text:style-name="T18">Execute</text:span></text:p>
          </draw:text-box>
        </draw:frame>
        <draw:line draw:style-name="gr15" draw:text-style-name="P3" draw:layer="layout" svg:x1="38.347cm" svg:y1="76.455cm" svg:x2="38.347cm" svg:y2="81.157cm">
          <text:p/>
        </draw:line>
        <draw:line draw:style-name="gr15" draw:text-style-name="P3" draw:layer="layout" svg:x1="34.247cm" svg:y1="76.455cm" svg:x2="34.247cm" svg:y2="81.157cm">
          <text:p/>
        </draw:line>
        <draw:rect draw:style-name="gr42" draw:text-style-name="P3" draw:layer="layout" svg:width="16.026cm" svg:height="9.342cm" svg:x="30.433cm" svg:y="75.541cm">
          <text:p/>
        </draw:rect>
        <draw:custom-shape draw:style-name="gr32" draw:text-style-name="P71" draw:layer="layout" svg:width="2.865cm" svg:height="2.259cm" svg:x="34.889cm" svg:y="79.122cm">
          <text:p text:style-name="P1"><text:span text:style-name="T79">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417cm" svg:height="1.118cm" svg:x="35.538cm" svg:y="77.223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6.265cm" svg:y1="79.25cm" svg:x2="36.246cm" svg:y2="78.341cm">
          <text:p/>
        </draw:line>
        <draw:line draw:style-name="gr361" draw:text-style-name="P3" draw:layer="layout" svg:x1="36.955cm" svg:y1="77.606cm" svg:x2="38.419cm" svg:y2="77.606cm">
          <text:p/>
        </draw:line>
        <draw:custom-shape draw:style-name="gr32" draw:text-style-name="P71" draw:layer="layout" svg:width="1.766cm" svg:height="1.393cm" svg:x="38.92cm" svg:y="79.25cm">
          <text:p text:style-name="P1"><text:span text:style-name="T79">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0.276cm" svg:y1="80.41cm" svg:x2="41.074cm" svg:y2="81.275cm">
          <text:p/>
        </draw:line>
        <draw:custom-shape draw:style-name="gr32" draw:text-style-name="P71" draw:layer="layout" svg:width="2.71cm" svg:height="1.393cm" svg:x="40.287cm" svg:y="77.486cm">
          <text:p text:style-name="P1"><text:span text:style-name="T79">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1.567cm" svg:height="1.134cm" svg:x="40.814cm" svg:y="81.11cm">
          <text:p text:style-name="P1"><text:span text:style-name="T79">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32.277cm" svg:y1="81.381cm" svg:x2="32.269cm" svg:y2="82.384cm">
          <text:p/>
        </draw:line>
        <draw:frame draw:style-name="gr683" draw:text-style-name="P31" draw:layer="layout" svg:width="4.05cm" svg:height="0.882cm" svg:x="30.3cm" svg:y="82.548cm">
          <draw:text-box>
            <text:p text:style-name="P28"><text:span text:style-name="T18">instructionBus</text:span></text:p>
          </draw:text-box>
        </draw:frame>
        <draw:line draw:style-name="gr408" draw:text-style-name="P3" draw:layer="layout" svg:x1="41.595cm" svg:y1="82.281cm" svg:x2="41.587cm" svg:y2="83.284cm">
          <text:p/>
        </draw:line>
        <draw:frame draw:style-name="gr684" draw:text-style-name="P31" draw:layer="layout" svg:width="2.665cm" svg:height="0.882cm" svg:x="40.31cm" svg:y="83.448cm">
          <draw:text-box>
            <text:p text:style-name="P28"><text:span text:style-name="T18">DataBus</text:span></text:p>
          </draw:text-box>
        </draw:frame>
        <draw:line draw:style-name="gr361" draw:text-style-name="P3" draw:layer="layout" svg:x1="40.257cm" svg:y1="80.391cm" svg:x2="41.055cm" svg:y2="81.256cm">
          <text:p/>
        </draw:line>
        <draw:line draw:style-name="gr361" draw:text-style-name="P3" draw:layer="layout" svg:x1="40.686cm" svg:y1="79.949cm" svg:x2="41.972cm" svg:y2="79.949cm">
          <text:p/>
        </draw:line>
        <draw:line draw:style-name="gr361" draw:text-style-name="P3" draw:layer="layout" svg:x1="42.007cm" svg:y1="81.11cm" svg:x2="42.471cm" svg:y2="80.449cm">
          <text:p/>
        </draw:line>
        <draw:custom-shape draw:style-name="gr685" draw:text-style-name="P71" draw:layer="layout" svg:width="1.417cm" svg:height="1.118cm" svg:x="41.87cm" svg:y="79.441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0.364cm" svg:y1="79.25cm" svg:x2="40.818cm" svg:y2="78.675cm">
          <text:p/>
        </draw:line>
        <draw:custom-shape draw:style-name="gr32" draw:text-style-name="P71" draw:layer="layout" svg:width="1.771cm" svg:height="1.321cm" svg:x="43.825cm" svg:y="80.65cm">
          <text:p text:style-name="P1"><text:span text:style-name="T79">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4.689cm" svg:y1="82.968cm" svg:x2="44.689cm" svg:y2="81.971cm">
          <text:p/>
        </draw:line>
        <draw:frame draw:style-name="gr686" draw:text-style-name="P31" draw:layer="layout" svg:width="2.598cm" svg:height="0.882cm" svg:x="43.349cm" svg:y="83.005cm">
          <draw:text-box>
            <text:p text:style-name="P28"><text:span text:style-name="T18">Interrupt</text:span></text:p>
          </draw:text-box>
        </draw:frame>
        <draw:custom-shape draw:style-name="gr685" draw:text-style-name="P71" draw:layer="layout" svg:width="1.828cm" svg:height="1.441cm" svg:x="43.939cm" svg:y="77.756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42.997cm" svg:y1="78.191cm" svg:x2="43.939cm" svg:y2="78.231cm">
          <text:p/>
        </draw:line>
        <draw:line draw:style-name="gr361" draw:text-style-name="P3" draw:layer="layout" svg:x1="44.654cm" svg:y1="80.65cm" svg:x2="44.648cm" svg:y2="79.197cm">
          <text:p/>
        </draw:line>
        <draw:custom-shape draw:style-name="gr32" draw:text-style-name="P71" draw:layer="layout" svg:width="2.457cm" svg:height="1.169cm" svg:x="34.532cm" svg:y="81.68cm">
          <text:p text:style-name="P1"><text:span text:style-name="T79">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3" draw:layer="layout" svg:x1="35.817cm" svg:y1="82.849cm" svg:x2="35.809cm" svg:y2="83.852cm">
          <text:p/>
        </draw:line>
        <draw:frame draw:style-name="gr357" draw:text-style-name="P31" draw:layer="layout" svg:width="2.445cm" svg:height="0.882cm" svg:x="34.642cm" svg:y="84.016cm">
          <draw:text-box>
            <text:p text:style-name="P28"><text:span text:style-name="T18">JTAG</text:span></text:p>
          </draw:text-box>
        </draw:frame>
        <draw:line draw:style-name="gr361" draw:text-style-name="P3" draw:layer="layout" svg:x1="34.788cm" svg:y1="81.94cm" svg:x2="33.22cm" svg:y2="80.971cm">
          <text:p/>
        </draw:line>
        <draw:custom-shape draw:style-name="gr685" draw:text-style-name="P71" draw:layer="layout" svg:width="1.417cm" svg:height="1.118cm" svg:x="37.795cm" svg:y="81.68cm">
          <text:p text:style-name="P1"><text:span text:style-name="T79">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37.795cm" svg:y1="82.246cm" svg:x2="36.989cm" svg:y2="82.243cm">
          <text:p/>
        </draw:line>
        <draw:g>
          <draw:g>
            <draw:rect draw:style-name="gr2" draw:text-style-name="P3" draw:layer="layout" svg:width="0.484cm" svg:height="0.848cm" svg:x="38.085cm" svg:y="79.621cm">
              <text:p/>
            </draw:rect>
            <draw:custom-shape draw:style-name="gr40" draw:text-style-name="P13" draw:layer="layout" svg:width="0.145cm" svg:height="0.145cm" draw:transform="rotate (-1.5707963267957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0" draw:text-style-name="P13" draw:layer="layout" svg:width="0.145cm" svg:height="0.145cm" draw:transform="rotate (-1.5707963267957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0" draw:text-style-name="P13" draw:layer="layout" svg:width="0.145cm" svg:height="0.145cm" draw:transform="rotate (-1.5707963267957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43" draw:text-style-name="P3" draw:layer="layout" svg:x1="38.591cm" svg:y1="77.658cm" svg:x2="39.501cm" svg:y2="79.345cm">
          <text:p/>
        </draw:line>
        <draw:custom-shape draw:style-name="gr685" draw:text-style-name="P71" draw:layer="layout" svg:width="1.828cm" svg:height="1.441cm" svg:x="25.876cm" svg:y="66.536cm">
          <text:p text:style-name="P1"><text:span text:style-name="T79">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1" draw:text-style-name="P3" draw:layer="layout" svg:x1="24.934cm" svg:y1="66.971cm" svg:x2="25.876cm" svg:y2="67.011cm">
          <text:p/>
        </draw:line>
        <draw:frame draw:style-name="gr426" draw:text-style-name="P31" draw:layer="layout" svg:width="1.912cm" svg:height="0.882cm" svg:x="13.156cm" svg:y="5.896cm">
          <draw:text-box>
            <text:p text:style-name="P28"><text:span text:style-name="T18">Fetch</text:span></text:p>
          </draw:text-box>
        </draw:frame>
        <draw:frame draw:style-name="gr357" draw:text-style-name="P31" draw:layer="layout" svg:width="2.445cm" svg:height="0.882cm" svg:x="16.66cm" svg:y="5.931cm">
          <draw:text-box>
            <text:p text:style-name="P28"><text:span text:style-name="T18">Decode</text:span></text:p>
          </draw:text-box>
        </draw:frame>
        <draw:frame draw:style-name="gr358" draw:text-style-name="P31" draw:layer="layout" svg:width="2.852cm" svg:height="0.882cm" svg:x="22.878cm" svg:y="5.899cm">
          <draw:text-box>
            <text:p text:style-name="P28"><text:span text:style-name="T18">Execute</text:span></text:p>
          </draw:text-box>
        </draw:frame>
        <draw:line draw:style-name="gr15" draw:text-style-name="P3" draw:layer="layout" svg:x1="20.06cm" svg:y1="6.813cm" svg:x2="20.06cm" svg:y2="11.515cm">
          <text:p/>
        </draw:line>
        <draw:line draw:style-name="gr15" draw:text-style-name="P3" draw:layer="layout" svg:x1="15.96cm" svg:y1="6.813cm" svg:x2="15.96cm" svg:y2="11.515cm">
          <text:p/>
        </draw:line>
        <draw:rect draw:style-name="gr42" draw:text-style-name="P3" draw:layer="layout" svg:width="16.026cm" svg:height="9.342cm" svg:x="12.146cm" svg:y="5.899cm">
          <text:p/>
        </draw:rect>
        <draw:line draw:style-name="gr361" draw:text-style-name="P3" draw:layer="layout" svg:x1="25.718cm" svg:y1="80.751cm" svg:x2="24.818cm" svg:y2="80.142cm">
          <text:p/>
        </draw:line>
        <draw:line draw:style-name="gr361" draw:text-style-name="P3"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3DT20H40M28S</meta:editing-duration>
    <meta:editing-cycles>212</meta:editing-cycles>
    <meta:generator>OpenOffice/4.1.2$Win32 OpenOffice.org_project/412m3$Build-9782</meta:generator>
    <dc:date>2018-11-23T18:17:25.07</dc:date>
    <meta:print-date>2016-11-03T23:49:24.86</meta:print-date>
    <meta:document-statistic meta:object-count="7433"/>
  </office:meta>
</office:document-meta>
</file>